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8" style:family="table-column">
      <style:table-column-properties fo:break-before="auto" style:column-width="3.9984in"/>
    </style:style>
    <style:style style:name="co9" style:family="table-column">
      <style:table-column-properties fo:break-before="auto" style:column-width="5.67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8835in"/>
    </style:style>
    <style:style style:name="co13" style:family="table-column">
      <style:table-column-properties fo:break-before="auto" style:column-width="2.1307in"/>
    </style:style>
    <style:style style:name="co14" style:family="table-column">
      <style:table-column-properties fo:break-before="auto" style:column-width="1.9366in"/>
    </style:style>
    <style:style style:name="co15" style:family="table-column">
      <style:table-column-properties fo:break-before="auto" style:column-width="3.1854in"/>
    </style:style>
    <style:style style:name="co16" style:family="table-column">
      <style:table-column-properties fo:break-before="auto" style:column-width="6.3819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7256in"/>
    </style:style>
    <style:style style:name="co20" style:family="table-column">
      <style:table-column-properties fo:break-before="auto" style:column-width="4.9929in"/>
    </style:style>
    <style:style style:name="co21" style:family="table-column">
      <style:table-column-properties fo:break-before="auto" style:column-width="2.4547in"/>
    </style:style>
    <style:style style:name="co22" style:family="table-column">
      <style:table-column-properties fo:break-before="auto" style:column-width="2.1335in"/>
    </style:style>
    <style:style style:name="co23" style:family="table-column">
      <style:table-column-properties fo:break-before="auto" style:column-width="1.7154in"/>
    </style:style>
    <style:style style:name="co24" style:family="table-column">
      <style:table-column-properties fo:break-before="auto" style:column-width="2.228in"/>
    </style:style>
    <style:style style:name="co25" style:family="table-column">
      <style:table-column-properties fo:break-before="auto" style:column-width="3.8098in"/>
    </style:style>
    <style:style style:name="co26" style:family="table-column">
      <style:table-column-properties fo:break-before="auto" style:column-width="4.2346in"/>
    </style:style>
    <style:style style:name="co32" style:family="table-column">
      <style:table-column-properties fo:break-before="auto" style:column-width="4.0311in"/>
    </style:style>
    <style:style style:name="co33" style:family="table-column">
      <style:table-column-properties fo:break-before="auto" style:column-width="6.1862in"/>
    </style:style>
    <style:style style:name="co34" style:family="table-column">
      <style:table-column-properties fo:break-before="auto" style:column-width="3.5272in"/>
    </style:style>
    <style:style style:name="co35" style:family="table-column">
      <style:table-column-properties fo:break-before="auto" style:column-width="2.5827in"/>
    </style:style>
    <style:style style:name="co36" style:family="table-column">
      <style:table-column-properties fo:break-before="auto" style:column-width="3.1528in"/>
    </style:style>
    <style:style style:name="co37" style:family="table-column">
      <style:table-column-properties fo:break-before="auto" style:column-width="2.6799in"/>
    </style:style>
    <style:style style:name="co38" style:family="table-column">
      <style:table-column-properties fo:break-before="auto" style:column-width="1.7791in"/>
    </style:style>
    <style:style style:name="co39" style:family="table-column">
      <style:table-column-properties fo:break-before="auto" style:column-width="1.8118in"/>
    </style:style>
    <style:style style:name="co40" style:family="table-column">
      <style:table-column-properties fo:break-before="auto" style:column-width="5.5in"/>
    </style:style>
    <style:style style:name="co41" style:family="table-column">
      <style:table-column-properties fo:break-before="auto" style:column-width="0.6862in"/>
    </style:style>
    <style:style style:name="co42" style:family="table-column">
      <style:table-column-properties fo:break-before="auto" style:column-width="2.2299in"/>
    </style:style>
    <style:style style:name="co43" style:family="table-column">
      <style:table-column-properties fo:break-before="auto" style:column-width="2.648in"/>
    </style:style>
    <style:style style:name="co44" style:family="table-column">
      <style:table-column-properties fo:break-before="auto" style:column-width="0.5354in"/>
    </style:style>
    <style:style style:name="co45" style:family="table-column">
      <style:table-column-properties fo:break-before="auto" style:column-width="0.9646in"/>
    </style:style>
    <style:style style:name="ro5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ffffff" fo:border="none"/>
    </style:style>
    <style:style style:name="ce63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fffff" fo:border-left="none" fo:border-right="none" fo:border-top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6" style:family="table-cell" style:parent-style-name="Default">
      <style:table-cell-properties fo:background-color="#ffffff" fo:border="none"/>
      <style:text-properties style:font-name="Arial" style:font-name-asian="Droid Sans Fallback" style:font-name-complex="Lohit Hindi"/>
    </style:style>
    <style:style style:name="ce10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4" style:family="table-cell" style:parent-style-name="Default" style:data-style-name="N100">
      <style:text-properties fo:font-size="12pt" fo:font-weight="bold"/>
    </style:style>
    <style:style style:name="ce115" style:family="table-cell" style:parent-style-name="Default" style:data-style-name="N100"/>
    <style:style style:name="ce116" style:family="table-cell" style:parent-style-name="Default" style:data-style-name="N100">
      <style:text-properties style:font-name="Arial" style:font-name-asian="Droid Sans Fallback" style:font-name-complex="Lohit Hindi"/>
    </style:style>
    <style:style style:name="ce117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118" style:family="table-cell" style:parent-style-name="Default">
      <style:table-cell-properties fo:background-color="transparent" fo:border="none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4" table:default-cell-style-name="Default"/>
        <table:table-column table:style-name="co10" table:default-cell-style-name="ce5"/>
        <table:table-column table:style-name="co10" table:default-cell-style-name="Default"/>
        <table:table-column table:style-name="co11" table:default-cell-style-name="Default"/>
        <table:table-column table:style-name="co10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66">
            <text:p>366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82">
            <text:p>82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84">
            <text:p>284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775956284153005">
            <text:p>77.60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i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own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ice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all_params_low_bandwidth_enabled</text:p>
          </table:table-cell>
          <table:table-cell office:value-type="string">
            <text:p>signature:(const LinphoneCallParams *cp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clon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hat_room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external_body_url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from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message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peer_address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ext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user_data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external_body_url</text:p>
          </table:table-cell>
          <table:table-cell office:value-type="string">
            <text:p>signature:(LinphoneChatMessage* message,const char* url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from</text:p>
          </table:table-cell>
          <table:table-cell office:value-type="string">
            <text:p>signature:(LinphoneChatMessage* message, const LinphoneAddress* from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user_data</text:p>
          </table:table-cell>
          <table:table-cell office:value-type="string">
            <text:p>signature:(LinphoneChatMessage* message,void*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tate_to_string</text:p>
          </table:table-cell>
          <table:table-cell office:value-type="string">
            <text:p>signature:(const LinphoneChatMessageState stat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create_message</text:p>
          </table:table-cell>
          <table:table-cell office:value-type="string">
            <text:p>signature:(const LinphoneChatRoom *cr,const char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lc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2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create_proxy_confi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calls_nb</text:p>
          </table:table-cell>
          <table:table-cell office:value-type="string">
            <text:p>signature:(const 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name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version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signature:(const LinphoneProxyConfig *obj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signature:(LinphoneProxyConfig *obj, const char *contact_param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message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p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90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90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 office:value-type="string">
            <text:p>CallStats</text:p>
          </table:table-cell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 office:value-type="string">
            <text:p>CallStats</text:p>
          </table:table-cell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5];&quot;linphone_call_&quot;;&quot;&quot;))" office:value-type="string" office:string-value="isInConference">
            <text:p>isInConference</text:p>
          </table:table-cell>
          <table:table-cell office:value-type="string">
            <text:p>inConference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is_in_conference</text:p>
          </table:table-cell>
          <table:table-cell table:style-name="ce15" table:formula="of:=INDEX([$Linphone.$A$2:.$E$9000];MATCH([.E35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6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6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7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7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8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8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5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1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1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1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2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3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4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5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7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7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7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3" table:default-cell-style-name="ce5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29];&quot;No&quot;)" office:value-type="float" office:value="65">
            <text:p>65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29];&quot;Yes&quot;)" office:value-type="float" office:value="166">
            <text:p>16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office:value-type="string">
            <text:p>getPluginVersion</text:p>
          </table:table-cell>
          <table:table-cell office:value-type="string">
            <text:p>pluginVersion</text:p>
          </table:table-cell>
          <table:table-cell office:value-type="string">
            <text:p>string</text:p>
          </table:table-cell>
          <table:table-cell table:style-name="ce65"/>
          <table:table-cell/>
          <table:table-cell table:style-name="ce15" table:number-columns-repeated="2"/>
          <table:table-cell table:number-columns-repeated="1017"/>
        </table:table-row>
        <table:table-row table:style-name="ro5">
          <table:table-cell table:formula="of:=NOTATION(SUBSTITUTE([.E8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string</text:p>
          </table:table-cell>
          <table:table-cell table:style-name="ce66" table:formula="of:=SEEKIMPL(&quot;Impl&quot;;&quot;class:CoreAPI&quot;;[.A8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8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9];&quot;linphone_core_&quot;;&quot;&quot;))" office:value-type="string" office:string-value="adaptiveRateControlEnabled">
            <text:p>adaptiveRateControlEnabled</text:p>
          </table:table-cell>
          <table:table-cell table:style-name="ce18" office:value-type="string">
            <text:p>adaptiveRateControl</text:p>
          </table:table-cell>
          <table:table-cell table:style-name="ce18" office:value-type="string">
            <text:p>boolean</text:p>
          </table:table-cell>
          <table:table-cell table:style-name="ce67" table:formula="of:=SEEKIMPL(&quot;Impl&quot;;&quot;class:CoreAPI&quot;;[.A9])" office:value-type="string" office:string-value="Yes">
            <text:p>Yes</text:p>
          </table:table-cell>
          <table:table-cell table:style-name="ce18" office:value-type="string">
            <text:p>linphone_core_adaptive_rate_control_enabled</text:p>
          </table:table-cell>
          <table:table-cell table:style-name="ce31" table:formula="of:=INDEX([$Linphone.$A$2:.$E$9000];MATCH([.E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core_&quot;;&quot;&quot;))" office:value-type="string" office:string-value="enableAdaptiveRateControl">
            <text:p>enableAdaptiveRateControl</text:p>
          </table:table-cell>
          <table:table-cell table:style-name="ce19" office:value-type="string">
            <text:p>adaptiveRateControl</text:p>
          </table:table-cell>
          <table:table-cell table:style-name="ce19" office:value-type="string">
            <text:p>void</text:p>
          </table:table-cell>
          <table:table-cell table:style-name="ce68" table:formula="of:=SEEKIMPL(&quot;Impl&quot;;&quot;class:CoreAPI&quot;;[.A10])" office:value-type="string" office:string-value="Yes">
            <text:p>Yes</text:p>
          </table:table-cell>
          <table:table-cell table:style-name="ce19" office:value-type="string">
            <text:p>linphone_core_enable_adaptive_rate_control</text:p>
          </table:table-cell>
          <table:table-cell table:style-name="ce32" table:formula="of:=INDEX([$Linphone.$A$2:.$E$9000];MATCH([.E10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32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core_&quot;;&quot;&quot;))" office:value-type="string" office:string-value="audioAdaptiveJittcompEnabled">
            <text:p>audioAdaptiveJittcompEnabled</text:p>
          </table:table-cell>
          <table:table-cell table:style-name="ce18" office:value-type="string">
            <text:p>audioAdaptiveJittcomp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CoreAPI&quot;;[.A11])" office:value-type="string" office:string-value="Yes">
            <text:p>Yes</text:p>
          </table:table-cell>
          <table:table-cell table:style-name="ce18" office:value-type="string">
            <text:p>linphone_core_audio_adaptive_jittcomp_enabled</text:p>
          </table:table-cell>
          <table:table-cell table:style-name="ce31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core_&quot;;&quot;&quot;))" office:value-type="string" office:string-value="enableAudioAdaptiveJittcomp">
            <text:p>enableAudioAdaptiveJittcomp</text:p>
          </table:table-cell>
          <table:table-cell table:style-name="ce19" office:value-type="string">
            <text:p>audioAdaptiveJittcomp</text:p>
          </table:table-cell>
          <table:table-cell table:style-name="ce19" office:value-type="string">
            <text:p>boolean</text:p>
          </table:table-cell>
          <table:table-cell table:style-name="ce68" table:formula="of:=SEEKIMPL(&quot;Impl&quot;;&quot;class:CoreAPI&quot;;[.A12])" office:value-type="string" office:string-value="Yes">
            <text:p>Yes</text:p>
          </table:table-cell>
          <table:table-cell table:style-name="ce19" office:value-type="string">
            <text:p>linphone_core_enable_audio_adaptive_jittcomp</text:p>
          </table:table-cell>
          <table:table-cell table:style-name="ce32" table:formula="of:=INDEX([$Linphone.$A$2:.$E$9000];MATCH([.E12];[$Linphone.$D$2:.$D$9000]);5)" office:value-type="string" office:string-value="signature:(LinphoneCore *lc, bool_t enable)">
            <text:p>signature:(LinphoneCore *lc, bool_t enable)</text:p>
          </table:table-cell>
          <table:table-cell table:style-name="ce32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core_&quot;;&quot;&quot;))" office:value-type="string" office:string-value="getAudioDscp">
            <text:p>getAudioDscp</text:p>
          </table:table-cell>
          <table:table-cell table:style-name="ce18" office:value-type="string">
            <text:p>audioDscp</text:p>
          </table:table-cell>
          <table:table-cell table:style-name="ce18" office:value-type="string">
            <text:p>number</text:p>
          </table:table-cell>
          <table:table-cell table:style-name="ce70" table:formula="of:=SEEKIMPL(&quot;Impl&quot;;&quot;class:CoreAPI&quot;;[.A13])" office:value-type="string" office:string-value="Yes">
            <text:p>Yes</text:p>
          </table:table-cell>
          <table:table-cell table:style-name="ce18" office:value-type="string">
            <text:p>linphone_core_get_audio_dscp</text:p>
          </table:table-cell>
          <table:table-cell table:style-name="ce31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core_&quot;;&quot;&quot;))" office:value-type="string" office:string-value="setAudioDscp">
            <text:p>setAudioDscp</text:p>
          </table:table-cell>
          <table:table-cell table:style-name="ce19" office:value-type="string">
            <text:p>audioDscp</text:p>
          </table:table-cell>
          <table:table-cell table:style-name="ce19" office:value-type="string">
            <text:p>number</text:p>
          </table:table-cell>
          <table:table-cell table:style-name="ce71" table:formula="of:=SEEKIMPL(&quot;Impl&quot;;&quot;class:CoreAPI&quot;;[.A14])" office:value-type="string" office:string-value="Yes">
            <text:p>Yes</text:p>
          </table:table-cell>
          <table:table-cell table:style-name="ce19" office:value-type="string">
            <text:p>linphone_core_set_audio_dscp</text:p>
          </table:table-cell>
          <table:table-cell table:style-name="ce32" table:formula="of:=INDEX([$Linphone.$A$2:.$E$9000];MATCH([.E14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core_&quot;;&quot;&quot;))" office:value-type="string" office:string-value="getAudioJittcomp">
            <text:p>getAudioJittcomp</text:p>
          </table:table-cell>
          <table:table-cell table:style-name="ce18" office:value-type="string">
            <text:p>audioJittcomp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15])" office:value-type="string" office:string-value="Yes">
            <text:p>Yes</text:p>
          </table:table-cell>
          <table:table-cell table:style-name="ce18" office:value-type="string">
            <text:p>linphone_core_get_audio_jittcomp</text:p>
          </table:table-cell>
          <table:table-cell table:style-name="ce31" table:formula="of:=INDEX([$Linphone.$A$2:.$E$9000];MATCH([.E1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core_&quot;;&quot;&quot;))" office:value-type="string" office:string-value="setAudioJittcomp">
            <text:p>setAudioJittcomp</text:p>
          </table:table-cell>
          <table:table-cell table:style-name="ce19" office:value-type="string">
            <text:p>audioJittcomp</text:p>
          </table:table-cell>
          <table:table-cell table:style-name="ce19" office:value-type="string">
            <text:p>number</text:p>
          </table:table-cell>
          <table:table-cell table:style-name="ce73" table:formula="of:=SEEKIMPL(&quot;Impl&quot;;&quot;class:CoreAPI&quot;;[.A16])" office:value-type="string" office:string-value="Yes">
            <text:p>Yes</text:p>
          </table:table-cell>
          <table:table-cell table:style-name="ce19" office:value-type="string">
            <text:p>linphone_core_set_audio_jittcomp</text:p>
          </table:table-cell>
          <table:table-cell table:style-name="ce32" table:formula="of:=INDEX([$Linphone.$A$2:.$E$9000];MATCH([.E16];[$Linphone.$D$2:.$D$9000]);5)" office:value-type="string" office:string-value="signature:(LinphoneCore *lc, int value)">
            <text:p>signature:(LinphoneCore *lc, int value)</text:p>
          </table:table-cell>
          <table:table-cell table:style-name="ce32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7];&quot;linphone_core_&quot;;&quot;&quot;))" office:value-type="string" office:string-value="getAudioPort">
            <text:p>getAudioPort</text:p>
          </table:table-cell>
          <table:table-cell table:style-name="ce18" office:value-type="string">
            <text:p>audioPort</text:p>
          </table:table-cell>
          <table:table-cell table:style-name="ce18" office:value-type="string">
            <text:p>number</text:p>
          </table:table-cell>
          <table:table-cell table:style-name="ce74" table:formula="of:=SEEKIMPL(&quot;Impl&quot;;&quot;class:CoreAPI&quot;;[.A17])" office:value-type="string" office:string-value="Yes">
            <text:p>Yes</text:p>
          </table:table-cell>
          <table:table-cell table:style-name="ce18" office:value-type="string">
            <text:p>linphone_core_get_audio_port</text:p>
          </table:table-cell>
          <table:table-cell table:style-name="ce31" table:formula="of:=INDEX([$Linphone.$A$2:.$E$9000];MATCH([.E1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8];&quot;linphone_core_&quot;;&quot;&quot;))" office:value-type="string" office:string-value="setAudioPort">
            <text:p>setAudioPort</text:p>
          </table:table-cell>
          <table:table-cell table:style-name="ce19" office:value-type="string">
            <text:p>audioPort</text:p>
          </table:table-cell>
          <table:table-cell table:style-name="ce19" office:value-type="string">
            <text:p>number</text:p>
          </table:table-cell>
          <table:table-cell table:style-name="ce75" table:formula="of:=SEEKIMPL(&quot;Impl&quot;;&quot;class:CoreAPI&quot;;[.A18])" office:value-type="string" office:string-value="Yes">
            <text:p>Yes</text:p>
          </table:table-cell>
          <table:table-cell table:style-name="ce19" office:value-type="string">
            <text:p>linphone_core_set_audio_port</text:p>
          </table:table-cell>
          <table:table-cell table:style-name="ce32" table:formula="of:=INDEX([$Linphone.$A$2:.$E$9000];MATCH([.E18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9];&quot;linphone_core_&quot;;&quot;&quot;))" office:value-type="string" office:string-value="getAudioPortRange">
            <text:p>getAudioPortRange</text:p>
          </table:table-cell>
          <table:table-cell table:style-name="ce18" office:value-type="string">
            <text:p>audioPortRange</text:p>
          </table:table-cell>
          <table:table-cell table:style-name="ce18" office:value-type="string">
            <text:p>string</text:p>
          </table:table-cell>
          <table:table-cell table:style-name="ce74" table:formula="of:=SEEKIMPL(&quot;Impl&quot;;&quot;class:CoreAPI&quot;;[.A19])" office:value-type="string" office:string-value="No">
            <text:p>No</text:p>
          </table:table-cell>
          <table:table-cell table:style-name="ce18" office:value-type="string">
            <text:p>linphone_core_get_audio_port_range</text:p>
          </table:table-cell>
          <table:table-cell table:style-name="ce31" table:formula="of:=INDEX([$Linphone.$A$2:.$E$9000];MATCH([.E19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0];&quot;linphone_core_&quot;;&quot;&quot;))" office:value-type="string" office:string-value="setAudioPortRange">
            <text:p>setAudioPortRange</text:p>
          </table:table-cell>
          <table:table-cell table:style-name="ce19" office:value-type="string">
            <text:p>audioPortRange</text:p>
          </table:table-cell>
          <table:table-cell table:style-name="ce19" office:value-type="string">
            <text:p>string</text:p>
          </table:table-cell>
          <table:table-cell table:style-name="ce75" table:formula="of:=SEEKIMPL(&quot;Impl&quot;;&quot;class:CoreAPI&quot;;[.A20])" office:value-type="string" office:string-value="No">
            <text:p>No</text:p>
          </table:table-cell>
          <table:table-cell table:style-name="ce19" office:value-type="string">
            <text:p>linphone_core_set_audio_port_range</text:p>
          </table:table-cell>
          <table:table-cell table:style-name="ce32" table:formula="of:=INDEX([$Linphone.$A$2:.$E$9000];MATCH([.E20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1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76" table:formula="of:=SEEKIMPL(&quot;Impl&quot;;&quot;class:CoreAPI&quot;;[.A21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2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2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77" table:formula="of:=SEEKIMPL(&quot;Impl&quot;;&quot;class:CoreAPI&quot;;[.A22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22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2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3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23])" office:value-type="string" office:string-value="Yes">
            <text:p>Yes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2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4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24])" office:value-type="string" office:string-value="Yes">
            <text:p>Yes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24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2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5];&quot;linphone_core_&quot;;&quot;&quot;))" office:value-type="string" office:string-value="getDownloadPtime">
            <text:p>getDownloadPtime</text:p>
          </table:table-cell>
          <table:table-cell table:style-name="ce18" office:value-type="string">
            <text:p>downloadPtime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25])" office:value-type="string" office:string-value="Yes">
            <text:p>Yes</text:p>
          </table:table-cell>
          <table:table-cell table:style-name="ce18" office:value-type="string">
            <text:p>linphone_core_get_download_ptime</text:p>
          </table:table-cell>
          <table:table-cell table:style-name="ce31" table:formula="of:=INDEX([$Linphone.$A$2:.$E$9000];MATCH([.E2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6];&quot;linphone_core_&quot;;&quot;&quot;))" office:value-type="string" office:string-value="setDownloadPtime">
            <text:p>s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26])" office:value-type="string" office:string-value="Yes">
            <text:p>Yes</text:p>
          </table:table-cell>
          <table:table-cell table:style-name="ce19" office:value-type="string">
            <text:p>linphone_core_set_download_ptime</text:p>
          </table:table-cell>
          <table:table-cell table:style-name="ce32" table:formula="of:=INDEX([$Linphone.$A$2:.$E$9000];MATCH([.E26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2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7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27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8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28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9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29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0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30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30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1];&quot;linphone_core_&quot;;&quot;&quot;))" office:value-type="string" office:string-value="getGuessHostname">
            <text:p>getGuessHostname</text:p>
          </table:table-cell>
          <table:table-cell table:style-name="ce18" office:value-type="string">
            <text:p>guessHostname</text:p>
          </table:table-cell>
          <table:table-cell table:style-name="ce18" office:value-type="string">
            <text:p>boolean</text:p>
          </table:table-cell>
          <table:table-cell table:style-name="ce82" table:formula="of:=SEEKIMPL(&quot;Impl&quot;;&quot;class:CoreAPI&quot;;[.A31])" office:value-type="string" office:string-value="Yes">
            <text:p>Yes</text:p>
          </table:table-cell>
          <table:table-cell table:style-name="ce18" office:value-type="string">
            <text:p>linphone_core_get_guess_hostname</text:p>
          </table:table-cell>
          <table:table-cell table:style-name="ce31" table:formula="of:=INDEX([$Linphone.$A$2:.$E$9000];MATCH([.E3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2];&quot;linphone_core_&quot;;&quot;&quot;))" office:value-type="string" office:string-value="setGuessHostname">
            <text:p>setGuessHostname</text:p>
          </table:table-cell>
          <table:table-cell table:style-name="ce19" office:value-type="string">
            <text:p>guessHostname</text:p>
          </table:table-cell>
          <table:table-cell table:style-name="ce19" office:value-type="string">
            <text:p>boolean</text:p>
          </table:table-cell>
          <table:table-cell table:style-name="ce83" table:formula="of:=SEEKIMPL(&quot;Impl&quot;;&quot;class:CoreAPI&quot;;[.A32])" office:value-type="string" office:string-value="Yes">
            <text:p>Yes</text:p>
          </table:table-cell>
          <table:table-cell table:style-name="ce19" office:value-type="string">
            <text:p>linphone_core_set_guess_hostname</text:p>
          </table:table-cell>
          <table:table-cell table:style-name="ce32" table:formula="of:=INDEX([$Linphone.$A$2:.$E$9000];MATCH([.E32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3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3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33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33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3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4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34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34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34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5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35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35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35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6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36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36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36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7];&quot;linphone_core_&quot;;&quot;&quot;))" office:value-type="string" office:string-value="getInCallTimeout">
            <text:p>getInCallTimeout</text:p>
          </table:table-cell>
          <table:table-cell table:style-name="ce18" office:value-type="string">
            <text:p>inCallTimeout</text:p>
          </table:table-cell>
          <table:table-cell table:style-name="ce18" office:value-type="string">
            <text:p>number</text:p>
          </table:table-cell>
          <table:table-cell table:style-name="ce84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get_in_call_timeout</text:p>
          </table:table-cell>
          <table:table-cell table:style-name="ce31" table:formula="of:=INDEX([$Linphone.$A$2:.$E$9000];MATCH([.E3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8];&quot;linphone_core_&quot;;&quot;&quot;))" office:value-type="string" office:string-value="setInCallTimeout">
            <text:p>setInCallTimeout</text:p>
          </table:table-cell>
          <table:table-cell table:style-name="ce19" office:value-type="string">
            <text:p>inCallTimeout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set_in_call_timeout</text:p>
          </table:table-cell>
          <table:table-cell table:style-name="ce32" table:formula="of:=INDEX([$Linphone.$A$2:.$E$9000];MATCH([.E38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3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9];&quot;linphone_core_&quot;;&quot;&quot;))" office:value-type="string" office:string-value="getIncTimeout">
            <text:p>getIncTimeout</text:p>
          </table:table-cell>
          <table:table-cell table:style-name="ce18" office:value-type="string">
            <text:p>incTimeout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39])" office:value-type="string" office:string-value="Yes">
            <text:p>Yes</text:p>
          </table:table-cell>
          <table:table-cell table:style-name="ce18" office:value-type="string">
            <text:p>linphone_core_get_inc_timeout</text:p>
          </table:table-cell>
          <table:table-cell table:style-name="ce31" table:formula="of:=INDEX([$Linphone.$A$2:.$E$9000];MATCH([.E3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0];&quot;linphone_core_&quot;;&quot;&quot;))" office:value-type="string" office:string-value="setIncTimeout">
            <text:p>setIncTimeout</text:p>
          </table:table-cell>
          <table:table-cell table:style-name="ce32" office:value-type="string">
            <text:p>incTimeout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40])" office:value-type="string" office:string-value="Yes">
            <text:p>Yes</text:p>
          </table:table-cell>
          <table:table-cell table:style-name="ce19" office:value-type="string">
            <text:p>linphone_core_set_inc_timeout</text:p>
          </table:table-cell>
          <table:table-cell table:style-name="ce32" table:formula="of:=INDEX([$Linphone.$A$2:.$E$9000];MATCH([.E40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4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1];&quot;linphone_core_&quot;;&quot;&quot;))" office:value-type="string" office:string-value="getMaxCalls">
            <text:p>getMaxCalls</text:p>
          </table:table-cell>
          <table:table-cell table:style-name="ce18" office:value-type="string">
            <text:p>maxCalls</text:p>
          </table:table-cell>
          <table:table-cell table:style-name="ce18" office:value-type="string">
            <text:p>number</text:p>
          </table:table-cell>
          <table:table-cell table:style-name="ce74" table:formula="of:=SEEKIMPL(&quot;Impl&quot;;&quot;class:CoreAPI&quot;;[.A41])" office:value-type="string" office:string-value="Yes">
            <text:p>Yes</text:p>
          </table:table-cell>
          <table:table-cell table:style-name="ce18" office:value-type="string">
            <text:p>linphone_core_get_max_calls</text:p>
          </table:table-cell>
          <table:table-cell table:style-name="ce31" table:formula="of:=INDEX([$Linphone.$A$2:.$E$9000];MATCH([.E4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2];&quot;linphone_core_&quot;;&quot;&quot;))" office:value-type="string" office:string-value="setMaxCalls">
            <text:p>setMaxCalls</text:p>
          </table:table-cell>
          <table:table-cell table:style-name="ce19" office:value-type="string">
            <text:p>maxCalls</text:p>
          </table:table-cell>
          <table:table-cell table:style-name="ce19" office:value-type="string">
            <text:p>number</text:p>
          </table:table-cell>
          <table:table-cell table:style-name="ce75" table:formula="of:=SEEKIMPL(&quot;Impl&quot;;&quot;class:CoreAPI&quot;;[.A42])" office:value-type="string" office:string-value="Yes">
            <text:p>Yes</text:p>
          </table:table-cell>
          <table:table-cell table:style-name="ce19" office:value-type="string">
            <text:p>linphone_core_set_max_calls</text:p>
          </table:table-cell>
          <table:table-cell table:style-name="ce32" table:formula="of:=INDEX([$Linphone.$A$2:.$E$9000];MATCH([.E42];[$Linphone.$D$2:.$D$9000]);5)" office:value-type="string" office:string-value="signature:(LinphoneCore *lc, int max)">
            <text:p>signature:(LinphoneCore *lc, int max)</text:p>
          </table:table-cell>
          <table:table-cell table:style-name="ce32" table:formula="of:=INDEX([$Linphone.$A$2:.$E$9000];MATCH([.E4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3];&quot;linphone_core_&quot;;&quot;&quot;))" office:value-type="string" office:string-value="getMicGainDb">
            <text:p>getMicGainDb</text:p>
          </table:table-cell>
          <table:table-cell table:style-name="ce18" office:value-type="string">
            <text:p>micGainDb</text:p>
          </table:table-cell>
          <table:table-cell table:style-name="ce18" office:value-type="string">
            <text:p>number</text:p>
          </table:table-cell>
          <table:table-cell table:style-name="ce85" table:formula="of:=SEEKIMPL(&quot;Impl&quot;;&quot;class:CoreAPI&quot;;[.A43])" office:value-type="string" office:string-value="Yes">
            <text:p>Yes</text:p>
          </table:table-cell>
          <table:table-cell table:style-name="ce18" office:value-type="string">
            <text:p>linphone_core_get_mic_gain_db</text:p>
          </table:table-cell>
          <table:table-cell table:style-name="ce31" table:formula="of:=INDEX([$Linphone.$A$2:.$E$9000];MATCH([.E4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3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4];&quot;linphone_core_&quot;;&quot;&quot;))" office:value-type="string" office:string-value="setMicGainDb">
            <text:p>setMicGainDb</text:p>
          </table:table-cell>
          <table:table-cell table:style-name="ce32" office:value-type="string">
            <text:p>micGainDb</text:p>
          </table:table-cell>
          <table:table-cell table:style-name="ce19" office:value-type="string">
            <text:p>number</text:p>
          </table:table-cell>
          <table:table-cell table:style-name="ce86" table:formula="of:=SEEKIMPL(&quot;Impl&quot;;&quot;class:CoreAPI&quot;;[.A44])" office:value-type="string" office:string-value="Yes">
            <text:p>Yes</text:p>
          </table:table-cell>
          <table:table-cell table:style-name="ce19" office:value-type="string">
            <text:p>linphone_core_set_mic_gain_db</text:p>
          </table:table-cell>
          <table:table-cell table:style-name="ce32" table:formula="of:=INDEX([$Linphone.$A$2:.$E$9000];MATCH([.E44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4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5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87" table:formula="of:=SEEKIMPL(&quot;Impl&quot;;&quot;class:CoreAPI&quot;;[.A45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4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6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88" table:formula="of:=SEEKIMPL(&quot;Impl&quot;;&quot;class:CoreAPI&quot;;[.A46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46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4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7];&quot;linphone_core_&quot;;&quot;&quot;))" office:value-type="string" office:string-value="getMtu">
            <text:p>getMtu</text:p>
          </table:table-cell>
          <table:table-cell table:style-name="ce18" office:value-type="string">
            <text:p>mtu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47])" office:value-type="string" office:string-value="Yes">
            <text:p>Yes</text:p>
          </table:table-cell>
          <table:table-cell table:style-name="ce18" office:value-type="string">
            <text:p>linphone_core_get_mtu</text:p>
          </table:table-cell>
          <table:table-cell table:style-name="ce31" table:formula="of:=INDEX([$Linphone.$A$2:.$E$9000];MATCH([.E4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8];&quot;linphone_core_&quot;;&quot;&quot;))" office:value-type="string" office:string-value="setMtu">
            <text:p>setMtu</text:p>
          </table:table-cell>
          <table:table-cell table:style-name="ce19" office:value-type="string">
            <text:p>mtu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48])" office:value-type="string" office:string-value="Yes">
            <text:p>Yes</text:p>
          </table:table-cell>
          <table:table-cell table:style-name="ce19" office:value-type="string">
            <text:p>linphone_core_set_mtu</text:p>
          </table:table-cell>
          <table:table-cell table:style-name="ce32" table:formula="of:=INDEX([$Linphone.$A$2:.$E$9000];MATCH([.E48];[$Linphone.$D$2:.$D$9000]);5)" office:value-type="string" office:string-value="signature:(LinphoneCore *lc, int mtu)">
            <text:p>signature:(LinphoneCore *lc, int mtu)</text:p>
          </table:table-cell>
          <table:table-cell table:style-name="ce32" table:formula="of:=INDEX([$Linphone.$A$2:.$E$9000];MATCH([.E4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9];&quot;linphone_core_&quot;;&quot;&quot;))" office:value-type="string" office:string-value="getNatAddress">
            <text:p>getNatAddress</text:p>
          </table:table-cell>
          <table:table-cell table:style-name="ce18" office:value-type="string">
            <text:p>natAddress</text:p>
          </table:table-cell>
          <table:table-cell table:style-name="ce18" office:value-type="string">
            <text:p>string</text:p>
          </table:table-cell>
          <table:table-cell table:style-name="ce74" table:formula="of:=SEEKIMPL(&quot;Impl&quot;;&quot;class:CoreAPI&quot;;[.A49])" office:value-type="string" office:string-value="Yes">
            <text:p>Yes</text:p>
          </table:table-cell>
          <table:table-cell table:style-name="ce18" office:value-type="string">
            <text:p>linphone_core_get_nat_address</text:p>
          </table:table-cell>
          <table:table-cell table:style-name="ce31" table:formula="of:=INDEX([$Linphone.$A$2:.$E$9000];MATCH([.E4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0];&quot;linphone_core_&quot;;&quot;&quot;))" office:value-type="string" office:string-value="setNatAddress">
            <text:p>setNatAddress</text:p>
          </table:table-cell>
          <table:table-cell table:style-name="ce19" office:value-type="string">
            <text:p>natAddress</text:p>
          </table:table-cell>
          <table:table-cell table:style-name="ce19" office:value-type="string">
            <text:p>string</text:p>
          </table:table-cell>
          <table:table-cell table:style-name="ce75" table:formula="of:=SEEKIMPL(&quot;Impl&quot;;&quot;class:CoreAPI&quot;;[.A50])" office:value-type="string" office:string-value="Yes">
            <text:p>Yes</text:p>
          </table:table-cell>
          <table:table-cell table:style-name="ce19" office:value-type="string">
            <text:p>linphone_core_set_nat_address</text:p>
          </table:table-cell>
          <table:table-cell table:style-name="ce32" table:formula="of:=INDEX([$Linphone.$A$2:.$E$9000];MATCH([.E50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5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1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89" table:formula="of:=SEEKIMPL(&quot;Impl&quot;;&quot;class:CoreAPI&quot;;[.A51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5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1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2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90" table:formula="of:=SEEKIMPL(&quot;Impl&quot;;&quot;class:CoreAPI&quot;;[.A52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52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5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3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89" table:formula="of:=SEEKIMPL(&quot;Impl&quot;;&quot;class:CoreAPI&quot;;[.A53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5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3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4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90" table:formula="of:=SEEKIMPL(&quot;Impl&quot;;&quot;class:CoreAPI&quot;;[.A54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54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5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5];&quot;linphone_core_&quot;;&quot;&quot;))" office:value-type="string" office:string-value="isNetworkReachable">
            <text:p>isNetworkReachable</text:p>
          </table:table-cell>
          <table:table-cell table:style-name="ce18" office:value-type="string">
            <text:p>networkReachable</text:p>
          </table:table-cell>
          <table:table-cell table:style-name="ce18" office:value-type="string">
            <text:p>boolean</text:p>
          </table:table-cell>
          <table:table-cell table:style-name="ce67" table:formula="of:=SEEKIMPL(&quot;Impl&quot;;&quot;class:CoreAPI&quot;;[.A55])" office:value-type="string" office:string-value="Yes">
            <text:p>Yes</text:p>
          </table:table-cell>
          <table:table-cell office:value-type="string">
            <text:p>linphone_core_is_network_reachable</text:p>
          </table:table-cell>
          <table:table-cell table:style-name="ce31" table:formula="of:=INDEX([$Linphone.$A$2:.$E$9000];MATCH([.E55];[$Linphone.$D$2:.$D$9000]);5)" office:value-type="string" office:string-value="signature:(LinphoneCore* lc)">
            <text:p>signature:(LinphoneCore* lc)</text:p>
          </table:table-cell>
          <table:table-cell table:style-name="ce31" table:formula="of:=INDEX([$Linphone.$A$2:.$E$9000];MATCH([.E5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6];&quot;linphone_core_&quot;;&quot;&quot;))" office:value-type="string" office:string-value="setNetworkReachable">
            <text:p>setNetworkReachable</text:p>
          </table:table-cell>
          <table:table-cell table:style-name="ce19" office:value-type="string">
            <text:p>networkReachable</text:p>
          </table:table-cell>
          <table:table-cell table:style-name="ce19" office:value-type="string">
            <text:p>boolean</text:p>
          </table:table-cell>
          <table:table-cell table:style-name="ce68" table:formula="of:=SEEKIMPL(&quot;Impl&quot;;&quot;class:CoreAPI&quot;;[.A56])" office:value-type="string" office:string-value="Yes">
            <text:p>Yes</text:p>
          </table:table-cell>
          <table:table-cell table:style-name="ce19" office:value-type="string">
            <text:p>linphone_core_set_network_reachable</text:p>
          </table:table-cell>
          <table:table-cell table:style-name="ce32" table:formula="of:=INDEX([$Linphone.$A$2:.$E$9000];MATCH([.E56];[$Linphone.$D$2:.$D$9000]);5)" office:value-type="string" office:string-value="signature:(LinphoneCore* lc,bool_t value)">
            <text:p>signature:(LinphoneCore* lc,bool_t value)</text:p>
          </table:table-cell>
          <table:table-cell table:style-name="ce32" table:formula="of:=INDEX([$Linphone.$A$2:.$E$9000];MATCH([.E5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7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76" table:formula="of:=SEEKIMPL(&quot;Impl&quot;;&quot;class:CoreAPI&quot;;[.A57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5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8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77" table:formula="of:=SEEKIMPL(&quot;Impl&quot;;&quot;class:CoreAPI&quot;;[.A58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58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5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9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76" table:formula="of:=SEEKIMPL(&quot;Impl&quot;;&quot;class:CoreAPI&quot;;[.A59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5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0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77" table:formula="of:=SEEKIMPL(&quot;Impl&quot;;&quot;class:CoreAPI&quot;;[.A60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60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60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1];&quot;linphone_core_&quot;;&quot;&quot;))" office:value-type="string" office:string-value="getPlaybackGainDb">
            <text:p>getPlaybackGainDb</text:p>
          </table:table-cell>
          <table:table-cell table:style-name="ce18" office:value-type="string">
            <text:p>playbackGainDb</text:p>
          </table:table-cell>
          <table:table-cell table:style-name="ce18" office:value-type="string">
            <text:p>number</text:p>
          </table:table-cell>
          <table:table-cell table:style-name="ce85" table:formula="of:=SEEKIMPL(&quot;Impl&quot;;&quot;class:CoreAPI&quot;;[.A61])" office:value-type="string" office:string-value="Yes">
            <text:p>Yes</text:p>
          </table:table-cell>
          <table:table-cell table:style-name="ce18" office:value-type="string">
            <text:p>linphone_core_get_playback_gain_db</text:p>
          </table:table-cell>
          <table:table-cell table:style-name="ce31" table:formula="of:=INDEX([$Linphone.$A$2:.$E$9000];MATCH([.E6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1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2];&quot;linphone_core_&quot;;&quot;&quot;))" office:value-type="string" office:string-value="setPlaybackGainDb">
            <text:p>setPlaybackGainDb</text:p>
          </table:table-cell>
          <table:table-cell table:style-name="ce32" office:value-type="string">
            <text:p>playbackGainDb</text:p>
          </table:table-cell>
          <table:table-cell table:style-name="ce19" office:value-type="string">
            <text:p>number</text:p>
          </table:table-cell>
          <table:table-cell table:style-name="ce86" table:formula="of:=SEEKIMPL(&quot;Impl&quot;;&quot;class:CoreAPI&quot;;[.A62])" office:value-type="string" office:string-value="Yes">
            <text:p>Yes</text:p>
          </table:table-cell>
          <table:table-cell table:style-name="ce19" office:value-type="string">
            <text:p>linphone_core_set_playback_gain_db</text:p>
          </table:table-cell>
          <table:table-cell table:style-name="ce32" table:formula="of:=INDEX([$Linphone.$A$2:.$E$9000];MATCH([.E62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6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3];&quot;linphone_core_&quot;;&quot;&quot;))" office:value-type="string" office:string-value="getPrimaryContact">
            <text:p>getPrimaryContact</text:p>
          </table:table-cell>
          <table:table-cell table:style-name="ce18" office:value-type="string">
            <text:p>primaryContact</text:p>
          </table:table-cell>
          <table:table-cell table:style-name="ce18" office:value-type="string">
            <text:p>string</text:p>
          </table:table-cell>
          <table:table-cell table:style-name="ce74" table:formula="of:=SEEKIMPL(&quot;Impl&quot;;&quot;class:CoreAPI&quot;;[.A63])" office:value-type="string" office:string-value="Yes">
            <text:p>Yes</text:p>
          </table:table-cell>
          <table:table-cell table:style-name="ce18" office:value-type="string">
            <text:p>linphone_core_get_primary_contact</text:p>
          </table:table-cell>
          <table:table-cell table:style-name="ce31" table:formula="of:=INDEX([$Linphone.$A$2:.$E$9000];MATCH([.E6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4];&quot;linphone_core_&quot;;&quot;&quot;))" office:value-type="string" office:string-value="setPrimaryContact">
            <text:p>setPrimaryContact</text:p>
          </table:table-cell>
          <table:table-cell table:style-name="ce19" office:value-type="string">
            <text:p>primaryContact</text:p>
          </table:table-cell>
          <table:table-cell table:style-name="ce19" office:value-type="string">
            <text:p>string</text:p>
          </table:table-cell>
          <table:table-cell table:style-name="ce75" table:formula="of:=SEEKIMPL(&quot;Impl&quot;;&quot;class:CoreAPI&quot;;[.A64])" office:value-type="string" office:string-value="Yes">
            <text:p>Yes</text:p>
          </table:table-cell>
          <table:table-cell table:style-name="ce19" office:value-type="string">
            <text:p>linphone_core_set_primary_contact</text:p>
          </table:table-cell>
          <table:table-cell table:style-name="ce32" table:formula="of:=INDEX([$Linphone.$A$2:.$E$9000];MATCH([.E64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32" table:formula="of:=INDEX([$Linphone.$A$2:.$E$9000];MATCH([.E6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5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76" table:formula="of:=SEEKIMPL(&quot;Impl&quot;;&quot;class:CoreAPI&quot;;[.A65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6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6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77" table:formula="of:=SEEKIMPL(&quot;Impl&quot;;&quot;class:CoreAPI&quot;;[.A66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66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6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7];&quot;linphone_core_&quot;;&quot;&quot;))" office:value-type="string" office:string-value="getRelayAddr">
            <text:p>getRelayAddr</text:p>
          </table:table-cell>
          <table:table-cell table:style-name="ce18" office:value-type="string">
            <text:p>relayAddr</text:p>
          </table:table-cell>
          <table:table-cell table:style-name="ce18" office:value-type="string">
            <text:p>string</text:p>
          </table:table-cell>
          <table:table-cell table:style-name="ce82" table:formula="of:=SEEKIMPL(&quot;Impl&quot;;&quot;class:CoreAPI&quot;;[.A67])" office:value-type="string" office:string-value="Yes">
            <text:p>Yes</text:p>
          </table:table-cell>
          <table:table-cell table:style-name="ce18" office:value-type="string">
            <text:p>linphone_core_get_relay_addr</text:p>
          </table:table-cell>
          <table:table-cell table:style-name="ce31" table:formula="of:=INDEX([$Linphone.$A$2:.$E$9000];MATCH([.E6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8];&quot;linphone_core_&quot;;&quot;&quot;))" office:value-type="string" office:string-value="setRelayAddr">
            <text:p>setRelayAddr</text:p>
          </table:table-cell>
          <table:table-cell table:style-name="ce19" office:value-type="string">
            <text:p>relayAddr</text:p>
          </table:table-cell>
          <table:table-cell table:style-name="ce19" office:value-type="string">
            <text:p>string</text:p>
          </table:table-cell>
          <table:table-cell table:style-name="ce83" table:formula="of:=SEEKIMPL(&quot;Impl&quot;;&quot;class:CoreAPI&quot;;[.A68])" office:value-type="string" office:string-value="Yes">
            <text:p>Yes</text:p>
          </table:table-cell>
          <table:table-cell table:style-name="ce19" office:value-type="string">
            <text:p>linphone_core_set_relay_addr</text:p>
          </table:table-cell>
          <table:table-cell table:style-name="ce32" table:formula="of:=INDEX([$Linphone.$A$2:.$E$9000];MATCH([.E68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6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9];&quot;linphone_core_&quot;;&quot;&quot;))" office:value-type="string" office:string-value="getRing">
            <text:p>getRing</text:p>
          </table:table-cell>
          <table:table-cell table:style-name="ce18" office:value-type="string">
            <text:p>ring</text:p>
          </table:table-cell>
          <table:table-cell table:style-name="ce18" office:value-type="string">
            <text:p>string</text:p>
          </table:table-cell>
          <table:table-cell table:style-name="ce78" table:formula="of:=SEEKIMPL(&quot;Impl&quot;;&quot;class:CoreAPI&quot;;[.A69])" office:value-type="string" office:string-value="Yes">
            <text:p>Yes</text:p>
          </table:table-cell>
          <table:table-cell table:style-name="ce18" office:value-type="string">
            <text:p>linphone_core_get_ring</text:p>
          </table:table-cell>
          <table:table-cell table:style-name="ce31" table:formula="of:=INDEX([$Linphone.$A$2:.$E$9000];MATCH([.E6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0];&quot;linphone_core_&quot;;&quot;&quot;))" office:value-type="string" office:string-value="setRing">
            <text:p>s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79" table:formula="of:=SEEKIMPL(&quot;Impl&quot;;&quot;class:CoreAPI&quot;;[.A70])" office:value-type="string" office:string-value="Yes">
            <text:p>Yes</text:p>
          </table:table-cell>
          <table:table-cell table:style-name="ce19" office:value-type="string">
            <text:p>linphone_core_set_ring</text:p>
          </table:table-cell>
          <table:table-cell table:style-name="ce32" table:formula="of:=INDEX([$Linphone.$A$2:.$E$9000];MATCH([.E70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7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1];&quot;linphone_core_&quot;;&quot;&quot;))" office:value-type="string" office:string-value="getRingback">
            <text:p>getRingback</text:p>
          </table:table-cell>
          <table:table-cell table:style-name="ce18" office:value-type="string">
            <text:p>ringback</text:p>
          </table:table-cell>
          <table:table-cell table:style-name="ce18" office:value-type="string">
            <text:p>string</text:p>
          </table:table-cell>
          <table:table-cell table:style-name="ce85" table:formula="of:=SEEKIMPL(&quot;Impl&quot;;&quot;class:CoreAPI&quot;;[.A71])" office:value-type="string" office:string-value="Yes">
            <text:p>Yes</text:p>
          </table:table-cell>
          <table:table-cell table:style-name="ce18" office:value-type="string">
            <text:p>linphone_core_get_ringback</text:p>
          </table:table-cell>
          <table:table-cell table:style-name="ce31" table:formula="of:=INDEX([$Linphone.$A$2:.$E$9000];MATCH([.E7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2];&quot;linphone_core_&quot;;&quot;&quot;))" office:value-type="string" office:string-value="setRingback">
            <text:p>setRingback</text:p>
          </table:table-cell>
          <table:table-cell table:style-name="ce19" office:value-type="string">
            <text:p>ringback</text:p>
          </table:table-cell>
          <table:table-cell table:style-name="ce19" office:value-type="string">
            <text:p>string</text:p>
          </table:table-cell>
          <table:table-cell table:style-name="ce86" table:formula="of:=SEEKIMPL(&quot;Impl&quot;;&quot;class:CoreAPI&quot;;[.A72])" office:value-type="string" office:string-value="Yes">
            <text:p>Yes</text:p>
          </table:table-cell>
          <table:table-cell table:style-name="ce19" office:value-type="string">
            <text:p>linphone_core_set_ringback</text:p>
          </table:table-cell>
          <table:table-cell table:style-name="ce32" table:formula="of:=INDEX([$Linphone.$A$2:.$E$9000];MATCH([.E72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7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3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76" table:formula="of:=SEEKIMPL(&quot;Impl&quot;;&quot;class:CoreAPI&quot;;[.A73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7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4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77" table:formula="of:=SEEKIMPL(&quot;Impl&quot;;&quot;class:CoreAPI&quot;;[.A74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74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7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5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76" table:formula="of:=SEEKIMPL(&quot;Impl&quot;;&quot;class:CoreAPI&quot;;[.A75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7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6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77" table:formula="of:=SEEKIMPL(&quot;Impl&quot;;&quot;class:CoreAPI&quot;;[.A76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76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7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otCa</text:p>
          </table:table-cell>
          <table:table-cell table:style-name="ce18" office:value-type="string">
            <text:p>rootCa</text:p>
          </table:table-cell>
          <table:table-cell table:style-name="ce18" office:value-type="string">
            <text:p>string</text:p>
          </table:table-cell>
          <table:table-cell table:style-name="ce91" table:formula="of:=SEEKIMPL(&quot;Impl&quot;;&quot;class:CoreAPI&quot;;[.A77])" office:value-type="string" office:string-value="Yes">
            <text:p>Yes</text:p>
          </table:table-cell>
          <table:table-cell table:style-name="ce31" office:value-type="string">
            <text:p>linphone_core_get_root_ca</text:p>
          </table:table-cell>
          <table:table-cell table:style-name="ce106" table:formula="of:=INDEX([$Linphone.$A$2:.$E$9000];MATCH([.E77];[$Linphone.$D$2:.$D$9000]);5)" office:value-type="string" office:string-value="signature:(LinphoneCore *lc)">
            <text:p>signature:(LinphoneCore *lc)</text:p>
          </table:table-cell>
          <table:table-cell table:style-name="ce106" table:formula="of:=INDEX([$Linphone.$A$2:.$E$9000];MATCH([.E7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8];&quot;linphone_core_&quot;;&quot;&quot;))" office:value-type="string" office:string-value="setRootCa">
            <text:p>setRootCa</text:p>
          </table:table-cell>
          <table:table-cell table:style-name="ce19" office:value-type="string">
            <text:p>rootCa</text:p>
          </table:table-cell>
          <table:table-cell table:style-name="ce32" office:value-type="string">
            <text:p>string</text:p>
          </table:table-cell>
          <table:table-cell table:style-name="ce92" table:formula="of:=SEEKIMPL(&quot;Impl&quot;;&quot;class:CoreAPI&quot;;[.A78])" office:value-type="string" office:string-value="Yes">
            <text:p>Yes</text:p>
          </table:table-cell>
          <table:table-cell table:style-name="ce19" office:value-type="string">
            <text:p>linphone_core_set_root_ca</text:p>
          </table:table-cell>
          <table:table-cell table:style-name="ce106" table:formula="of:=INDEX([$Linphone.$A$2:.$E$9000];MATCH([.E78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06" table:formula="of:=INDEX([$Linphone.$A$2:.$E$9000];MATCH([.E7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9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78" table:formula="of:=SEEKIMPL(&quot;Impl&quot;;&quot;class:CoreAPI&quot;;[.A79])" office:value-type="string" office:string-value="Yes">
            <text:p>Yes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7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0];&quot;linphone_core_&quot;;&quot;&quot;))" office:value-type="string" office:string-value="enableSelfView">
            <text:p>enableSelfView</text:p>
          </table:table-cell>
          <table:table-cell table:style-name="ce63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79" table:formula="of:=SEEKIMPL(&quot;Impl&quot;;&quot;class:CoreAPI&quot;;[.A80])" office:value-type="string" office:string-value="Yes">
            <text:p>Yes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80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8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1];&quot;linphone_core_&quot;;&quot;&quot;))" office:value-type="string" office:string-value="getSipDscp">
            <text:p>getSipDscp</text:p>
          </table:table-cell>
          <table:table-cell table:style-name="ce64" office:value-type="string">
            <text:p>sipDscp</text:p>
          </table:table-cell>
          <table:table-cell table:style-name="ce18" office:value-type="string">
            <text:p>number</text:p>
          </table:table-cell>
          <table:table-cell table:style-name="ce93" table:formula="of:=SEEKIMPL(&quot;Impl&quot;;&quot;class:CoreAPI&quot;;[.A81])" office:value-type="string" office:string-value="Yes">
            <text:p>Yes</text:p>
          </table:table-cell>
          <table:table-cell table:style-name="ce18" office:value-type="string">
            <text:p>linphone_core_get_sip_dscp</text:p>
          </table:table-cell>
          <table:table-cell table:style-name="ce31" table:formula="of:=INDEX([$Linphone.$A$2:.$E$9000];MATCH([.E8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2];&quot;linphone_core_&quot;;&quot;&quot;))" office:value-type="string" office:string-value="setSipDscp">
            <text:p>setSipDscp</text:p>
          </table:table-cell>
          <table:table-cell table:style-name="ce63" office:value-type="string">
            <text:p>sipDscp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82])" office:value-type="string" office:string-value="Yes">
            <text:p>Yes</text:p>
          </table:table-cell>
          <table:table-cell table:style-name="ce19" office:value-type="string">
            <text:p>linphone_core_set_sip_dscp</text:p>
          </table:table-cell>
          <table:table-cell table:style-name="ce32" table:formula="of:=INDEX([$Linphone.$A$2:.$E$9000];MATCH([.E82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8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3];&quot;linphone_core_&quot;;&quot;&quot;))" office:value-type="string" office:string-value="getSipPort">
            <text:p>getSipPort</text:p>
          </table:table-cell>
          <table:table-cell table:style-name="ce18" office:value-type="string">
            <text:p>sipPort</text:p>
          </table:table-cell>
          <table:table-cell table:style-name="ce18" office:value-type="string">
            <text:p>number</text:p>
          </table:table-cell>
          <table:table-cell table:style-name="ce94" table:formula="of:=SEEKIMPL(&quot;Impl&quot;;&quot;class:CoreAPI&quot;;[.A83])" office:value-type="string" office:string-value="Yes">
            <text:p>Yes</text:p>
          </table:table-cell>
          <table:table-cell table:style-name="ce18" office:value-type="string">
            <text:p>linphone_core_get_sip_port</text:p>
          </table:table-cell>
          <table:table-cell table:style-name="ce31" table:formula="of:=INDEX([$Linphone.$A$2:.$E$9000];MATCH([.E8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4];&quot;linphone_core_&quot;;&quot;&quot;))" office:value-type="string" office:string-value="setSipPort">
            <text:p>setSipPort</text:p>
          </table:table-cell>
          <table:table-cell table:style-name="ce19" office:value-type="string">
            <text:p>sipPort</text:p>
          </table:table-cell>
          <table:table-cell table:style-name="ce32" office:value-type="string">
            <text:p>number</text:p>
          </table:table-cell>
          <table:table-cell table:style-name="ce95" table:formula="of:=SEEKIMPL(&quot;Impl&quot;;&quot;class:CoreAPI&quot;;[.A84])" office:value-type="string" office:string-value="Yes">
            <text:p>Yes</text:p>
          </table:table-cell>
          <table:table-cell table:style-name="ce19" office:value-type="string">
            <text:p>linphone_core_set_sip_port</text:p>
          </table:table-cell>
          <table:table-cell table:style-name="ce32" table:formula="of:=INDEX([$Linphone.$A$2:.$E$9000];MATCH([.E84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8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StaticPicture</text:p>
          </table:table-cell>
          <table:table-cell table:style-name="ce18" office:value-type="string">
            <text:p>staticPicture</text:p>
          </table:table-cell>
          <table:table-cell table:style-name="ce18" office:value-type="string">
            <text:p>string</text:p>
          </table:table-cell>
          <table:table-cell table:style-name="ce96" table:formula="of:=SEEKIMPL(&quot;Impl&quot;;&quot;class:CoreAPI&quot;;[.A85])" office:value-type="string" office:string-value="Yes">
            <text:p>Yes</text:p>
          </table:table-cell>
          <table:table-cell table:style-name="ce31" office:value-type="string">
            <text:p>linphone_core_get_static_picture</text:p>
          </table:table-cell>
          <table:table-cell table:style-name="ce31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6];&quot;linphone_core_&quot;;&quot;&quot;))" office:value-type="string" office:string-value="setStaticPicture">
            <text:p>setStaticPicture</text:p>
          </table:table-cell>
          <table:table-cell table:style-name="ce19" office:value-type="string">
            <text:p>staticPicture</text:p>
          </table:table-cell>
          <table:table-cell table:style-name="ce19" office:value-type="string">
            <text:p>string</text:p>
          </table:table-cell>
          <table:table-cell table:style-name="ce92" table:formula="of:=SEEKIMPL(&quot;Impl&quot;;&quot;class:CoreAPI&quot;;[.A86])" office:value-type="string" office:string-value="Yes">
            <text:p>Yes</text:p>
          </table:table-cell>
          <table:table-cell table:style-name="ce19" office:value-type="string">
            <text:p>linphone_core_set_static_picture</text:p>
          </table:table-cell>
          <table:table-cell table:style-name="ce32" table:formula="of:=INDEX([$Linphone.$A$2:.$E$9000];MATCH([.E86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8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7];&quot;linphone_core_&quot;;&quot;&quot;))" office:value-type="string" office:string-value="setStaticPictureFps">
            <text:p>setStaticPictureFps</text:p>
          </table:table-cell>
          <table:table-cell table:style-name="ce31" office:value-type="string">
            <text:p>staticPictureFps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87])" office:value-type="string" office:string-value="Yes">
            <text:p>Yes</text:p>
          </table:table-cell>
          <table:table-cell table:style-name="ce18" office:value-type="string">
            <text:p>linphone_core_set_static_picture_fps</text:p>
          </table:table-cell>
          <table:table-cell table:style-name="ce31" table:formula="of:=INDEX([$Linphone.$A$2:.$E$9000];MATCH([.E87];[$Linphone.$D$2:.$D$9000]);5)" office:value-type="string" office:string-value="signature:(LinphoneCore *lc, float fps)">
            <text:p>signature:(LinphoneCore *lc, float fps)</text:p>
          </table:table-cell>
          <table:table-cell table:style-name="ce31" table:formula="of:=INDEX([$Linphone.$A$2:.$E$9000];MATCH([.E8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8];&quot;linphone_core_&quot;;&quot;&quot;))" office:value-type="string" office:string-value="getStaticPictureFps">
            <text:p>getStaticPictureFps</text:p>
          </table:table-cell>
          <table:table-cell table:style-name="ce19" office:value-type="string">
            <text:p>staticPictureFps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88])" office:value-type="string" office:string-value="Yes">
            <text:p>Yes</text:p>
          </table:table-cell>
          <table:table-cell table:style-name="ce19" office:value-type="string">
            <text:p>linphone_core_get_static_picture_fps</text:p>
          </table:table-cell>
          <table:table-cell table:style-name="ce32" table:formula="of:=INDEX([$Linphone.$A$2:.$E$9000];MATCH([.E88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88];[$Linphone.$D$2:.$D$9000]);3)" office:value-type="string" office:string-value="float">
            <text:p>floa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9];&quot;linphone_core_&quot;;&quot;&quot;))" office:value-type="string" office:string-value="getStunServer">
            <text:p>getStunServer</text:p>
          </table:table-cell>
          <table:table-cell table:style-name="ce18" office:value-type="string">
            <text:p>stunServer</text:p>
          </table:table-cell>
          <table:table-cell table:style-name="ce18" office:value-type="string">
            <text:p>string</text:p>
          </table:table-cell>
          <table:table-cell table:style-name="ce82" table:formula="of:=SEEKIMPL(&quot;Impl&quot;;&quot;class:CoreAPI&quot;;[.A89])" office:value-type="string" office:string-value="Yes">
            <text:p>Yes</text:p>
          </table:table-cell>
          <table:table-cell table:style-name="ce18" office:value-type="string">
            <text:p>linphone_core_get_stun_server</text:p>
          </table:table-cell>
          <table:table-cell table:style-name="ce31" table:formula="of:=INDEX([$Linphone.$A$2:.$E$9000];MATCH([.E8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0];&quot;linphone_core_&quot;;&quot;&quot;))" office:value-type="string" office:string-value="setStunServer">
            <text:p>setStunServer</text:p>
          </table:table-cell>
          <table:table-cell table:style-name="ce19" office:value-type="string">
            <text:p>stunServer</text:p>
          </table:table-cell>
          <table:table-cell table:style-name="ce19" office:value-type="string">
            <text:p>string</text:p>
          </table:table-cell>
          <table:table-cell table:style-name="ce83" table:formula="of:=SEEKIMPL(&quot;Impl&quot;;&quot;class:CoreAPI&quot;;[.A90])" office:value-type="string" office:string-value="Yes">
            <text:p>Yes</text:p>
          </table:table-cell>
          <table:table-cell table:style-name="ce19" office:value-type="string">
            <text:p>linphone_core_set_stun_server</text:p>
          </table:table-cell>
          <table:table-cell table:style-name="ce32" table:formula="of:=INDEX([$Linphone.$A$2:.$E$9000];MATCH([.E90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32" table:formula="of:=INDEX([$Linphone.$A$2:.$E$9000];MATCH([.E9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91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6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91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9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92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92])" office:value-type="string" office:string-value="Yes">
            <text:p>Yes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9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3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93])" office:value-type="string" office:string-value="Yes">
            <text:p>Yes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93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9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4];&quot;linphone_core_&quot;;&quot;&quot;))" office:value-type="string" office:string-value="getUploadPtime">
            <text:p>getUploadPtime</text:p>
          </table:table-cell>
          <table:table-cell table:style-name="ce18" office:value-type="string">
            <text:p>uploadPtime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94])" office:value-type="string" office:string-value="Yes">
            <text:p>Yes</text:p>
          </table:table-cell>
          <table:table-cell table:style-name="ce18" office:value-type="string">
            <text:p>linphone_core_get_upload_ptime</text:p>
          </table:table-cell>
          <table:table-cell table:style-name="ce31" table:formula="of:=INDEX([$Linphone.$A$2:.$E$9000];MATCH([.E9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5];&quot;linphone_core_&quot;;&quot;&quot;))" office:value-type="string" office:string-value="setUploadPtime">
            <text:p>s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95])" office:value-type="string" office:string-value="Yes">
            <text:p>Yes</text:p>
          </table:table-cell>
          <table:table-cell table:style-name="ce19" office:value-type="string">
            <text:p>linphone_core_set_upload_ptime</text:p>
          </table:table-cell>
          <table:table-cell table:style-name="ce32" table:formula="of:=INDEX([$Linphone.$A$2:.$E$9000];MATCH([.E95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9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6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97" table:formula="of:=SEEKIMPL(&quot;Impl&quot;;&quot;class:CoreAPI&quot;;[.A96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9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6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7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98" table:formula="of:=SEEKIMPL(&quot;Impl&quot;;&quot;class:CoreAPI&quot;;[.A97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97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9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8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97" table:formula="of:=SEEKIMPL(&quot;Impl&quot;;&quot;class:CoreAPI&quot;;[.A98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9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8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9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98" table:formula="of:=SEEKIMPL(&quot;Impl&quot;;&quot;class:CoreAPI&quot;;[.A99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99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9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99" table:formula="of:=SEEKIMPL(&quot;Impl&quot;;&quot;class:CoreAPI&quot;;[.A100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100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10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100" table:formula="of:=SEEKIMPL(&quot;Impl&quot;;&quot;class:CoreAPI&quot;;[.A101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101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10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2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76" table:formula="of:=SEEKIMPL(&quot;Impl&quot;;&quot;class:CoreAPI&quot;;[.A102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10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2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3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77" table:formula="of:=SEEKIMPL(&quot;Impl&quot;;&quot;class:CoreAPI&quot;;[.A103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103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10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104];&quot;linphone_core_&quot;;&quot;&quot;))" office:value-type="string" office:string-value="videoAdaptiveJittcompEnabled">
            <text:p>videoAdaptiveJittcompEnabled</text:p>
          </table:table-cell>
          <table:table-cell table:style-name="ce62" office:value-type="string">
            <text:p>videoAdaptiveJittcomp</text:p>
          </table:table-cell>
          <table:table-cell table:style-name="ce62" office:value-type="string">
            <text:p>boolean</text:p>
          </table:table-cell>
          <table:table-cell table:style-name="ce101" table:formula="of:=SEEKIMPL(&quot;Impl&quot;;&quot;class:CoreAPI&quot;;[.A104])" office:value-type="string" office:string-value="Yes">
            <text:p>Yes</text:p>
          </table:table-cell>
          <table:table-cell table:style-name="ce1" office:value-type="string">
            <text:p>linphone_core_video_adaptive_jittcomp_enabled</text:p>
          </table:table-cell>
          <table:table-cell table:style-name="ce106" table:formula="of:=INDEX([$Linphone.$A$2:.$E$9000];MATCH([.E104];[$Linphone.$D$2:.$D$9000]);5)" office:value-type="string" office:string-value="signature:(LinphoneCore *lc)">
            <text:p>signature:(LinphoneCore *lc)</text:p>
          </table:table-cell>
          <table:table-cell table:style-name="ce106" table:formula="of:=INDEX([$Linphone.$A$2:.$E$9000];MATCH([.E104];[$Linphone.$D$2:.$D$9000]);3)" office:value-type="string" office:string-value="bool_t">
            <text:p>bool_t</text:p>
          </table:table-cell>
          <table:table-cell table:style-name="ce62" table:number-columns-repeated="1017"/>
        </table:table-row>
        <table:table-row table:style-name="ro5">
          <table:table-cell table:style-name="ce62" table:formula="of:=NOTATION(SUBSTITUTE([.E105];&quot;linphone_core_&quot;;&quot;&quot;))" office:value-type="string" office:string-value="enableVideoAdaptiveJittcomp">
            <text:p>enableVideoAdaptiveJittcomp</text:p>
          </table:table-cell>
          <table:table-cell table:style-name="ce62" office:value-type="string">
            <text:p>videoAdaptiveJittcomp</text:p>
          </table:table-cell>
          <table:table-cell table:style-name="ce62" office:value-type="string">
            <text:p>boolean</text:p>
          </table:table-cell>
          <table:table-cell table:style-name="ce101" table:formula="of:=SEEKIMPL(&quot;Impl&quot;;&quot;class:CoreAPI&quot;;[.A105])" office:value-type="string" office:string-value="Yes">
            <text:p>Yes</text:p>
          </table:table-cell>
          <table:table-cell table:style-name="ce1" office:value-type="string">
            <text:p>linphone_core_enable_video_adaptive_jittcomp</text:p>
          </table:table-cell>
          <table:table-cell table:style-name="ce106" table:formula="of:=INDEX([$Linphone.$A$2:.$E$9000];MATCH([.E105];[$Linphone.$D$2:.$D$9000]);5)" office:value-type="string" office:string-value="signature:(LinphoneCore *lc, bool_t enable)">
            <text:p>signature:(LinphoneCore *lc, bool_t enable)</text:p>
          </table:table-cell>
          <table:table-cell table:style-name="ce106" table:formula="of:=INDEX([$Linphone.$A$2:.$E$9000];MATCH([.E105];[$Linphone.$D$2:.$D$9000]);3)" office:value-type="string" office:string-value="void">
            <text:p>void</text:p>
          </table:table-cell>
          <table:table-cell table:style-name="ce62" table:number-columns-repeated="1017"/>
        </table:table-row>
        <table:table-row table:style-name="ro5">
          <table:table-cell table:style-name="ce37" table:formula="of:=NOTATION(SUBSTITUTE([.E106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76" table:formula="of:=SEEKIMPL(&quot;Impl&quot;;&quot;class:CoreAPI&quot;;[.A106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10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7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77" table:formula="of:=SEEKIMPL(&quot;Impl&quot;;&quot;class:CoreAPI&quot;;[.A107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107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10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8];&quot;linphone_core_&quot;;&quot;&quot;))" office:value-type="string" office:string-value="getVideoDscp">
            <text:p>getVideoDscp</text:p>
          </table:table-cell>
          <table:table-cell table:style-name="ce18" office:value-type="string">
            <text:p>videoDscp</text:p>
          </table:table-cell>
          <table:table-cell table:style-name="ce18" office:value-type="string">
            <text:p>number</text:p>
          </table:table-cell>
          <table:table-cell table:style-name="ce102" table:formula="of:=SEEKIMPL(&quot;Impl&quot;;&quot;class:CoreAPI&quot;;[.A108])" office:value-type="string" office:string-value="Yes">
            <text:p>Yes</text:p>
          </table:table-cell>
          <table:table-cell table:style-name="ce18" office:value-type="string">
            <text:p>linphone_core_get_video_dscp</text:p>
          </table:table-cell>
          <table:table-cell table:style-name="ce31" table:formula="of:=INDEX([$Linphone.$A$2:.$E$9000];MATCH([.E10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9];&quot;linphone_core_&quot;;&quot;&quot;))" office:value-type="string" office:string-value="setVideoDscp">
            <text:p>setVideoDscp</text:p>
          </table:table-cell>
          <table:table-cell table:style-name="ce19" office:value-type="string">
            <text:p>videoDscp</text:p>
          </table:table-cell>
          <table:table-cell table:style-name="ce19" office:value-type="string">
            <text:p>number</text:p>
          </table:table-cell>
          <table:table-cell table:style-name="ce77" table:formula="of:=SEEKIMPL(&quot;Impl&quot;;&quot;class:CoreAPI&quot;;[.A109])" office:value-type="string" office:string-value="Yes">
            <text:p>Yes</text:p>
          </table:table-cell>
          <table:table-cell table:style-name="ce19" office:value-type="string">
            <text:p>linphone_core_set_video_dscp</text:p>
          </table:table-cell>
          <table:table-cell table:style-name="ce32" table:formula="of:=INDEX([$Linphone.$A$2:.$E$9000];MATCH([.E109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0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0];&quot;linphone_core_&quot;;&quot;&quot;))" office:value-type="string" office:string-value="getVideoJittcomp">
            <text:p>getVideoJittcomp</text:p>
          </table:table-cell>
          <table:table-cell table:style-name="ce18" office:value-type="string">
            <text:p>videoJittcomp</text:p>
          </table:table-cell>
          <table:table-cell table:style-name="ce18" office:value-type="string">
            <text:p>number</text:p>
          </table:table-cell>
          <table:table-cell table:style-name="ce103" table:formula="of:=SEEKIMPL(&quot;Impl&quot;;&quot;class:CoreAPI&quot;;[.A110])" office:value-type="string" office:string-value="Yes">
            <text:p>Yes</text:p>
          </table:table-cell>
          <table:table-cell table:style-name="ce18" office:value-type="string">
            <text:p>linphone_core_get_video_jittcomp</text:p>
          </table:table-cell>
          <table:table-cell table:style-name="ce31" table:formula="of:=INDEX([$Linphone.$A$2:.$E$9000];MATCH([.E11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1];&quot;linphone_core_&quot;;&quot;&quot;))" office:value-type="string" office:string-value="setVideoJittcomp">
            <text:p>setVideoJittcomp</text:p>
          </table:table-cell>
          <table:table-cell table:style-name="ce19" office:value-type="string">
            <text:p>videoJittcomp</text:p>
          </table:table-cell>
          <table:table-cell table:style-name="ce19" office:value-type="string">
            <text:p>number</text:p>
          </table:table-cell>
          <table:table-cell table:style-name="ce77" table:formula="of:=SEEKIMPL(&quot;Impl&quot;;&quot;class:CoreAPI&quot;;[.A111])" office:value-type="string" office:string-value="Yes">
            <text:p>Yes</text:p>
          </table:table-cell>
          <table:table-cell table:style-name="ce19" office:value-type="string">
            <text:p>linphone_core_set_video_jittcomp</text:p>
          </table:table-cell>
          <table:table-cell table:style-name="ce32" table:formula="of:=INDEX([$Linphone.$A$2:.$E$9000];MATCH([.E111];[$Linphone.$D$2:.$D$9000]);5)" office:value-type="string" office:string-value="signature:(LinphoneCore *lc, int value)">
            <text:p>signature:(LinphoneCore *lc, int value)</text:p>
          </table:table-cell>
          <table:table-cell table:style-name="ce32" table:formula="of:=INDEX([$Linphone.$A$2:.$E$9000];MATCH([.E1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2];&quot;linphone_core_&quot;;&quot;&quot;))" office:value-type="string" office:string-value="getVideoPort">
            <text:p>getVideoPort</text:p>
          </table:table-cell>
          <table:table-cell table:style-name="ce18" office:value-type="string">
            <text:p>videoPort</text:p>
          </table:table-cell>
          <table:table-cell table:style-name="ce18" office:value-type="string">
            <text:p>number</text:p>
          </table:table-cell>
          <table:table-cell table:style-name="ce74" table:formula="of:=SEEKIMPL(&quot;Impl&quot;;&quot;class:CoreAPI&quot;;[.A112])" office:value-type="string" office:string-value="Yes">
            <text:p>Yes</text:p>
          </table:table-cell>
          <table:table-cell table:style-name="ce18" office:value-type="string">
            <text:p>linphone_core_get_video_port</text:p>
          </table:table-cell>
          <table:table-cell table:style-name="ce31" table:formula="of:=INDEX([$Linphone.$A$2:.$E$9000];MATCH([.E11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3];&quot;linphone_core_&quot;;&quot;&quot;))" office:value-type="string" office:string-value="setVideoPort">
            <text:p>setVideoPort</text:p>
          </table:table-cell>
          <table:table-cell table:style-name="ce19" office:value-type="string">
            <text:p>videoPort</text:p>
          </table:table-cell>
          <table:table-cell table:style-name="ce19" office:value-type="string">
            <text:p>number</text:p>
          </table:table-cell>
          <table:table-cell table:style-name="ce75" table:formula="of:=SEEKIMPL(&quot;Impl&quot;;&quot;class:CoreAPI&quot;;[.A113])" office:value-type="string" office:string-value="Yes">
            <text:p>Yes</text:p>
          </table:table-cell>
          <table:table-cell table:style-name="ce19" office:value-type="string">
            <text:p>linphone_core_set_video_port</text:p>
          </table:table-cell>
          <table:table-cell table:style-name="ce32" table:formula="of:=INDEX([$Linphone.$A$2:.$E$9000];MATCH([.E113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4];&quot;linphone_core_&quot;;&quot;&quot;))" office:value-type="string" office:string-value="getVideoPortRange">
            <text:p>getVideoPortRange</text:p>
          </table:table-cell>
          <table:table-cell table:style-name="ce18" office:value-type="string">
            <text:p>videoPortRange</text:p>
          </table:table-cell>
          <table:table-cell table:style-name="ce18" office:value-type="string">
            <text:p>string</text:p>
          </table:table-cell>
          <table:table-cell table:style-name="ce74" table:formula="of:=SEEKIMPL(&quot;Impl&quot;;&quot;class:CoreAPI&quot;;[.A114])" office:value-type="string" office:string-value="No">
            <text:p>No</text:p>
          </table:table-cell>
          <table:table-cell table:style-name="ce18" office:value-type="string">
            <text:p>linphone_core_get_video_port_range</text:p>
          </table:table-cell>
          <table:table-cell table:style-name="ce31" table:formula="of:=INDEX([$Linphone.$A$2:.$E$9000];MATCH([.E114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5];&quot;linphone_core_&quot;;&quot;&quot;))" office:value-type="string" office:string-value="setVideoPortRange">
            <text:p>setVideoPortRange</text:p>
          </table:table-cell>
          <table:table-cell table:style-name="ce19" office:value-type="string">
            <text:p>videoPortRange</text:p>
          </table:table-cell>
          <table:table-cell table:style-name="ce19" office:value-type="string">
            <text:p>string</text:p>
          </table:table-cell>
          <table:table-cell table:style-name="ce75" table:formula="of:=SEEKIMPL(&quot;Impl&quot;;&quot;class:CoreAPI&quot;;[.A115])" office:value-type="string" office:string-value="No">
            <text:p>No</text:p>
          </table:table-cell>
          <table:table-cell table:style-name="ce19" office:value-type="string">
            <text:p>linphone_core_set_video_port_range</text:p>
          </table:table-cell>
          <table:table-cell table:style-name="ce32" table:formula="of:=INDEX([$Linphone.$A$2:.$E$9000];MATCH([.E115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1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6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76" table:formula="of:=SEEKIMPL(&quot;Impl&quot;;&quot;class:CoreAPI&quot;;[.A116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11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6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7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77" table:formula="of:=SEEKIMPL(&quot;Impl&quot;;&quot;class:CoreAPI&quot;;[.A117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117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11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ZrtpSecretsFile</text:p>
          </table:table-cell>
          <table:table-cell table:style-name="ce18" office:value-type="string">
            <text:p>zrtpSecretsFile</text:p>
          </table:table-cell>
          <table:table-cell table:style-name="ce18" office:value-type="string">
            <text:p>string</text:p>
          </table:table-cell>
          <table:table-cell table:style-name="ce91" table:formula="of:=SEEKIMPL(&quot;Impl&quot;;&quot;class:CoreAPI&quot;;[.A118])" office:value-type="string" office:string-value="Yes">
            <text:p>Yes</text:p>
          </table:table-cell>
          <table:table-cell table:style-name="ce31" office:value-type="string">
            <text:p>linphone_core_get_zrtp_secrets_file</text:p>
          </table:table-cell>
          <table:table-cell table:style-name="ce31" table:formula="of:=INDEX([$Linphone.$A$2:.$E$9000];MATCH([.E11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9];&quot;linphone_core_&quot;;&quot;&quot;))" office:value-type="string" office:string-value="setZrtpSecretsFile">
            <text:p>setZrtpSecretsFile</text:p>
          </table:table-cell>
          <table:table-cell table:style-name="ce19" office:value-type="string">
            <text:p>zrtpSecretsFile</text:p>
          </table:table-cell>
          <table:table-cell table:style-name="ce19" office:value-type="string">
            <text:p>string</text:p>
          </table:table-cell>
          <table:table-cell table:style-name="ce92" table:formula="of:=SEEKIMPL(&quot;Impl&quot;;&quot;class:CoreAPI&quot;;[.A119])" office:value-type="string" office:string-value="Yes">
            <text:p>Yes</text:p>
          </table:table-cell>
          <table:table-cell table:style-name="ce19" office:value-type="string">
            <text:p>linphone_core_set_zrtp_secrets_file</text:p>
          </table:table-cell>
          <table:table-cell table:style-name="ce32" table:formula="of:=INDEX([$Linphone.$A$2:.$E$9000];MATCH([.E119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32" table:formula="of:=INDEX([$Linphone.$A$2:.$E$9000];MATCH([.E1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104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10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104"/>
          <table:table-cell table:number-columns-repeated="1020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130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130])" office:value-type="string" office:string-value="Yes">
            <text:p>Yes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130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1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131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acceptCallUpdate">
            <text:p>acceptCallUpdate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132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3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acceptCallWithParams">
            <text:p>acceptCallWithParams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133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133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3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134])" office:value-type="string" office:string-value="Yes">
            <text:p>Yes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135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135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3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136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136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3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137])" office:value-type="string" office:string-value="Yes">
            <text:p>Yes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13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6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13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6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139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3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140])" office:value-type="string" office:string-value="Yes">
            <text:p>Yes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14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1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142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14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6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143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143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createDefaultCallParameters">
            <text:p>createDefaultCallParameters</text:p>
          </table:table-cell>
          <table:table-cell office:value-type="string">
            <text:p>(void)</text:p>
          </table:table-cell>
          <table:table-cell office:value-type="string">
            <text:p>CallParams</text:p>
          </table:table-cell>
          <table:table-cell table:style-name="ce66" table:formula="of:=SEEKIMPL(&quot;Impl&quot;;&quot;class:CoreAPI&quot;;[.A144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14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4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deferCallUpdate">
            <text:p>deferCallUpdate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145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14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declineCall">
            <text:p>declineCall</text:p>
          </table:table-cell>
          <table:table-cell office:value-type="string">
            <text:p>(Call, number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146])" office:value-type="string" office:string-value="Yes">
            <text:p>Yes</text:p>
          </table:table-cell>
          <table:table-cell office:value-type="string">
            <text:p>linphone_core_decline_call</text:p>
          </table:table-cell>
          <table:table-cell table:style-name="ce15" table:formula="of:=INDEX([$Linphone.$A$2:.$E$9000];MATCH([.E146];[$Linphone.$D$2:.$D$9000]);5)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style-name="ce15" table:formula="of:=INDEX([$Linphone.$A$2:.$E$9000];MATCH([.E1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148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1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149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150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1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151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1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enablePayloadType">
            <text:p>enablePayloadType</text:p>
          </table:table-cell>
          <table:table-cell table:number-columns-repeated="2" office:value-type="string">
            <text:p>number</text:p>
          </table:table-cell>
          <table:table-cell table:style-name="ce66" table:formula="of:=SEEKIMPL(&quot;Impl&quot;;&quot;class:CoreAPI&quot;;[.A152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152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153])" office:value-type="string" office:string-value="Yes">
            <text:p>Yes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6" table:formula="of:=SEEKIMPL(&quot;Impl&quot;;&quot;class:CoreAPI&quot;;[.A154])" office:value-type="string" office:string-value="Yes">
            <text:p>Yes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154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154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6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155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155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6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156];[$Linphone.$D$2:.$D$9000]);5)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style-name="ce15" table:formula="of:=INDEX([$Linphone.$A$2:.$E$9000];MATCH([.E156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6" table:formula="of:=SEEKIMPL(&quot;Impl&quot;;&quot;class:CoreAPI&quot;;[.A157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15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6" table:formula="of:=SEEKIMPL(&quot;Impl&quot;;&quot;class:CoreAPI&quot;;[.A158])" office:value-type="string" office:string-value="Yes">
            <text:p>Yes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15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8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6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159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15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getCallLogs">
            <text:p>getCallLogs</text:p>
          </table:table-cell>
          <table:table-cell office:value-type="string">
            <text:p>(void)</text:p>
          </table:table-cell>
          <table:table-cell office:value-type="string">
            <text:p>Array of CallLog</text:p>
          </table:table-cell>
          <table:table-cell table:style-name="ce66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1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getCalls">
            <text:p>getCalls</text:p>
          </table:table-cell>
          <table:table-cell office:value-type="string">
            <text:p>(void)</text:p>
          </table:table-cell>
          <table:table-cell office:value-type="string">
            <text:p>Array of Call</text:p>
          </table:table-cell>
          <table:table-cell table:style-name="ce66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16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16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1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6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4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getCurrentCall">
            <text:p>getCurrentCall</text:p>
          </table:table-cell>
          <table:table-cell office:value-type="string">
            <text:p>(void)</text:p>
          </table:table-cell>
          <table:table-cell office:value-type="string">
            <text:p>Call</text:p>
          </table:table-cell>
          <table:table-cell table:style-name="ce66" table:formula="of:=SEEKIMPL(&quot;Impl&quot;;&quot;class:CoreAPI&quot;;[.A165])" office:value-type="string" office:string-value="Yes">
            <text:p>Yes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16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5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6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67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6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68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getDefaultProxy">
            <text:p>getDefaultProxy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169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169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16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70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6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7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1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6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7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2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6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7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6" table:formula="of:=SEEKIMPL(&quot;Impl&quot;;&quot;class:CoreAPI&quot;;[.A174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7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4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7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6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76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7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77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6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7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8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6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7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6" table:formula="of:=SEEKIMPL(&quot;Impl&quot;;&quot;class:CoreAPI&quot;;[.A18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8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6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8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6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8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6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8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3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6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8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4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85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8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6" table:formula="of:=SEEKIMPL(&quot;Impl&quot;;&quot;class:CoreAPI&quot;;[.A186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8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6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6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8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7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6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8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8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6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8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9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9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0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6" table:formula="of:=SEEKIMPL(&quot;Impl&quot;;&quot;class:CoreAPI&quot;;[.A19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9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6" table:formula="of:=SEEKIMPL(&quot;Impl&quot;;&quot;class:CoreAPI&quot;;[.A19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9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2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6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3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6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9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6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95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9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6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96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6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97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97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6" table:formula="of:=SEEKIMPL(&quot;Impl&quot;;&quot;class:CoreAPI&quot;;[.A198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98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9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6" table:formula="of:=SEEKIMPL(&quot;Impl&quot;;&quot;class:CoreAPI&quot;;[.A199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99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9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6" table:formula="of:=SEEKIMPL(&quot;Impl&quot;;&quot;class:CoreAPI&quot;;[.A200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200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20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6" table:formula="of:=SEEKIMPL(&quot;Impl&quot;;&quot;class:CoreAPI&quot;;[.A201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201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20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6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20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6" table:formula="of:=SEEKIMPL(&quot;Impl&quot;;&quot;class:CoreAPI&quot;;[.A203])" office:value-type="string" office:string-value="Yes">
            <text:p>Yes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20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20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6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20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6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20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20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6" table:formula="of:=SEEKIMPL(&quot;Impl&quot;;&quot;class:CoreAPI&quot;;[.A207])" office:value-type="string" office:string-value="Yes">
            <text:p>Yes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2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6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208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20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209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209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6" table:formula="of:=SEEKIMPL(&quot;Impl&quot;;&quot;class:CoreAPI&quot;;[.A210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2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pauseCall">
            <text:p>paus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211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211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payloadTypeEnabled">
            <text:p>payloadTypeEnabled</text:p>
          </table:table-cell>
          <table:table-cell office:value-type="string">
            <text:p>(PayloadType)</text:p>
          </table:table-cell>
          <table:table-cell office:value-type="string">
            <text:p>boolean</text:p>
          </table:table-cell>
          <table:table-cell table:style-name="ce66" table:formula="of:=SEEKIMPL(&quot;Impl&quot;;&quot;class:CoreAPI&quot;;[.A212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212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21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playDtmf">
            <text:p>playDtmf</text:p>
          </table:table-cell>
          <table:table-cell office:value-type="string">
            <text:p>(string, number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13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213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6" table:formula="of:=SEEKIMPL(&quot;Impl&quot;;&quot;class:CoreAPI&quot;;[.A214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214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6" table:formula="of:=SEEKIMPL(&quot;Impl&quot;;&quot;class:CoreAPI&quot;;[.A215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215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21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refreshRegisters">
            <text:p>refreshRegister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216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17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21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18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21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6" table:formula="of:=SEEKIMPL(&quot;Impl&quot;;&quot;class:CoreAPI&quot;;[.A219])" office:value-type="string" office:string-value="Yes">
            <text:p>Yes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219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6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22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221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resumeCall">
            <text:p>resum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22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223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24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22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225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226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22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227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2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228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2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229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230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231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232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6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233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6" table:formula="of:=SEEKIMPL(&quot;Impl&quot;;&quot;class:CoreAPI&quot;;[.A234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234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2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5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6" table:formula="of:=SEEKIMPL(&quot;Impl&quot;;&quot;class:CoreAPI&quot;;[.A235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35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3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6" table:formula="of:=SEEKIMPL(&quot;Impl&quot;;&quot;class:CoreAPI&quot;;[.A23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36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7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6" table:formula="of:=SEEKIMPL(&quot;Impl&quot;;&quot;class:CoreAPI&quot;;[.A237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37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8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6" table:formula="of:=SEEKIMPL(&quot;Impl&quot;;&quot;class:CoreAPI&quot;;[.A238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38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9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6" table:formula="of:=SEEKIMPL(&quot;Impl&quot;;&quot;class:CoreAPI&quot;;[.A239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39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3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40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6" table:formula="of:=SEEKIMPL(&quot;Impl&quot;;&quot;class:CoreAPI&quot;;[.A240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40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4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41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5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42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3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243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43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44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6" table:formula="of:=SEEKIMPL(&quot;Impl&quot;;&quot;class:CoreAPI&quot;;[.A244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44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4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5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6" table:formula="of:=SEEKIMPL(&quot;Impl&quot;;&quot;class:CoreAPI&quot;;[.A245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45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6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6" table:formula="of:=SEEKIMPL(&quot;Impl&quot;;&quot;class:CoreAPI&quot;;[.A246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46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7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6" table:formula="of:=SEEKIMPL(&quot;Impl&quot;;&quot;class:CoreAPI&quot;;[.A247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47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48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6" table:formula="of:=SEEKIMPL(&quot;Impl&quot;;&quot;class:CoreAPI&quot;;[.A248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48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49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6" table:formula="of:=SEEKIMPL(&quot;Impl&quot;;&quot;class:CoreAPI&quot;;[.A249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50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6" table:formula="of:=SEEKIMPL(&quot;Impl&quot;;&quot;class:CoreAPI&quot;;[.A250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1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251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2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6" table:formula="of:=SEEKIMPL(&quot;Impl&quot;;&quot;class:CoreAPI&quot;;[.A252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5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3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253])" office:value-type="string" office:string-value="Yes">
            <text:p>Yes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4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254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54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5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255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55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6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6" table:formula="of:=SEEKIMPL(&quot;Impl&quot;;&quot;class:CoreAPI&quot;;[.A256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56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7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257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57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8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6" table:formula="of:=SEEKIMPL(&quot;Impl&quot;;&quot;class:CoreAPI&quot;;[.A258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58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9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6" table:formula="of:=SEEKIMPL(&quot;Impl&quot;;&quot;class:CoreAPI&quot;;[.A259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5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6" table:formula="of:=SEEKIMPL(&quot;Impl&quot;;&quot;class:CoreAPI&quot;;[.A260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60];[$Linphone.$D$2:.$D$9000]);5)" office:value-type="string" office:string-value="signature:(void)">
            <text:p>signature:(void)</text:p>
          </table:table-cell>
          <table:table-cell table:formula="of:=INDEX([$Linphone.$A$2:.$E$9000];MATCH([.E260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6" table:formula="of:=SEEKIMPL(&quot;Impl&quot;;&quot;class:CoreAPI&quot;;[.A261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61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61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1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yloadType" table:style-name="ta1">
        <office:forms form:automatic-focus="false" form:apply-design-mode="false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107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108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107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108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107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108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107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108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107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108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107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108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107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108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107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108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107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108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107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108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107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108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0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7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107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ORTP_PUBLIC char*">
            <text:p>ORTP_PUBLIC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7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5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5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111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ContactParameters">
            <text:p>getContactParameters</text:p>
          </table:table-cell>
          <table:table-cell office:value-type="string">
            <text:p>contactParameters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8])" office:value-type="string" office:string-value="No">
            <text:p>No</text:p>
          </table:table-cell>
          <table:table-cell office:value-type="string">
            <text:p>linphone_proxy_config_get_contact_parameters</text:p>
          </table:table-cell>
          <table:table-cell table:style-name="ce15" table:formula="of:=INDEX([$Linphone.$A$2:.$E$9000];MATCH([.E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ContactParameters">
            <text:p>setContactParameters</text:p>
          </table:table-cell>
          <table:table-cell office:value-type="string">
            <text:p>contactParameters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9])" office:value-type="string" office:string-value="No">
            <text:p>No</text:p>
          </table:table-cell>
          <table:table-cell office:value-type="string">
            <text:p>linphone_proxy_config_set_contact_parameters</text:p>
          </table:table-cell>
          <table:table-cell table:style-name="ce15" table:formula="of:=INDEX([$Linphone.$A$2:.$E$9000];MATCH([.E9];[$Linphone.$D$2:.$D$9000]);5)" office:value-type="string" office:string-value="signature:(LinphoneProxyConfig *obj, const char *contact_params)">
            <text:p>signature:(LinphoneProxyConfig *obj, const char *contact_params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11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11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11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3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4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111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5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5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11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11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7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9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11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11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21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111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2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11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11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4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8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30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111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3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31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111" table:formula="of:=SEEKIMPL(&quot;Impl&quot;;&quot;class:ProxyConfigAPI&quot;;[.A32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2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2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3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3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111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4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11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5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3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6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111" table:formula="of:=SEEKIMPL(&quot;Impl&quot;;&quot;class:ProxyConfigAPI&quot;;[.A47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7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8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11" table:formula="of:=SEEKIMPL(&quot;Impl&quot;;&quot;class:ProxyConfigAPI&quot;;[.A48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8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3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9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34" table:default-cell-style-name="ce115"/>
        <table:table-column table:style-name="co18" table:default-cell-style-name="ce115"/>
        <table:table-column table:style-name="co35" table:default-cell-style-name="ce115"/>
        <table:table-column table:style-name="co36" table:default-cell-style-name="ce115"/>
        <table:table-column table:style-name="co37" table:default-cell-style-name="ce115"/>
        <table:table-column table:style-name="co35" table:default-cell-style-name="ce115"/>
        <table:table-column table:style-name="co18" table:number-columns-repeated="1017" table:default-cell-style-name="ce115"/>
        <table:table-row table:style-name="ro6">
          <table:table-cell table:style-name="ce114" office:value-type="string">
            <text:p>File</text:p>
          </table:table-cell>
          <table:table-cell table:style-name="ce114" office:value-type="string">
            <text:p>Line</text:p>
          </table:table-cell>
          <table:table-cell table:style-name="ce114" office:value-type="string">
            <text:p>Return type</text:p>
          </table:table-cell>
          <table:table-cell table:style-name="ce114" office:value-type="string">
            <text:p>Function</text:p>
          </table:table-cell>
          <table:table-cell table:style-name="ce114" office:value-type="string">
            <text:p>Parameters</text:p>
          </table:table-cell>
          <table:table-cell table:style-name="ce114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883">
            <text:p>883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884">
            <text:p>884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366">
            <text:p>1366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367">
            <text:p>1367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364">
            <text:p>1364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365">
            <text:p>1365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859">
            <text:p>8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43">
            <text:p>243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42">
            <text:p>242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867">
            <text:p>867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865">
            <text:p>865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159">
            <text:p>159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id">
            <text:p>call_id</text:p>
          </table:table-cell>
          <table:table-cell table:style-name="Default" table:formula="of:=['RAW Linphone'.E1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860">
            <text:p>86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log_updated">
            <text:p>call_log_updat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856">
            <text:p>856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e_changed">
            <text:p>call_state_chang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coreapi/linphonecore.h">
            <text:p>coreapi/linphonecore.h</text:p>
          </table:table-cell>
          <table:table-cell table:style-name="Default" table:formula="of:=SUBSTITUTE(['RAW Linphone'.D17];&quot;line:&quot;;&quot;&quot;)" office:value-type="string" office:string-value="869">
            <text:p>869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all_stats_updated">
            <text:p>call_stats_updated</text:p>
          </table:table-cell>
          <table:table-cell table:style-name="Default" table:formula="of:=['RAW Linphone'.E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63">
            <text:p>63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hannels">
            <text:p>channels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19];&quot;line:&quot;;&quot;&quot;)" office:value-type="string" office:string-value="56">
            <text:p>56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clock_rate">
            <text:p>clock_rate</text:p>
          </table:table-cell>
          <table:table-cell table:style-name="Default" table:formula="of:=['RAW Linphone'.E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145">
            <text:p>145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r">
            <text:p>dir</text:p>
          </table:table-cell>
          <table:table-cell table:style-name="Default" table:formula="of:=['RAW Linphone'.E2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871">
            <text:p>871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message">
            <text:p>display_message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870">
            <text:p>870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status">
            <text:p>display_status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873">
            <text:p>873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url">
            <text:p>display_url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872">
            <text:p>872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isplay_warning">
            <text:p>display_warning</text:p>
          </table:table-cell>
          <table:table-cell table:style-name="Default" table:formula="of:=['RAW Linphone'.E2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2">
            <text:p>552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omain">
            <text:p>domain</text:p>
          </table:table-cell>
          <table:table-cell table:style-name="Default" table:formula="of:=['RAW Linphone'.E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317">
            <text:p>317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ownload_bandwidth">
            <text:p>download_bandwidth</text:p>
          </table:table-cell>
          <table:table-cell table:style-name="Default" table:formula="of:=['RAW Linphone'.E2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55">
            <text:p>55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tls_port">
            <text:p>dtls_port</text:p>
          </table:table-cell>
          <table:table-cell table:style-name="Default" table:formula="of:=['RAW Linphone'.E27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863">
            <text:p>863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dtmf_received">
            <text:p>dtmf_received</text:p>
          </table:table-cell>
          <table:table-cell table:style-name="Default" table:formula="of:=['RAW Linphone'.E2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coreapi/linphonecore.h">
            <text:p>coreapi/linphonecore.h</text:p>
          </table:table-cell>
          <table:table-cell table:style-name="Default" table:formula="of:=SUBSTITUTE(['RAW Linphone'.D29];&quot;line:&quot;;&quot;&quot;)" office:value-type="string" office:string-value="150">
            <text:p>150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duration">
            <text:p>duration</text:p>
          </table:table-cell>
          <table:table-cell table:style-name="Default" table:formula="of:=['RAW Linphone'.E2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coreapi/linphonecore.h">
            <text:p>coreapi/linphonecore.h</text:p>
          </table:table-cell>
          <table:table-cell table:style-name="Default" table:formula="of:=SUBSTITUTE(['RAW Linphone'.D30];&quot;line:&quot;;&quot;&quot;)" office:value-type="string" office:string-value="554">
            <text:p>554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email">
            <text:p>email</text:p>
          </table:table-cell>
          <table:table-cell table:style-name="Default" table:formula="of:=['RAW Linphone'.E3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31];&quot;line:&quot;;&quot;&quot;)" office:value-type="string" office:string-value="66">
            <text:p>66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lags">
            <text:p>flags</text:p>
          </table:table-cell>
          <table:table-cell table:style-name="Default" table:formula="of:=['RAW Linphone'.E3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32];&quot;line:&quot;;&quot;&quot;)" office:value-type="string" office:string-value="93">
            <text:p>93</text:p>
          </table:table-cell>
          <table:table-cell table:style-name="Default" table:formula="of:=SUBSTITUTE(['RAW Linphone'.F32];&quot;returntype:&quot;;&quot;&quot;)" office:value-type="string" office:string-value="ORTP_PUBLICbool_t">
            <text:p>ORTP_PUBLICbool_t</text:p>
          </table:table-cell>
          <table:table-cell table:style-name="Default" table:formula="of:=['RAW Linphone'.A32]" office:value-type="string" office:string-value="fmtp_get_value">
            <text:p>fmtp_get_value</text:p>
          </table:table-cell>
          <table:table-cell table:style-name="Default" table:formula="of:=['RAW Linphone'.E32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147">
            <text:p>147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from">
            <text:p>from</text:p>
          </table:table-cell>
          <table:table-cell table:style-name="Default" table:formula="of:=['RAW Linphone'.E3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854">
            <text:p>854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global_state_changed">
            <text:p>global_state_changed</text:p>
          </table:table-cell>
          <table:table-cell table:style-name="Default" table:formula="of:=['RAW Linphone'.E3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316">
            <text:p>316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ice_state">
            <text:p>ice_state</text:p>
          </table:table-cell>
          <table:table-cell table:style-name="Default" table:formula="of:=['RAW Linphone'.E3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312">
            <text:p>31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jitter_stats">
            <text:p>jitter_stats</text:p>
          </table:table-cell>
          <table:table-cell table:style-name="Default" table:formula="of:=['RAW Linphone'.E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157">
            <text:p>157</text:p>
          </table:table-cell>
          <table:table-cell table:style-name="Default" table:formula="of:=SUBSTITUTE(['RAW Linphone'.F37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7]" office:value-type="string" office:string-value="lc">
            <text:p>lc</text:p>
          </table:table-cell>
          <table:table-cell table:style-name="Default" table:formula="of:=['RAW Linphone'.E3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48">
            <text:p>548</text:p>
          </table:table-cell>
          <table:table-cell table:style-name="Default" table:formula="of:=SUBSTITUTE(['RAW Linphone'.F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8]" office:value-type="string" office:string-value="lc">
            <text:p>lc</text:p>
          </table:table-cell>
          <table:table-cell table:style-name="Default" table:formula="of:=['RAW Linphone'.E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71">
            <text:p>571</text:p>
          </table:table-cell>
          <table:table-cell table:style-name="Default" table:formula="of:=SUBSTITUTE(['RAW Linphone'.F39];&quot;returntype:&quot;;&quot;&quot;)" office:value-type="string" office:string-value="void">
            <text:p>void</text:p>
          </table:table-cell>
          <table:table-cell table:style-name="Default" table:formula="of:=['RAW Linphone'.A39]" office:value-type="string" office:string-value="linphone_account_creator_destroy">
            <text:p>linphone_account_creator_destroy</text:p>
          </table:table-cell>
          <table:table-cell table:style-name="Default" table:formula="of:=['RAW Linphone'.E3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67">
            <text:p>567</text:p>
          </table:table-cell>
          <table:table-cell table:style-name="Default" table:formula="of:=SUBSTITUTE(['RAW Linphone'.F40];&quot;returntype:&quot;;&quot;&quot;)" office:value-type="string" office:string-value="const char*">
            <text:p>const char*</text:p>
          </table:table-cell>
          <table:table-cell table:style-name="Default" table:formula="of:=['RAW Linphone'.A40]" office:value-type="string" office:string-value="linphone_account_creator_get_domain">
            <text:p>linphone_account_creator_get_domain</text:p>
          </table:table-cell>
          <table:table-cell table:style-name="Default" table:formula="of:=['RAW Linphone'.E4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66">
            <text:p>566</text:p>
          </table:table-cell>
          <table:table-cell table:style-name="Default" table:formula="of:=SUBSTITUTE(['RAW Linphone'.F41];&quot;returntype:&quot;;&quot;&quot;)" office:value-type="string" office:string-value="const char*">
            <text:p>const char*</text:p>
          </table:table-cell>
          <table:table-cell table:style-name="Default" table:formula="of:=['RAW Linphone'.A41]" office:value-type="string" office:string-value="linphone_account_creator_get_username">
            <text:p>linphone_account_creator_get_username</text:p>
          </table:table-cell>
          <table:table-cell table:style-name="Default" table:formula="of:=['RAW Linphone'.E4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59">
            <text:p>559</text:p>
          </table:table-cell>
          <table:table-cell table:style-name="Default" table:formula="of:=SUBSTITUTE(['RAW Linphone'.F42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42]" office:value-type="string" office:string-value="linphone_account_creator_new">
            <text:p>linphone_account_creator_new</text:p>
          </table:table-cell>
          <table:table-cell table:style-name="Default" table:formula="of:=['RAW Linphone'.E42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62">
            <text:p>562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domain">
            <text:p>linphone_account_creator_set_domain</text:p>
          </table:table-cell>
          <table:table-cell table:style-name="Default" table:formula="of:=['RAW Linphone'.E43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64">
            <text:p>564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email">
            <text:p>linphone_account_creator_set_email</text:p>
          </table:table-cell>
          <table:table-cell table:style-name="Default" table:formula="of:=['RAW Linphone'.E44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61">
            <text:p>56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5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63">
            <text:p>563</text:p>
          </table:table-cell>
          <table:table-cell table:style-name="Default" table:formula="of:=SUBSTITUTE(['RAW Linphone'.F46];&quot;returntype:&quot;;&quot;&quot;)" office:value-type="string" office:string-value="void">
            <text:p>void</text:p>
          </table:table-cell>
          <table:table-cell table:style-name="Default" table:formula="of:=['RAW Linphone'.A46]" office:value-type="string" office:string-value="linphone_account_creator_set_route">
            <text:p>linphone_account_creator_set_route</text:p>
          </table:table-cell>
          <table:table-cell table:style-name="Default" table:formula="of:=['RAW Linphone'.E46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65">
            <text:p>565</text:p>
          </table:table-cell>
          <table:table-cell table:style-name="Default" table:formula="of:=SUBSTITUTE(['RAW Linphone'.F47];&quot;returntype:&quot;;&quot;&quot;)" office:value-type="string" office:string-value="void">
            <text:p>void</text:p>
          </table:table-cell>
          <table:table-cell table:style-name="Default" table:formula="of:=['RAW Linphone'.A47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7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60">
            <text:p>560</text:p>
          </table:table-cell>
          <table:table-cell table:style-name="Default" table:formula="of:=SUBSTITUTE(['RAW Linphone'.F48];&quot;returntype:&quot;;&quot;&quot;)" office:value-type="string" office:string-value="void">
            <text:p>void</text:p>
          </table:table-cell>
          <table:table-cell table:style-name="Default" table:formula="of:=['RAW Linphone'.A48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8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568">
            <text:p>568</text:p>
          </table:table-cell>
          <table:table-cell table:style-name="Default" table:formula="of:=SUBSTITUTE(['RAW Linphone'.F49];&quot;returntype:&quot;;&quot;&quot;)" office:value-type="string" office:string-value="int">
            <text:p>int</text:p>
          </table:table-cell>
          <table:table-cell table:style-name="Default" table:formula="of:=['RAW Linphone'.A49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569">
            <text:p>569</text:p>
          </table:table-cell>
          <table:table-cell table:style-name="Default" table:formula="of:=SUBSTITUTE(['RAW Linphone'.F50];&quot;returntype:&quot;;&quot;&quot;)" office:value-type="string" office:string-value="int">
            <text:p>int</text:p>
          </table:table-cell>
          <table:table-cell table:style-name="Default" table:formula="of:=['RAW Linphone'.A50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5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570">
            <text:p>570</text:p>
          </table:table-cell>
          <table:table-cell table:style-name="Default" table:formula="of:=SUBSTITUTE(['RAW Linphone'.F5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51]" office:value-type="string" office:string-value="linphone_account_creator_validate">
            <text:p>linphone_account_creator_validate</text:p>
          </table:table-cell>
          <table:table-cell table:style-name="Default" table:formula="of:=['RAW Linphone'.E5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104">
            <text:p>104</text:p>
          </table:table-cell>
          <table:table-cell table:style-name="Default" table:formula="of:=SUBSTITUTE(['RAW Linphone'.F52];&quot;returntype:&quot;;&quot;&quot;)" office:value-type="string" office:string-value="char*">
            <text:p>char*</text:p>
          </table:table-cell>
          <table:table-cell table:style-name="Default" table:formula="of:=['RAW Linphone'.A52]" office:value-type="string" office:string-value="linphone_address_as_string">
            <text:p>linphone_address_as_string</text:p>
          </table:table-cell>
          <table:table-cell table:style-name="Default" table:formula="of:=['RAW Linphone'.E5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5">
            <text:p>105</text:p>
          </table:table-cell>
          <table:table-cell table:style-name="Default" table:formula="of:=SUBSTITUTE(['RAW Linphone'.F53];&quot;returntype:&quot;;&quot;&quot;)" office:value-type="string" office:string-value="char*">
            <text:p>char*</text:p>
          </table:table-cell>
          <table:table-cell table:style-name="Default" table:formula="of:=['RAW Linphone'.A53]" office:value-type="string" office:string-value="linphone_address_as_string_uri_only">
            <text:p>linphone_address_as_string_uri_only</text:p>
          </table:table-cell>
          <table:table-cell table:style-name="Default" table:formula="of:=['RAW Linphone'.E53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103">
            <text:p>103</text:p>
          </table:table-cell>
          <table:table-cell table:style-name="Default" table:formula="of:=SUBSTITUTE(['RAW Linphone'.F54];&quot;returntype:&quot;;&quot;&quot;)" office:value-type="string" office:string-value="void">
            <text:p>void</text:p>
          </table:table-cell>
          <table:table-cell table:style-name="Default" table:formula="of:=['RAW Linphone'.A54]" office:value-type="string" office:string-value="linphone_address_clean">
            <text:p>linphone_address_clean</text:p>
          </table:table-cell>
          <table:table-cell table:style-name="Default" table:formula="of:=['RAW Linphone'.E54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3">
            <text:p>83</text:p>
          </table:table-cell>
          <table:table-cell table:style-name="Default" table:formula="of:=SUBSTITUTE(['RAW Linphone'.F55];&quot;returntype:&quot;;&quot;&quot;)" office:value-type="string" office:string-value="LinphoneAddress*">
            <text:p>LinphoneAddress*</text:p>
          </table:table-cell>
          <table:table-cell table:style-name="Default" table:formula="of:=['RAW Linphone'.A55]" office:value-type="string" office:string-value="linphone_address_clone">
            <text:p>linphone_address_clone</text:p>
          </table:table-cell>
          <table:table-cell table:style-name="Default" table:formula="of:=['RAW Linphone'.E55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107">
            <text:p>107</text:p>
          </table:table-cell>
          <table:table-cell table:style-name="Default" table:formula="of:=SUBSTITUTE(['RAW Linphone'.F56];&quot;returntype:&quot;;&quot;&quot;)" office:value-type="string" office:string-value="void">
            <text:p>void</text:p>
          </table:table-cell>
          <table:table-cell table:style-name="Default" table:formula="of:=['RAW Linphone'.A56]" office:value-type="string" office:string-value="linphone_address_destroy">
            <text:p>linphone_address_destroy</text:p>
          </table:table-cell>
          <table:table-cell table:style-name="Default" table:formula="of:=['RAW Linphone'.E56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85">
            <text:p>85</text:p>
          </table:table-cell>
          <table:table-cell table:style-name="Default" table:formula="of:=SUBSTITUTE(['RAW Linphone'.F57];&quot;returntype:&quot;;&quot;&quot;)" office:value-type="string" office:string-value="const char*">
            <text:p>const char*</text:p>
          </table:table-cell>
          <table:table-cell table:style-name="Default" table:formula="of:=['RAW Linphone'.A57]" office:value-type="string" office:string-value="linphone_address_get_display_name">
            <text:p>linphone_address_get_display_name</text:p>
          </table:table-cell>
          <table:table-cell table:style-name="Default" table:formula="of:=['RAW Linphone'.E57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7">
            <text:p>87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domain">
            <text:p>linphone_address_get_domain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96">
            <text:p>9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port">
            <text:p>linphone_address_get_port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92">
            <text:p>92</text:p>
          </table:table-cell>
          <table:table-cell table:style-name="Default" table:formula="of:=SUBSTITUTE(['RAW Linphone'.F60];&quot;returntype:&quot;;&quot;&quot;)" office:value-type="string" office:string-value="int">
            <text:p>int</text:p>
          </table:table-cell>
          <table:table-cell table:style-name="Default" table:formula="of:=['RAW Linphone'.A60]" office:value-type="string" office:string-value="linphone_address_get_port_int">
            <text:p>linphone_address_get_port_int</text:p>
          </table:table-cell>
          <table:table-cell table:style-name="Default" table:formula="of:=['RAW Linphone'.E6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84">
            <text:p>84</text:p>
          </table:table-cell>
          <table:table-cell table:style-name="Default" table:formula="of:=SUBSTITUTE(['RAW Linphone'.F61];&quot;returntype:&quot;;&quot;&quot;)" office:value-type="string" office:string-value="const char*">
            <text:p>const char*</text:p>
          </table:table-cell>
          <table:table-cell table:style-name="Default" table:formula="of:=['RAW Linphone'.A61]" office:value-type="string" office:string-value="linphone_address_get_scheme">
            <text:p>linphone_address_get_scheme</text:p>
          </table:table-cell>
          <table:table-cell table:style-name="Default" table:formula="of:=['RAW Linphone'.E61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86">
            <text:p>86</text:p>
          </table:table-cell>
          <table:table-cell table:style-name="Default" table:formula="of:=SUBSTITUTE(['RAW Linphone'.F62];&quot;returntype:&quot;;&quot;&quot;)" office:value-type="string" office:string-value="const char*">
            <text:p>const char*</text:p>
          </table:table-cell>
          <table:table-cell table:style-name="Default" table:formula="of:=['RAW Linphone'.A62]" office:value-type="string" office:string-value="linphone_address_get_username">
            <text:p>linphone_address_get_username</text:p>
          </table:table-cell>
          <table:table-cell table:style-name="Default" table:formula="of:=['RAW Linphone'.E6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82">
            <text:p>82</text:p>
          </table:table-cell>
          <table:table-cell table:style-name="Default" table:formula="of:=SUBSTITUTE(['RAW Linphone'.F63];&quot;returntype:&quot;;&quot;&quot;)" office:value-type="string" office:string-value="LinphoneAddress*">
            <text:p>LinphoneAddress*</text:p>
          </table:table-cell>
          <table:table-cell table:style-name="Default" table:formula="of:=['RAW Linphone'.A63]" office:value-type="string" office:string-value="linphone_address_new">
            <text:p>linphone_address_new</text:p>
          </table:table-cell>
          <table:table-cell table:style-name="Default" table:formula="of:=['RAW Linphone'.E63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97">
            <text:p>97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display_name">
            <text:p>linphone_address_set_display_name</text:p>
          </table:table-cell>
          <table:table-cell table:style-name="Default" table:formula="of:=['RAW Linphone'.E64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9">
            <text:p>99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domain">
            <text:p>linphone_address_set_domain</text:p>
          </table:table-cell>
          <table:table-cell table:style-name="Default" table:formula="of:=['RAW Linphone'.E65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0">
            <text:p>100</text:p>
          </table:table-cell>
          <table:table-cell table:style-name="Default" table:formula="of:=SUBSTITUTE(['RAW Linphone'.F66];&quot;returntype:&quot;;&quot;&quot;)" office:value-type="string" office:string-value="void">
            <text:p>void</text:p>
          </table:table-cell>
          <table:table-cell table:style-name="Default" table:formula="of:=['RAW Linphone'.A66]" office:value-type="string" office:string-value="linphone_address_set_port">
            <text:p>linphone_address_set_port</text:p>
          </table:table-cell>
          <table:table-cell table:style-name="Default" table:formula="of:=['RAW Linphone'.E66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101">
            <text:p>101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ddress_set_port_int">
            <text:p>linphone_address_set_port_int</text:p>
          </table:table-cell>
          <table:table-cell table:style-name="Default" table:formula="of:=['RAW Linphone'.E67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98">
            <text:p>98</text:p>
          </table:table-cell>
          <table:table-cell table:style-name="Default" table:formula="of:=SUBSTITUTE(['RAW Linphone'.F68];&quot;returntype:&quot;;&quot;&quot;)" office:value-type="string" office:string-value="void">
            <text:p>void</text:p>
          </table:table-cell>
          <table:table-cell table:style-name="Default" table:formula="of:=['RAW Linphone'.A68]" office:value-type="string" office:string-value="linphone_address_set_username">
            <text:p>linphone_address_set_username</text:p>
          </table:table-cell>
          <table:table-cell table:style-name="Default" table:formula="of:=['RAW Linphone'.E68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106">
            <text:p>106</text:p>
          </table:table-cell>
          <table:table-cell table:style-name="Default" table:formula="of:=SUBSTITUTE(['RAW Linphone'.F69];&quot;returntype:&quot;;&quot;&quot;)" office:value-type="string" office:string-value="bool_t">
            <text:p>bool_t</text:p>
          </table:table-cell>
          <table:table-cell table:style-name="Default" table:formula="of:=['RAW Linphone'.A69]" office:value-type="string" office:string-value="linphone_address_weak_equal">
            <text:p>linphone_address_weak_equal</text:p>
          </table:table-cell>
          <table:table-cell table:style-name="Default" table:formula="of:=['RAW Linphone'.E69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612">
            <text:p>612</text:p>
          </table:table-cell>
          <table:table-cell table:style-name="Default" table:formula="of:=SUBSTITUTE(['RAW Linphone'.F70];&quot;returntype:&quot;;&quot;&quot;)" office:value-type="string" office:string-value="void">
            <text:p>void</text:p>
          </table:table-cell>
          <table:table-cell table:style-name="Default" table:formula="of:=['RAW Linphone'.A70]" office:value-type="string" office:string-value="linphone_auth_info_destroy">
            <text:p>linphone_auth_info_destroy</text:p>
          </table:table-cell>
          <table:table-cell table:style-name="Default" table:formula="of:=['RAW Linphone'.E70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608">
            <text:p>608</text:p>
          </table:table-cell>
          <table:table-cell table:style-name="Default" table:formula="of:=SUBSTITUTE(['RAW Linphone'.F71];&quot;returntype:&quot;;&quot;&quot;)" office:value-type="string" office:string-value="const char*">
            <text:p>const char*</text:p>
          </table:table-cell>
          <table:table-cell table:style-name="Default" table:formula="of:=['RAW Linphone'.A71]" office:value-type="string" office:string-value="linphone_auth_info_get_passwd">
            <text:p>linphone_auth_info_get_passwd</text:p>
          </table:table-cell>
          <table:table-cell table:style-name="Default" table:formula="of:=['RAW Linphone'.E71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609">
            <text:p>609</text:p>
          </table:table-cell>
          <table:table-cell table:style-name="Default" table:formula="of:=SUBSTITUTE(['RAW Linphone'.F72];&quot;returntype:&quot;;&quot;&quot;)" office:value-type="string" office:string-value="const char*">
            <text:p>const char*</text:p>
          </table:table-cell>
          <table:table-cell table:style-name="Default" table:formula="of:=['RAW Linphone'.A72]" office:value-type="string" office:string-value="linphone_auth_info_get_userid">
            <text:p>linphone_auth_info_get_userid</text:p>
          </table:table-cell>
          <table:table-cell table:style-name="Default" table:formula="of:=['RAW Linphone'.E72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607">
            <text:p>607</text:p>
          </table:table-cell>
          <table:table-cell table:style-name="Default" table:formula="of:=SUBSTITUTE(['RAW Linphone'.F73];&quot;returntype:&quot;;&quot;&quot;)" office:value-type="string" office:string-value="const char*">
            <text:p>const char*</text:p>
          </table:table-cell>
          <table:table-cell table:style-name="Default" table:formula="of:=['RAW Linphone'.A73]" office:value-type="string" office:string-value="linphone_auth_info_get_username">
            <text:p>linphone_auth_info_get_username</text:p>
          </table:table-cell>
          <table:table-cell table:style-name="Default" table:formula="of:=['RAW Linphone'.E73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601">
            <text:p>601</text:p>
          </table:table-cell>
          <table:table-cell table:style-name="Default" table:formula="of:=SUBSTITUTE(['RAW Linphone'.F74];&quot;returntype:&quot;;&quot;&quot;)" office:value-type="string" office:string-value="LinphoneAuthInfo*">
            <text:p>LinphoneAuthInfo*</text:p>
          </table:table-cell>
          <table:table-cell table:style-name="Default" table:formula="of:=['RAW Linphone'.A74]" office:value-type="string" office:string-value="linphone_auth_info_new">
            <text:p>linphone_auth_info_new</text:p>
          </table:table-cell>
          <table:table-cell table:style-name="Default" table:formula="of:=['RAW Linphone'.E74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LinphoneAuthInfo*">
            <text:p>LinphoneAuthInfo*</text:p>
          </table:table-cell>
          <table:table-cell table:style-name="Default" table:formula="of:=['RAW Linphone'.A75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5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void">
            <text:p>void</text:p>
          </table:table-cell>
          <table:table-cell table:style-name="Default" table:formula="of:=['RAW Linphone'.A76]" office:value-type="string" office:string-value="linphone_auth_info_set_passwd">
            <text:p>linphone_auth_info_set_passwd</text:p>
          </table:table-cell>
          <table:table-cell table:style-name="Default" table:formula="of:=['RAW Linphone'.E76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void">
            <text:p>void</text:p>
          </table:table-cell>
          <table:table-cell table:style-name="Default" table:formula="of:=['RAW Linphone'.A77]" office:value-type="string" office:string-value="linphone_auth_info_set_userid">
            <text:p>linphone_auth_info_set_userid</text:p>
          </table:table-cell>
          <table:table-cell table:style-name="Default" table:formula="of:=['RAW Linphone'.E77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void">
            <text:p>void</text:p>
          </table:table-cell>
          <table:table-cell table:style-name="Default" table:formula="of:=['RAW Linphone'.A78]" office:value-type="string" office:string-value="linphone_auth_info_set_username">
            <text:p>linphone_auth_info_set_username</text:p>
          </table:table-cell>
          <table:table-cell table:style-name="Default" table:formula="of:=['RAW Linphone'.E78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asked_to_autoanswer">
            <text:p>linphone_call_asked_to_autoanswer</text:p>
          </table:table-cell>
          <table:table-cell table:style-name="Default" table:formula="of:=['RAW Linphone'.E7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bool_t">
            <text:p>bool_t</text:p>
          </table:table-cell>
          <table:table-cell table:style-name="Default" table:formula="of:=['RAW Linphone'.A80]" office:value-type="string" office:string-value="linphone_call_camera_enabled">
            <text:p>linphone_call_camera_enabled</text:p>
          </table:table-cell>
          <table:table-cell table:style-name="Default" table:formula="of:=['RAW Linphone'.E80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bool_t">
            <text:p>bool_t</text:p>
          </table:table-cell>
          <table:table-cell table:style-name="Default" table:formula="of:=['RAW Linphone'.A81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81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bool_t">
            <text:p>bool_t</text:p>
          </table:table-cell>
          <table:table-cell table:style-name="Default" table:formula="of:=['RAW Linphone'.A82]" office:value-type="string" office:string-value="linphone_call_echo_limiter_enabled">
            <text:p>linphone_call_echo_limiter_enabled</text:p>
          </table:table-cell>
          <table:table-cell table:style-name="Default" table:formula="of:=['RAW Linphone'.E8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void">
            <text:p>void</text:p>
          </table:table-cell>
          <table:table-cell table:style-name="Default" table:formula="of:=['RAW Linphone'.A83]" office:value-type="string" office:string-value="linphone_call_enable_camera">
            <text:p>linphone_call_enable_camera</text:p>
          </table:table-cell>
          <table:table-cell table:style-name="Default" table:formula="of:=['RAW Linphone'.E83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void">
            <text:p>void</text:p>
          </table:table-cell>
          <table:table-cell table:style-name="Default" table:formula="of:=['RAW Linphone'.A84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4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void">
            <text:p>void</text:p>
          </table:table-cell>
          <table:table-cell table:style-name="Default" table:formula="of:=['RAW Linphone'.A85]" office:value-type="string" office:string-value="linphone_call_enable_echo_limiter">
            <text:p>linphone_call_enable_echo_limiter</text:p>
          </table:table-cell>
          <table:table-cell table:style-name="Default" table:formula="of:=['RAW Linphone'.E85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6]" office:value-type="string" office:string-value="linphone_call_get_audio_stats">
            <text:p>linphone_call_get_audio_stats</text:p>
          </table:table-cell>
          <table:table-cell table:style-name="Default" table:formula="of:=['RAW Linphone'.E8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const char*">
            <text:p>const char*</text:p>
          </table:table-cell>
          <table:table-cell table:style-name="Default" table:formula="of:=['RAW Linphone'.A87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bool_t">
            <text:p>bool_t</text:p>
          </table:table-cell>
          <table:table-cell table:style-name="Default" table:formula="of:=['RAW Linphone'.A88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float">
            <text:p>float</text:p>
          </table:table-cell>
          <table:table-cell table:style-name="Default" table:formula="of:=['RAW Linphone'.A89]" office:value-type="string" office:string-value="linphone_call_get_average_quality">
            <text:p>linphone_call_get_average_quality</text:p>
          </table:table-cell>
          <table:table-cell table:style-name="Default" table:formula="of:=['RAW Linphone'.E8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LinphoneCallLog*">
            <text:p>LinphoneCallLog*</text:p>
          </table:table-cell>
          <table:table-cell table:style-name="Default" table:formula="of:=['RAW Linphone'.A90]" office:value-type="string" office:string-value="linphone_call_get_call_log">
            <text:p>linphone_call_get_call_log</text:p>
          </table:table-cell>
          <table:table-cell table:style-name="Default" table:formula="of:=['RAW Linphone'.E9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ore*">
            <text:p>LinphoneCore*</text:p>
          </table:table-cell>
          <table:table-cell table:style-name="Default" table:formula="of:=['RAW Linphone'.A91]" office:value-type="string" office:string-value="linphone_call_get_core">
            <text:p>linphone_call_get_core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2]" office:value-type="string" office:string-value="linphone_call_get_current_params">
            <text:p>linphone_call_get_current_params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current_quality">
            <text:p>linphone_call_get_current_quality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CallDir">
            <text:p>LinphoneCallDir</text:p>
          </table:table-cell>
          <table:table-cell table:style-name="Default" table:formula="of:=['RAW Linphone'.A94]" office:value-type="string" office:string-value="linphone_call_get_dir">
            <text:p>linphone_call_get_dir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int">
            <text:p>int</text:p>
          </table:table-cell>
          <table:table-cell table:style-name="Default" table:formula="of:=['RAW Linphone'.A95]" office:value-type="string" office:string-value="linphone_call_get_duration">
            <text:p>linphone_call_get_duration</text:p>
          </table:table-cell>
          <table:table-cell table:style-name="Default" table:formula="of:=['RAW Linphone'.E9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float">
            <text:p>float</text:p>
          </table:table-cell>
          <table:table-cell table:style-name="Default" table:formula="of:=['RAW Linphone'.A96]" office:value-type="string" office:string-value="linphone_call_get_play_volume">
            <text:p>linphone_call_get_play_volume</text:p>
          </table:table-cell>
          <table:table-cell table:style-name="Default" table:formula="of:=['RAW Linphone'.E9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LinphoneReason">
            <text:p>LinphoneReason</text:p>
          </table:table-cell>
          <table:table-cell table:style-name="Default" table:formula="of:=['RAW Linphone'.A97]" office:value-type="string" office:string-value="linphone_call_get_reason">
            <text:p>linphone_call_get_reason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float">
            <text:p>float</text:p>
          </table:table-cell>
          <table:table-cell table:style-name="Default" table:formula="of:=['RAW Linphone'.A98]" office:value-type="string" office:string-value="linphone_call_get_record_volume">
            <text:p>linphone_call_get_record_volume</text:p>
          </table:table-cell>
          <table:table-cell table:style-name="Default" table:formula="of:=['RAW Linphone'.E9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 char*">
            <text:p>const char*</text:p>
          </table:table-cell>
          <table:table-cell table:style-name="Default" table:formula="of:=['RAW Linphone'.A99]" office:value-type="string" office:string-value="linphone_call_get_refer_to">
            <text:p>linphone_call_get_refer_to</text:p>
          </table:table-cell>
          <table:table-cell table:style-name="Default" table:formula="of:=['RAW Linphone'.E9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00]" office:value-type="string" office:string-value="linphone_call_get_remote_address">
            <text:p>linphone_call_get_remote_address</text:p>
          </table:table-cell>
          <table:table-cell table:style-name="Default" table:formula="of:=['RAW Linphone'.E10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char*">
            <text:p>char*</text:p>
          </table:table-cell>
          <table:table-cell table:style-name="Default" table:formula="of:=['RAW Linphone'.A101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10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102]" office:value-type="string" office:string-value="linphone_call_get_remote_params">
            <text:p>linphone_call_get_remote_params</text:p>
          </table:table-cell>
          <table:table-cell table:style-name="Default" table:formula="of:=['RAW Linphone'.E10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const char*">
            <text:p>const char*</text:p>
          </table:table-cell>
          <table:table-cell table:style-name="Default" table:formula="of:=['RAW Linphone'.A103]" office:value-type="string" office:string-value="linphone_call_get_remote_user_agent">
            <text:p>linphone_call_get_remote_user_agent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LinphoneCall*">
            <text:p>LinphoneCall*</text:p>
          </table:table-cell>
          <table:table-cell table:style-name="Default" table:formula="of:=['RAW Linphone'.A104]" office:value-type="string" office:string-value="linphone_call_get_replaced_call">
            <text:p>linphone_call_get_replaced_call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LinphoneCallState">
            <text:p>LinphoneCallState</text:p>
          </table:table-cell>
          <table:table-cell table:style-name="Default" table:formula="of:=['RAW Linphone'.A105]" office:value-type="string" office:string-value="linphone_call_get_state">
            <text:p>linphone_call_get_state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LinphoneCallState">
            <text:p>LinphoneCallState</text:p>
          </table:table-cell>
          <table:table-cell table:style-name="Default" table:formula="of:=['RAW Linphone'.A106]" office:value-type="string" office:string-value="linphone_call_get_transfer_state">
            <text:p>linphone_call_get_transfer_state</text:p>
          </table:table-cell>
          <table:table-cell table:style-name="Default" table:formula="of:=['RAW Linphone'.E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void*">
            <text:p>void*</text:p>
          </table:table-cell>
          <table:table-cell table:style-name="Default" table:formula="of:=['RAW Linphone'.A107]" office:value-type="string" office:string-value="linphone_call_get_user_pointer">
            <text:p>linphone_call_get_user_pointer</text:p>
          </table:table-cell>
          <table:table-cell table:style-name="Default" table:formula="of:=['RAW Linphone'.E10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8]" office:value-type="string" office:string-value="linphone_call_get_video_stats">
            <text:p>linphone_call_get_video_stats</text:p>
          </table:table-cell>
          <table:table-cell table:style-name="Default" table:formula="of:=['RAW Linphone'.E10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bool_t">
            <text:p>bool_t</text:p>
          </table:table-cell>
          <table:table-cell table:style-name="Default" table:formula="of:=['RAW Linphone'.A109]" office:value-type="string" office:string-value="linphone_call_has_transfer_pending">
            <text:p>linphone_call_has_transfer_pending</text:p>
          </table:table-cell>
          <table:table-cell table:style-name="Default" table:formula="of:=['RAW Linphone'.E10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bool_t">
            <text:p>bool_t</text:p>
          </table:table-cell>
          <table:table-cell table:style-name="Default" table:formula="of:=['RAW Linphone'.A110]" office:value-type="string" office:string-value="linphone_call_is_in_conference">
            <text:p>linphone_call_is_in_conference</text:p>
          </table:table-cell>
          <table:table-cell table:style-name="Default" table:formula="of:=['RAW Linphone'.E11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constrtp_stats_t*">
            <text:p>constrtp_stats_t*</text:p>
          </table:table-cell>
          <table:table-cell table:style-name="Default" table:formula="of:=['RAW Linphone'.A111]" office:value-type="string" office:string-value="linphone_call_log_get_local_stats">
            <text:p>linphone_call_log_get_local_stats</text:p>
          </table:table-cell>
          <table:table-cell table:style-name="Default" table:formula="of:=['RAW Linphone'.E111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const char*">
            <text:p>const char*</text:p>
          </table:table-cell>
          <table:table-cell table:style-name="Default" table:formula="of:=['RAW Linphone'.A112]" office:value-type="string" office:string-value="linphone_call_log_get_ref_key">
            <text:p>linphone_call_log_get_ref_key</text:p>
          </table:table-cell>
          <table:table-cell table:style-name="Default" table:formula="of:=['RAW Linphone'.E112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onstrtp_stats_t*">
            <text:p>constrtp_stats_t*</text:p>
          </table:table-cell>
          <table:table-cell table:style-name="Default" table:formula="of:=['RAW Linphone'.A113]" office:value-type="string" office:string-value="linphone_call_log_get_remote_stats">
            <text:p>linphone_call_log_get_remote_stats</text:p>
          </table:table-cell>
          <table:table-cell table:style-name="Default" table:formula="of:=['RAW Linphone'.E113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void*">
            <text:p>void*</text:p>
          </table:table-cell>
          <table:table-cell table:style-name="Default" table:formula="of:=['RAW Linphone'.A114]" office:value-type="string" office:string-value="linphone_call_log_get_user_pointer">
            <text:p>linphone_call_log_get_user_pointer</text:p>
          </table:table-cell>
          <table:table-cell table:style-name="Default" table:formula="of:=['RAW Linphone'.E114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80">
            <text:p>180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log_set_ref_key">
            <text:p>linphone_call_log_set_ref_key</text:p>
          </table:table-cell>
          <table:table-cell table:style-name="Default" table:formula="of:=['RAW Linphone'.E115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78">
            <text:p>178</text:p>
          </table:table-cell>
          <table:table-cell table:style-name="Default" table:formula="of:=SUBSTITUTE(['RAW Linphone'.F116];&quot;returntype:&quot;;&quot;&quot;)" office:value-type="string" office:string-value="void">
            <text:p>void</text:p>
          </table:table-cell>
          <table:table-cell table:style-name="Default" table:formula="of:=['RAW Linphone'.A116]" office:value-type="string" office:string-value="linphone_call_log_set_user_pointer">
            <text:p>linphone_call_log_set_user_pointer</text:p>
          </table:table-cell>
          <table:table-cell table:style-name="Default" table:formula="of:=['RAW Linphone'.E116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84">
            <text:p>184</text:p>
          </table:table-cell>
          <table:table-cell table:style-name="Default" table:formula="of:=SUBSTITUTE(['RAW Linphone'.F117];&quot;returntype:&quot;;&quot;&quot;)" office:value-type="string" office:string-value="char*">
            <text:p>char*</text:p>
          </table:table-cell>
          <table:table-cell table:style-name="Default" table:formula="of:=['RAW Linphone'.A117]" office:value-type="string" office:string-value="linphone_call_log_to_str">
            <text:p>linphone_call_log_to_str</text:p>
          </table:table-cell>
          <table:table-cell table:style-name="Default" table:formula="of:=['RAW Linphone'.E117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8]" office:value-type="string" office:string-value="linphone_call_params_copy">
            <text:p>linphone_call_params_copy</text:p>
          </table:table-cell>
          <table:table-cell table:style-name="Default" table:formula="of:=['RAW Linphone'.E118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206">
            <text:p>206</text:p>
          </table:table-cell>
          <table:table-cell table:style-name="Default" table:formula="of:=SUBSTITUTE(['RAW Linphone'.F119];&quot;returntype:&quot;;&quot;&quot;)" office:value-type="string" office:string-value="void">
            <text:p>void</text:p>
          </table:table-cell>
          <table:table-cell table:style-name="Default" table:formula="of:=['RAW Linphone'.A119]" office:value-type="string" office:string-value="linphone_call_params_destroy">
            <text:p>linphone_call_params_destroy</text:p>
          </table:table-cell>
          <table:table-cell table:style-name="Default" table:formula="of:=['RAW Linphone'.E119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203">
            <text:p>203</text:p>
          </table:table-cell>
          <table:table-cell table:style-name="Default" table:formula="of:=SUBSTITUTE(['RAW Linphone'.F120];&quot;returntype:&quot;;&quot;&quot;)" office:value-type="string" office:string-value="bool_t">
            <text:p>bool_t</text:p>
          </table:table-cell>
          <table:table-cell table:style-name="Default" table:formula="of:=['RAW Linphone'.A120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202">
            <text:p>202</text:p>
          </table:table-cell>
          <table:table-cell table:style-name="Default" table:formula="of:=SUBSTITUTE(['RAW Linphone'.F121];&quot;returntype:&quot;;&quot;&quot;)" office:value-type="string" office:string-value="void">
            <text:p>void</text:p>
          </table:table-cell>
          <table:table-cell table:style-name="Default" table:formula="of:=['RAW Linphone'.A121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21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8">
            <text:p>198</text:p>
          </table:table-cell>
          <table:table-cell table:style-name="Default" table:formula="of:=SUBSTITUTE(['RAW Linphone'.F122];&quot;returntype:&quot;;&quot;&quot;)" office:value-type="string" office:string-value="void">
            <text:p>void</text:p>
          </table:table-cell>
          <table:table-cell table:style-name="Default" table:formula="of:=['RAW Linphone'.A122]" office:value-type="string" office:string-value="linphone_call_params_enable_video">
            <text:p>linphone_call_params_enable_video</text:p>
          </table:table-cell>
          <table:table-cell table:style-name="Default" table:formula="of:=['RAW Linphone'.E122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0">
            <text:p>200</text:p>
          </table:table-cell>
          <table:table-cell table:style-name="Default" table:formula="of:=SUBSTITUTE(['RAW Linphone'.F12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23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23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5">
            <text:p>195</text:p>
          </table:table-cell>
          <table:table-cell table:style-name="Default" table:formula="of:=SUBSTITUTE(['RAW Linphone'.F124];&quot;returntype:&quot;;&quot;&quot;)" office:value-type="string" office:string-value="constPayloadType*">
            <text:p>constPayloadType*</text:p>
          </table:table-cell>
          <table:table-cell table:style-name="Default" table:formula="of:=['RAW Linphone'.A124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6">
            <text:p>196</text:p>
          </table:table-cell>
          <table:table-cell table:style-name="Default" table:formula="of:=SUBSTITUTE(['RAW Linphone'.F125];&quot;returntype:&quot;;&quot;&quot;)" office:value-type="string" office:string-value="constPayloadType*">
            <text:p>constPayloadType*</text:p>
          </table:table-cell>
          <table:table-cell table:style-name="Default" table:formula="of:=['RAW Linphone'.A125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04">
            <text:p>204</text:p>
          </table:table-cell>
          <table:table-cell table:style-name="Default" table:formula="of:=SUBSTITUTE(['RAW Linphone'.F126];&quot;returntype:&quot;;&quot;&quot;)" office:value-type="string" office:string-value="bool_t">
            <text:p>bool_t</text:p>
          </table:table-cell>
          <table:table-cell table:style-name="Default" table:formula="of:=['RAW Linphone'.A126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214">
            <text:p>214</text:p>
          </table:table-cell>
          <table:table-cell table:style-name="Default" table:formula="of:=SUBSTITUTE(['RAW Linphone'.F127];&quot;returntype:&quot;;&quot;&quot;)" office:value-type="string" office:string-value="bool_t">
            <text:p>bool_t</text:p>
          </table:table-cell>
          <table:table-cell table:style-name="Default" table:formula="of:=['RAW Linphone'.A127]" office:value-type="string" office:string-value="linphone_call_params_low_bandwidth_enabled">
            <text:p>linphone_call_params_low_bandwidth_enabled</text:p>
          </table:table-cell>
          <table:table-cell table:style-name="Default" table:formula="of:=['RAW Linphone'.E127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205">
            <text:p>205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8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201">
            <text:p>20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9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199">
            <text:p>199</text:p>
          </table:table-cell>
          <table:table-cell table:style-name="Default" table:formula="of:=SUBSTITUTE(['RAW Linphone'.F130];&quot;returntype:&quot;;&quot;&quot;)" office:value-type="string" office:string-value="bool_t">
            <text:p>bool_t</text:p>
          </table:table-cell>
          <table:table-cell table:style-name="Default" table:formula="of:=['RAW Linphone'.A130]" office:value-type="string" office:string-value="linphone_call_params_video_enabled">
            <text:p>linphone_call_params_video_enabled</text:p>
          </table:table-cell>
          <table:table-cell table:style-name="Default" table:formula="of:=['RAW Linphone'.E13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68">
            <text:p>368</text:p>
          </table:table-cell>
          <table:table-cell table:style-name="Default" table:formula="of:=SUBSTITUTE(['RAW Linphone'.F131];&quot;returntype:&quot;;&quot;&quot;)" office:value-type="string" office:string-value="LinphoneCall*">
            <text:p>LinphoneCall*</text:p>
          </table:table-cell>
          <table:table-cell table:style-name="Default" table:formula="of:=['RAW Linphone'.A131]" office:value-type="string" office:string-value="linphone_call_ref">
            <text:p>linphone_call_ref</text:p>
          </table:table-cell>
          <table:table-cell table:style-name="Default" table:formula="of:=['RAW Linphone'.E13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89">
            <text:p>389</text:p>
          </table:table-cell>
          <table:table-cell table:style-name="Default" table:formula="of:=SUBSTITUTE(['RAW Linphone'.F132];&quot;returntype:&quot;;&quot;&quot;)" office:value-type="string" office:string-value="void">
            <text:p>void</text:p>
          </table:table-cell>
          <table:table-cell table:style-name="Default" table:formula="of:=['RAW Linphone'.A132]" office:value-type="string" office:string-value="linphone_call_send_vfu_request">
            <text:p>linphone_call_send_vfu_request</text:p>
          </table:table-cell>
          <table:table-cell table:style-name="Default" table:formula="of:=['RAW Linphone'.E13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88">
            <text:p>38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33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392">
            <text:p>392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34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391">
            <text:p>391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all_set_user_pointer">
            <text:p>linphone_call_set_user_pointer</text:p>
          </table:table-cell>
          <table:table-cell table:style-name="Default" table:formula="of:=['RAW Linphone'.E135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359">
            <text:p>359</text:p>
          </table:table-cell>
          <table:table-cell table:style-name="Default" table:formula="of:=SUBSTITUTE(['RAW Linphone'.F136];&quot;returntype:&quot;;&quot;&quot;)" office:value-type="string" office:string-value="const char*">
            <text:p>const char*</text:p>
          </table:table-cell>
          <table:table-cell table:style-name="Default" table:formula="of:=['RAW Linphone'.A136]" office:value-type="string" office:string-value="linphone_call_state_to_string">
            <text:p>linphone_call_state_to_string</text:p>
          </table:table-cell>
          <table:table-cell table:style-name="Default" table:formula="of:=['RAW Linphone'.E136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379">
            <text:p>379</text:p>
          </table:table-cell>
          <table:table-cell table:style-name="Default" table:formula="of:=SUBSTITUTE(['RAW Linphone'.F137];&quot;returntype:&quot;;&quot;&quot;)" office:value-type="string" office:string-value="int">
            <text:p>int</text:p>
          </table:table-cell>
          <table:table-cell table:style-name="Default" table:formula="of:=['RAW Linphone'.A137]" office:value-type="string" office:string-value="linphone_call_take_video_snapshot">
            <text:p>linphone_call_take_video_snapshot</text:p>
          </table:table-cell>
          <table:table-cell table:style-name="Default" table:formula="of:=['RAW Linphone'.E137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369">
            <text:p>369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all_unref">
            <text:p>linphone_call_unref</text:p>
          </table:table-cell>
          <table:table-cell table:style-name="Default" table:formula="of:=['RAW Linphone'.E13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394">
            <text:p>39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all_zoom_video">
            <text:p>linphone_call_zoom_video</text:p>
          </table:table-cell>
          <table:table-cell table:style-name="Default" table:formula="of:=['RAW Linphone'.E139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686">
            <text:p>686</text:p>
          </table:table-cell>
          <table:table-cell table:style-name="Default" table:formula="of:=SUBSTITUTE(['RAW Linphone'.F140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40]" office:value-type="string" office:string-value="linphone_chat_message_clone">
            <text:p>linphone_chat_message_clone</text:p>
          </table:table-cell>
          <table:table-cell table:style-name="Default" table:formula="of:=['RAW Linphone'.E140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47">
            <text:p>747</text:p>
          </table:table-cell>
          <table:table-cell table:style-name="Default" table:formula="of:=SUBSTITUTE(['RAW Linphone'.F141];&quot;returntype:&quot;;&quot;&quot;)" office:value-type="string" office:string-value="LinphoneChatRoom*">
            <text:p>LinphoneChatRoom*</text:p>
          </table:table-cell>
          <table:table-cell table:style-name="Default" table:formula="of:=['RAW Linphone'.A141]" office:value-type="string" office:string-value="linphone_chat_message_get_chat_room">
            <text:p>linphone_chat_message_get_chat_room</text:p>
          </table:table-cell>
          <table:table-cell table:style-name="Default" table:formula="of:=['RAW Linphone'.E141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06">
            <text:p>706</text:p>
          </table:table-cell>
          <table:table-cell table:style-name="Default" table:formula="of:=SUBSTITUTE(['RAW Linphone'.F142];&quot;returntype:&quot;;&quot;&quot;)" office:value-type="string" office:string-value="const char*">
            <text:p>const char*</text:p>
          </table:table-cell>
          <table:table-cell table:style-name="Default" table:formula="of:=['RAW Linphone'.A142]" office:value-type="string" office:string-value="linphone_chat_message_get_external_body_url">
            <text:p>linphone_chat_message_get_external_body_url</text:p>
          </table:table-cell>
          <table:table-cell table:style-name="Default" table:formula="of:=['RAW Linphone'.E142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699">
            <text:p>699</text:p>
          </table:table-cell>
          <table:table-cell table:style-name="Default" table:formula="of:=SUBSTITUTE(['RAW Linphone'.F143];&quot;returntype:&quot;;&quot;&quot;)" office:value-type="string" office:string-value="LinphoneAddress*">
            <text:p>LinphoneAddress*</text:p>
          </table:table-cell>
          <table:table-cell table:style-name="Default" table:formula="of:=['RAW Linphone'.A143]" office:value-type="string" office:string-value="linphone_chat_message_get_from">
            <text:p>linphone_chat_message_get_from</text:p>
          </table:table-cell>
          <table:table-cell table:style-name="Default" table:formula="of:=['RAW Linphone'.E143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48">
            <text:p>748</text:p>
          </table:table-cell>
          <table:table-cell table:style-name="Default" table:formula="of:=SUBSTITUTE(['RAW Linphone'.F144];&quot;returntype:&quot;;&quot;&quot;)" office:value-type="string" office:string-value="char*">
            <text:p>char*</text:p>
          </table:table-cell>
          <table:table-cell table:style-name="Default" table:formula="of:=['RAW Linphone'.A144]" office:value-type="string" office:string-value="linphone_chat_message_get_message">
            <text:p>linphone_chat_message_get_message</text:p>
          </table:table-cell>
          <table:table-cell table:style-name="Default" table:formula="of:=['RAW Linphone'.E144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749">
            <text:p>749</text:p>
          </table:table-cell>
          <table:table-cell table:style-name="Default" table:formula="of:=SUBSTITUTE(['RAW Linphone'.F14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45]" office:value-type="string" office:string-value="linphone_chat_message_get_peer_address">
            <text:p>linphone_chat_message_get_peer_address</text:p>
          </table:table-cell>
          <table:table-cell table:style-name="Default" table:formula="of:=['RAW Linphone'.E145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720">
            <text:p>720</text:p>
          </table:table-cell>
          <table:table-cell table:style-name="Default" table:formula="of:=SUBSTITUTE(['RAW Linphone'.F146];&quot;returntype:&quot;;&quot;&quot;)" office:value-type="string" office:string-value="const char*">
            <text:p>const char*</text:p>
          </table:table-cell>
          <table:table-cell table:style-name="Default" table:formula="of:=['RAW Linphone'.A146]" office:value-type="string" office:string-value="linphone_chat_message_get_text">
            <text:p>linphone_chat_message_get_text</text:p>
          </table:table-cell>
          <table:table-cell table:style-name="Default" table:formula="of:=['RAW Linphone'.E146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725">
            <text:p>725</text:p>
          </table:table-cell>
          <table:table-cell table:style-name="Default" table:formula="of:=SUBSTITUTE(['RAW Linphone'.F147];&quot;returntype:&quot;;&quot;&quot;)" office:value-type="string" office:string-value="void*">
            <text:p>void*</text:p>
          </table:table-cell>
          <table:table-cell table:style-name="Default" table:formula="of:=['RAW Linphone'.A147]" office:value-type="string" office:string-value="linphone_chat_message_get_user_data">
            <text:p>linphone_chat_message_get_user_data</text:p>
          </table:table-cell>
          <table:table-cell table:style-name="Default" table:formula="of:=['RAW Linphone'.E147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714">
            <text:p>714</text:p>
          </table:table-cell>
          <table:table-cell table:style-name="Default" table:formula="of:=SUBSTITUTE(['RAW Linphone'.F148];&quot;returntype:&quot;;&quot;&quot;)" office:value-type="string" office:string-value="void">
            <text:p>void</text:p>
          </table:table-cell>
          <table:table-cell table:style-name="Default" table:formula="of:=['RAW Linphone'.A148]" office:value-type="string" office:string-value="linphone_chat_message_set_external_body_url">
            <text:p>linphone_chat_message_set_external_body_url</text:p>
          </table:table-cell>
          <table:table-cell table:style-name="Default" table:formula="of:=['RAW Linphone'.E148]" office:value-type="string" office:string-value="signature:(LinphoneChatMessage* message,const char* url)">
            <text:p>signature:(LinphoneChatMessage* message,const char* ur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692">
            <text:p>692</text:p>
          </table:table-cell>
          <table:table-cell table:style-name="Default" table:formula="of:=SUBSTITUTE(['RAW Linphone'.F149];&quot;returntype:&quot;;&quot;&quot;)" office:value-type="string" office:string-value="void">
            <text:p>void</text:p>
          </table:table-cell>
          <table:table-cell table:style-name="Default" table:formula="of:=['RAW Linphone'.A149]" office:value-type="string" office:string-value="linphone_chat_message_set_from">
            <text:p>linphone_chat_message_set_from</text:p>
          </table:table-cell>
          <table:table-cell table:style-name="Default" table:formula="of:=['RAW Linphone'.E149]" office:value-type="string" office:string-value="signature:(LinphoneChatMessage* message, const LinphoneAddress* from)">
            <text:p>signature:(LinphoneChatMessage* message, const LinphoneAddress* from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729">
            <text:p>729</text:p>
          </table:table-cell>
          <table:table-cell table:style-name="Default" table:formula="of:=SUBSTITUTE(['RAW Linphone'.F150];&quot;returntype:&quot;;&quot;&quot;)" office:value-type="string" office:string-value="void">
            <text:p>void</text:p>
          </table:table-cell>
          <table:table-cell table:style-name="Default" table:formula="of:=['RAW Linphone'.A150]" office:value-type="string" office:string-value="linphone_chat_message_set_user_data">
            <text:p>linphone_chat_message_set_user_data</text:p>
          </table:table-cell>
          <table:table-cell table:style-name="Default" table:formula="of:=['RAW Linphone'.E150]" office:value-type="string" office:string-value="signature:(LinphoneChatMessage* message,void*)">
            <text:p>signature:(LinphoneChatMessage* message,void*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679">
            <text:p>679</text:p>
          </table:table-cell>
          <table:table-cell table:style-name="Default" table:formula="of:=SUBSTITUTE(['RAW Linphone'.F151];&quot;returntype:&quot;;&quot;&quot;)" office:value-type="string" office:string-value="const char*">
            <text:p>const char*</text:p>
          </table:table-cell>
          <table:table-cell table:style-name="Default" table:formula="of:=['RAW Linphone'.A151]" office:value-type="string" office:string-value="linphone_chat_message_state_to_string">
            <text:p>linphone_chat_message_state_to_string</text:p>
          </table:table-cell>
          <table:table-cell table:style-name="Default" table:formula="of:=['RAW Linphone'.E151]" office:value-type="string" office:string-value="signature:(const LinphoneChatMessageState state)">
            <text:p>signature:(const LinphoneChatMessageState state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650">
            <text:p>650</text:p>
          </table:table-cell>
          <table:table-cell table:style-name="Default" table:formula="of:=SUBSTITUTE(['RAW Linphone'.F152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52]" office:value-type="string" office:string-value="linphone_chat_room_create_message">
            <text:p>linphone_chat_room_create_message</text:p>
          </table:table-cell>
          <table:table-cell table:style-name="Default" table:formula="of:=['RAW Linphone'.E152]" office:value-type="string" office:string-value="signature:(const LinphoneChatRoom *cr,const char* message)">
            <text:p>signature:(const LinphoneChatRoom *cr,const char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645">
            <text:p>645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hat_room_destroy">
            <text:p>linphone_chat_room_destroy</text:p>
          </table:table-cell>
          <table:table-cell table:style-name="Default" table:formula="of:=['RAW Linphone'.E153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746">
            <text:p>746</text:p>
          </table:table-cell>
          <table:table-cell table:style-name="Default" table:formula="of:=SUBSTITUTE(['RAW Linphone'.F154];&quot;returntype:&quot;;&quot;&quot;)" office:value-type="string" office:string-value="LinphoneCore*">
            <text:p>LinphoneCore*</text:p>
          </table:table-cell>
          <table:table-cell table:style-name="Default" table:formula="of:=['RAW Linphone'.A154]" office:value-type="string" office:string-value="linphone_chat_room_get_lc">
            <text:p>linphone_chat_room_get_lc</text:p>
          </table:table-cell>
          <table:table-cell table:style-name="Default" table:formula="of:=['RAW Linphone'.E154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658">
            <text:p>658</text:p>
          </table:table-cell>
          <table:table-cell table:style-name="Default" table:formula="of:=SUBSTITUTE(['RAW Linphone'.F15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55]" office:value-type="string" office:string-value="linphone_chat_room_get_peer_address">
            <text:p>linphone_chat_room_get_peer_address</text:p>
          </table:table-cell>
          <table:table-cell table:style-name="Default" table:formula="of:=['RAW Linphone'.E15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1">
            <text:p>751</text:p>
          </table:table-cell>
          <table:table-cell table:style-name="Default" table:formula="of:=SUBSTITUTE(['RAW Linphone'.F156];&quot;returntype:&quot;;&quot;&quot;)" office:value-type="string" office:string-value="void*">
            <text:p>void*</text:p>
          </table:table-cell>
          <table:table-cell table:style-name="Default" table:formula="of:=['RAW Linphone'.A156]" office:value-type="string" office:string-value="linphone_chat_room_get_user_data">
            <text:p>linphone_chat_room_get_user_data</text:p>
          </table:table-cell>
          <table:table-cell table:style-name="Default" table:formula="of:=['RAW Linphone'.E15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664">
            <text:p>664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hat_room_send_message">
            <text:p>linphone_chat_room_send_message</text:p>
          </table:table-cell>
          <table:table-cell table:style-name="Default" table:formula="of:=['RAW Linphone'.E157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45">
            <text:p>745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hat_room_send_message2">
            <text:p>linphone_chat_room_send_message2</text:p>
          </table:table-cell>
          <table:table-cell table:style-name="Default" table:formula="of:=['RAW Linphone'.E158]" office:value-type="string" office:string-value="signature:(LinphoneChatRoom *cr, LinphoneChatMessage* msg,LinphoneChatMessageStateChangeCb status_cb,void* ud)">
            <text:p>signature:(LinphoneChatRoom *cr, LinphoneChatMessage* msg,LinphoneChatMessageStateChangeCb status_cb,void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750">
            <text:p>750</text:p>
          </table:table-cell>
          <table:table-cell table:style-name="Default" table:formula="of:=SUBSTITUTE(['RAW Linphone'.F159];&quot;returntype:&quot;;&quot;&quot;)" office:value-type="string" office:string-value="void">
            <text:p>void</text:p>
          </table:table-cell>
          <table:table-cell table:style-name="Default" table:formula="of:=['RAW Linphone'.A159]" office:value-type="string" office:string-value="linphone_chat_room_set_user_data">
            <text:p>linphone_chat_room_set_user_data</text:p>
          </table:table-cell>
          <table:table-cell table:style-name="Default" table:formula="of:=['RAW Linphone'.E15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100">
            <text:p>1100</text:p>
          </table:table-cell>
          <table:table-cell table:style-name="Default" table:formula="of:=SUBSTITUTE(['RAW Linphone'.F160];&quot;returntype:&quot;;&quot;&quot;)" office:value-type="string" office:string-value="void">
            <text:p>void</text:p>
          </table:table-cell>
          <table:table-cell table:style-name="Default" table:formula="of:=['RAW Linphone'.A160]" office:value-type="string" office:string-value="linphone_core_abort_authentication">
            <text:p>linphone_core_abort_authentication</text:p>
          </table:table-cell>
          <table:table-cell table:style-name="Default" table:formula="of:=['RAW Linphone'.E16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960">
            <text:p>960</text:p>
          </table:table-cell>
          <table:table-cell table:style-name="Default" table:formula="of:=SUBSTITUTE(['RAW Linphone'.F161];&quot;returntype:&quot;;&quot;&quot;)" office:value-type="string" office:string-value="int">
            <text:p>int</text:p>
          </table:table-cell>
          <table:table-cell table:style-name="Default" table:formula="of:=['RAW Linphone'.A161]" office:value-type="string" office:string-value="linphone_core_accept_call">
            <text:p>linphone_core_accept_call</text:p>
          </table:table-cell>
          <table:table-cell table:style-name="Default" table:formula="of:=['RAW Linphone'.E16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82">
            <text:p>982</text:p>
          </table:table-cell>
          <table:table-cell table:style-name="Default" table:formula="of:=SUBSTITUTE(['RAW Linphone'.F162];&quot;returntype:&quot;;&quot;&quot;)" office:value-type="string" office:string-value="int">
            <text:p>int</text:p>
          </table:table-cell>
          <table:table-cell table:style-name="Default" table:formula="of:=['RAW Linphone'.A162]" office:value-type="string" office:string-value="linphone_core_accept_call_update">
            <text:p>linphone_core_accept_call_update</text:p>
          </table:table-cell>
          <table:table-cell table:style-name="Default" table:formula="of:=['RAW Linphone'.E16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62">
            <text:p>962</text:p>
          </table:table-cell>
          <table:table-cell table:style-name="Default" table:formula="of:=SUBSTITUTE(['RAW Linphone'.F163];&quot;returntype:&quot;;&quot;&quot;)" office:value-type="string" office:string-value="int">
            <text:p>int</text:p>
          </table:table-cell>
          <table:table-cell table:style-name="Default" table:formula="of:=['RAW Linphone'.A16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6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12">
            <text:p>1012</text:p>
          </table:table-cell>
          <table:table-cell table:style-name="Default" table:formula="of:=SUBSTITUTE(['RAW Linphone'.F164];&quot;returntype:&quot;;&quot;&quot;)" office:value-type="string" office:string-value="bool_t">
            <text:p>bool_t</text:p>
          </table:table-cell>
          <table:table-cell table:style-name="Default" table:formula="of:=['RAW Linphone'.A16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6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1397">
            <text:p>1397</text:p>
          </table:table-cell>
          <table:table-cell table:style-name="Default" table:formula="of:=SUBSTITUTE(['RAW Linphone'.F165];&quot;returntype:&quot;;&quot;&quot;)" office:value-type="string" office:string-value="int">
            <text:p>int</text:p>
          </table:table-cell>
          <table:table-cell table:style-name="Default" table:formula="of:=['RAW Linphone'.A165]" office:value-type="string" office:string-value="linphone_core_add_all_to_conference">
            <text:p>linphone_core_add_all_to_conference</text:p>
          </table:table-cell>
          <table:table-cell table:style-name="Default" table:formula="of:=['RAW Linphone'.E1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92">
            <text:p>1092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add_auth_info">
            <text:p>linphone_core_add_auth_info</text:p>
          </table:table-cell>
          <table:table-cell table:style-name="Default" table:formula="of:=['RAW Linphone'.E16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1078">
            <text:p>1078</text:p>
          </table:table-cell>
          <table:table-cell table:style-name="Default" table:formula="of:=SUBSTITUTE(['RAW Linphone'.F167];&quot;returntype:&quot;;&quot;&quot;)" office:value-type="string" office:string-value="int">
            <text:p>int</text:p>
          </table:table-cell>
          <table:table-cell table:style-name="Default" table:formula="of:=['RAW Linphone'.A167]" office:value-type="string" office:string-value="linphone_core_add_proxy_config">
            <text:p>linphone_core_add_proxy_config</text:p>
          </table:table-cell>
          <table:table-cell table:style-name="Default" table:formula="of:=['RAW Linphone'.E16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1396">
            <text:p>1396</text:p>
          </table:table-cell>
          <table:table-cell table:style-name="Default" table:formula="of:=SUBSTITUTE(['RAW Linphone'.F168];&quot;returntype:&quot;;&quot;&quot;)" office:value-type="string" office:string-value="int">
            <text:p>int</text:p>
          </table:table-cell>
          <table:table-cell table:style-name="Default" table:formula="of:=['RAW Linphone'.A168]" office:value-type="string" office:string-value="linphone_core_add_to_conference">
            <text:p>linphone_core_add_to_conference</text:p>
          </table:table-cell>
          <table:table-cell table:style-name="Default" table:formula="of:=['RAW Linphone'.E16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1232">
            <text:p>1232</text:p>
          </table:table-cell>
          <table:table-cell table:style-name="Default" table:formula="of:=SUBSTITUTE(['RAW Linphone'.F169];&quot;returntype:&quot;;&quot;&quot;)" office:value-type="string" office:string-value="bool_t">
            <text:p>bool_t</text:p>
          </table:table-cell>
          <table:table-cell table:style-name="Default" table:formula="of:=['RAW Linphone'.A169]" office:value-type="string" office:string-value="linphone_core_agc_enabled">
            <text:p>linphone_core_agc_enabled</text:p>
          </table:table-cell>
          <table:table-cell table:style-name="Default" table:formula="of:=['RAW Linphone'.E16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106">
            <text:p>1106</text:p>
          </table:table-cell>
          <table:table-cell table:style-name="Default" table:formula="of:=SUBSTITUTE(['RAW Linphone'.F170];&quot;returntype:&quot;;&quot;&quot;)" office:value-type="string" office:string-value="bool_t">
            <text:p>bool_t</text:p>
          </table:table-cell>
          <table:table-cell table:style-name="Default" table:formula="of:=['RAW Linphone'.A170]" office:value-type="string" office:string-value="linphone_core_audio_adaptive_jittcomp_enabled">
            <text:p>linphone_core_audio_adaptive_jittcomp_enabled</text:p>
          </table:table-cell>
          <table:table-cell table:style-name="Default" table:formula="of:=['RAW Linphone'.E17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68">
            <text:p>1068</text:p>
          </table:table-cell>
          <table:table-cell table:style-name="Default" table:formula="of:=SUBSTITUTE(['RAW Linphone'.F171];&quot;returntype:&quot;;&quot;&quot;)" office:value-type="string" office:string-value="bool_t">
            <text:p>bool_t</text:p>
          </table:table-cell>
          <table:table-cell table:style-name="Default" table:formula="of:=['RAW Linphone'.A171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71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102">
            <text:p>1102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clear_all_auth_info">
            <text:p>linphone_core_clear_all_auth_info</text:p>
          </table:table-cell>
          <table:table-cell table:style-name="Default" table:formula="of:=['RAW Linphone'.E1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251">
            <text:p>1251</text:p>
          </table:table-cell>
          <table:table-cell table:style-name="Default" table:formula="of:=SUBSTITUTE(['RAW Linphone'.F173];&quot;returntype:&quot;;&quot;&quot;)" office:value-type="string" office:string-value="void">
            <text:p>void</text:p>
          </table:table-cell>
          <table:table-cell table:style-name="Default" table:formula="of:=['RAW Linphone'.A173]" office:value-type="string" office:string-value="linphone_core_clear_call_logs">
            <text:p>linphone_core_clear_call_logs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1080">
            <text:p>1080</text:p>
          </table:table-cell>
          <table:table-cell table:style-name="Default" table:formula="of:=SUBSTITUTE(['RAW Linphone'.F174];&quot;returntype:&quot;;&quot;&quot;)" office:value-type="string" office:string-value="void">
            <text:p>void</text:p>
          </table:table-cell>
          <table:table-cell table:style-name="Default" table:formula="of:=['RAW Linphone'.A174]" office:value-type="string" office:string-value="linphone_core_clear_proxy_config">
            <text:p>linphone_core_clear_proxy_config</text:p>
          </table:table-cell>
          <table:table-cell table:style-name="Default" table:formula="of:=['RAW Linphone'.E17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640">
            <text:p>640</text:p>
          </table:table-cell>
          <table:table-cell table:style-name="Default" table:formula="of:=SUBSTITUTE(['RAW Linphone'.F175];&quot;returntype:&quot;;&quot;&quot;)" office:value-type="string" office:string-value="LinphoneChatRoom*">
            <text:p>LinphoneChatRoom*</text:p>
          </table:table-cell>
          <table:table-cell table:style-name="Default" table:formula="of:=['RAW Linphone'.A175]" office:value-type="string" office:string-value="linphone_core_create_chat_room">
            <text:p>linphone_core_create_chat_room</text:p>
          </table:table-cell>
          <table:table-cell table:style-name="Default" table:formula="of:=['RAW Linphone'.E175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984">
            <text:p>984</text:p>
          </table:table-cell>
          <table:table-cell table:style-name="Default" table:formula="of:=SUBSTITUTE(['RAW Linphone'.F176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76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1076">
            <text:p>1076</text:p>
          </table:table-cell>
          <table:table-cell table:style-name="Default" table:formula="of:=SUBSTITUTE(['RAW Linphone'.F177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177]" office:value-type="string" office:string-value="linphone_core_create_proxy_config">
            <text:p>linphone_core_create_proxy_config</text:p>
          </table:table-cell>
          <table:table-cell table:style-name="Default" table:formula="of:=['RAW Linphone'.E1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68">
            <text:p>968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decline_call">
            <text:p>linphone_core_decline_call</text:p>
          </table:table-cell>
          <table:table-cell table:style-name="Default" table:formula="of:=['RAW Linphone'.E178]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80">
            <text:p>98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defer_call_update">
            <text:p>linphone_core_defer_call_update</text:p>
          </table:table-cell>
          <table:table-cell table:style-name="Default" table:formula="of:=['RAW Linphone'.E17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1359">
            <text:p>1359</text:p>
          </table:table-cell>
          <table:table-cell table:style-name="Default" table:formula="of:=SUBSTITUTE(['RAW Linphone'.F180];&quot;returntype:&quot;;&quot;&quot;)" office:value-type="string" office:string-value="void">
            <text:p>void</text:p>
          </table:table-cell>
          <table:table-cell table:style-name="Default" table:formula="of:=['RAW Linphone'.A180]" office:value-type="string" office:string-value="linphone_core_destroy">
            <text:p>linphone_core_destroy</text:p>
          </table:table-cell>
          <table:table-cell table:style-name="Default" table:formula="of:=['RAW Linphone'.E18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908">
            <text:p>908</text:p>
          </table:table-cell>
          <table:table-cell table:style-name="Default" table:formula="of:=SUBSTITUTE(['RAW Linphone'.F181];&quot;returntype:&quot;;&quot;&quot;)" office:value-type="string" office:string-value="void">
            <text:p>void</text:p>
          </table:table-cell>
          <table:table-cell table:style-name="Default" table:formula="of:=['RAW Linphone'.A181]" office:value-type="string" office:string-value="linphone_core_disable_logs">
            <text:p>linphone_core_disable_logs</text:p>
          </table:table-cell>
          <table:table-cell table:style-name="Default" table:formula="of:=['RAW Linphone'.E18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226">
            <text:p>1226</text:p>
          </table:table-cell>
          <table:table-cell table:style-name="Default" table:formula="of:=SUBSTITUTE(['RAW Linphone'.F182];&quot;returntype:&quot;;&quot;&quot;)" office:value-type="string" office:string-value="bool_t">
            <text:p>bool_t</text:p>
          </table:table-cell>
          <table:table-cell table:style-name="Default" table:formula="of:=['RAW Linphone'.A182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229">
            <text:p>1229</text:p>
          </table:table-cell>
          <table:table-cell table:style-name="Default" table:formula="of:=SUBSTITUTE(['RAW Linphone'.F183];&quot;returntype:&quot;;&quot;&quot;)" office:value-type="string" office:string-value="bool_t">
            <text:p>bool_t</text:p>
          </table:table-cell>
          <table:table-cell table:style-name="Default" table:formula="of:=['RAW Linphone'.A183]" office:value-type="string" office:string-value="linphone_core_echo_limiter_enabled">
            <text:p>linphone_core_echo_limiter_enabled</text:p>
          </table:table-cell>
          <table:table-cell table:style-name="Default" table:formula="of:=['RAW Linphone'.E18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1011">
            <text:p>1011</text:p>
          </table:table-cell>
          <table:table-cell table:style-name="Default" table:formula="of:=SUBSTITUTE(['RAW Linphone'.F184];&quot;returntype:&quot;;&quot;&quot;)" office:value-type="string" office:string-value="void">
            <text:p>void</text:p>
          </table:table-cell>
          <table:table-cell table:style-name="Default" table:formula="of:=['RAW Linphone'.A184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84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231">
            <text:p>1231</text:p>
          </table:table-cell>
          <table:table-cell table:style-name="Default" table:formula="of:=SUBSTITUTE(['RAW Linphone'.F185];&quot;returntype:&quot;;&quot;&quot;)" office:value-type="string" office:string-value="void">
            <text:p>void</text:p>
          </table:table-cell>
          <table:table-cell table:style-name="Default" table:formula="of:=['RAW Linphone'.A185]" office:value-type="string" office:string-value="linphone_core_enable_agc">
            <text:p>linphone_core_enable_agc</text:p>
          </table:table-cell>
          <table:table-cell table:style-name="Default" table:formula="of:=['RAW Linphone'.E18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04">
            <text:p>1104</text:p>
          </table:table-cell>
          <table:table-cell table:style-name="Default" table:formula="of:=SUBSTITUTE(['RAW Linphone'.F186];&quot;returntype:&quot;;&quot;&quot;)" office:value-type="string" office:string-value="void">
            <text:p>void</text:p>
          </table:table-cell>
          <table:table-cell table:style-name="Default" table:formula="of:=['RAW Linphone'.A186]" office:value-type="string" office:string-value="linphone_core_enable_audio_adaptive_jittcomp">
            <text:p>linphone_core_enable_audio_adaptive_jittcomp</text:p>
          </table:table-cell>
          <table:table-cell table:style-name="Default" table:formula="of:=['RAW Linphone'.E18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225">
            <text:p>1225</text:p>
          </table:table-cell>
          <table:table-cell table:style-name="Default" table:formula="of:=SUBSTITUTE(['RAW Linphone'.F187];&quot;returntype:&quot;;&quot;&quot;)" office:value-type="string" office:string-value="void">
            <text:p>void</text:p>
          </table:table-cell>
          <table:table-cell table:style-name="Default" table:formula="of:=['RAW Linphone'.A187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8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1228">
            <text:p>1228</text:p>
          </table:table-cell>
          <table:table-cell table:style-name="Default" table:formula="of:=SUBSTITUTE(['RAW Linphone'.F188];&quot;returntype:&quot;;&quot;&quot;)" office:value-type="string" office:string-value="void">
            <text:p>void</text:p>
          </table:table-cell>
          <table:table-cell table:style-name="Default" table:formula="of:=['RAW Linphone'.A188]" office:value-type="string" office:string-value="linphone_core_enable_echo_limiter">
            <text:p>linphone_core_enable_echo_limiter</text:p>
          </table:table-cell>
          <table:table-cell table:style-name="Default" table:formula="of:=['RAW Linphone'.E188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00">
            <text:p>1000</text:p>
          </table:table-cell>
          <table:table-cell table:style-name="Default" table:formula="of:=SUBSTITUTE(['RAW Linphone'.F189];&quot;returntype:&quot;;&quot;&quot;)" office:value-type="string" office:string-value="void">
            <text:p>void</text:p>
          </table:table-cell>
          <table:table-cell table:style-name="Default" table:formula="of:=['RAW Linphone'.A189]" office:value-type="string" office:string-value="linphone_core_enable_ipv6">
            <text:p>linphone_core_enable_ipv6</text:p>
          </table:table-cell>
          <table:table-cell table:style-name="Default" table:formula="of:=['RAW Linphone'.E189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1339">
            <text:p>1339</text:p>
          </table:table-cell>
          <table:table-cell table:style-name="Default" table:formula="of:=SUBSTITUTE(['RAW Linphone'.F190];&quot;returntype:&quot;;&quot;&quot;)" office:value-type="string" office:string-value="void">
            <text:p>void</text:p>
          </table:table-cell>
          <table:table-cell table:style-name="Default" table:formula="of:=['RAW Linphone'.A190]" office:value-type="string" office:string-value="linphone_core_enable_keep_alive">
            <text:p>linphone_core_enable_keep_alive</text:p>
          </table:table-cell>
          <table:table-cell table:style-name="Default" table:formula="of:=['RAW Linphone'.E190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906">
            <text:p>906</text:p>
          </table:table-cell>
          <table:table-cell table:style-name="Default" table:formula="of:=SUBSTITUTE(['RAW Linphone'.F191];&quot;returntype:&quot;;&quot;&quot;)" office:value-type="string" office:string-value="void">
            <text:p>void</text:p>
          </table:table-cell>
          <table:table-cell table:style-name="Default" table:formula="of:=['RAW Linphone'.A191]" office:value-type="string" office:string-value="linphone_core_enable_logs">
            <text:p>linphone_core_enable_logs</text:p>
          </table:table-cell>
          <table:table-cell table:style-name="Default" table:formula="of:=['RAW Linphone'.E191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907">
            <text:p>907</text:p>
          </table:table-cell>
          <table:table-cell table:style-name="Default" table:formula="of:=SUBSTITUTE(['RAW Linphone'.F192];&quot;returntype:&quot;;&quot;&quot;)" office:value-type="string" office:string-value="void">
            <text:p>void</text:p>
          </table:table-cell>
          <table:table-cell table:style-name="Default" table:formula="of:=['RAW Linphone'.A192]" office:value-type="string" office:string-value="linphone_core_enable_logs_with_cb">
            <text:p>linphone_core_enable_logs_with_cb</text:p>
          </table:table-cell>
          <table:table-cell table:style-name="Default" table:formula="of:=['RAW Linphone'.E192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40">
            <text:p>1040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enable_payload_type">
            <text:p>linphone_core_enable_payload_type</text:p>
          </table:table-cell>
          <table:table-cell table:style-name="Default" table:formula="of:=['RAW Linphone'.E193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1276">
            <text:p>1276</text:p>
          </table:table-cell>
          <table:table-cell table:style-name="Default" table:formula="of:=SUBSTITUTE(['RAW Linphone'.F194];&quot;returntype:&quot;;&quot;&quot;)" office:value-type="string" office:string-value="void">
            <text:p>void</text:p>
          </table:table-cell>
          <table:table-cell table:style-name="Default" table:formula="of:=['RAW Linphone'.A194]" office:value-type="string" office:string-value="linphone_core_enable_self_view">
            <text:p>linphone_core_enable_self_view</text:p>
          </table:table-cell>
          <table:table-cell table:style-name="Default" table:formula="of:=['RAW Linphone'.E19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1258">
            <text:p>1258</text:p>
          </table:table-cell>
          <table:table-cell table:style-name="Default" table:formula="of:=SUBSTITUTE(['RAW Linphone'.F195];&quot;returntype:&quot;;&quot;&quot;)" office:value-type="string" office:string-value="void">
            <text:p>void</text:p>
          </table:table-cell>
          <table:table-cell table:style-name="Default" table:formula="of:=['RAW Linphone'.A195]" office:value-type="string" office:string-value="linphone_core_enable_video">
            <text:p>linphone_core_enable_video</text:p>
          </table:table-cell>
          <table:table-cell table:style-name="Default" table:formula="of:=['RAW Linphone'.E195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1112">
            <text:p>1112</text:p>
          </table:table-cell>
          <table:table-cell table:style-name="Default" table:formula="of:=SUBSTITUTE(['RAW Linphone'.F196];&quot;returntype:&quot;;&quot;&quot;)" office:value-type="string" office:string-value="void">
            <text:p>void</text:p>
          </table:table-cell>
          <table:table-cell table:style-name="Default" table:formula="of:=['RAW Linphone'.A196]" office:value-type="string" office:string-value="linphone_core_enable_video_adaptive_jittcomp">
            <text:p>linphone_core_enable_video_adaptive_jittcomp</text:p>
          </table:table-cell>
          <table:table-cell table:style-name="Default" table:formula="of:=['RAW Linphone'.E19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273">
            <text:p>1273</text:p>
          </table:table-cell>
          <table:table-cell table:style-name="Default" table:formula="of:=SUBSTITUTE(['RAW Linphone'.F197];&quot;returntype:&quot;;&quot;&quot;)" office:value-type="string" office:string-value="void">
            <text:p>void</text:p>
          </table:table-cell>
          <table:table-cell table:style-name="Default" table:formula="of:=['RAW Linphone'.A197]" office:value-type="string" office:string-value="linphone_core_enable_video_preview">
            <text:p>linphone_core_enable_video_preview</text:p>
          </table:table-cell>
          <table:table-cell table:style-name="Default" table:formula="of:=['RAW Linphone'.E19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1400">
            <text:p>1400</text:p>
          </table:table-cell>
          <table:table-cell table:style-name="Default" table:formula="of:=SUBSTITUTE(['RAW Linphone'.F198];&quot;returntype:&quot;;&quot;&quot;)" office:value-type="string" office:string-value="int">
            <text:p>int</text:p>
          </table:table-cell>
          <table:table-cell table:style-name="Default" table:formula="of:=['RAW Linphone'.A198]" office:value-type="string" office:string-value="linphone_core_enter_conference">
            <text:p>linphone_core_enter_conferenc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1098">
            <text:p>1098</text:p>
          </table:table-cell>
          <table:table-cell table:style-name="Default" table:formula="of:=SUBSTITUTE(['RAW Linphone'.F199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99]" office:value-type="string" office:string-value="linphone_core_find_auth_info">
            <text:p>linphone_core_find_auth_info</text:p>
          </table:table-cell>
          <table:table-cell table:style-name="Default" table:formula="of:=['RAW Linphone'.E199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1394">
            <text:p>1394</text:p>
          </table:table-cell>
          <table:table-cell table:style-name="Default" table:formula="of:=SUBSTITUTE(['RAW Linphone'.F200];&quot;returntype:&quot;;&quot;&quot;)" office:value-type="string" office:string-value="constLinphoneCall*">
            <text:p>constLinphoneCall*</text:p>
          </table:table-cell>
          <table:table-cell table:style-name="Default" table:formula="of:=['RAW Linphone'.A200]" office:value-type="string" office:string-value="linphone_core_find_call_from_uri">
            <text:p>linphone_core_find_call_from_uri</text:p>
          </table:table-cell>
          <table:table-cell table:style-name="Default" table:formula="of:=['RAW Linphone'.E200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1062">
            <text:p>1062</text:p>
          </table:table-cell>
          <table:table-cell table:style-name="Default" table:formula="of:=SUBSTITUTE(['RAW Linphone'.F201];&quot;returntype:&quot;;&quot;&quot;)" office:value-type="string" office:string-value="PayloadType*">
            <text:p>PayloadType*</text:p>
          </table:table-cell>
          <table:table-cell table:style-name="Default" table:formula="of:=['RAW Linphone'.A201]" office:value-type="string" office:string-value="linphone_core_find_payload_type">
            <text:p>linphone_core_find_payload_type</text:p>
          </table:table-cell>
          <table:table-cell table:style-name="Default" table:formula="of:=['RAW Linphone'.E201]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030">
            <text:p>1030</text:p>
          </table:table-cell>
          <table:table-cell table:style-name="Default" table:formula="of:=SUBSTITUTE(['RAW Linphone'.F202];&quot;returntype:&quot;;&quot;&quot;)" office:value-type="string" office:string-value="constMSList*">
            <text:p>constMSList*</text:p>
          </table:table-cell>
          <table:table-cell table:style-name="Default" table:formula="of:=['RAW Linphone'.A202]" office:value-type="string" office:string-value="linphone_core_get_audio_codecs">
            <text:p>linphone_core_get_audio_codecs</text:p>
          </table:table-cell>
          <table:table-cell table:style-name="Default" table:formula="of:=['RAW Linphone'.E20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447">
            <text:p>1447</text:p>
          </table:table-cell>
          <table:table-cell table:style-name="Default" table:formula="of:=SUBSTITUTE(['RAW Linphone'.F203];&quot;returntype:&quot;;&quot;&quot;)" office:value-type="string" office:string-value="int">
            <text:p>int</text:p>
          </table:table-cell>
          <table:table-cell table:style-name="Default" table:formula="of:=['RAW Linphone'.A203]" office:value-type="string" office:string-value="linphone_core_get_audio_dscp">
            <text:p>linphone_core_get_audio_dscp</text:p>
          </table:table-cell>
          <table:table-cell table:style-name="Default" table:formula="of:=['RAW Linphone'.E20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108">
            <text:p>1108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audio_jittcomp">
            <text:p>linphone_core_get_audio_jittcomp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120">
            <text:p>1120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audio_port">
            <text:p>linphone_core_get_audio_port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122">
            <text:p>1122</text:p>
          </table:table-cell>
          <table:table-cell table:style-name="Default" table:formula="of:=SUBSTITUTE(['RAW Linphone'.F206];&quot;returntype:&quot;;&quot;&quot;)" office:value-type="string" office:string-value="void">
            <text:p>void</text:p>
          </table:table-cell>
          <table:table-cell table:style-name="Default" table:formula="of:=['RAW Linphone'.A206]" office:value-type="string" office:string-value="linphone_core_get_audio_port_range">
            <text:p>linphone_core_get_audio_port_range</text:p>
          </table:table-cell>
          <table:table-cell table:style-name="Default" table:formula="of:=['RAW Linphone'.E206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96">
            <text:p>1096</text:p>
          </table:table-cell>
          <table:table-cell table:style-name="Default" table:formula="of:=SUBSTITUTE(['RAW Linphone'.F207];&quot;returntype:&quot;;&quot;&quot;)" office:value-type="string" office:string-value="constMSList*">
            <text:p>constMSList*</text:p>
          </table:table-cell>
          <table:table-cell table:style-name="Default" table:formula="of:=['RAW Linphone'.A207]" office:value-type="string" office:string-value="linphone_core_get_auth_info_list">
            <text:p>linphone_core_get_auth_info_list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986">
            <text:p>986</text:p>
          </table:table-cell>
          <table:table-cell table:style-name="Default" table:formula="of:=SUBSTITUTE(['RAW Linphone'.F208];&quot;returntype:&quot;;&quot;&quot;)" office:value-type="string" office:string-value="LinphoneCall*">
            <text:p>LinphoneCall*</text:p>
          </table:table-cell>
          <table:table-cell table:style-name="Default" table:formula="of:=['RAW Linphone'.A208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208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1250">
            <text:p>1250</text:p>
          </table:table-cell>
          <table:table-cell table:style-name="Default" table:formula="of:=SUBSTITUTE(['RAW Linphone'.F209];&quot;returntype:&quot;;&quot;&quot;)" office:value-type="string" office:string-value="constMSList*">
            <text:p>constMSList*</text:p>
          </table:table-cell>
          <table:table-cell table:style-name="Default" table:formula="of:=['RAW Linphone'.A209]" office:value-type="string" office:string-value="linphone_core_get_call_logs">
            <text:p>linphone_core_get_call_logs</text:p>
          </table:table-cell>
          <table:table-cell table:style-name="Default" table:formula="of:=['RAW Linphone'.E20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1381">
            <text:p>1381</text:p>
          </table:table-cell>
          <table:table-cell table:style-name="Default" table:formula="of:=SUBSTITUTE(['RAW Linphone'.F210];&quot;returntype:&quot;;&quot;&quot;)" office:value-type="string" office:string-value="constMSList*">
            <text:p>constMSList*</text:p>
          </table:table-cell>
          <table:table-cell table:style-name="Default" table:formula="of:=['RAW Linphone'.A210]" office:value-type="string" office:string-value="linphone_core_get_calls">
            <text:p>linphone_core_get_calls</text:p>
          </table:table-cell>
          <table:table-cell table:style-name="Default" table:formula="of:=['RAW Linphone'.E21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1379">
            <text:p>1379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calls_nb">
            <text:p>linphone_core_get_calls_nb</text:p>
          </table:table-cell>
          <table:table-cell table:style-name="Default" table:formula="of:=['RAW Linphone'.E21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1207">
            <text:p>120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capture_device">
            <text:p>linphone_core_get_capture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1402">
            <text:p>1402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1405">
            <text:p>1405</text:p>
          </table:table-cell>
          <table:table-cell table:style-name="Default" table:formula="of:=SUBSTITUTE(['RAW Linphone'.F214];&quot;returntype:&quot;;&quot;&quot;)" office:value-type="string" office:string-value="int">
            <text:p>int</text:p>
          </table:table-cell>
          <table:table-cell table:style-name="Default" table:formula="of:=['RAW Linphone'.A214]" office:value-type="string" office:string-value="linphone_core_get_conference_size">
            <text:p>linphone_core_get_conference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351">
            <text:p>1351</text:p>
          </table:table-cell>
          <table:table-cell table:style-name="Default" table:formula="of:=SUBSTITUTE(['RAW Linphone'.F215];&quot;returntype:&quot;;&quot;&quot;)" office:value-type="string" office:string-value="struct_LpConfig*">
            <text:p>struct_LpConfig*</text:p>
          </table:table-cell>
          <table:table-cell table:style-name="Default" table:formula="of:=['RAW Linphone'.A215]" office:value-type="string" office:string-value="linphone_core_get_config">
            <text:p>linphone_core_get_config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958">
            <text:p>958</text:p>
          </table:table-cell>
          <table:table-cell table:style-name="Default" table:formula="of:=SUBSTITUTE(['RAW Linphone'.F216];&quot;returntype:&quot;;&quot;&quot;)" office:value-type="string" office:string-value="LinphoneCall*">
            <text:p>LinphoneCall*</text:p>
          </table:table-cell>
          <table:table-cell table:style-name="Default" table:formula="of:=['RAW Linphone'.A216]" office:value-type="string" office:string-value="linphone_core_get_current_call">
            <text:p>linphone_core_get_current_call</text:p>
          </table:table-cell>
          <table:table-cell table:style-name="Default" table:formula="of:=['RAW Linphone'.E21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1316">
            <text:p>1316</text:p>
          </table:table-cell>
          <table:table-cell table:style-name="Default" table:formula="of:=SUBSTITUTE(['RAW Linphone'.F217];&quot;returntype:&quot;;&quot;&quot;)" office:value-type="string" office:string-value="int">
            <text:p>int</text:p>
          </table:table-cell>
          <table:table-cell table:style-name="Default" table:formula="of:=['RAW Linphone'.A217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364">
            <text:p>364</text:p>
          </table:table-cell>
          <table:table-cell table:style-name="Default" table:formula="of:=SUBSTITUTE(['RAW Linphone'.F218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218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218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1377">
            <text:p>1377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current_call_stats">
            <text:p>linphone_core_get_current_call_stats</text:p>
          </table:table-cell>
          <table:table-cell table:style-name="Default" table:formula="of:=['RAW Linphone'.E219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1090">
            <text:p>1090</text:p>
          </table:table-cell>
          <table:table-cell table:style-name="Default" table:formula="of:=SUBSTITUTE(['RAW Linphone'.F220];&quot;returntype:&quot;;&quot;&quot;)" office:value-type="string" office:string-value="int">
            <text:p>int</text:p>
          </table:table-cell>
          <table:table-cell table:style-name="Default" table:formula="of:=['RAW Linphone'.A220]" office:value-type="string" office:string-value="linphone_core_get_default_proxy">
            <text:p>linphone_core_get_default_proxy</text:p>
          </table:table-cell>
          <table:table-cell table:style-name="Default" table:formula="of:=['RAW Linphone'.E220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1302">
            <text:p>1302</text:p>
          </table:table-cell>
          <table:table-cell table:style-name="Default" table:formula="of:=SUBSTITUTE(['RAW Linphone'.F221];&quot;returntype:&quot;;&quot;&quot;)" office:value-type="string" office:string-value="int">
            <text:p>int</text:p>
          </table:table-cell>
          <table:table-cell table:style-name="Default" table:formula="of:=['RAW Linphone'.A221]" office:value-type="string" office:string-value="linphone_core_get_device_rotation">
            <text:p>linphone_core_get_device_rotation</text:p>
          </table:table-cell>
          <table:table-cell table:style-name="Default" table:formula="of:=['RAW Linphone'.E221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1008">
            <text:p>1008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download_bandwidth">
            <text:p>linphone_core_get_download_bandwidth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1023">
            <text:p>1023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download_ptime">
            <text:p>linphone_core_get_download_ptime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1181">
            <text:p>1181</text:p>
          </table:table-cell>
          <table:table-cell table:style-name="Default" table:formula="of:=SUBSTITUTE(['RAW Linphone'.F224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224]" office:value-type="string" office:string-value="linphone_core_get_firewall_policy">
            <text:p>linphone_core_get_firewall_policy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1383">
            <text:p>1383</text:p>
          </table:table-cell>
          <table:table-cell table:style-name="Default" table:formula="of:=SUBSTITUTE(['RAW Linphone'.F225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225]" office:value-type="string" office:string-value="linphone_core_get_global_state">
            <text:p>linphone_core_get_global_sta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997">
            <text:p>997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guess_hostname">
            <text:p>linphone_core_get_guess_hostname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03">
            <text:p>1003</text:p>
          </table:table-cell>
          <table:table-cell table:style-name="Default" table:formula="of:=SUBSTITUTE(['RAW Linphone'.F227];&quot;returntype:&quot;;&quot;&quot;)" office:value-type="string" office:string-value="const char*">
            <text:p>const char*</text:p>
          </table:table-cell>
          <table:table-cell table:style-name="Default" table:formula="of:=['RAW Linphone'.A227]" office:value-type="string" office:string-value="linphone_core_get_identity">
            <text:p>linphone_core_get_identity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994">
            <text:p>994</text:p>
          </table:table-cell>
          <table:table-cell table:style-name="Default" table:formula="of:=SUBSTITUTE(['RAW Linphone'.F228];&quot;returntype:&quot;;&quot;&quot;)" office:value-type="string" office:string-value="const char*">
            <text:p>const char*</text:p>
          </table:table-cell>
          <table:table-cell table:style-name="Default" table:formula="of:=['RAW Linphone'.A228]" office:value-type="string" office:string-value="linphone_core_get_identity">
            <text:p>linphone_core_get_identity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1169">
            <text:p>1169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in_call_timeout">
            <text:p>linphone_core_get_in_call_timeou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1165">
            <text:p>1165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inc_timeout">
            <text:p>linphone_core_get_inc_timeout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1407">
            <text:p>1407</text:p>
          </table:table-cell>
          <table:table-cell table:style-name="Default" table:formula="of:=SUBSTITUTE(['RAW Linphone'.F231];&quot;returntype:&quot;;&quot;&quot;)" office:value-type="string" office:string-value="int">
            <text:p>int</text:p>
          </table:table-cell>
          <table:table-cell table:style-name="Default" table:formula="of:=['RAW Linphone'.A231]" office:value-type="string" office:string-value="linphone_core_get_max_calls">
            <text:p>linphone_core_get_max_call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418">
            <text:p>1418</text:p>
          </table:table-cell>
          <table:table-cell table:style-name="Default" table:formula="of:=SUBSTITUTE(['RAW Linphone'.F232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32]" office:value-type="string" office:string-value="linphone_core_get_media_encryption">
            <text:p>linphone_core_get_media_encryption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200">
            <text:p>1200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mic_gain_db">
            <text:p>linphone_core_get_mic_gain_db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1252">
            <text:p>1252</text:p>
          </table:table-cell>
          <table:table-cell table:style-name="Default" table:formula="of:=SUBSTITUTE(['RAW Linphone'.F234];&quot;returntype:&quot;;&quot;&quot;)" office:value-type="string" office:string-value="int">
            <text:p>int</text:p>
          </table:table-cell>
          <table:table-cell table:style-name="Default" table:formula="of:=['RAW Linphone'.A234]" office:value-type="string" office:string-value="linphone_core_get_missed_calls_count">
            <text:p>linphone_core_get_missed_calls_count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319">
            <text:p>1319</text:p>
          </table:table-cell>
          <table:table-cell table:style-name="Default" table:formula="of:=SUBSTITUTE(['RAW Linphone'.F235];&quot;returntype:&quot;;&quot;&quot;)" office:value-type="string" office:string-value="int">
            <text:p>int</text:p>
          </table:table-cell>
          <table:table-cell table:style-name="Default" table:formula="of:=['RAW Linphone'.A235]" office:value-type="string" office:string-value="linphone_core_get_mtu">
            <text:p>linphone_core_get_mtu</text:p>
          </table:table-cell>
          <table:table-cell table:style-name="Default" table:formula="of:=['RAW Linphone'.E23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177">
            <text:p>1177</text:p>
          </table:table-cell>
          <table:table-cell table:style-name="Default" table:formula="of:=SUBSTITUTE(['RAW Linphone'.F236];&quot;returntype:&quot;;&quot;&quot;)" office:value-type="string" office:string-value="const char*">
            <text:p>const char*</text:p>
          </table:table-cell>
          <table:table-cell table:style-name="Default" table:formula="of:=['RAW Linphone'.A236]" office:value-type="string" office:string-value="linphone_core_get_nat_address">
            <text:p>linphone_core_get_nat_address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1298">
            <text:p>1298</text:p>
          </table:table-cell>
          <table:table-cell table:style-name="Default" table:formula="of:=SUBSTITUTE(['RAW Linphone'.F237];&quot;returntype:&quot;;&quot;&quot;)" office:value-type="string" office:string-value="unsigned long">
            <text:p>unsigned long</text:p>
          </table:table-cell>
          <table:table-cell table:style-name="Default" table:formula="of:=['RAW Linphone'.A23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1295">
            <text:p>1295</text:p>
          </table:table-cell>
          <table:table-cell table:style-name="Default" table:formula="of:=SUBSTITUTE(['RAW Linphone'.F238];&quot;returntype:&quot;;&quot;&quot;)" office:value-type="string" office:string-value="unsigned long">
            <text:p>unsigned long</text:p>
          </table:table-cell>
          <table:table-cell table:style-name="Default" table:formula="of:=['RAW Linphone'.A23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3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1128">
            <text:p>1128</text:p>
          </table:table-cell>
          <table:table-cell table:style-name="Default" table:formula="of:=SUBSTITUTE(['RAW Linphone'.F239];&quot;returntype:&quot;;&quot;&quot;)" office:value-type="string" office:string-value="int">
            <text:p>int</text:p>
          </table:table-cell>
          <table:table-cell table:style-name="Default" table:formula="of:=['RAW Linphone'.A239]" office:value-type="string" office:string-value="linphone_core_get_nortp_timeout">
            <text:p>linphone_core_get_nortp_timeout</text:p>
          </table:table-cell>
          <table:table-cell table:style-name="Default" table:formula="of:=['RAW Linphone'.E23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6">
            <text:p>1066</text:p>
          </table:table-cell>
          <table:table-cell table:style-name="Default" table:formula="of:=SUBSTITUTE(['RAW Linphone'.F240];&quot;returntype:&quot;;&quot;&quot;)" office:value-type="string" office:string-value="const char*">
            <text:p>const char*</text:p>
          </table:table-cell>
          <table:table-cell table:style-name="Default" table:formula="of:=['RAW Linphone'.A24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4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064">
            <text:p>1064</text:p>
          </table:table-cell>
          <table:table-cell table:style-name="Default" table:formula="of:=SUBSTITUTE(['RAW Linphone'.F241];&quot;returntype:&quot;;&quot;&quot;)" office:value-type="string" office:string-value="int">
            <text:p>int</text:p>
          </table:table-cell>
          <table:table-cell table:style-name="Default" table:formula="of:=['RAW Linphone'.A24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4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1194">
            <text:p>1194</text:p>
          </table:table-cell>
          <table:table-cell table:style-name="Default" table:formula="of:=SUBSTITUTE(['RAW Linphone'.F242];&quot;returntype:&quot;;&quot;&quot;)" office:value-type="string" office:string-value="int">
            <text:p>int</text:p>
          </table:table-cell>
          <table:table-cell table:style-name="Default" table:formula="of:=['RAW Linphone'.A242]" office:value-type="string" office:string-value="linphone_core_get_play_level">
            <text:p>linphone_core_get_play_level</text:p>
          </table:table-cell>
          <table:table-cell table:style-name="Default" table:formula="of:=['RAW Linphone'.E24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206">
            <text:p>1206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playback_device">
            <text:p>linphone_core_get_playback_device</text:p>
          </table:table-cell>
          <table:table-cell table:style-name="Default" table:formula="of:=['RAW Linphone'.E2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202">
            <text:p>1202</text:p>
          </table:table-cell>
          <table:table-cell table:style-name="Default" table:formula="of:=SUBSTITUTE(['RAW Linphone'.F244];&quot;returntype:&quot;;&quot;&quot;)" office:value-type="string" office:string-value="float">
            <text:p>float</text:p>
          </table:table-cell>
          <table:table-cell table:style-name="Default" table:formula="of:=['RAW Linphone'.A244]" office:value-type="string" office:string-value="linphone_core_get_playback_gain_db">
            <text:p>linphone_core_get_playback_gain_db</text:p>
          </table:table-cell>
          <table:table-cell table:style-name="Default" table:formula="of:=['RAW Linphone'.E2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270">
            <text:p>1270</text:p>
          </table:table-cell>
          <table:table-cell table:style-name="Default" table:formula="of:=SUBSTITUTE(['RAW Linphone'.F245];&quot;returntype:&quot;;&quot;&quot;)" office:value-type="string" office:string-value="MSVideoSize">
            <text:p>MSVideoSize</text:p>
          </table:table-cell>
          <table:table-cell table:style-name="Default" table:formula="of:=['RAW Linphone'.A24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992">
            <text:p>992</text:p>
          </table:table-cell>
          <table:table-cell table:style-name="Default" table:formula="of:=SUBSTITUTE(['RAW Linphone'.F246];&quot;returntype:&quot;;&quot;&quot;)" office:value-type="string" office:string-value="const char*">
            <text:p>const char*</text:p>
          </table:table-cell>
          <table:table-cell table:style-name="Default" table:formula="of:=['RAW Linphone'.A246]" office:value-type="string" office:string-value="linphone_core_get_primary_contact">
            <text:p>linphone_core_get_primary_contact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1002">
            <text:p>1002</text:p>
          </table:table-cell>
          <table:table-cell table:style-name="Default" table:formula="of:=SUBSTITUTE(['RAW Linphone'.F247];&quot;returntype:&quot;;&quot;&quot;)" office:value-type="string" office:string-value="LinphoneAddress*">
            <text:p>LinphoneAddress*</text:p>
          </table:table-cell>
          <table:table-cell table:style-name="Default" table:formula="of:=['RAW Linphone'.A24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1084">
            <text:p>1084</text:p>
          </table:table-cell>
          <table:table-cell table:style-name="Default" table:formula="of:=SUBSTITUTE(['RAW Linphone'.F248];&quot;returntype:&quot;;&quot;&quot;)" office:value-type="string" office:string-value="constMSList*">
            <text:p>constMSList*</text:p>
          </table:table-cell>
          <table:table-cell table:style-name="Default" table:formula="of:=['RAW Linphone'.A248]" office:value-type="string" office:string-value="linphone_core_get_proxy_config_list">
            <text:p>linphone_core_get_proxy_config_list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95">
            <text:p>1195</text:p>
          </table:table-cell>
          <table:table-cell table:style-name="Default" table:formula="of:=SUBSTITUTE(['RAW Linphone'.F249];&quot;returntype:&quot;;&quot;&quot;)" office:value-type="string" office:string-value="int">
            <text:p>int</text:p>
          </table:table-cell>
          <table:table-cell table:style-name="Default" table:formula="of:=['RAW Linphone'.A249]" office:value-type="string" office:string-value="linphone_core_get_rec_level">
            <text:p>linphone_core_get_rec_level</text:p>
          </table:table-cell>
          <table:table-cell table:style-name="Default" table:formula="of:=['RAW Linphone'.E24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183">
            <text:p>1183</text:p>
          </table:table-cell>
          <table:table-cell table:style-name="Default" table:formula="of:=SUBSTITUTE(['RAW Linphone'.F250];&quot;returntype:&quot;;&quot;&quot;)" office:value-type="string" office:string-value="const char*">
            <text:p>const char*</text:p>
          </table:table-cell>
          <table:table-cell table:style-name="Default" table:formula="of:=['RAW Linphone'.A250]" office:value-type="string" office:string-value="linphone_core_get_relay_addr">
            <text:p>linphone_core_get_relay_addr</text:p>
          </table:table-cell>
          <table:table-cell table:style-name="Default" table:formula="of:=['RAW Linphone'.E25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1222">
            <text:p>1222</text:p>
          </table:table-cell>
          <table:table-cell table:style-name="Default" table:formula="of:=SUBSTITUTE(['RAW Linphone'.F251];&quot;returntype:&quot;;&quot;&quot;)" office:value-type="string" office:string-value="const char*">
            <text:p>const char*</text:p>
          </table:table-cell>
          <table:table-cell table:style-name="Default" table:formula="of:=['RAW Linphone'.A25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5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1214">
            <text:p>1214</text:p>
          </table:table-cell>
          <table:table-cell table:style-name="Default" table:formula="of:=SUBSTITUTE(['RAW Linphone'.F252];&quot;returntype:&quot;;&quot;&quot;)" office:value-type="string" office:string-value="const char*">
            <text:p>const char*</text:p>
          </table:table-cell>
          <table:table-cell table:style-name="Default" table:formula="of:=['RAW Linphone'.A252]" office:value-type="string" office:string-value="linphone_core_get_ring">
            <text:p>linphone_core_get_ring</text:p>
          </table:table-cell>
          <table:table-cell table:style-name="Default" table:formula="of:=['RAW Linphone'.E25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1193">
            <text:p>1193</text:p>
          </table:table-cell>
          <table:table-cell table:style-name="Default" table:formula="of:=SUBSTITUTE(['RAW Linphone'.F253];&quot;returntype:&quot;;&quot;&quot;)" office:value-type="string" office:string-value="int">
            <text:p>int</text:p>
          </table:table-cell>
          <table:table-cell table:style-name="Default" table:formula="of:=['RAW Linphone'.A253]" office:value-type="string" office:string-value="linphone_core_get_ring_level">
            <text:p>linphone_core_get_ring_level</text:p>
          </table:table-cell>
          <table:table-cell table:style-name="Default" table:formula="of:=['RAW Linphone'.E2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1219">
            <text:p>1219</text:p>
          </table:table-cell>
          <table:table-cell table:style-name="Default" table:formula="of:=SUBSTITUTE(['RAW Linphone'.F254];&quot;returntype:&quot;;&quot;&quot;)" office:value-type="string" office:string-value="const char*">
            <text:p>const char*</text:p>
          </table:table-cell>
          <table:table-cell table:style-name="Default" table:formula="of:=['RAW Linphone'.A254]" office:value-type="string" office:string-value="linphone_core_get_ringback">
            <text:p>linphone_core_get_ringback</text:p>
          </table:table-cell>
          <table:table-cell table:style-name="Default" table:formula="of:=['RAW Linphone'.E2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1205">
            <text:p>1205</text:p>
          </table:table-cell>
          <table:table-cell table:style-name="Default" table:formula="of:=SUBSTITUTE(['RAW Linphone'.F255];&quot;returntype:&quot;;&quot;&quot;)" office:value-type="string" office:string-value="const char*">
            <text:p>const char*</text:p>
          </table:table-cell>
          <table:table-cell table:style-name="Default" table:formula="of:=['RAW Linphone'.A255]" office:value-type="string" office:string-value="linphone_core_get_ringer_device">
            <text:p>linphone_core_get_ringer_device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1217">
            <text:p>1217</text:p>
          </table:table-cell>
          <table:table-cell table:style-name="Default" table:formula="of:=SUBSTITUTE(['RAW Linphone'.F256];&quot;returntype:&quot;;&quot;&quot;)" office:value-type="string" office:string-value="const char*">
            <text:p>const char*</text:p>
          </table:table-cell>
          <table:table-cell table:style-name="Default" table:formula="of:=['RAW Linphone'.A256]" office:value-type="string" office:string-value="linphone_core_get_root_ca">
            <text:p>linphone_core_get_root_ca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245">
            <text:p>124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444">
            <text:p>1444</text:p>
          </table:table-cell>
          <table:table-cell table:style-name="Default" table:formula="of:=SUBSTITUTE(['RAW Linphone'.F258];&quot;returntype:&quot;;&quot;&quot;)" office:value-type="string" office:string-value="int">
            <text:p>int</text:p>
          </table:table-cell>
          <table:table-cell table:style-name="Default" table:formula="of:=['RAW Linphone'.A258]" office:value-type="string" office:string-value="linphone_core_get_sip_dscp">
            <text:p>linphone_core_get_sip_dscp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50">
            <text:p>1150</text:p>
          </table:table-cell>
          <table:table-cell table:style-name="Default" table:formula="of:=SUBSTITUTE(['RAW Linphone'.F259];&quot;returntype:&quot;;&quot;&quot;)" office:value-type="string" office:string-value="int">
            <text:p>int</text:p>
          </table:table-cell>
          <table:table-cell table:style-name="Default" table:formula="of:=['RAW Linphone'.A259]" office:value-type="string" office:string-value="linphone_core_get_sip_port">
            <text:p>linphone_core_get_sip_port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357">
            <text:p>1357</text:p>
          </table:table-cell>
          <table:table-cell table:style-name="Default" table:formula="of:=SUBSTITUTE(['RAW Linphone'.F260];&quot;returntype:&quot;;&quot;&quot;)" office:value-type="string" office:string-value="constMSList*">
            <text:p>constMSList*</text:p>
          </table:table-cell>
          <table:table-cell table:style-name="Default" table:formula="of:=['RAW Linphone'.A260]" office:value-type="string" office:string-value="linphone_core_get_sip_setups">
            <text:p>linphone_core_get_sip_setups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61">
            <text:p>1161</text:p>
          </table:table-cell>
          <table:table-cell table:style-name="Default" table:formula="of:=SUBSTITUTE(['RAW Linphone'.F261];&quot;returntype:&quot;;&quot;&quot;)" office:value-type="string" office:string-value="ortp_socket_t">
            <text:p>ortp_socket_t</text:p>
          </table:table-cell>
          <table:table-cell table:style-name="Default" table:formula="of:=['RAW Linphone'.A261]" office:value-type="string" office:string-value="linphone_core_get_sip_socket">
            <text:p>linphone_core_get_sip_socket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154">
            <text:p>1154</text:p>
          </table:table-cell>
          <table:table-cell table:style-name="Default" table:formula="of:=SUBSTITUTE(['RAW Linphone'.F262];&quot;returntype:&quot;;&quot;&quot;)" office:value-type="string" office:string-value="int">
            <text:p>int</text:p>
          </table:table-cell>
          <table:table-cell table:style-name="Default" table:formula="of:=['RAW Linphone'.A262]" office:value-type="string" office:string-value="linphone_core_get_sip_transports">
            <text:p>linphone_core_get_sip_transports</text:p>
          </table:table-cell>
          <table:table-cell table:style-name="Default" table:formula="of:=['RAW Linphone'.E262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189">
            <text:p>1189</text:p>
          </table:table-cell>
          <table:table-cell table:style-name="Default" table:formula="of:=SUBSTITUTE(['RAW Linphone'.F263];&quot;returntype:&quot;;&quot;&quot;)" office:value-type="string" office:string-value="const char**">
            <text:p>const char**</text:p>
          </table:table-cell>
          <table:table-cell table:style-name="Default" table:formula="of:=['RAW Linphone'.A263]" office:value-type="string" office:string-value="linphone_core_get_sound_devices">
            <text:p>linphone_core_get_sound_devices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211">
            <text:p>1211</text:p>
          </table:table-cell>
          <table:table-cell table:style-name="Default" table:formula="of:=SUBSTITUTE(['RAW Linphone'.F264];&quot;returntype:&quot;;&quot;&quot;)" office:value-type="string" office:string-value="char">
            <text:p>char</text:p>
          </table:table-cell>
          <table:table-cell table:style-name="Default" table:formula="of:=['RAW Linphone'.A264]" office:value-type="string" office:string-value="linphone_core_get_sound_source">
            <text:p>linphone_core_get_sound_sour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288">
            <text:p>1288</text:p>
          </table:table-cell>
          <table:table-cell table:style-name="Default" table:formula="of:=SUBSTITUTE(['RAW Linphone'.F265];&quot;returntype:&quot;;&quot;&quot;)" office:value-type="string" office:string-value="const char*">
            <text:p>const char*</text:p>
          </table:table-cell>
          <table:table-cell table:style-name="Default" table:formula="of:=['RAW Linphone'.A265]" office:value-type="string" office:string-value="linphone_core_get_static_picture">
            <text:p>linphone_core_get_static_pictur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292">
            <text:p>1292</text:p>
          </table:table-cell>
          <table:table-cell table:style-name="Default" table:formula="of:=SUBSTITUTE(['RAW Linphone'.F266];&quot;returntype:&quot;;&quot;&quot;)" office:value-type="string" office:string-value="float">
            <text:p>float</text:p>
          </table:table-cell>
          <table:table-cell table:style-name="Default" table:formula="of:=['RAW Linphone'.A266]" office:value-type="string" office:string-value="linphone_core_get_static_picture_fps">
            <text:p>linphone_core_get_static_picture_fps</text:p>
          </table:table-cell>
          <table:table-cell table:style-name="Default" table:formula="of:=['RAW Linphone'.E26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173">
            <text:p>1173</text:p>
          </table:table-cell>
          <table:table-cell table:style-name="Default" table:formula="of:=SUBSTITUTE(['RAW Linphone'.F267];&quot;returntype:&quot;;&quot;&quot;)" office:value-type="string" office:string-value="const char*">
            <text:p>const char*</text:p>
          </table:table-cell>
          <table:table-cell table:style-name="Default" table:formula="of:=['RAW Linphone'.A267]" office:value-type="string" office:string-value="linphone_core_get_stun_server">
            <text:p>linphone_core_get_stun_server</text:p>
          </table:table-cell>
          <table:table-cell table:style-name="Default" table:formula="of:=['RAW Linphone'.E26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1268">
            <text:p>1268</text:p>
          </table:table-cell>
          <table:table-cell table:style-name="Default" table:formula="of:=SUBSTITUTE(['RAW Linphone'.F268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68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1441">
            <text:p>1441</text:p>
          </table:table-cell>
          <table:table-cell table:style-name="Default" table:formula="of:=SUBSTITUTE(['RAW Linphone'.F269];&quot;returntype:&quot;;&quot;&quot;)" office:value-type="string" office:string-value="LinphoneTunnel*">
            <text:p>LinphoneTunnel*</text:p>
          </table:table-cell>
          <table:table-cell table:style-name="Default" table:formula="of:=['RAW Linphone'.A269]" office:value-type="string" office:string-value="linphone_core_get_tunnel">
            <text:p>linphone_core_get_tunnel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1009">
            <text:p>1009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get_upload_bandwidth">
            <text:p>linphone_core_get_upload_bandwidth</text:p>
          </table:table-cell>
          <table:table-cell table:style-name="Default" table:formula="of:=['RAW Linphone'.E27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7">
            <text:p>1027</text:p>
          </table:table-cell>
          <table:table-cell table:style-name="Default" table:formula="of:=SUBSTITUTE(['RAW Linphone'.F271];&quot;returntype:&quot;;&quot;&quot;)" office:value-type="string" office:string-value="int">
            <text:p>int</text:p>
          </table:table-cell>
          <table:table-cell table:style-name="Default" table:formula="of:=['RAW Linphone'.A271]" office:value-type="string" office:string-value="linphone_core_get_upload_ptime">
            <text:p>linphone_core_get_upload_ptime</text:p>
          </table:table-cell>
          <table:table-cell table:style-name="Default" table:formula="of:=['RAW Linphone'.E27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142">
            <text:p>1142</text:p>
          </table:table-cell>
          <table:table-cell table:style-name="Default" table:formula="of:=SUBSTITUTE(['RAW Linphone'.F272];&quot;returntype:&quot;;&quot;&quot;)" office:value-type="string" office:string-value="bool_t">
            <text:p>bool_t</text:p>
          </table:table-cell>
          <table:table-cell table:style-name="Default" table:formula="of:=['RAW Linphone'.A272]" office:value-type="string" office:string-value="linphone_core_get_use_info_for_dtmf">
            <text:p>linphone_core_get_use_info_for_dtmf</text:p>
          </table:table-cell>
          <table:table-cell table:style-name="Default" table:formula="of:=['RAW Linphone'.E2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1146">
            <text:p>1146</text:p>
          </table:table-cell>
          <table:table-cell table:style-name="Default" table:formula="of:=SUBSTITUTE(['RAW Linphone'.F273];&quot;returntype:&quot;;&quot;&quot;)" office:value-type="string" office:string-value="bool_t">
            <text:p>bool_t</text:p>
          </table:table-cell>
          <table:table-cell table:style-name="Default" table:formula="of:=['RAW Linphone'.A273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912">
            <text:p>912</text:p>
          </table:table-cell>
          <table:table-cell table:style-name="Default" table:formula="of:=SUBSTITUTE(['RAW Linphone'.F274];&quot;returntype:&quot;;&quot;&quot;)" office:value-type="string" office:string-value="const char*">
            <text:p>const char*</text:p>
          </table:table-cell>
          <table:table-cell table:style-name="Default" table:formula="of:=['RAW Linphone'.A274]" office:value-type="string" office:string-value="linphone_core_get_user_agent_name">
            <text:p>linphone_core_get_user_agent_name</text:p>
          </table:table-cell>
          <table:table-cell table:style-name="Default" table:formula="of:=['RAW Linphone'.E27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const char*">
            <text:p>const char*</text:p>
          </table:table-cell>
          <table:table-cell table:style-name="Default" table:formula="of:=['RAW Linphone'.A275]" office:value-type="string" office:string-value="linphone_core_get_user_agent_version">
            <text:p>linphone_core_get_user_agent_version</text:p>
          </table:table-cell>
          <table:table-cell table:style-name="Default" table:formula="of:=['RAW Linphone'.E275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1346">
            <text:p>1346</text:p>
          </table:table-cell>
          <table:table-cell table:style-name="Default" table:formula="of:=SUBSTITUTE(['RAW Linphone'.F276];&quot;returntype:&quot;;&quot;&quot;)" office:value-type="string" office:string-value="void*">
            <text:p>void*</text:p>
          </table:table-cell>
          <table:table-cell table:style-name="Default" table:formula="of:=['RAW Linphone'.A276]" office:value-type="string" office:string-value="linphone_core_get_user_data">
            <text:p>linphone_core_get_user_data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911">
            <text:p>911</text:p>
          </table:table-cell>
          <table:table-cell table:style-name="Default" table:formula="of:=SUBSTITUTE(['RAW Linphone'.F277];&quot;returntype:&quot;;&quot;&quot;)" office:value-type="string" office:string-value="const char*">
            <text:p>const char*</text:p>
          </table:table-cell>
          <table:table-cell table:style-name="Default" table:formula="of:=['RAW Linphone'.A277]" office:value-type="string" office:string-value="linphone_core_get_version">
            <text:p>linphone_core_get_version</text:p>
          </table:table-cell>
          <table:table-cell table:style-name="Default" table:formula="of:=['RAW Linphone'.E277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034">
            <text:p>1034</text:p>
          </table:table-cell>
          <table:table-cell table:style-name="Default" table:formula="of:=SUBSTITUTE(['RAW Linphone'.F278];&quot;returntype:&quot;;&quot;&quot;)" office:value-type="string" office:string-value="constMSList*">
            <text:p>constMSList*</text:p>
          </table:table-cell>
          <table:table-cell table:style-name="Default" table:formula="of:=['RAW Linphone'.A278]" office:value-type="string" office:string-value="linphone_core_get_video_codecs">
            <text:p>linphone_core_get_video_codecs</text:p>
          </table:table-cell>
          <table:table-cell table:style-name="Default" table:formula="of:=['RAW Linphone'.E27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284">
            <text:p>1284</text:p>
          </table:table-cell>
          <table:table-cell table:style-name="Default" table:formula="of:=SUBSTITUTE(['RAW Linphone'.F279];&quot;returntype:&quot;;&quot;&quot;)" office:value-type="string" office:string-value="const char*">
            <text:p>const char*</text:p>
          </table:table-cell>
          <table:table-cell table:style-name="Default" table:formula="of:=['RAW Linphone'.A279]" office:value-type="string" office:string-value="linphone_core_get_video_device">
            <text:p>linphone_core_get_video_device</text:p>
          </table:table-cell>
          <table:table-cell table:style-name="Default" table:formula="of:=['RAW Linphone'.E2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282">
            <text:p>1282</text:p>
          </table:table-cell>
          <table:table-cell table:style-name="Default" table:formula="of:=SUBSTITUTE(['RAW Linphone'.F280];&quot;returntype:&quot;;&quot;&quot;)" office:value-type="string" office:string-value="const char**">
            <text:p>const char**</text:p>
          </table:table-cell>
          <table:table-cell table:style-name="Default" table:formula="of:=['RAW Linphone'.A280]" office:value-type="string" office:string-value="linphone_core_get_video_devices">
            <text:p>linphone_core_get_video_devices</text:p>
          </table:table-cell>
          <table:table-cell table:style-name="Default" table:formula="of:=['RAW Linphone'.E2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1450">
            <text:p>1450</text:p>
          </table:table-cell>
          <table:table-cell table:style-name="Default" table:formula="of:=SUBSTITUTE(['RAW Linphone'.F281];&quot;returntype:&quot;;&quot;&quot;)" office:value-type="string" office:string-value="int">
            <text:p>int</text:p>
          </table:table-cell>
          <table:table-cell table:style-name="Default" table:formula="of:=['RAW Linphone'.A281]" office:value-type="string" office:string-value="linphone_core_get_video_dscp">
            <text:p>linphone_core_get_video_dscp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116">
            <text:p>1116</text:p>
          </table:table-cell>
          <table:table-cell table:style-name="Default" table:formula="of:=SUBSTITUTE(['RAW Linphone'.F282];&quot;returntype:&quot;;&quot;&quot;)" office:value-type="string" office:string-value="int">
            <text:p>int</text:p>
          </table:table-cell>
          <table:table-cell table:style-name="Default" table:formula="of:=['RAW Linphone'.A282]" office:value-type="string" office:string-value="linphone_core_get_video_jittcomp">
            <text:p>linphone_core_get_video_jittcomp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1261">
            <text:p>1261</text:p>
          </table:table-cell>
          <table:table-cell table:style-name="Default" table:formula="of:=SUBSTITUTE(['RAW Linphone'.F283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83]" office:value-type="string" office:string-value="linphone_core_get_video_policy">
            <text:p>linphone_core_get_video_policy</text:p>
          </table:table-cell>
          <table:table-cell table:style-name="Default" table:formula="of:=['RAW Linphone'.E2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124">
            <text:p>1124</text:p>
          </table:table-cell>
          <table:table-cell table:style-name="Default" table:formula="of:=SUBSTITUTE(['RAW Linphone'.F284];&quot;returntype:&quot;;&quot;&quot;)" office:value-type="string" office:string-value="int">
            <text:p>int</text:p>
          </table:table-cell>
          <table:table-cell table:style-name="Default" table:formula="of:=['RAW Linphone'.A284]" office:value-type="string" office:string-value="linphone_core_get_video_port">
            <text:p>linphone_core_get_video_port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1126">
            <text:p>1126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get_video_port_range">
            <text:p>linphone_core_get_video_port_range</text:p>
          </table:table-cell>
          <table:table-cell table:style-name="Default" table:formula="of:=['RAW Linphone'.E285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1392">
            <text:p>1392</text:p>
          </table:table-cell>
          <table:table-cell table:style-name="Default" table:formula="of:=SUBSTITUTE(['RAW Linphone'.F286];&quot;returntype:&quot;;&quot;&quot;)" office:value-type="string" office:string-value="const char*">
            <text:p>const char*</text:p>
          </table:table-cell>
          <table:table-cell table:style-name="Default" table:formula="of:=['RAW Linphone'.A286]" office:value-type="string" office:string-value="linphone_core_get_zrtp_secrets_file">
            <text:p>linphone_core_get_zrtp_secrets_file</text:p>
          </table:table-cell>
          <table:table-cell table:style-name="Default" table:formula="of:=['RAW Linphone'.E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56">
            <text:p>956</text:p>
          </table:table-cell>
          <table:table-cell table:style-name="Default" table:formula="of:=SUBSTITUTE(['RAW Linphone'.F287];&quot;returntype:&quot;;&quot;&quot;)" office:value-type="string" office:string-value="bool_t">
            <text:p>bool_t</text:p>
          </table:table-cell>
          <table:table-cell table:style-name="Default" table:formula="of:=['RAW Linphone'.A287]" office:value-type="string" office:string-value="linphone_core_in_call">
            <text:p>linphone_core_in_call</text:p>
          </table:table-cell>
          <table:table-cell table:style-name="Default" table:formula="of:=['RAW Linphone'.E28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54">
            <text:p>954</text:p>
          </table:table-cell>
          <table:table-cell table:style-name="Default" table:formula="of:=SUBSTITUTE(['RAW Linphone'.F288];&quot;returntype:&quot;;&quot;&quot;)" office:value-type="string" office:string-value="bool_t">
            <text:p>bool_t</text:p>
          </table:table-cell>
          <table:table-cell table:style-name="Default" table:formula="of:=['RAW Linphone'.A288]" office:value-type="string" office:string-value="linphone_core_inc_invite_pending">
            <text:p>linphone_core_inc_invite_pending</text:p>
          </table:table-cell>
          <table:table-cell table:style-name="Default" table:formula="of:=['RAW Linphone'.E28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430">
            <text:p>1430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init_default_params">
            <text:p>linphone_core_init_default_params</text:p>
          </table:table-cell>
          <table:table-cell table:style-name="Default" table:formula="of:=['RAW Linphone'.E28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940">
            <text:p>940</text:p>
          </table:table-cell>
          <table:table-cell table:style-name="Default" table:formula="of:=SUBSTITUTE(['RAW Linphone'.F290];&quot;returntype:&quot;;&quot;&quot;)" office:value-type="string" office:string-value="LinphoneAddress*">
            <text:p>LinphoneAddress*</text:p>
          </table:table-cell>
          <table:table-cell table:style-name="Default" table:formula="of:=['RAW Linphone'.A290]" office:value-type="string" office:string-value="linphone_core_interpret_url">
            <text:p>linphone_core_interpret_url</text:p>
          </table:table-cell>
          <table:table-cell table:style-name="Default" table:formula="of:=['RAW Linphone'.E29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942">
            <text:p>942</text:p>
          </table:table-cell>
          <table:table-cell table:style-name="Default" table:formula="of:=SUBSTITUTE(['RAW Linphone'.F291];&quot;returntype:&quot;;&quot;&quot;)" office:value-type="string" office:string-value="LinphoneCall*">
            <text:p>LinphoneCall*</text:p>
          </table:table-cell>
          <table:table-cell table:style-name="Default" table:formula="of:=['RAW Linphone'.A291]" office:value-type="string" office:string-value="linphone_core_invite">
            <text:p>linphone_core_invite</text:p>
          </table:table-cell>
          <table:table-cell table:style-name="Default" table:formula="of:=['RAW Linphone'.E29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44">
            <text:p>944</text:p>
          </table:table-cell>
          <table:table-cell table:style-name="Default" table:formula="of:=SUBSTITUTE(['RAW Linphone'.F292];&quot;returntype:&quot;;&quot;&quot;)" office:value-type="string" office:string-value="LinphoneCall*">
            <text:p>LinphoneCall*</text:p>
          </table:table-cell>
          <table:table-cell table:style-name="Default" table:formula="of:=['RAW Linphone'.A292]" office:value-type="string" office:string-value="linphone_core_invite_address">
            <text:p>linphone_core_invite_address</text:p>
          </table:table-cell>
          <table:table-cell table:style-name="Default" table:formula="of:=['RAW Linphone'.E29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948">
            <text:p>948</text:p>
          </table:table-cell>
          <table:table-cell table:style-name="Default" table:formula="of:=SUBSTITUTE(['RAW Linphone'.F293];&quot;returntype:&quot;;&quot;&quot;)" office:value-type="string" office:string-value="LinphoneCall*">
            <text:p>LinphoneCall*</text:p>
          </table:table-cell>
          <table:table-cell table:style-name="Default" table:formula="of:=['RAW Linphone'.A29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9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946">
            <text:p>946</text:p>
          </table:table-cell>
          <table:table-cell table:style-name="Default" table:formula="of:=SUBSTITUTE(['RAW Linphone'.F294];&quot;returntype:&quot;;&quot;&quot;)" office:value-type="string" office:string-value="LinphoneCall*">
            <text:p>LinphoneCall*</text:p>
          </table:table-cell>
          <table:table-cell table:style-name="Default" table:formula="of:=['RAW Linphone'.A294]" office:value-type="string" office:string-value="linphone_core_invite_with_params">
            <text:p>linphone_core_invite_with_params</text:p>
          </table:table-cell>
          <table:table-cell table:style-name="Default" table:formula="of:=['RAW Linphone'.E29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99">
            <text:p>999</text:p>
          </table:table-cell>
          <table:table-cell table:style-name="Default" table:formula="of:=SUBSTITUTE(['RAW Linphone'.F295];&quot;returntype:&quot;;&quot;&quot;)" office:value-type="string" office:string-value="bool_t">
            <text:p>bool_t</text:p>
          </table:table-cell>
          <table:table-cell table:style-name="Default" table:formula="of:=['RAW Linphone'.A295]" office:value-type="string" office:string-value="linphone_core_ipv6_enabled">
            <text:p>linphone_core_ipv6_enabled</text:p>
          </table:table-cell>
          <table:table-cell table:style-name="Default" table:formula="of:=['RAW Linphone'.E2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242">
            <text:p>1242</text:p>
          </table:table-cell>
          <table:table-cell table:style-name="Default" table:formula="of:=SUBSTITUTE(['RAW Linphone'.F296];&quot;returntype:&quot;;&quot;&quot;)" office:value-type="string" office:string-value="bool_t">
            <text:p>bool_t</text:p>
          </table:table-cell>
          <table:table-cell table:style-name="Default" table:formula="of:=['RAW Linphone'.A296]" office:value-type="string" office:string-value="linphone_core_is_audio_muted">
            <text:p>linphone_core_is_audio_muted</text:p>
          </table:table-cell>
          <table:table-cell table:style-name="Default" table:formula="of:=['RAW Linphone'.E29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399">
            <text:p>1399</text:p>
          </table:table-cell>
          <table:table-cell table:style-name="Default" table:formula="of:=SUBSTITUTE(['RAW Linphone'.F297];&quot;returntype:&quot;;&quot;&quot;)" office:value-type="string" office:string-value="bool_t">
            <text:p>bool_t</text:p>
          </table:table-cell>
          <table:table-cell table:style-name="Default" table:formula="of:=['RAW Linphone'.A297]" office:value-type="string" office:string-value="linphone_core_is_in_conference">
            <text:p>linphone_core_is_in_conference</text:p>
          </table:table-cell>
          <table:table-cell table:style-name="Default" table:formula="of:=['RAW Linphone'.E2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420">
            <text:p>1420</text:p>
          </table:table-cell>
          <table:table-cell table:style-name="Default" table:formula="of:=SUBSTITUTE(['RAW Linphone'.F298];&quot;returntype:&quot;;&quot;&quot;)" office:value-type="string" office:string-value="bool_t">
            <text:p>bool_t</text:p>
          </table:table-cell>
          <table:table-cell table:style-name="Default" table:formula="of:=['RAW Linphone'.A29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240">
            <text:p>1240</text:p>
          </table:table-cell>
          <table:table-cell table:style-name="Default" table:formula="of:=SUBSTITUTE(['RAW Linphone'.F299];&quot;returntype:&quot;;&quot;&quot;)" office:value-type="string" office:string-value="bool_t">
            <text:p>bool_t</text:p>
          </table:table-cell>
          <table:table-cell table:style-name="Default" table:formula="of:=['RAW Linphone'.A299]" office:value-type="string" office:string-value="linphone_core_is_mic_muted">
            <text:p>linphone_core_is_mic_muted</text:p>
          </table:table-cell>
          <table:table-cell table:style-name="Default" table:formula="of:=['RAW Linphone'.E2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333">
            <text:p>1333</text:p>
          </table:table-cell>
          <table:table-cell table:style-name="Default" table:formula="of:=SUBSTITUTE(['RAW Linphone'.F300];&quot;returntype:&quot;;&quot;&quot;)" office:value-type="string" office:string-value="bool_t">
            <text:p>bool_t</text:p>
          </table:table-cell>
          <table:table-cell table:style-name="Default" table:formula="of:=['RAW Linphone'.A300]" office:value-type="string" office:string-value="linphone_core_is_network_reachable">
            <text:p>linphone_core_is_network_reachable</text:p>
          </table:table-cell>
          <table:table-cell table:style-name="Default" table:formula="of:=['RAW Linphone'.E30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243">
            <text:p>1243</text:p>
          </table:table-cell>
          <table:table-cell table:style-name="Default" table:formula="of:=SUBSTITUTE(['RAW Linphone'.F301];&quot;returntype:&quot;;&quot;&quot;)" office:value-type="string" office:string-value="bool_t">
            <text:p>bool_t</text:p>
          </table:table-cell>
          <table:table-cell table:style-name="Default" table:formula="of:=['RAW Linphone'.A301]" office:value-type="string" office:string-value="linphone_core_is_rtp_muted">
            <text:p>linphone_core_is_rtp_muted</text:p>
          </table:table-cell>
          <table:table-cell table:style-name="Default" table:formula="of:=['RAW Linphone'.E3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20">
            <text:p>920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iterate">
            <text:p>linphone_core_iterate</text:p>
          </table:table-cell>
          <table:table-cell table:style-name="Default" table:formula="of:=['RAW Linphone'.E3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344">
            <text:p>1344</text:p>
          </table:table-cell>
          <table:table-cell table:style-name="Default" table:formula="of:=SUBSTITUTE(['RAW Linphone'.F303];&quot;returntype:&quot;;&quot;&quot;)" office:value-type="string" office:string-value="bool_t">
            <text:p>bool_t</text:p>
          </table:table-cell>
          <table:table-cell table:style-name="Default" table:formula="of:=['RAW Linphone'.A303]" office:value-type="string" office:string-value="linphone_core_keep_alive_enabled">
            <text:p>linphone_core_keep_alive_enabled</text:p>
          </table:table-cell>
          <table:table-cell table:style-name="Default" table:formula="of:=['RAW Linphone'.E30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401">
            <text:p>1401</text:p>
          </table:table-cell>
          <table:table-cell table:style-name="Default" table:formula="of:=SUBSTITUTE(['RAW Linphone'.F304];&quot;returntype:&quot;;&quot;&quot;)" office:value-type="string" office:string-value="int">
            <text:p>int</text:p>
          </table:table-cell>
          <table:table-cell table:style-name="Default" table:formula="of:=['RAW Linphone'.A304]" office:value-type="string" office:string-value="linphone_core_leave_conference">
            <text:p>linphone_core_leave_conference</text:p>
          </table:table-cell>
          <table:table-cell table:style-name="Default" table:formula="of:=['RAW Linphone'.E3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412">
            <text:p>1412</text:p>
          </table:table-cell>
          <table:table-cell table:style-name="Default" table:formula="of:=SUBSTITUTE(['RAW Linphone'.F305];&quot;returntype:&quot;;&quot;&quot;)" office:value-type="string" office:string-value="bool_t">
            <text:p>bool_t</text:p>
          </table:table-cell>
          <table:table-cell table:style-name="Default" table:formula="of:=['RAW Linphone'.A30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30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1234">
            <text:p>1234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mute_mic">
            <text:p>linphone_core_mute_mic</text:p>
          </table:table-cell>
          <table:table-cell table:style-name="Default" table:formula="of:=['RAW Linphone'.E30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15">
            <text:p>915</text:p>
          </table:table-cell>
          <table:table-cell table:style-name="Default" table:formula="of:=SUBSTITUTE(['RAW Linphone'.F307];&quot;returntype:&quot;;&quot;&quot;)" office:value-type="string" office:string-value="LinphoneCore*">
            <text:p>LinphoneCore*</text:p>
          </table:table-cell>
          <table:table-cell table:style-name="Default" table:formula="of:=['RAW Linphone'.A307]" office:value-type="string" office:string-value="linphone_core_new">
            <text:p>linphone_core_new</text:p>
          </table:table-cell>
          <table:table-cell table:style-name="Default" table:formula="of:=['RAW Linphone'.E30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4">
            <text:p>974</text:p>
          </table:table-cell>
          <table:table-cell table:style-name="Default" table:formula="of:=SUBSTITUTE(['RAW Linphone'.F308];&quot;returntype:&quot;;&quot;&quot;)" office:value-type="string" office:string-value="int">
            <text:p>int</text:p>
          </table:table-cell>
          <table:table-cell table:style-name="Default" table:formula="of:=['RAW Linphone'.A308]" office:value-type="string" office:string-value="linphone_core_pause_all_calls">
            <text:p>linphone_core_pause_all_calls</text:p>
          </table:table-cell>
          <table:table-cell table:style-name="Default" table:formula="of:=['RAW Linphone'.E3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72">
            <text:p>972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pause_call">
            <text:p>linphone_core_pause_call</text:p>
          </table:table-cell>
          <table:table-cell table:style-name="Default" table:formula="of:=['RAW Linphone'.E30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1038">
            <text:p>1038</text:p>
          </table:table-cell>
          <table:table-cell table:style-name="Default" table:formula="of:=SUBSTITUTE(['RAW Linphone'.F310];&quot;returntype:&quot;;&quot;&quot;)" office:value-type="string" office:string-value="bool_t">
            <text:p>bool_t</text:p>
          </table:table-cell>
          <table:table-cell table:style-name="Default" table:formula="of:=['RAW Linphone'.A310]" office:value-type="string" office:string-value="linphone_core_payload_type_enabled">
            <text:p>linphone_core_payload_type_enabled</text:p>
          </table:table-cell>
          <table:table-cell table:style-name="Default" table:formula="of:=['RAW Linphone'.E3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313">
            <text:p>1313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play_dtmf">
            <text:p>linphone_core_play_dtmf</text:p>
          </table:table-cell>
          <table:table-cell table:style-name="Default" table:formula="of:=['RAW Linphone'.E31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224">
            <text:p>1224</text:p>
          </table:table-cell>
          <table:table-cell table:style-name="Default" table:formula="of:=SUBSTITUTE(['RAW Linphone'.F312];&quot;returntype:&quot;;&quot;&quot;)" office:value-type="string" office:string-value="int">
            <text:p>int</text:p>
          </table:table-cell>
          <table:table-cell table:style-name="Default" table:formula="of:=['RAW Linphone'.A312]" office:value-type="string" office:string-value="linphone_core_preview_ring">
            <text:p>linphone_core_preview_ring</text:p>
          </table:table-cell>
          <table:table-cell table:style-name="Default" table:formula="of:=['RAW Linphone'.E31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66">
            <text:p>966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redirect_call">
            <text:p>linphone_core_redirect_call</text:p>
          </table:table-cell>
          <table:table-cell table:style-name="Default" table:formula="of:=['RAW Linphone'.E31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1388">
            <text:p>1388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refresh_registers">
            <text:p>linphone_core_refresh_registers</text:p>
          </table:table-cell>
          <table:table-cell table:style-name="Default" table:formula="of:=['RAW Linphone'.E31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190">
            <text:p>1190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reload_sound_devices">
            <text:p>linphone_core_reload_sound_devices</text:p>
          </table:table-cell>
          <table:table-cell table:style-name="Default" table:formula="of:=['RAW Linphone'.E3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1281">
            <text:p>1281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reload_video_devices">
            <text:p>linphone_core_reload_video_devices</text:p>
          </table:table-cell>
          <table:table-cell table:style-name="Default" table:formula="of:=['RAW Linphone'.E3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1094">
            <text:p>1094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remove_auth_info">
            <text:p>linphone_core_remove_auth_info</text:p>
          </table:table-cell>
          <table:table-cell table:style-name="Default" table:formula="of:=['RAW Linphone'.E31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1254">
            <text:p>1254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remove_call_log">
            <text:p>linphone_core_remove_call_log</text:p>
          </table:table-cell>
          <table:table-cell table:style-name="Default" table:formula="of:=['RAW Linphone'.E318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1398">
            <text:p>1398</text:p>
          </table:table-cell>
          <table:table-cell table:style-name="Default" table:formula="of:=SUBSTITUTE(['RAW Linphone'.F319];&quot;returntype:&quot;;&quot;&quot;)" office:value-type="string" office:string-value="int">
            <text:p>int</text:p>
          </table:table-cell>
          <table:table-cell table:style-name="Default" table:formula="of:=['RAW Linphone'.A319]" office:value-type="string" office:string-value="linphone_core_remove_from_conference">
            <text:p>linphone_core_remove_from_conference</text:p>
          </table:table-cell>
          <table:table-cell table:style-name="Default" table:formula="of:=['RAW Linphone'.E31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1082">
            <text:p>1082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remove_proxy_config">
            <text:p>linphone_core_remove_proxy_config</text:p>
          </table:table-cell>
          <table:table-cell table:style-name="Default" table:formula="of:=['RAW Linphone'.E32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253">
            <text:p>125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32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76">
            <text:p>976</text:p>
          </table:table-cell>
          <table:table-cell table:style-name="Default" table:formula="of:=SUBSTITUTE(['RAW Linphone'.F322];&quot;returntype:&quot;;&quot;&quot;)" office:value-type="string" office:string-value="int">
            <text:p>int</text:p>
          </table:table-cell>
          <table:table-cell table:style-name="Default" table:formula="of:=['RAW Linphone'.A322]" office:value-type="string" office:string-value="linphone_core_resume_call">
            <text:p>linphone_core_resume_call</text:p>
          </table:table-cell>
          <table:table-cell table:style-name="Default" table:formula="of:=['RAW Linphone'.E322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277">
            <text:p>1277</text:p>
          </table:table-cell>
          <table:table-cell table:style-name="Default" table:formula="of:=SUBSTITUTE(['RAW Linphone'.F323];&quot;returntype:&quot;;&quot;&quot;)" office:value-type="string" office:string-value="bool_t">
            <text:p>bool_t</text:p>
          </table:table-cell>
          <table:table-cell table:style-name="Default" table:formula="of:=['RAW Linphone'.A323]" office:value-type="string" office:string-value="linphone_core_self_view_enabled">
            <text:p>linphone_core_self_view_enabled</text:p>
          </table:table-cell>
          <table:table-cell table:style-name="Default" table:formula="of:=['RAW Linphone'.E3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88">
            <text:p>988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nd_dtmf">
            <text:p>linphone_core_send_dtmf</text:p>
          </table:table-cell>
          <table:table-cell table:style-name="Default" table:formula="of:=['RAW Linphone'.E324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32">
            <text:p>1032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audio_codecs">
            <text:p>linphone_core_set_audio_codecs</text:p>
          </table:table-cell>
          <table:table-cell table:style-name="Default" table:formula="of:=['RAW Linphone'.E325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446">
            <text:p>1446</text:p>
          </table:table-cell>
          <table:table-cell table:style-name="Default" table:formula="of:=SUBSTITUTE(['RAW Linphone'.F326];&quot;returntype:&quot;;&quot;&quot;)" office:value-type="string" office:string-value="void">
            <text:p>void</text:p>
          </table:table-cell>
          <table:table-cell table:style-name="Default" table:formula="of:=['RAW Linphone'.A326]" office:value-type="string" office:string-value="linphone_core_set_audio_dscp">
            <text:p>linphone_core_set_audio_dscp</text:p>
          </table:table-cell>
          <table:table-cell table:style-name="Default" table:formula="of:=['RAW Linphone'.E326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1110">
            <text:p>1110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audio_jittcomp">
            <text:p>linphone_core_set_audio_jittcomp</text:p>
          </table:table-cell>
          <table:table-cell table:style-name="Default" table:formula="of:=['RAW Linphone'.E32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130">
            <text:p>1130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audio_port">
            <text:p>linphone_core_set_audio_port</text:p>
          </table:table-cell>
          <table:table-cell table:style-name="Default" table:formula="of:=['RAW Linphone'.E32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132">
            <text:p>1132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audio_port_range">
            <text:p>linphone_core_set_audio_port_range</text:p>
          </table:table-cell>
          <table:table-cell table:style-name="Default" table:formula="of:=['RAW Linphone'.E329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1210">
            <text:p>1210</text:p>
          </table:table-cell>
          <table:table-cell table:style-name="Default" table:formula="of:=SUBSTITUTE(['RAW Linphone'.F330];&quot;returntype:&quot;;&quot;&quot;)" office:value-type="string" office:string-value="int">
            <text:p>int</text:p>
          </table:table-cell>
          <table:table-cell table:style-name="Default" table:formula="of:=['RAW Linphone'.A330]" office:value-type="string" office:string-value="linphone_core_set_capture_device">
            <text:p>linphone_core_set_capture_device</text:p>
          </table:table-cell>
          <table:table-cell table:style-name="Default" table:formula="of:=['RAW Linphone'.E330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1086">
            <text:p>108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default_proxy">
            <text:p>linphone_core_set_default_proxy</text:p>
          </table:table-cell>
          <table:table-cell table:style-name="Default" table:formula="of:=['RAW Linphone'.E33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1088">
            <text:p>108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default_proxy_index">
            <text:p>linphone_core_set_default_proxy_index</text:p>
          </table:table-cell>
          <table:table-cell table:style-name="Default" table:formula="of:=['RAW Linphone'.E332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303">
            <text:p>1303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device_rotation">
            <text:p>linphone_core_set_device_rotation</text:p>
          </table:table-cell>
          <table:table-cell table:style-name="Default" table:formula="of:=['RAW Linphone'.E333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1005">
            <text:p>1005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download_bandwidth">
            <text:p>linphone_core_set_download_bandwidth</text:p>
          </table:table-cell>
          <table:table-cell table:style-name="Default" table:formula="of:=['RAW Linphone'.E334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18">
            <text:p>1018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download_ptime">
            <text:p>linphone_core_set_download_ptime</text:p>
          </table:table-cell>
          <table:table-cell table:style-name="Default" table:formula="of:=['RAW Linphone'.E335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79">
            <text:p>1179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firewall_policy">
            <text:p>linphone_core_set_firewall_policy</text:p>
          </table:table-cell>
          <table:table-cell table:style-name="Default" table:formula="of:=['RAW Linphone'.E336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996">
            <text:p>996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guess_hostname">
            <text:p>linphone_core_set_guess_hostname</text:p>
          </table:table-cell>
          <table:table-cell table:style-name="Default" table:formula="of:=['RAW Linphone'.E33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167">
            <text:p>1167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in_call_timeout">
            <text:p>linphone_core_set_in_call_timeout</text:p>
          </table:table-cell>
          <table:table-cell table:style-name="Default" table:formula="of:=['RAW Linphone'.E338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63">
            <text:p>1163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inc_timeout">
            <text:p>linphone_core_set_inc_timeout</text:p>
          </table:table-cell>
          <table:table-cell table:style-name="Default" table:formula="of:=['RAW Linphone'.E339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408">
            <text:p>140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max_calls">
            <text:p>linphone_core_set_max_calls</text:p>
          </table:table-cell>
          <table:table-cell table:style-name="Default" table:formula="of:=['RAW Linphone'.E340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417">
            <text:p>1417</text:p>
          </table:table-cell>
          <table:table-cell table:style-name="Default" table:formula="of:=SUBSTITUTE(['RAW Linphone'.F341];&quot;returntype:&quot;;&quot;&quot;)" office:value-type="string" office:string-value="int">
            <text:p>int</text:p>
          </table:table-cell>
          <table:table-cell table:style-name="Default" table:formula="of:=['RAW Linphone'.A341]" office:value-type="string" office:string-value="linphone_core_set_media_encryption">
            <text:p>linphone_core_set_media_encryption</text:p>
          </table:table-cell>
          <table:table-cell table:style-name="Default" table:formula="of:=['RAW Linphone'.E341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425">
            <text:p>142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42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99">
            <text:p>1199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et_mic_gain_db">
            <text:p>linphone_core_set_mic_gain_db</text:p>
          </table:table-cell>
          <table:table-cell table:style-name="Default" table:formula="of:=['RAW Linphone'.E34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320">
            <text:p>132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et_mtu">
            <text:p>linphone_core_set_mtu</text:p>
          </table:table-cell>
          <table:table-cell table:style-name="Default" table:formula="of:=['RAW Linphone'.E344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1175">
            <text:p>1175</text:p>
          </table:table-cell>
          <table:table-cell table:style-name="Default" table:formula="of:=SUBSTITUTE(['RAW Linphone'.F345];&quot;returntype:&quot;;&quot;&quot;)" office:value-type="string" office:string-value="void">
            <text:p>void</text:p>
          </table:table-cell>
          <table:table-cell table:style-name="Default" table:formula="of:=['RAW Linphone'.A345]" office:value-type="string" office:string-value="linphone_core_set_nat_address">
            <text:p>linphone_core_set_nat_address</text:p>
          </table:table-cell>
          <table:table-cell table:style-name="Default" table:formula="of:=['RAW Linphone'.E345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299">
            <text:p>1299</text:p>
          </table:table-cell>
          <table:table-cell table:style-name="Default" table:formula="of:=SUBSTITUTE(['RAW Linphone'.F346];&quot;returntype:&quot;;&quot;&quot;)" office:value-type="string" office:string-value="void">
            <text:p>void</text:p>
          </table:table-cell>
          <table:table-cell table:style-name="Default" table:formula="of:=['RAW Linphone'.A346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46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296">
            <text:p>1296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47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1328">
            <text:p>1328</text:p>
          </table:table-cell>
          <table:table-cell table:style-name="Default" table:formula="of:=SUBSTITUTE(['RAW Linphone'.F348];&quot;returntype:&quot;;&quot;&quot;)" office:value-type="string" office:string-value="void">
            <text:p>void</text:p>
          </table:table-cell>
          <table:table-cell table:style-name="Default" table:formula="of:=['RAW Linphone'.A348]" office:value-type="string" office:string-value="linphone_core_set_network_reachable">
            <text:p>linphone_core_set_network_reachable</text:p>
          </table:table-cell>
          <table:table-cell table:style-name="Default" table:formula="of:=['RAW Linphone'.E348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1138">
            <text:p>1138</text:p>
          </table:table-cell>
          <table:table-cell table:style-name="Default" table:formula="of:=SUBSTITUTE(['RAW Linphone'.F349];&quot;returntype:&quot;;&quot;&quot;)" office:value-type="string" office:string-value="void">
            <text:p>void</text:p>
          </table:table-cell>
          <table:table-cell table:style-name="Default" table:formula="of:=['RAW Linphone'.A349]" office:value-type="string" office:string-value="linphone_core_set_nortp_timeout">
            <text:p>linphone_core_set_nortp_timeout</text:p>
          </table:table-cell>
          <table:table-cell table:style-name="Default" table:formula="of:=['RAW Linphone'.E34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310">
            <text:p>1310</text:p>
          </table:table-cell>
          <table:table-cell table:style-name="Default" table:formula="of:=SUBSTITUTE(['RAW Linphone'.F350];&quot;returntype:&quot;;&quot;&quot;)" office:value-type="string" office:string-value="void">
            <text:p>void</text:p>
          </table:table-cell>
          <table:table-cell table:style-name="Default" table:formula="of:=['RAW Linphone'.A350]" office:value-type="string" office:string-value="linphone_core_set_play_file">
            <text:p>linphone_core_set_play_file</text:p>
          </table:table-cell>
          <table:table-cell table:style-name="Default" table:formula="of:=['RAW Linphone'.E350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1197">
            <text:p>1197</text:p>
          </table:table-cell>
          <table:table-cell table:style-name="Default" table:formula="of:=SUBSTITUTE(['RAW Linphone'.F351];&quot;returntype:&quot;;&quot;&quot;)" office:value-type="string" office:string-value="void">
            <text:p>void</text:p>
          </table:table-cell>
          <table:table-cell table:style-name="Default" table:formula="of:=['RAW Linphone'.A351]" office:value-type="string" office:string-value="linphone_core_set_play_level">
            <text:p>linphone_core_set_play_level</text:p>
          </table:table-cell>
          <table:table-cell table:style-name="Default" table:formula="of:=['RAW Linphone'.E35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209">
            <text:p>1209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set_playback_device">
            <text:p>linphone_core_set_playback_device</text:p>
          </table:table-cell>
          <table:table-cell table:style-name="Default" table:formula="of:=['RAW Linphone'.E352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1">
            <text:p>1201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set_playback_gain_db">
            <text:p>linphone_core_set_playback_gain_db</text:p>
          </table:table-cell>
          <table:table-cell table:style-name="Default" table:formula="of:=['RAW Linphone'.E35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1269">
            <text:p>1269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54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271">
            <text:p>1271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55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0">
            <text:p>990</text:p>
          </table:table-cell>
          <table:table-cell table:style-name="Default" table:formula="of:=SUBSTITUTE(['RAW Linphone'.F356];&quot;returntype:&quot;;&quot;&quot;)" office:value-type="string" office:string-value="int">
            <text:p>int</text:p>
          </table:table-cell>
          <table:table-cell table:style-name="Default" table:formula="of:=['RAW Linphone'.A356]" office:value-type="string" office:string-value="linphone_core_set_primary_contact">
            <text:p>linphone_core_set_primary_contact</text:p>
          </table:table-cell>
          <table:table-cell table:style-name="Default" table:formula="of:=['RAW Linphone'.E356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1204">
            <text:p>1204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set_rec_level">
            <text:p>linphone_core_set_rec_level</text:p>
          </table:table-cell>
          <table:table-cell table:style-name="Default" table:formula="of:=['RAW Linphone'.E357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311">
            <text:p>1311</text:p>
          </table:table-cell>
          <table:table-cell table:style-name="Default" table:formula="of:=SUBSTITUTE(['RAW Linphone'.F358];&quot;returntype:&quot;;&quot;&quot;)" office:value-type="string" office:string-value="void">
            <text:p>void</text:p>
          </table:table-cell>
          <table:table-cell table:style-name="Default" table:formula="of:=['RAW Linphone'.A358]" office:value-type="string" office:string-value="linphone_core_set_record_file">
            <text:p>linphone_core_set_record_file</text:p>
          </table:table-cell>
          <table:table-cell table:style-name="Default" table:formula="of:=['RAW Linphone'.E358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185">
            <text:p>1185</text:p>
          </table:table-cell>
          <table:table-cell table:style-name="Default" table:formula="of:=SUBSTITUTE(['RAW Linphone'.F359];&quot;returntype:&quot;;&quot;&quot;)" office:value-type="string" office:string-value="int">
            <text:p>int</text:p>
          </table:table-cell>
          <table:table-cell table:style-name="Default" table:formula="of:=['RAW Linphone'.A359]" office:value-type="string" office:string-value="linphone_core_set_relay_addr">
            <text:p>linphone_core_set_relay_addr</text:p>
          </table:table-cell>
          <table:table-cell table:style-name="Default" table:formula="of:=['RAW Linphone'.E35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221">
            <text:p>1221</text:p>
          </table:table-cell>
          <table:table-cell table:style-name="Default" table:formula="of:=SUBSTITUTE(['RAW Linphone'.F360];&quot;returntype:&quot;;&quot;&quot;)" office:value-type="string" office:string-value="void">
            <text:p>void</text:p>
          </table:table-cell>
          <table:table-cell table:style-name="Default" table:formula="of:=['RAW Linphone'.A360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60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1213">
            <text:p>1213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core_set_ring">
            <text:p>linphone_core_set_ring</text:p>
          </table:table-cell>
          <table:table-cell table:style-name="Default" table:formula="of:=['RAW Linphone'.E361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1196">
            <text:p>1196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core_set_ring_level">
            <text:p>linphone_core_set_ring_level</text:p>
          </table:table-cell>
          <table:table-cell table:style-name="Default" table:formula="of:=['RAW Linphone'.E362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1218">
            <text:p>1218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core_set_ringback">
            <text:p>linphone_core_set_ringback</text:p>
          </table:table-cell>
          <table:table-cell table:style-name="Default" table:formula="of:=['RAW Linphone'.E363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1208">
            <text:p>1208</text:p>
          </table:table-cell>
          <table:table-cell table:style-name="Default" table:formula="of:=SUBSTITUTE(['RAW Linphone'.F364];&quot;returntype:&quot;;&quot;&quot;)" office:value-type="string" office:string-value="int">
            <text:p>int</text:p>
          </table:table-cell>
          <table:table-cell table:style-name="Default" table:formula="of:=['RAW Linphone'.A364]" office:value-type="string" office:string-value="linphone_core_set_ringer_device">
            <text:p>linphone_core_set_ringer_device</text:p>
          </table:table-cell>
          <table:table-cell table:style-name="Default" table:formula="of:=['RAW Linphone'.E364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1216">
            <text:p>1216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core_set_root_ca">
            <text:p>linphone_core_set_root_ca</text:p>
          </table:table-cell>
          <table:table-cell table:style-name="Default" table:formula="of:=['RAW Linphone'.E36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1246">
            <text:p>1246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6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1375">
            <text:p>1375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67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1443">
            <text:p>1443</text:p>
          </table:table-cell>
          <table:table-cell table:style-name="Default" table:formula="of:=SUBSTITUTE(['RAW Linphone'.F368];&quot;returntype:&quot;;&quot;&quot;)" office:value-type="string" office:string-value="void">
            <text:p>void</text:p>
          </table:table-cell>
          <table:table-cell table:style-name="Default" table:formula="of:=['RAW Linphone'.A368]" office:value-type="string" office:string-value="linphone_core_set_sip_dscp">
            <text:p>linphone_core_set_sip_dscp</text:p>
          </table:table-cell>
          <table:table-cell table:style-name="Default" table:formula="of:=['RAW Linphone'.E368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1148">
            <text:p>1148</text:p>
          </table:table-cell>
          <table:table-cell table:style-name="Default" table:formula="of:=SUBSTITUTE(['RAW Linphone'.F369];&quot;returntype:&quot;;&quot;&quot;)" office:value-type="string" office:string-value="void">
            <text:p>void</text:p>
          </table:table-cell>
          <table:table-cell table:style-name="Default" table:formula="of:=['RAW Linphone'.A369]" office:value-type="string" office:string-value="linphone_core_set_sip_port">
            <text:p>linphone_core_set_sip_port</text:p>
          </table:table-cell>
          <table:table-cell table:style-name="Default" table:formula="of:=['RAW Linphone'.E36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1152">
            <text:p>1152</text:p>
          </table:table-cell>
          <table:table-cell table:style-name="Default" table:formula="of:=SUBSTITUTE(['RAW Linphone'.F370];&quot;returntype:&quot;;&quot;&quot;)" office:value-type="string" office:string-value="int">
            <text:p>int</text:p>
          </table:table-cell>
          <table:table-cell table:style-name="Default" table:formula="of:=['RAW Linphone'.A370]" office:value-type="string" office:string-value="linphone_core_set_sip_transports">
            <text:p>linphone_core_set_sip_transports</text:p>
          </table:table-cell>
          <table:table-cell table:style-name="Default" table:formula="of:=['RAW Linphone'.E370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1212">
            <text:p>1212</text:p>
          </table:table-cell>
          <table:table-cell table:style-name="Default" table:formula="of:=SUBSTITUTE(['RAW Linphone'.F371];&quot;returntype:&quot;;&quot;&quot;)" office:value-type="string" office:string-value="void">
            <text:p>void</text:p>
          </table:table-cell>
          <table:table-cell table:style-name="Default" table:formula="of:=['RAW Linphone'.A371]" office:value-type="string" office:string-value="linphone_core_set_sound_source">
            <text:p>linphone_core_set_sound_source</text:p>
          </table:table-cell>
          <table:table-cell table:style-name="Default" table:formula="of:=['RAW Linphone'.E371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1287">
            <text:p>1287</text:p>
          </table:table-cell>
          <table:table-cell table:style-name="Default" table:formula="of:=SUBSTITUTE(['RAW Linphone'.F372];&quot;returntype:&quot;;&quot;&quot;)" office:value-type="string" office:string-value="int">
            <text:p>int</text:p>
          </table:table-cell>
          <table:table-cell table:style-name="Default" table:formula="of:=['RAW Linphone'.A372]" office:value-type="string" office:string-value="linphone_core_set_static_picture">
            <text:p>linphone_core_set_static_picture</text:p>
          </table:table-cell>
          <table:table-cell table:style-name="Default" table:formula="of:=['RAW Linphone'.E37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1291">
            <text:p>1291</text:p>
          </table:table-cell>
          <table:table-cell table:style-name="Default" table:formula="of:=SUBSTITUTE(['RAW Linphone'.F373];&quot;returntype:&quot;;&quot;&quot;)" office:value-type="string" office:string-value="int">
            <text:p>int</text:p>
          </table:table-cell>
          <table:table-cell table:style-name="Default" table:formula="of:=['RAW Linphone'.A373]" office:value-type="string" office:string-value="linphone_core_set_static_picture_fps">
            <text:p>linphone_core_set_static_picture_fps</text:p>
          </table:table-cell>
          <table:table-cell table:style-name="Default" table:formula="of:=['RAW Linphone'.E373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1171">
            <text:p>1171</text:p>
          </table:table-cell>
          <table:table-cell table:style-name="Default" table:formula="of:=SUBSTITUTE(['RAW Linphone'.F374];&quot;returntype:&quot;;&quot;&quot;)" office:value-type="string" office:string-value="void">
            <text:p>void</text:p>
          </table:table-cell>
          <table:table-cell table:style-name="Default" table:formula="of:=['RAW Linphone'.A374]" office:value-type="string" office:string-value="linphone_core_set_stun_server">
            <text:p>linphone_core_set_stun_server</text:p>
          </table:table-cell>
          <table:table-cell table:style-name="Default" table:formula="of:=['RAW Linphone'.E374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1006">
            <text:p>1006</text:p>
          </table:table-cell>
          <table:table-cell table:style-name="Default" table:formula="of:=SUBSTITUTE(['RAW Linphone'.F375];&quot;returntype:&quot;;&quot;&quot;)" office:value-type="string" office:string-value="void">
            <text:p>void</text:p>
          </table:table-cell>
          <table:table-cell table:style-name="Default" table:formula="of:=['RAW Linphone'.A375]" office:value-type="string" office:string-value="linphone_core_set_upload_bandwidth">
            <text:p>linphone_core_set_upload_bandwidth</text:p>
          </table:table-cell>
          <table:table-cell table:style-name="Default" table:formula="of:=['RAW Linphone'.E375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1025">
            <text:p>1025</text:p>
          </table:table-cell>
          <table:table-cell table:style-name="Default" table:formula="of:=SUBSTITUTE(['RAW Linphone'.F376];&quot;returntype:&quot;;&quot;&quot;)" office:value-type="string" office:string-value="void">
            <text:p>void</text:p>
          </table:table-cell>
          <table:table-cell table:style-name="Default" table:formula="of:=['RAW Linphone'.A376]" office:value-type="string" office:string-value="linphone_core_set_upload_ptime">
            <text:p>linphone_core_set_upload_ptime</text:p>
          </table:table-cell>
          <table:table-cell table:style-name="Default" table:formula="of:=['RAW Linphone'.E376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1140">
            <text:p>1140</text:p>
          </table:table-cell>
          <table:table-cell table:style-name="Default" table:formula="of:=SUBSTITUTE(['RAW Linphone'.F377];&quot;returntype:&quot;;&quot;&quot;)" office:value-type="string" office:string-value="void">
            <text:p>void</text:p>
          </table:table-cell>
          <table:table-cell table:style-name="Default" table:formula="of:=['RAW Linphone'.A377]" office:value-type="string" office:string-value="linphone_core_set_use_info_for_dtmf">
            <text:p>linphone_core_set_use_info_for_dtmf</text:p>
          </table:table-cell>
          <table:table-cell table:style-name="Default" table:formula="of:=['RAW Linphone'.E377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1144">
            <text:p>1144</text:p>
          </table:table-cell>
          <table:table-cell table:style-name="Default" table:formula="of:=SUBSTITUTE(['RAW Linphone'.F378];&quot;returntype:&quot;;&quot;&quot;)" office:value-type="string" office:string-value="void">
            <text:p>void</text:p>
          </table:table-cell>
          <table:table-cell table:style-name="Default" table:formula="of:=['RAW Linphone'.A378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78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910">
            <text:p>910</text:p>
          </table:table-cell>
          <table:table-cell table:style-name="Default" table:formula="of:=SUBSTITUTE(['RAW Linphone'.F379];&quot;returntype:&quot;;&quot;&quot;)" office:value-type="string" office:string-value="void">
            <text:p>void</text:p>
          </table:table-cell>
          <table:table-cell table:style-name="Default" table:formula="of:=['RAW Linphone'.A379]" office:value-type="string" office:string-value="linphone_core_set_user_agent">
            <text:p>linphone_core_set_user_agent</text:p>
          </table:table-cell>
          <table:table-cell table:style-name="Default" table:formula="of:=['RAW Linphone'.E379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1347">
            <text:p>1347</text:p>
          </table:table-cell>
          <table:table-cell table:style-name="Default" table:formula="of:=SUBSTITUTE(['RAW Linphone'.F380];&quot;returntype:&quot;;&quot;&quot;)" office:value-type="string" office:string-value="void">
            <text:p>void</text:p>
          </table:table-cell>
          <table:table-cell table:style-name="Default" table:formula="of:=['RAW Linphone'.A380]" office:value-type="string" office:string-value="linphone_core_set_user_data">
            <text:p>linphone_core_set_user_data</text:p>
          </table:table-cell>
          <table:table-cell table:style-name="Default" table:formula="of:=['RAW Linphone'.E380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1036">
            <text:p>1036</text:p>
          </table:table-cell>
          <table:table-cell table:style-name="Default" table:formula="of:=SUBSTITUTE(['RAW Linphone'.F381];&quot;returntype:&quot;;&quot;&quot;)" office:value-type="string" office:string-value="int">
            <text:p>int</text:p>
          </table:table-cell>
          <table:table-cell table:style-name="Default" table:formula="of:=['RAW Linphone'.A381]" office:value-type="string" office:string-value="linphone_core_set_video_codecs">
            <text:p>linphone_core_set_video_codecs</text:p>
          </table:table-cell>
          <table:table-cell table:style-name="Default" table:formula="of:=['RAW Linphone'.E381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1283">
            <text:p>1283</text:p>
          </table:table-cell>
          <table:table-cell table:style-name="Default" table:formula="of:=SUBSTITUTE(['RAW Linphone'.F382];&quot;returntype:&quot;;&quot;&quot;)" office:value-type="string" office:string-value="int">
            <text:p>int</text:p>
          </table:table-cell>
          <table:table-cell table:style-name="Default" table:formula="of:=['RAW Linphone'.A382]" office:value-type="string" office:string-value="linphone_core_set_video_device">
            <text:p>linphone_core_set_video_device</text:p>
          </table:table-cell>
          <table:table-cell table:style-name="Default" table:formula="of:=['RAW Linphone'.E382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1449">
            <text:p>1449</text:p>
          </table:table-cell>
          <table:table-cell table:style-name="Default" table:formula="of:=SUBSTITUTE(['RAW Linphone'.F383];&quot;returntype:&quot;;&quot;&quot;)" office:value-type="string" office:string-value="void">
            <text:p>void</text:p>
          </table:table-cell>
          <table:table-cell table:style-name="Default" table:formula="of:=['RAW Linphone'.A383]" office:value-type="string" office:string-value="linphone_core_set_video_dscp">
            <text:p>linphone_core_set_video_dscp</text:p>
          </table:table-cell>
          <table:table-cell table:style-name="Default" table:formula="of:=['RAW Linphone'.E383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1118">
            <text:p>1118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core_set_video_jittcomp">
            <text:p>linphone_core_set_video_jittcomp</text:p>
          </table:table-cell>
          <table:table-cell table:style-name="Default" table:formula="of:=['RAW Linphone'.E3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1260">
            <text:p>1260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core_set_video_policy">
            <text:p>linphone_core_set_video_policy</text:p>
          </table:table-cell>
          <table:table-cell table:style-name="Default" table:formula="of:=['RAW Linphone'.E385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1134">
            <text:p>1134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core_set_video_port">
            <text:p>linphone_core_set_video_port</text:p>
          </table:table-cell>
          <table:table-cell table:style-name="Default" table:formula="of:=['RAW Linphone'.E38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1136">
            <text:p>1136</text:p>
          </table:table-cell>
          <table:table-cell table:style-name="Default" table:formula="of:=SUBSTITUTE(['RAW Linphone'.F387];&quot;returntype:&quot;;&quot;&quot;)" office:value-type="string" office:string-value="void">
            <text:p>void</text:p>
          </table:table-cell>
          <table:table-cell table:style-name="Default" table:formula="of:=['RAW Linphone'.A387]" office:value-type="string" office:string-value="linphone_core_set_video_port_range">
            <text:p>linphone_core_set_video_port_range</text:p>
          </table:table-cell>
          <table:table-cell table:style-name="Default" table:formula="of:=['RAW Linphone'.E387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1354">
            <text:p>1354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core_set_waiting_callback">
            <text:p>linphone_core_set_waiting_callback</text:p>
          </table:table-cell>
          <table:table-cell table:style-name="Default" table:formula="of:=['RAW Linphone'.E38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1391">
            <text:p>1391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core_set_zrtp_secrets_file">
            <text:p>linphone_core_set_zrtp_secrets_file</text:p>
          </table:table-cell>
          <table:table-cell table:style-name="Default" table:formula="of:=['RAW Linphone'.E38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1306">
            <text:p>1306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core_show_video">
            <text:p>linphone_core_show_video</text:p>
          </table:table-cell>
          <table:table-cell table:style-name="Default" table:formula="of:=['RAW Linphone'.E39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1191">
            <text:p>1191</text:p>
          </table:table-cell>
          <table:table-cell table:style-name="Default" table:formula="of:=SUBSTITUTE(['RAW Linphone'.F391];&quot;returntype:&quot;;&quot;&quot;)" office:value-type="string" office:string-value="bool_t">
            <text:p>bool_t</text:p>
          </table:table-cell>
          <table:table-cell table:style-name="Default" table:formula="of:=['RAW Linphone'.A39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9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1192">
            <text:p>1192</text:p>
          </table:table-cell>
          <table:table-cell table:style-name="Default" table:formula="of:=SUBSTITUTE(['RAW Linphone'.F392];&quot;returntype:&quot;;&quot;&quot;)" office:value-type="string" office:string-value="bool_t">
            <text:p>bool_t</text:p>
          </table:table-cell>
          <table:table-cell table:style-name="Default" table:formula="of:=['RAW Linphone'.A39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9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410">
            <text:p>1410</text:p>
          </table:table-cell>
          <table:table-cell table:style-name="Default" table:formula="of:=SUBSTITUTE(['RAW Linphone'.F393];&quot;returntype:&quot;;&quot;&quot;)" office:value-type="string" office:string-value="bool_t">
            <text:p>bool_t</text:p>
          </table:table-cell>
          <table:table-cell table:style-name="Default" table:formula="of:=['RAW Linphone'.A393]" office:value-type="string" office:string-value="linphone_core_sound_resources_locked">
            <text:p>linphone_core_sound_resources_locked</text:p>
          </table:table-cell>
          <table:table-cell table:style-name="Default" table:formula="of:=['RAW Linphone'.E39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1314">
            <text:p>1314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core_stop_dtmf">
            <text:p>linphone_core_stop_dtmf</text:p>
          </table:table-cell>
          <table:table-cell table:style-name="Default" table:formula="of:=['RAW Linphone'.E3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70">
            <text:p>970</text:p>
          </table:table-cell>
          <table:table-cell table:style-name="Default" table:formula="of:=SUBSTITUTE(['RAW Linphone'.F395];&quot;returntype:&quot;;&quot;&quot;)" office:value-type="string" office:string-value="int">
            <text:p>int</text:p>
          </table:table-cell>
          <table:table-cell table:style-name="Default" table:formula="of:=['RAW Linphone'.A395]" office:value-type="string" office:string-value="linphone_core_terminate_all_calls">
            <text:p>linphone_core_terminate_all_calls</text:p>
          </table:table-cell>
          <table:table-cell table:style-name="Default" table:formula="of:=['RAW Linphone'.E3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964">
            <text:p>964</text:p>
          </table:table-cell>
          <table:table-cell table:style-name="Default" table:formula="of:=SUBSTITUTE(['RAW Linphone'.F396];&quot;returntype:&quot;;&quot;&quot;)" office:value-type="string" office:string-value="int">
            <text:p>int</text:p>
          </table:table-cell>
          <table:table-cell table:style-name="Default" table:formula="of:=['RAW Linphone'.A396]" office:value-type="string" office:string-value="linphone_core_terminate_call">
            <text:p>linphone_core_terminate_call</text:p>
          </table:table-cell>
          <table:table-cell table:style-name="Default" table:formula="of:=['RAW Linphone'.E39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1404">
            <text:p>1404</text:p>
          </table:table-cell>
          <table:table-cell table:style-name="Default" table:formula="of:=SUBSTITUTE(['RAW Linphone'.F397];&quot;returntype:&quot;;&quot;&quot;)" office:value-type="string" office:string-value="int">
            <text:p>int</text:p>
          </table:table-cell>
          <table:table-cell table:style-name="Default" table:formula="of:=['RAW Linphone'.A397]" office:value-type="string" office:string-value="linphone_core_terminate_conference">
            <text:p>linphone_core_terminate_conference</text:p>
          </table:table-cell>
          <table:table-cell table:style-name="Default" table:formula="of:=['RAW Linphone'.E3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950">
            <text:p>950</text:p>
          </table:table-cell>
          <table:table-cell table:style-name="Default" table:formula="of:=SUBSTITUTE(['RAW Linphone'.F398];&quot;returntype:&quot;;&quot;&quot;)" office:value-type="string" office:string-value="int">
            <text:p>int</text:p>
          </table:table-cell>
          <table:table-cell table:style-name="Default" table:formula="of:=['RAW Linphone'.A398]" office:value-type="string" office:string-value="linphone_core_transfer_call">
            <text:p>linphone_core_transfer_call</text:p>
          </table:table-cell>
          <table:table-cell table:style-name="Default" table:formula="of:=['RAW Linphone'.E39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952">
            <text:p>952</text:p>
          </table:table-cell>
          <table:table-cell table:style-name="Default" table:formula="of:=SUBSTITUTE(['RAW Linphone'.F399];&quot;returntype:&quot;;&quot;&quot;)" office:value-type="string" office:string-value="int">
            <text:p>int</text:p>
          </table:table-cell>
          <table:table-cell table:style-name="Default" table:formula="of:=['RAW Linphone'.A39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9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435">
            <text:p>1435</text:p>
          </table:table-cell>
          <table:table-cell table:style-name="Default" table:formula="of:=SUBSTITUTE(['RAW Linphone'.F400];&quot;returntype:&quot;;&quot;&quot;)" office:value-type="string" office:string-value="bool_t">
            <text:p>bool_t</text:p>
          </table:table-cell>
          <table:table-cell table:style-name="Default" table:formula="of:=['RAW Linphone'.A400]" office:value-type="string" office:string-value="linphone_core_tunnel_available">
            <text:p>linphone_core_tunnel_available</text:p>
          </table:table-cell>
          <table:table-cell table:style-name="Default" table:formula="of:=['RAW Linphone'.E40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978">
            <text:p>978</text:p>
          </table:table-cell>
          <table:table-cell table:style-name="Default" table:formula="of:=SUBSTITUTE(['RAW Linphone'.F401];&quot;returntype:&quot;;&quot;&quot;)" office:value-type="string" office:string-value="int">
            <text:p>int</text:p>
          </table:table-cell>
          <table:table-cell table:style-name="Default" table:formula="of:=['RAW Linphone'.A401]" office:value-type="string" office:string-value="linphone_core_update_call">
            <text:p>linphone_core_update_call</text:p>
          </table:table-cell>
          <table:table-cell table:style-name="Default" table:formula="of:=['RAW Linphone'.E40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1309">
            <text:p>1309</text:p>
          </table:table-cell>
          <table:table-cell table:style-name="Default" table:formula="of:=SUBSTITUTE(['RAW Linphone'.F402];&quot;returntype:&quot;;&quot;&quot;)" office:value-type="string" office:string-value="void">
            <text:p>void</text:p>
          </table:table-cell>
          <table:table-cell table:style-name="Default" table:formula="of:=['RAW Linphone'.A402]" office:value-type="string" office:string-value="linphone_core_use_files">
            <text:p>linphone_core_use_files</text:p>
          </table:table-cell>
          <table:table-cell table:style-name="Default" table:formula="of:=['RAW Linphone'.E40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coreapi/linphonecore.h">
            <text:p>coreapi/linphonecore.h</text:p>
          </table:table-cell>
          <table:table-cell table:style-name="Default" table:formula="of:=SUBSTITUTE(['RAW Linphone'.D403];&quot;line:&quot;;&quot;&quot;)" office:value-type="string" office:string-value="1301">
            <text:p>1301</text:p>
          </table:table-cell>
          <table:table-cell table:style-name="Default" table:formula="of:=SUBSTITUTE(['RAW Linphone'.F403];&quot;returntype:&quot;;&quot;&quot;)" office:value-type="string" office:string-value="void">
            <text:p>void</text:p>
          </table:table-cell>
          <table:table-cell table:style-name="Default" table:formula="of:=['RAW Linphone'.A403]" office:value-type="string" office:string-value="linphone_core_use_preview_window">
            <text:p>linphone_core_use_preview_window</text:p>
          </table:table-cell>
          <table:table-cell table:style-name="Default" table:formula="of:=['RAW Linphone'.E40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1215">
            <text:p>1215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40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1114">
            <text:p>1114</text:p>
          </table:table-cell>
          <table:table-cell table:style-name="Default" table:formula="of:=SUBSTITUTE(['RAW Linphone'.F405];&quot;returntype:&quot;;&quot;&quot;)" office:value-type="string" office:string-value="bool_t">
            <text:p>bool_t</text:p>
          </table:table-cell>
          <table:table-cell table:style-name="Default" table:formula="of:=['RAW Linphone'.A405]" office:value-type="string" office:string-value="linphone_core_video_adaptive_jittcomp_enabled">
            <text:p>linphone_core_video_adaptive_jittcomp_enabled</text:p>
          </table:table-cell>
          <table:table-cell table:style-name="Default" table:formula="of:=['RAW Linphone'.E40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1259">
            <text:p>1259</text:p>
          </table:table-cell>
          <table:table-cell table:style-name="Default" table:formula="of:=SUBSTITUTE(['RAW Linphone'.F406];&quot;returntype:&quot;;&quot;&quot;)" office:value-type="string" office:string-value="bool_t">
            <text:p>bool_t</text:p>
          </table:table-cell>
          <table:table-cell table:style-name="Default" table:formula="of:=['RAW Linphone'.A406]" office:value-type="string" office:string-value="linphone_core_video_enabled">
            <text:p>linphone_core_video_enabled</text:p>
          </table:table-cell>
          <table:table-cell table:style-name="Default" table:formula="of:=['RAW Linphone'.E40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coreapi/linphonecore.h">
            <text:p>coreapi/linphonecore.h</text:p>
          </table:table-cell>
          <table:table-cell table:style-name="Default" table:formula="of:=SUBSTITUTE(['RAW Linphone'.D407];&quot;line:&quot;;&quot;&quot;)" office:value-type="string" office:string-value="1274">
            <text:p>1274</text:p>
          </table:table-cell>
          <table:table-cell table:style-name="Default" table:formula="of:=SUBSTITUTE(['RAW Linphone'.F407];&quot;returntype:&quot;;&quot;&quot;)" office:value-type="string" office:string-value="bool_t">
            <text:p>bool_t</text:p>
          </table:table-cell>
          <table:table-cell table:style-name="Default" table:formula="of:=['RAW Linphone'.A407]" office:value-type="string" office:string-value="linphone_core_video_preview_enabled">
            <text:p>linphone_core_video_preview_enabled</text:p>
          </table:table-cell>
          <table:table-cell table:style-name="Default" table:formula="of:=['RAW Linphone'.E4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coreapi/linphonecore.h">
            <text:p>coreapi/linphonecore.h</text:p>
          </table:table-cell>
          <table:table-cell table:style-name="Default" table:formula="of:=SUBSTITUTE(['RAW Linphone'.D408];&quot;line:&quot;;&quot;&quot;)" office:value-type="string" office:string-value="1257">
            <text:p>1257</text:p>
          </table:table-cell>
          <table:table-cell table:style-name="Default" table:formula="of:=SUBSTITUTE(['RAW Linphone'.F408];&quot;returntype:&quot;;&quot;&quot;)" office:value-type="string" office:string-value="bool_t">
            <text:p>bool_t</text:p>
          </table:table-cell>
          <table:table-cell table:style-name="Default" table:formula="of:=['RAW Linphone'.A408]" office:value-type="string" office:string-value="linphone_core_video_supported">
            <text:p>linphone_core_video_supported</text:p>
          </table:table-cell>
          <table:table-cell table:style-name="Default" table:formula="of:=['RAW Linphone'.E4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coreapi/linphonecore.h">
            <text:p>coreapi/linphonecore.h</text:p>
          </table:table-cell>
          <table:table-cell table:style-name="Default" table:formula="of:=SUBSTITUTE(['RAW Linphone'.D409];&quot;line:&quot;;&quot;&quot;)" office:value-type="string" office:string-value="774">
            <text:p>774</text:p>
          </table:table-cell>
          <table:table-cell table:style-name="Default" table:formula="of:=SUBSTITUTE(['RAW Linphone'.F409];&quot;returntype:&quot;;&quot;&quot;)" office:value-type="string" office:string-value="const char*">
            <text:p>const char*</text:p>
          </table:table-cell>
          <table:table-cell table:style-name="Default" table:formula="of:=['RAW Linphone'.A409]" office:value-type="string" office:string-value="linphone_global_state_to_string">
            <text:p>linphone_global_state_to_string</text:p>
          </table:table-cell>
          <table:table-cell table:style-name="Default" table:formula="of:=['RAW Linphone'.E409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coreapi/linphonecore.h">
            <text:p>coreapi/linphonecore.h</text:p>
          </table:table-cell>
          <table:table-cell table:style-name="Default" table:formula="of:=SUBSTITUTE(['RAW Linphone'.D410];&quot;line:&quot;;&quot;&quot;)" office:value-type="string" office:string-value="526">
            <text:p>526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linphone_proxy_config_destroy">
            <text:p>linphone_proxy_config_destroy</text:p>
          </table:table-cell>
          <table:table-cell table:style-name="Default" table:formula="of:=['RAW Linphone'.E410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coreapi/linphonecore.h">
            <text:p>coreapi/linphonecore.h</text:p>
          </table:table-cell>
          <table:table-cell table:style-name="Default" table:formula="of:=SUBSTITUTE(['RAW Linphone'.D411];&quot;line:&quot;;&quot;&quot;)" office:value-type="string" office:string-value="493">
            <text:p>493</text:p>
          </table:table-cell>
          <table:table-cell table:style-name="Default" table:formula="of:=SUBSTITUTE(['RAW Linphone'.F411];&quot;returntype:&quot;;&quot;&quot;)" office:value-type="string" office:string-value="int">
            <text:p>int</text:p>
          </table:table-cell>
          <table:table-cell table:style-name="Default" table:formula="of:=['RAW Linphone'.A411]" office:value-type="string" office:string-value="linphone_proxy_config_done">
            <text:p>linphone_proxy_config_done</text:p>
          </table:table-cell>
          <table:table-cell table:style-name="Default" table:formula="of:=['RAW Linphone'.E41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492">
            <text:p>492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linphone_proxy_config_edit">
            <text:p>linphone_proxy_config_edit</text:p>
          </table:table-cell>
          <table:table-cell table:style-name="Default" table:formula="of:=['RAW Linphone'.E41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501">
            <text:p>501</text:p>
          </table:table-cell>
          <table:table-cell table:style-name="Default" table:formula="of:=SUBSTITUTE(['RAW Linphone'.F413];&quot;returntype:&quot;;&quot;&quot;)" office:value-type="string" office:string-value="void">
            <text:p>void</text:p>
          </table:table-cell>
          <table:table-cell table:style-name="Default" table:formula="of:=['RAW Linphone'.A413]" office:value-type="string" office:string-value="linphone_proxy_config_enable_publish">
            <text:p>linphone_proxy_config_enable_publish</text:p>
          </table:table-cell>
          <table:table-cell table:style-name="Default" table:formula="of:=['RAW Linphone'.E41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coreapi/linphonecore.h">
            <text:p>coreapi/linphonecore.h</text:p>
          </table:table-cell>
          <table:table-cell table:style-name="Default" table:formula="of:=SUBSTITUTE(['RAW Linphone'.D414];&quot;line:&quot;;&quot;&quot;)" office:value-type="string" office:string-value="490">
            <text:p>490</text:p>
          </table:table-cell>
          <table:table-cell table:style-name="Default" table:formula="of:=SUBSTITUTE(['RAW Linphone'.F414];&quot;returntype:&quot;;&quot;&quot;)" office:value-type="string" office:string-value="void">
            <text:p>void</text:p>
          </table:table-cell>
          <table:table-cell table:style-name="Default" table:formula="of:=['RAW Linphone'.A414]" office:value-type="string" office:string-value="linphone_proxy_config_enable_register">
            <text:p>linphone_proxy_config_enable_register</text:p>
          </table:table-cell>
          <table:table-cell table:style-name="Default" table:formula="of:=['RAW Linphone'.E414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483">
            <text:p>483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linphone_proxy_config_expires">
            <text:p>linphone_proxy_config_expires</text:p>
          </table:table-cell>
          <table:table-cell table:style-name="Default" table:formula="of:=['RAW Linphone'.E415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512">
            <text:p>512</text:p>
          </table:table-cell>
          <table:table-cell table:style-name="Default" table:formula="of:=SUBSTITUTE(['RAW Linphone'.F416];&quot;returntype:&quot;;&quot;&quot;)" office:value-type="string" office:string-value="const char*">
            <text:p>const char*</text:p>
          </table:table-cell>
          <table:table-cell table:style-name="Default" table:formula="of:=['RAW Linphone'.A416]" office:value-type="string" office:string-value="linphone_proxy_config_get_addr">
            <text:p>linphone_proxy_config_get_addr</text:p>
          </table:table-cell>
          <table:table-cell table:style-name="Default" table:formula="of:=['RAW Linphone'.E41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516">
            <text:p>516</text:p>
          </table:table-cell>
          <table:table-cell table:style-name="Default" table:formula="of:=SUBSTITUTE(['RAW Linphone'.F417];&quot;returntype:&quot;;&quot;&quot;)" office:value-type="string" office:string-value="const char*">
            <text:p>const char*</text:p>
          </table:table-cell>
          <table:table-cell table:style-name="Default" table:formula="of:=['RAW Linphone'.A417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41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518">
            <text:p>518</text:p>
          </table:table-cell>
          <table:table-cell table:style-name="Default" table:formula="of:=SUBSTITUTE(['RAW Linphone'.F418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418]" office:value-type="string" office:string-value="linphone_proxy_config_get_core">
            <text:p>linphone_proxy_config_get_core</text:p>
          </table:table-cell>
          <table:table-cell table:style-name="Default" table:formula="of:=['RAW Linphone'.E41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520">
            <text:p>520</text:p>
          </table:table-cell>
          <table:table-cell table:style-name="Default" table:formula="of:=SUBSTITUTE(['RAW Linphone'.F419];&quot;returntype:&quot;;&quot;&quot;)" office:value-type="string" office:string-value="bool_t">
            <text:p>bool_t</text:p>
          </table:table-cell>
          <table:table-cell table:style-name="Default" table:formula="of:=['RAW Linphone'.A419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41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521">
            <text:p>521</text:p>
          </table:table-cell>
          <table:table-cell table:style-name="Default" table:formula="of:=SUBSTITUTE(['RAW Linphone'.F420];&quot;returntype:&quot;;&quot;&quot;)" office:value-type="string" office:string-value="const char*">
            <text:p>const char*</text:p>
          </table:table-cell>
          <table:table-cell table:style-name="Default" table:formula="of:=['RAW Linphone'.A420]" office:value-type="string" office:string-value="linphone_proxy_config_get_dial_prefix">
            <text:p>linphone_proxy_config_get_dial_prefix</text:p>
          </table:table-cell>
          <table:table-cell table:style-name="Default" table:formula="of:=['RAW Linphone'.E42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507">
            <text:p>507</text:p>
          </table:table-cell>
          <table:table-cell table:style-name="Default" table:formula="of:=SUBSTITUTE(['RAW Linphone'.F421];&quot;returntype:&quot;;&quot;&quot;)" office:value-type="string" office:string-value="const char*">
            <text:p>const char*</text:p>
          </table:table-cell>
          <table:table-cell table:style-name="Default" table:formula="of:=['RAW Linphone'.A421]" office:value-type="string" office:string-value="linphone_proxy_config_get_domain">
            <text:p>linphone_proxy_config_get_domain</text:p>
          </table:table-cell>
          <table:table-cell table:style-name="Default" table:formula="of:=['RAW Linphone'.E42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523">
            <text:p>523</text:p>
          </table:table-cell>
          <table:table-cell table:style-name="Default" table:formula="of:=SUBSTITUTE(['RAW Linphone'.F422];&quot;returntype:&quot;;&quot;&quot;)" office:value-type="string" office:string-value="LinphoneReason">
            <text:p>LinphoneReason</text:p>
          </table:table-cell>
          <table:table-cell table:style-name="Default" table:formula="of:=['RAW Linphone'.A422]" office:value-type="string" office:string-value="linphone_proxy_config_get_error">
            <text:p>linphone_proxy_config_get_error</text:p>
          </table:table-cell>
          <table:table-cell table:style-name="Default" table:formula="of:=['RAW Linphone'.E42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513">
            <text:p>513</text:p>
          </table:table-cell>
          <table:table-cell table:style-name="Default" table:formula="of:=SUBSTITUTE(['RAW Linphone'.F423];&quot;returntype:&quot;;&quot;&quot;)" office:value-type="string" office:string-value="int">
            <text:p>int</text:p>
          </table:table-cell>
          <table:table-cell table:style-name="Default" table:formula="of:=['RAW Linphone'.A423]" office:value-type="string" office:string-value="linphone_proxy_config_get_expires">
            <text:p>linphone_proxy_config_get_expires</text:p>
          </table:table-cell>
          <table:table-cell table:style-name="Default" table:formula="of:=['RAW Linphone'.E42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510">
            <text:p>510</text:p>
          </table:table-cell>
          <table:table-cell table:style-name="Default" table:formula="of:=SUBSTITUTE(['RAW Linphone'.F424];&quot;returntype:&quot;;&quot;&quot;)" office:value-type="string" office:string-value="const char*">
            <text:p>const char*</text:p>
          </table:table-cell>
          <table:table-cell table:style-name="Default" table:formula="of:=['RAW Linphone'.A424]" office:value-type="string" office:string-value="linphone_proxy_config_get_identity">
            <text:p>linphone_proxy_config_get_identity</text:p>
          </table:table-cell>
          <table:table-cell table:style-name="Default" table:formula="of:=['RAW Linphone'.E424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09">
            <text:p>509</text:p>
          </table:table-cell>
          <table:table-cell table:style-name="Default" table:formula="of:=SUBSTITUTE(['RAW Linphone'.F425];&quot;returntype:&quot;;&quot;&quot;)" office:value-type="string" office:string-value="const char*">
            <text:p>const char*</text:p>
          </table:table-cell>
          <table:table-cell table:style-name="Default" table:formula="of:=['RAW Linphone'.A425]" office:value-type="string" office:string-value="linphone_proxy_config_get_route">
            <text:p>linphone_proxy_config_get_route</text:p>
          </table:table-cell>
          <table:table-cell table:style-name="Default" table:formula="of:=['RAW Linphone'.E42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coreapi/linphonecore.h">
            <text:p>coreapi/linphonecore.h</text:p>
          </table:table-cell>
          <table:table-cell table:style-name="Default" table:formula="of:=SUBSTITUTE(['RAW Linphone'.D426];&quot;line:&quot;;&quot;&quot;)" office:value-type="string" office:string-value="529">
            <text:p>529</text:p>
          </table:table-cell>
          <table:table-cell table:style-name="Default" table:formula="of:=SUBSTITUTE(['RAW Linphone'.F426];&quot;returntype:&quot;;&quot;&quot;)" office:value-type="string" office:string-value="SipSetup*">
            <text:p>SipSetup*</text:p>
          </table:table-cell>
          <table:table-cell table:style-name="Default" table:formula="of:=['RAW Linphone'.A426]" office:value-type="string" office:string-value="linphone_proxy_config_get_sip_setup">
            <text:p>linphone_proxy_config_get_sip_setup</text:p>
          </table:table-cell>
          <table:table-cell table:style-name="Default" table:formula="of:=['RAW Linphone'.E426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coreapi/linphonecore.h">
            <text:p>coreapi/linphonecore.h</text:p>
          </table:table-cell>
          <table:table-cell table:style-name="Default" table:formula="of:=SUBSTITUTE(['RAW Linphone'.D427];&quot;line:&quot;;&quot;&quot;)" office:value-type="string" office:string-value="528">
            <text:p>528</text:p>
          </table:table-cell>
          <table:table-cell table:style-name="Default" table:formula="of:=SUBSTITUTE(['RAW Linphone'.F427];&quot;returntype:&quot;;&quot;&quot;)" office:value-type="string" office:string-value="SipSetupContext*">
            <text:p>SipSetupContext*</text:p>
          </table:table-cell>
          <table:table-cell table:style-name="Default" table:formula="of:=['RAW Linphone'.A427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427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coreapi/linphonecore.h">
            <text:p>coreapi/linphonecore.h</text:p>
          </table:table-cell>
          <table:table-cell table:style-name="Default" table:formula="of:=SUBSTITUTE(['RAW Linphone'.D428];&quot;line:&quot;;&quot;&quot;)" office:value-type="string" office:string-value="505">
            <text:p>505</text:p>
          </table:table-cell>
          <table:table-cell table:style-name="Default" table:formula="of:=SUBSTITUTE(['RAW Linphone'.F428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428]" office:value-type="string" office:string-value="linphone_proxy_config_get_state">
            <text:p>linphone_proxy_config_get_state</text:p>
          </table:table-cell>
          <table:table-cell table:style-name="Default" table:formula="of:=['RAW Linphone'.E42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coreapi/linphonecore.h">
            <text:p>coreapi/linphonecore.h</text:p>
          </table:table-cell>
          <table:table-cell table:style-name="Default" table:formula="of:=SUBSTITUTE(['RAW Linphone'.D429];&quot;line:&quot;;&quot;&quot;)" office:value-type="string" office:string-value="541">
            <text:p>541</text:p>
          </table:table-cell>
          <table:table-cell table:style-name="Default" table:formula="of:=SUBSTITUTE(['RAW Linphone'.F429];&quot;returntype:&quot;;&quot;&quot;)" office:value-type="string" office:string-value="void*">
            <text:p>void*</text:p>
          </table:table-cell>
          <table:table-cell table:style-name="Default" table:formula="of:=['RAW Linphone'.A429]" office:value-type="string" office:string-value="linphone_proxy_config_get_user_data">
            <text:p>linphone_proxy_config_get_user_data</text:p>
          </table:table-cell>
          <table:table-cell table:style-name="Default" table:formula="of:=['RAW Linphone'.E429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coreapi/linphonecore.h">
            <text:p>coreapi/linphonecore.h</text:p>
          </table:table-cell>
          <table:table-cell table:style-name="Default" table:formula="of:=SUBSTITUTE(['RAW Linphone'.D430];&quot;line:&quot;;&quot;&quot;)" office:value-type="string" office:string-value="506">
            <text:p>506</text:p>
          </table:table-cell>
          <table:table-cell table:style-name="Default" table:formula="of:=SUBSTITUTE(['RAW Linphone'.F430];&quot;returntype:&quot;;&quot;&quot;)" office:value-type="string" office:string-value="bool_t">
            <text:p>bool_t</text:p>
          </table:table-cell>
          <table:table-cell table:style-name="Default" table:formula="of:=['RAW Linphone'.A430]" office:value-type="string" office:string-value="linphone_proxy_config_is_registered">
            <text:p>linphone_proxy_config_is_registered</text:p>
          </table:table-cell>
          <table:table-cell table:style-name="Default" table:formula="of:=['RAW Linphone'.E43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coreapi/linphonecore.h">
            <text:p>coreapi/linphonecore.h</text:p>
          </table:table-cell>
          <table:table-cell table:style-name="Default" table:formula="of:=SUBSTITUTE(['RAW Linphone'.D431];&quot;line:&quot;;&quot;&quot;)" office:value-type="string" office:string-value="479">
            <text:p>479</text:p>
          </table:table-cell>
          <table:table-cell table:style-name="Default" table:formula="of:=SUBSTITUTE(['RAW Linphone'.F43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31]" office:value-type="string" office:string-value="linphone_proxy_config_new">
            <text:p>linphone_proxy_config_new</text:p>
          </table:table-cell>
          <table:table-cell table:style-name="Default" table:formula="of:=['RAW Linphone'.E43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coreapi/linphonecore.h">
            <text:p>coreapi/linphonecore.h</text:p>
          </table:table-cell>
          <table:table-cell table:style-name="Default" table:formula="of:=SUBSTITUTE(['RAW Linphone'.D432];&quot;line:&quot;;&quot;&quot;)" office:value-type="string" office:string-value="533">
            <text:p>533</text:p>
          </table:table-cell>
          <table:table-cell table:style-name="Default" table:formula="of:=SUBSTITUTE(['RAW Linphone'.F432];&quot;returntype:&quot;;&quot;&quot;)" office:value-type="string" office:string-value="int">
            <text:p>int</text:p>
          </table:table-cell>
          <table:table-cell table:style-name="Default" table:formula="of:=['RAW Linphone'.A432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432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coreapi/linphonecore.h">
            <text:p>coreapi/linphonecore.h</text:p>
          </table:table-cell>
          <table:table-cell table:style-name="Default" table:formula="of:=SUBSTITUTE(['RAW Linphone'.D433];&quot;line:&quot;;&quot;&quot;)" office:value-type="string" office:string-value="511">
            <text:p>511</text:p>
          </table:table-cell>
          <table:table-cell table:style-name="Default" table:formula="of:=SUBSTITUTE(['RAW Linphone'.F433];&quot;returntype:&quot;;&quot;&quot;)" office:value-type="string" office:string-value="bool_t">
            <text:p>bool_t</text:p>
          </table:table-cell>
          <table:table-cell table:style-name="Default" table:formula="of:=['RAW Linphone'.A433]" office:value-type="string" office:string-value="linphone_proxy_config_publish_enabled">
            <text:p>linphone_proxy_config_publish_enabled</text:p>
          </table:table-cell>
          <table:table-cell table:style-name="Default" table:formula="of:=['RAW Linphone'.E43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coreapi/linphonecore.h">
            <text:p>coreapi/linphonecore.h</text:p>
          </table:table-cell>
          <table:table-cell table:style-name="Default" table:formula="of:=SUBSTITUTE(['RAW Linphone'.D434];&quot;line:&quot;;&quot;&quot;)" office:value-type="string" office:string-value="515">
            <text:p>515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43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coreapi/linphonecore.h">
            <text:p>coreapi/linphonecore.h</text:p>
          </table:table-cell>
          <table:table-cell table:style-name="Default" table:formula="of:=SUBSTITUTE(['RAW Linphone'.D435];&quot;line:&quot;;&quot;&quot;)" office:value-type="string" office:string-value="514">
            <text:p>514</text:p>
          </table:table-cell>
          <table:table-cell table:style-name="Default" table:formula="of:=SUBSTITUTE(['RAW Linphone'.F435];&quot;returntype:&quot;;&quot;&quot;)" office:value-type="string" office:string-value="bool_t">
            <text:p>bool_t</text:p>
          </table:table-cell>
          <table:table-cell table:style-name="Default" table:formula="of:=['RAW Linphone'.A435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43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517">
            <text:p>517</text:p>
          </table:table-cell>
          <table:table-cell table:style-name="Default" table:formula="of:=SUBSTITUTE(['RAW Linphone'.F436];&quot;returntype:&quot;;&quot;&quot;)" office:value-type="string" office:string-value="void">
            <text:p>void</text:p>
          </table:table-cell>
          <table:table-cell table:style-name="Default" table:formula="of:=['RAW Linphone'.A436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436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502">
            <text:p>502</text:p>
          </table:table-cell>
          <table:table-cell table:style-name="Default" table:formula="of:=SUBSTITUTE(['RAW Linphone'.F437];&quot;returntype:&quot;;&quot;&quot;)" office:value-type="string" office:string-value="void">
            <text:p>void</text:p>
          </table:table-cell>
          <table:table-cell table:style-name="Default" table:formula="of:=['RAW Linphone'.A437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437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503">
            <text:p>503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linphone_proxy_config_set_dial_prefix">
            <text:p>linphone_proxy_config_set_dial_prefix</text:p>
          </table:table-cell>
          <table:table-cell table:style-name="Default" table:formula="of:=['RAW Linphone'.E438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481">
            <text:p>481</text:p>
          </table:table-cell>
          <table:table-cell table:style-name="Default" table:formula="of:=SUBSTITUTE(['RAW Linphone'.F439];&quot;returntype:&quot;;&quot;&quot;)" office:value-type="string" office:string-value="int">
            <text:p>int</text:p>
          </table:table-cell>
          <table:table-cell table:style-name="Default" table:formula="of:=['RAW Linphone'.A439]" office:value-type="string" office:string-value="linphone_proxy_config_set_identity">
            <text:p>linphone_proxy_config_set_identity</text:p>
          </table:table-cell>
          <table:table-cell table:style-name="Default" table:formula="of:=['RAW Linphone'.E439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482">
            <text:p>482</text:p>
          </table:table-cell>
          <table:table-cell table:style-name="Default" table:formula="of:=SUBSTITUTE(['RAW Linphone'.F440];&quot;returntype:&quot;;&quot;&quot;)" office:value-type="string" office:string-value="int">
            <text:p>int</text:p>
          </table:table-cell>
          <table:table-cell table:style-name="Default" table:formula="of:=['RAW Linphone'.A440]" office:value-type="string" office:string-value="linphone_proxy_config_set_route">
            <text:p>linphone_proxy_config_set_route</text:p>
          </table:table-cell>
          <table:table-cell table:style-name="Default" table:formula="of:=['RAW Linphone'.E440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80">
            <text:p>480</text:p>
          </table:table-cell>
          <table:table-cell table:style-name="Default" table:formula="of:=SUBSTITUTE(['RAW Linphone'.F441];&quot;returntype:&quot;;&quot;&quot;)" office:value-type="string" office:string-value="int">
            <text:p>int</text:p>
          </table:table-cell>
          <table:table-cell table:style-name="Default" table:formula="of:=['RAW Linphone'.A441]" office:value-type="string" office:string-value="linphone_proxy_config_set_server_addr">
            <text:p>linphone_proxy_config_set_server_addr</text:p>
          </table:table-cell>
          <table:table-cell table:style-name="Default" table:formula="of:=['RAW Linphone'.E441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527">
            <text:p>527</text:p>
          </table:table-cell>
          <table:table-cell table:style-name="Default" table:formula="of:=SUBSTITUTE(['RAW Linphone'.F442];&quot;returntype:&quot;;&quot;&quot;)" office:value-type="string" office:string-value="void">
            <text:p>void</text:p>
          </table:table-cell>
          <table:table-cell table:style-name="Default" table:formula="of:=['RAW Linphone'.A442]" office:value-type="string" office:string-value="linphone_proxy_config_set_sip_setup">
            <text:p>linphone_proxy_config_set_sip_setup</text:p>
          </table:table-cell>
          <table:table-cell table:style-name="Default" table:formula="of:=['RAW Linphone'.E442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37">
            <text:p>537</text:p>
          </table:table-cell>
          <table:table-cell table:style-name="Default" table:formula="of:=SUBSTITUTE(['RAW Linphone'.F443];&quot;returntype:&quot;;&quot;&quot;)" office:value-type="string" office:string-value="void">
            <text:p>void</text:p>
          </table:table-cell>
          <table:table-cell table:style-name="Default" table:formula="of:=['RAW Linphone'.A443]" office:value-type="string" office:string-value="linphone_proxy_config_set_user_data">
            <text:p>linphone_proxy_config_set_user_data</text:p>
          </table:table-cell>
          <table:table-cell table:style-name="Default" table:formula="of:=['RAW Linphone'.E443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235">
            <text:p>235</text:p>
          </table:table-cell>
          <table:table-cell table:style-name="Default" table:formula="of:=SUBSTITUTE(['RAW Linphone'.F444];&quot;returntype:&quot;;&quot;&quot;)" office:value-type="string" office:string-value="const char*">
            <text:p>const char*</text:p>
          </table:table-cell>
          <table:table-cell table:style-name="Default" table:formula="of:=['RAW Linphone'.A444]" office:value-type="string" office:string-value="linphone_reason_to_string">
            <text:p>linphone_reason_to_string</text:p>
          </table:table-cell>
          <table:table-cell table:style-name="Default" table:formula="of:=['RAW Linphone'.E444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477">
            <text:p>477</text:p>
          </table:table-cell>
          <table:table-cell table:style-name="Default" table:formula="of:=SUBSTITUTE(['RAW Linphone'.F445];&quot;returntype:&quot;;&quot;&quot;)" office:value-type="string" office:string-value="const char*">
            <text:p>const char*</text:p>
          </table:table-cell>
          <table:table-cell table:style-name="Default" table:formula="of:=['RAW Linphone'.A445]" office:value-type="string" office:string-value="linphone_registration_state_to_string">
            <text:p>linphone_registration_state_to_string</text:p>
          </table:table-cell>
          <table:table-cell table:style-name="Default" table:formula="of:=['RAW Linphone'.E445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53">
            <text:p>153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local_stats">
            <text:p>local_stat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862">
            <text:p>862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message_received">
            <text:p>message_receiv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8];&quot;line:&quot;;&quot;&quot;)" office:value-type="string" office:string-value="62">
            <text:p>62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mime_type">
            <text:p>mime_type</text:p>
          </table:table-cell>
          <table:table-cell table:style-name="Default" table:formula="of:=['RAW Linphone'.E44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1265">
            <text:p>126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name">
            <text:p>name</text:p>
          </table:table-cell>
          <table:table-cell table:style-name="Default" table:formula="of:=['RAW Linphone'.E449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858">
            <text:p>858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new_subscription_request">
            <text:p>new_subscription_request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1];&quot;line:&quot;;&quot;&quot;)" office:value-type="string" office:string-value="61">
            <text:p>6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normal_bitrate">
            <text:p>normal_bitrate</text:p>
          </table:table-cell>
          <table:table-cell table:style-name="Default" table:formula="of:=['RAW Linphone'.E45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857">
            <text:p>85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notify_presence_recv">
            <text:p>notify_presence_recv</text:p>
          </table:table-cell>
          <table:table-cell table:style-name="Default" table:formula="of:=['RAW Linphone'.E45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868">
            <text:p>868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notify_recv">
            <text:p>notify_recv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551">
            <text:p>551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password">
            <text:p>password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9">
            <text:p>59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pattern_length">
            <text:p>pattern_length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6];&quot;line:&quot;;&quot;&quot;)" office:value-type="string" office:string-value="86">
            <text:p>86</text:p>
          </table:table-cell>
          <table:table-cell table:style-name="Default" table:formula="of:=SUBSTITUTE(['RAW Linphone'.F456];&quot;returntype:&quot;;&quot;&quot;)" office:value-type="string" office:string-value="ORTP_PUBLIC void">
            <text:p>ORTP_PUBLIC void</text:p>
          </table:table-cell>
          <table:table-cell table:style-name="Default" table:formula="of:=['RAW Linphone'.A456]" office:value-type="string" office:string-value="payload_type_append_recv_fmtp">
            <text:p>payload_type_append_recv_fmtp</text:p>
          </table:table-cell>
          <table:table-cell table:style-name="Default" table:formula="of:=['RAW Linphone'.E45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7];&quot;line:&quot;;&quot;&quot;)" office:value-type="string" office:string-value="87">
            <text:p>87</text:p>
          </table:table-cell>
          <table:table-cell table:style-name="Default" table:formula="of:=SUBSTITUTE(['RAW Linphone'.F457];&quot;returntype:&quot;;&quot;&quot;)" office:value-type="string" office:string-value="ORTP_PUBLIC void">
            <text:p>ORTP_PUBLIC void</text:p>
          </table:table-cell>
          <table:table-cell table:style-name="Default" table:formula="of:=['RAW Linphone'.A457]" office:value-type="string" office:string-value="payload_type_append_send_fmtp">
            <text:p>payload_type_append_send_fmtp</text:p>
          </table:table-cell>
          <table:table-cell table:style-name="Default" table:formula="of:=['RAW Linphone'.E457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81">
            <text:p>81</text:p>
          </table:table-cell>
          <table:table-cell table:style-name="Default" table:formula="of:=SUBSTITUTE(['RAW Linphone'.F458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58]" office:value-type="string" office:string-value="payload_type_clone">
            <text:p>payload_type_clone</text:p>
          </table:table-cell>
          <table:table-cell table:style-name="Default" table:formula="of:=['RAW Linphone'.E458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9];&quot;line:&quot;;&quot;&quot;)" office:value-type="string" office:string-value="83">
            <text:p>83</text:p>
          </table:table-cell>
          <table:table-cell table:style-name="Default" table:formula="of:=SUBSTITUTE(['RAW Linphone'.F459];&quot;returntype:&quot;;&quot;&quot;)" office:value-type="string" office:string-value="ORTP_PUBLIC void">
            <text:p>ORTP_PUBLIC void</text:p>
          </table:table-cell>
          <table:table-cell table:style-name="Default" table:formula="of:=['RAW Linphone'.A459]" office:value-type="string" office:string-value="payload_type_destroy">
            <text:p>payload_type_destroy</text:p>
          </table:table-cell>
          <table:table-cell table:style-name="Default" table:formula="of:=['RAW Linphone'.E459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0];&quot;line:&quot;;&quot;&quot;)" office:value-type="string" office:string-value="82">
            <text:p>82</text:p>
          </table:table-cell>
          <table:table-cell table:style-name="Default" table:formula="of:=SUBSTITUTE(['RAW Linphone'.F460];&quot;returntype:&quot;;&quot;&quot;)" office:value-type="string" office:string-value="ORTP_PUBLIC char*">
            <text:p>ORTP_PUBLIC char*</text:p>
          </table:table-cell>
          <table:table-cell table:style-name="Default" table:formula="of:=['RAW Linphone'.A460]" office:value-type="string" office:string-value="payload_type_get_rtpmap">
            <text:p>payload_type_get_rtpmap</text:p>
          </table:table-cell>
          <table:table-cell table:style-name="Default" table:formula="of:=['RAW Linphone'.E460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80">
            <text:p>80</text:p>
          </table:table-cell>
          <table:table-cell table:style-name="Default" table:formula="of:=SUBSTITUTE(['RAW Linphone'.F461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61]" office:value-type="string" office:string-value="payload_type_new">
            <text:p>payload_type_new</text:p>
          </table:table-cell>
          <table:table-cell table:style-name="Default" table:formula="of:=['RAW Linphone'.E46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2];&quot;line:&quot;;&quot;&quot;)" office:value-type="string" office:string-value="84">
            <text:p>84</text:p>
          </table:table-cell>
          <table:table-cell table:style-name="Default" table:formula="of:=SUBSTITUTE(['RAW Linphone'.F462];&quot;returntype:&quot;;&quot;&quot;)" office:value-type="string" office:string-value="ORTP_PUBLIC void">
            <text:p>ORTP_PUBLIC void</text:p>
          </table:table-cell>
          <table:table-cell table:style-name="Default" table:formula="of:=['RAW Linphone'.A462]" office:value-type="string" office:string-value="payload_type_set_recv_fmtp">
            <text:p>payload_type_set_recv_fmtp</text:p>
          </table:table-cell>
          <table:table-cell table:style-name="Default" table:formula="of:=['RAW Linphone'.E462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3];&quot;line:&quot;;&quot;&quot;)" office:value-type="string" office:string-value="85">
            <text:p>85</text:p>
          </table:table-cell>
          <table:table-cell table:style-name="Default" table:formula="of:=SUBSTITUTE(['RAW Linphone'.F463];&quot;returntype:&quot;;&quot;&quot;)" office:value-type="string" office:string-value="ORTP_PUBLIC void">
            <text:p>ORTP_PUBLIC void</text:p>
          </table:table-cell>
          <table:table-cell table:style-name="Default" table:formula="of:=['RAW Linphone'.A463]" office:value-type="string" office:string-value="payload_type_set_send_fmtp">
            <text:p>payload_type_set_send_fmtp</text:p>
          </table:table-cell>
          <table:table-cell table:style-name="Default" table:formula="of:=['RAW Linphone'.E463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55">
            <text:p>155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quality">
            <text:p>quality</text:p>
          </table:table-cell>
          <table:table-cell table:style-name="Default" table:formula="of:=['RAW Linphone'.E46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313">
            <text:p>313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received_rtcp">
            <text:p>received_rtcp</text:p>
          </table:table-cell>
          <table:table-cell table:style-name="Default" table:formula="of:=['RAW Linphone'.E46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6];&quot;line:&quot;;&quot;&quot;)" office:value-type="string" office:string-value="64">
            <text:p>64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recv_fmtp">
            <text:p>recv_fmtp</text:p>
          </table:table-cell>
          <table:table-cell table:style-name="Default" table:formula="of:=['RAW Linphone'.E46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coreapi/linphonecore.h">
            <text:p>coreapi/linphonecore.h</text:p>
          </table:table-cell>
          <table:table-cell table:style-name="Default" table:formula="of:=SUBSTITUTE(['RAW Linphone'.D467];&quot;line:&quot;;&quot;&quot;)" office:value-type="string" office:string-value="864">
            <text:p>864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refer_received">
            <text:p>refer_received</text:p>
          </table:table-cell>
          <table:table-cell table:style-name="Default" table:formula="of:=['RAW Linphone'.E46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68]" office:value-type="string" office:string-value="coreapi/linphonecore.h">
            <text:p>coreapi/linphonecore.h</text:p>
          </table:table-cell>
          <table:table-cell table:style-name="Default" table:formula="of:=SUBSTITUTE(['RAW Linphone'.D468];&quot;line:&quot;;&quot;&quot;)" office:value-type="string" office:string-value="151">
            <text:p>151</text:p>
          </table:table-cell>
          <table:table-cell table:style-name="Default" table:formula="of:=SUBSTITUTE(['RAW Linphone'.F468];&quot;returntype:&quot;;&quot;&quot;)">
            <text:p/>
          </table:table-cell>
          <table:table-cell table:style-name="Default" table:formula="of:=['RAW Linphone'.A468]" office:value-type="string" office:string-value="refkey">
            <text:p>refkey</text:p>
          </table:table-cell>
          <table:table-cell table:style-name="Default" table:formula="of:=['RAW Linphone'.E46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9]" office:value-type="string" office:string-value="coreapi/linphonecore.h">
            <text:p>coreapi/linphonecore.h</text:p>
          </table:table-cell>
          <table:table-cell table:style-name="Default" table:formula="of:=SUBSTITUTE(['RAW Linphone'.D469];&quot;line:&quot;;&quot;&quot;)" office:value-type="string" office:string-value="855">
            <text:p>855</text:p>
          </table:table-cell>
          <table:table-cell table:style-name="Default" table:formula="of:=SUBSTITUTE(['RAW Linphone'.F469];&quot;returntype:&quot;;&quot;&quot;)">
            <text:p/>
          </table:table-cell>
          <table:table-cell table:style-name="Default" table:formula="of:=['RAW Linphone'.A469]" office:value-type="string" office:string-value="registration_state_changed">
            <text:p>registration_state_changed</text:p>
          </table:table-cell>
          <table:table-cell table:style-name="Default" table:formula="of:=['RAW Linphone'.E46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0]" office:value-type="string" office:string-value="coreapi/linphonecore.h">
            <text:p>coreapi/linphonecore.h</text:p>
          </table:table-cell>
          <table:table-cell table:style-name="Default" table:formula="of:=SUBSTITUTE(['RAW Linphone'.D470];&quot;line:&quot;;&quot;&quot;)" office:value-type="string" office:string-value="154">
            <text:p>154</text:p>
          </table:table-cell>
          <table:table-cell table:style-name="Default" table:formula="of:=SUBSTITUTE(['RAW Linphone'.F470];&quot;returntype:&quot;;&quot;&quot;)">
            <text:p/>
          </table:table-cell>
          <table:table-cell table:style-name="Default" table:formula="of:=['RAW Linphone'.A470]" office:value-type="string" office:string-value="remote_stats">
            <text:p>remote_stats</text:p>
          </table:table-cell>
          <table:table-cell table:style-name="Default" table:formula="of:=['RAW Linphone'.E47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1]" office:value-type="string" office:string-value="coreapi/linphonecore.h">
            <text:p>coreapi/linphonecore.h</text:p>
          </table:table-cell>
          <table:table-cell table:style-name="Default" table:formula="of:=SUBSTITUTE(['RAW Linphone'.D471];&quot;line:&quot;;&quot;&quot;)" office:value-type="string" office:string-value="315">
            <text:p>315</text:p>
          </table:table-cell>
          <table:table-cell table:style-name="Default" table:formula="of:=SUBSTITUTE(['RAW Linphone'.F471];&quot;returntype:&quot;;&quot;&quot;)">
            <text:p/>
          </table:table-cell>
          <table:table-cell table:style-name="Default" table:formula="of:=['RAW Linphone'.A471]" office:value-type="string" office:string-value="round_trip_delay">
            <text:p>round_trip_delay</text:p>
          </table:table-cell>
          <table:table-cell table:style-name="Default" table:formula="of:=['RAW Linphone'.E47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2]" office:value-type="string" office:string-value="coreapi/linphonecore.h">
            <text:p>coreapi/linphonecore.h</text:p>
          </table:table-cell>
          <table:table-cell table:style-name="Default" table:formula="of:=SUBSTITUTE(['RAW Linphone'.D472];&quot;line:&quot;;&quot;&quot;)" office:value-type="string" office:string-value="553">
            <text:p>553</text:p>
          </table:table-cell>
          <table:table-cell table:style-name="Default" table:formula="of:=SUBSTITUTE(['RAW Linphone'.F472];&quot;returntype:&quot;;&quot;&quot;)">
            <text:p/>
          </table:table-cell>
          <table:table-cell table:style-name="Default" table:formula="of:=['RAW Linphone'.A472]" office:value-type="string" office:string-value="route">
            <text:p>route</text:p>
          </table:table-cell>
          <table:table-cell table:style-name="Default" table:formula="of:=['RAW Linphone'.E47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73];&quot;line:&quot;;&quot;&quot;)" office:value-type="string" office:string-value="65">
            <text:p>65</text:p>
          </table:table-cell>
          <table:table-cell table:style-name="Default" table:formula="of:=SUBSTITUTE(['RAW Linphone'.F473];&quot;returntype:&quot;;&quot;&quot;)">
            <text:p/>
          </table:table-cell>
          <table:table-cell table:style-name="Default" table:formula="of:=['RAW Linphone'.A473]" office:value-type="string" office:string-value="send_fmtp">
            <text:p>send_fmtp</text:p>
          </table:table-cell>
          <table:table-cell table:style-name="Default" table:formula="of:=['RAW Linphone'.E47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74]" office:value-type="string" office:string-value="coreapi/linphonecore.h">
            <text:p>coreapi/linphonecore.h</text:p>
          </table:table-cell>
          <table:table-cell table:style-name="Default" table:formula="of:=SUBSTITUTE(['RAW Linphone'.D474];&quot;line:&quot;;&quot;&quot;)" office:value-type="string" office:string-value="314">
            <text:p>314</text:p>
          </table:table-cell>
          <table:table-cell table:style-name="Default" table:formula="of:=SUBSTITUTE(['RAW Linphone'.F474];&quot;returntype:&quot;;&quot;&quot;)">
            <text:p/>
          </table:table-cell>
          <table:table-cell table:style-name="Default" table:formula="of:=['RAW Linphone'.A474]" office:value-type="string" office:string-value="sent_rtcp">
            <text:p>sent_rtcp</text:p>
          </table:table-cell>
          <table:table-cell table:style-name="Default" table:formula="of:=['RAW Linphone'.E47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5]" office:value-type="string" office:string-value="coreapi/linphonecore.h">
            <text:p>coreapi/linphonecore.h</text:p>
          </table:table-cell>
          <table:table-cell table:style-name="Default" table:formula="of:=SUBSTITUTE(['RAW Linphone'.D475];&quot;line:&quot;;&quot;&quot;)" office:value-type="string" office:string-value="874">
            <text:p>874</text:p>
          </table:table-cell>
          <table:table-cell table:style-name="Default" table:formula="of:=SUBSTITUTE(['RAW Linphone'.F475];&quot;returntype:&quot;;&quot;&quot;)">
            <text:p/>
          </table:table-cell>
          <table:table-cell table:style-name="Default" table:formula="of:=['RAW Linphone'.A475]" office:value-type="string" office:string-value="show">
            <text:p>show</text:p>
          </table:table-cell>
          <table:table-cell table:style-name="Default" table:formula="of:=['RAW Linphone'.E47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6]" office:value-type="string" office:string-value="coreapi/linphonecore.h">
            <text:p>coreapi/linphonecore.h</text:p>
          </table:table-cell>
          <table:table-cell table:style-name="Default" table:formula="of:=SUBSTITUTE(['RAW Linphone'.D476];&quot;line:&quot;;&quot;&quot;)" office:value-type="string" office:string-value="549">
            <text:p>549</text:p>
          </table:table-cell>
          <table:table-cell table:style-name="Default" table:formula="of:=SUBSTITUTE(['RAW Linphone'.F476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76]" office:value-type="string" office:string-value="ssctx">
            <text:p>ssctx</text:p>
          </table:table-cell>
          <table:table-cell table:style-name="Default" table:formula="of:=['RAW Linphone'.E47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7]" office:value-type="string" office:string-value="coreapi/linphonecore.h">
            <text:p>coreapi/linphonecore.h</text:p>
          </table:table-cell>
          <table:table-cell table:style-name="Default" table:formula="of:=SUBSTITUTE(['RAW Linphone'.D477];&quot;line:&quot;;&quot;&quot;)" office:value-type="string" office:string-value="149">
            <text:p>149</text:p>
          </table:table-cell>
          <table:table-cell table:style-name="Default" table:formula="of:=SUBSTITUTE(['RAW Linphone'.F477];&quot;returntype:&quot;;&quot;&quot;)">
            <text:p/>
          </table:table-cell>
          <table:table-cell table:style-name="Default" table:formula="of:=['RAW Linphone'.A477]" office:value-type="string" office:string-value="start_date">
            <text:p>start_date</text:p>
          </table:table-cell>
          <table:table-cell table:style-name="Default" table:formula="of:=['RAW Linphone'.E47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8]" office:value-type="string" office:string-value="coreapi/linphonecore.h">
            <text:p>coreapi/linphonecore.h</text:p>
          </table:table-cell>
          <table:table-cell table:style-name="Default" table:formula="of:=SUBSTITUTE(['RAW Linphone'.D478];&quot;line:&quot;;&quot;&quot;)" office:value-type="string" office:string-value="158">
            <text:p>158</text:p>
          </table:table-cell>
          <table:table-cell table:style-name="Default" table:formula="of:=SUBSTITUTE(['RAW Linphone'.F478];&quot;returntype:&quot;;&quot;&quot;)">
            <text:p/>
          </table:table-cell>
          <table:table-cell table:style-name="Default" table:formula="of:=['RAW Linphone'.A478]" office:value-type="string" office:string-value="start_date_time">
            <text:p>start_date_time</text:p>
          </table:table-cell>
          <table:table-cell table:style-name="Default" table:formula="of:=['RAW Linphone'.E47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9]" office:value-type="string" office:string-value="coreapi/linphonecore.h">
            <text:p>coreapi/linphonecore.h</text:p>
          </table:table-cell>
          <table:table-cell table:style-name="Default" table:formula="of:=SUBSTITUTE(['RAW Linphone'.D479];&quot;line:&quot;;&quot;&quot;)" office:value-type="string" office:string-value="146">
            <text:p>146</text:p>
          </table:table-cell>
          <table:table-cell table:style-name="Default" table:formula="of:=SUBSTITUTE(['RAW Linphone'.F479];&quot;returntype:&quot;;&quot;&quot;)">
            <text:p/>
          </table:table-cell>
          <table:table-cell table:style-name="Default" table:formula="of:=['RAW Linphone'.A479]" office:value-type="string" office:string-value="status">
            <text:p>status</text:p>
          </table:table-cell>
          <table:table-cell table:style-name="Default" table:formula="of:=['RAW Linphone'.E47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0]" office:value-type="string" office:string-value="coreapi/linphonecore.h">
            <text:p>coreapi/linphonecore.h</text:p>
          </table:table-cell>
          <table:table-cell table:style-name="Default" table:formula="of:=SUBSTITUTE(['RAW Linphone'.D480];&quot;line:&quot;;&quot;&quot;)" office:value-type="string" office:string-value="556">
            <text:p>556</text:p>
          </table:table-cell>
          <table:table-cell table:style-name="Default" table:formula="of:=SUBSTITUTE(['RAW Linphone'.F480];&quot;returntype:&quot;;&quot;&quot;)">
            <text:p/>
          </table:table-cell>
          <table:table-cell table:style-name="Default" table:formula="of:=['RAW Linphone'.A480]" office:value-type="string" office:string-value="succeeded">
            <text:p>succeeded</text:p>
          </table:table-cell>
          <table:table-cell table:style-name="Default" table:formula="of:=['RAW Linphone'.E48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1]" office:value-type="string" office:string-value="coreapi/linphonecore.h">
            <text:p>coreapi/linphonecore.h</text:p>
          </table:table-cell>
          <table:table-cell table:style-name="Default" table:formula="of:=SUBSTITUTE(['RAW Linphone'.D481];&quot;line:&quot;;&quot;&quot;)" office:value-type="string" office:string-value="555">
            <text:p>555</text:p>
          </table:table-cell>
          <table:table-cell table:style-name="Default" table:formula="of:=SUBSTITUTE(['RAW Linphone'.F481];&quot;returntype:&quot;;&quot;&quot;)">
            <text:p/>
          </table:table-cell>
          <table:table-cell table:style-name="Default" table:formula="of:=['RAW Linphone'.A481]" office:value-type="string" office:string-value="suscribe">
            <text:p>suscribe</text:p>
          </table:table-cell>
          <table:table-cell table:style-name="Default" table:formula="of:=['RAW Linphone'.E48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2]" office:value-type="string" office:string-value="coreapi/linphonecore.h">
            <text:p>coreapi/linphonecore.h</text:p>
          </table:table-cell>
          <table:table-cell table:style-name="Default" table:formula="of:=SUBSTITUTE(['RAW Linphone'.D482];&quot;line:&quot;;&quot;&quot;)" office:value-type="string" office:string-value="54">
            <text:p>54</text:p>
          </table:table-cell>
          <table:table-cell table:style-name="Default" table:formula="of:=SUBSTITUTE(['RAW Linphone'.F482];&quot;returntype:&quot;;&quot;&quot;)">
            <text:p/>
          </table:table-cell>
          <table:table-cell table:style-name="Default" table:formula="of:=['RAW Linphone'.A482]" office:value-type="string" office:string-value="tcp_port">
            <text:p>tcp_port</text:p>
          </table:table-cell>
          <table:table-cell table:style-name="Default" table:formula="of:=['RAW Linphone'.E482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3]" office:value-type="string" office:string-value="coreapi/linphonecore.h">
            <text:p>coreapi/linphonecore.h</text:p>
          </table:table-cell>
          <table:table-cell table:style-name="Default" table:formula="of:=SUBSTITUTE(['RAW Linphone'.D483];&quot;line:&quot;;&quot;&quot;)" office:value-type="string" office:string-value="861">
            <text:p>861</text:p>
          </table:table-cell>
          <table:table-cell table:style-name="Default" table:formula="of:=SUBSTITUTE(['RAW Linphone'.F483];&quot;returntype:&quot;;&quot;&quot;)">
            <text:p/>
          </table:table-cell>
          <table:table-cell table:style-name="Default" table:formula="of:=['RAW Linphone'.A483]" office:value-type="string" office:string-value="text_received">
            <text:p>text_received</text:p>
          </table:table-cell>
          <table:table-cell table:style-name="Default" table:formula="of:=['RAW Linphone'.E48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4]" office:value-type="string" office:string-value="coreapi/linphonecore.h">
            <text:p>coreapi/linphonecore.h</text:p>
          </table:table-cell>
          <table:table-cell table:style-name="Default" table:formula="of:=SUBSTITUTE(['RAW Linphone'.D484];&quot;line:&quot;;&quot;&quot;)" office:value-type="string" office:string-value="56">
            <text:p>56</text:p>
          </table:table-cell>
          <table:table-cell table:style-name="Default" table:formula="of:=SUBSTITUTE(['RAW Linphone'.F484];&quot;returntype:&quot;;&quot;&quot;)">
            <text:p/>
          </table:table-cell>
          <table:table-cell table:style-name="Default" table:formula="of:=['RAW Linphone'.A484]" office:value-type="string" office:string-value="tls_port">
            <text:p>tls_port</text:p>
          </table:table-cell>
          <table:table-cell table:style-name="Default" table:formula="of:=['RAW Linphone'.E484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5]" office:value-type="string" office:string-value="coreapi/linphonecore.h">
            <text:p>coreapi/linphonecore.h</text:p>
          </table:table-cell>
          <table:table-cell table:style-name="Default" table:formula="of:=SUBSTITUTE(['RAW Linphone'.D485];&quot;line:&quot;;&quot;&quot;)" office:value-type="string" office:string-value="148">
            <text:p>148</text:p>
          </table:table-cell>
          <table:table-cell table:style-name="Default" table:formula="of:=SUBSTITUTE(['RAW Linphone'.F485];&quot;returntype:&quot;;&quot;&quot;)">
            <text:p/>
          </table:table-cell>
          <table:table-cell table:style-name="Default" table:formula="of:=['RAW Linphone'.A485]" office:value-type="string" office:string-value="to">
            <text:p>to</text:p>
          </table:table-cell>
          <table:table-cell table:style-name="Default" table:formula="of:=['RAW Linphone'.E48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6]" office:value-type="string" office:string-value="coreapi/linphonecore.h">
            <text:p>coreapi/linphonecore.h</text:p>
          </table:table-cell>
          <table:table-cell table:style-name="Default" table:formula="of:=SUBSTITUTE(['RAW Linphone'.D486];&quot;line:&quot;;&quot;&quot;)" office:value-type="string" office:string-value="866">
            <text:p>866</text:p>
          </table:table-cell>
          <table:table-cell table:style-name="Default" table:formula="of:=SUBSTITUTE(['RAW Linphone'.F486];&quot;returntype:&quot;;&quot;&quot;)">
            <text:p/>
          </table:table-cell>
          <table:table-cell table:style-name="Default" table:formula="of:=['RAW Linphone'.A486]" office:value-type="string" office:string-value="transfer_state_changed">
            <text:p>transfer_state_changed</text:p>
          </table:table-cell>
          <table:table-cell table:style-name="Default" table:formula="of:=['RAW Linphone'.E48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7]" office:value-type="string" office:string-value="coreapi/linphonecore.h">
            <text:p>coreapi/linphonecore.h</text:p>
          </table:table-cell>
          <table:table-cell table:style-name="Default" table:formula="of:=SUBSTITUTE(['RAW Linphone'.D487];&quot;line:&quot;;&quot;&quot;)" office:value-type="string" office:string-value="311">
            <text:p>311</text:p>
          </table:table-cell>
          <table:table-cell table:style-name="Default" table:formula="of:=SUBSTITUTE(['RAW Linphone'.F487];&quot;returntype:&quot;;&quot;&quot;)">
            <text:p/>
          </table:table-cell>
          <table:table-cell table:style-name="Default" table:formula="of:=['RAW Linphone'.A487]" office:value-type="string" office:string-value="type">
            <text:p>type</text:p>
          </table:table-cell>
          <table:table-cell table:style-name="Default" table:formula="of:=['RAW Linphone'.E487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88];&quot;line:&quot;;&quot;&quot;)" office:value-type="string" office:string-value="55">
            <text:p>55</text:p>
          </table:table-cell>
          <table:table-cell table:style-name="Default" table:formula="of:=SUBSTITUTE(['RAW Linphone'.F488];&quot;returntype:&quot;;&quot;&quot;)">
            <text:p/>
          </table:table-cell>
          <table:table-cell table:style-name="Default" table:formula="of:=['RAW Linphone'.A488]" office:value-type="string" office:string-value="type">
            <text:p>type</text:p>
          </table:table-cell>
          <table:table-cell table:style-name="Default" table:formula="of:=['RAW Linphone'.E48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89]" office:value-type="string" office:string-value="coreapi/linphonecore.h">
            <text:p>coreapi/linphonecore.h</text:p>
          </table:table-cell>
          <table:table-cell table:style-name="Default" table:formula="of:=SUBSTITUTE(['RAW Linphone'.D489];&quot;line:&quot;;&quot;&quot;)" office:value-type="string" office:string-value="53">
            <text:p>53</text:p>
          </table:table-cell>
          <table:table-cell table:style-name="Default" table:formula="of:=SUBSTITUTE(['RAW Linphone'.F489];&quot;returntype:&quot;;&quot;&quot;)">
            <text:p/>
          </table:table-cell>
          <table:table-cell table:style-name="Default" table:formula="of:=['RAW Linphone'.A489]" office:value-type="string" office:string-value="udp_port">
            <text:p>udp_port</text:p>
          </table:table-cell>
          <table:table-cell table:style-name="Default" table:formula="of:=['RAW Linphone'.E48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90]" office:value-type="string" office:string-value="coreapi/linphonecore.h">
            <text:p>coreapi/linphonecore.h</text:p>
          </table:table-cell>
          <table:table-cell table:style-name="Default" table:formula="of:=SUBSTITUTE(['RAW Linphone'.D490];&quot;line:&quot;;&quot;&quot;)" office:value-type="string" office:string-value="244">
            <text:p>244</text:p>
          </table:table-cell>
          <table:table-cell table:style-name="Default" table:formula="of:=SUBSTITUTE(['RAW Linphone'.F490];&quot;returntype:&quot;;&quot;&quot;)">
            <text:p/>
          </table:table-cell>
          <table:table-cell table:style-name="Default" table:formula="of:=['RAW Linphone'.A490]" office:value-type="string" office:string-value="unused">
            <text:p>unused</text:p>
          </table:table-cell>
          <table:table-cell table:style-name="Default" table:formula="of:=['RAW Linphone'.E49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91]" office:value-type="string" office:string-value="coreapi/linphonecore.h">
            <text:p>coreapi/linphonecore.h</text:p>
          </table:table-cell>
          <table:table-cell table:style-name="Default" table:formula="of:=SUBSTITUTE(['RAW Linphone'.D491];&quot;line:&quot;;&quot;&quot;)" office:value-type="string" office:string-value="318">
            <text:p>318</text:p>
          </table:table-cell>
          <table:table-cell table:style-name="Default" table:formula="of:=SUBSTITUTE(['RAW Linphone'.F491];&quot;returntype:&quot;;&quot;&quot;)">
            <text:p/>
          </table:table-cell>
          <table:table-cell table:style-name="Default" table:formula="of:=['RAW Linphone'.A491]" office:value-type="string" office:string-value="upload_bandwidth">
            <text:p>upload_bandwidth</text:p>
          </table:table-cell>
          <table:table-cell table:style-name="Default" table:formula="of:=['RAW Linphone'.E49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9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2];&quot;line:&quot;;&quot;&quot;)" office:value-type="string" office:string-value="67">
            <text:p>67</text:p>
          </table:table-cell>
          <table:table-cell table:style-name="Default" table:formula="of:=SUBSTITUTE(['RAW Linphone'.F492];&quot;returntype:&quot;;&quot;&quot;)">
            <text:p/>
          </table:table-cell>
          <table:table-cell table:style-name="Default" table:formula="of:=['RAW Linphone'.A492]" office:value-type="string" office:string-value="user_data">
            <text:p>user_data</text:p>
          </table:table-cell>
          <table:table-cell table:style-name="Default" table:formula="of:=['RAW Linphone'.E49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3]" office:value-type="string" office:string-value="coreapi/linphonecore.h">
            <text:p>coreapi/linphonecore.h</text:p>
          </table:table-cell>
          <table:table-cell table:style-name="Default" table:formula="of:=SUBSTITUTE(['RAW Linphone'.D493];&quot;line:&quot;;&quot;&quot;)" office:value-type="string" office:string-value="152">
            <text:p>152</text:p>
          </table:table-cell>
          <table:table-cell table:style-name="Default" table:formula="of:=SUBSTITUTE(['RAW Linphone'.F493];&quot;returntype:&quot;;&quot;&quot;)">
            <text:p/>
          </table:table-cell>
          <table:table-cell table:style-name="Default" table:formula="of:=['RAW Linphone'.A493]" office:value-type="string" office:string-value="user_pointer">
            <text:p>user_pointer</text:p>
          </table:table-cell>
          <table:table-cell table:style-name="Default" table:formula="of:=['RAW Linphone'.E4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4]" office:value-type="string" office:string-value="coreapi/linphonecore.h">
            <text:p>coreapi/linphonecore.h</text:p>
          </table:table-cell>
          <table:table-cell table:style-name="Default" table:formula="of:=SUBSTITUTE(['RAW Linphone'.D494];&quot;line:&quot;;&quot;&quot;)" office:value-type="string" office:string-value="550">
            <text:p>550</text:p>
          </table:table-cell>
          <table:table-cell table:style-name="Default" table:formula="of:=SUBSTITUTE(['RAW Linphone'.F494];&quot;returntype:&quot;;&quot;&quot;)">
            <text:p/>
          </table:table-cell>
          <table:table-cell table:style-name="Default" table:formula="of:=['RAW Linphone'.A494]" office:value-type="string" office:string-value="username">
            <text:p>username</text:p>
          </table:table-cell>
          <table:table-cell table:style-name="Default" table:formula="of:=['RAW Linphone'.E49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95]" office:value-type="string" office:string-value="coreapi/linphonecore.h">
            <text:p>coreapi/linphonecore.h</text:p>
          </table:table-cell>
          <table:table-cell table:style-name="Default" table:formula="of:=SUBSTITUTE(['RAW Linphone'.D495];&quot;line:&quot;;&quot;&quot;)" office:value-type="string" office:string-value="156">
            <text:p>156</text:p>
          </table:table-cell>
          <table:table-cell table:style-name="Default" table:formula="of:=SUBSTITUTE(['RAW Linphone'.F495];&quot;returntype:&quot;;&quot;&quot;)">
            <text:p/>
          </table:table-cell>
          <table:table-cell table:style-name="Default" table:formula="of:=['RAW Linphone'.A495]" office:value-type="string" office:string-value="video_enabled">
            <text:p>video_enabled</text:p>
          </table:table-cell>
          <table:table-cell table:style-name="Default" table:formula="of:=['RAW Linphone'.E49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6]" office:value-type="string" office:string-value="coreapi/linphonecore.h">
            <text:p>coreapi/linphonecore.h</text:p>
          </table:table-cell>
          <table:table-cell table:style-name="Default" table:formula="of:=SUBSTITUTE(['RAW Linphone'.D496];&quot;line:&quot;;&quot;&quot;)" office:value-type="string" office:string-value="1370">
            <text:p>1370</text:p>
          </table:table-cell>
          <table:table-cell table:style-name="Default" table:formula="of:=SUBSTITUTE(['RAW Linphone'.F496];&quot;returntype:&quot;;&quot;&quot;)">
            <text:p/>
          </table:table-cell>
          <table:table-cell table:style-name="Default" table:formula="of:=['RAW Linphone'.A496]" office:value-type="string" office:string-value="video_rtcp_func">
            <text:p>video_rtcp_func</text:p>
          </table:table-cell>
          <table:table-cell table:style-name="Default" table:formula="of:=['RAW Linphone'.E49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7]" office:value-type="string" office:string-value="coreapi/linphonecore.h">
            <text:p>coreapi/linphonecore.h</text:p>
          </table:table-cell>
          <table:table-cell table:style-name="Default" table:formula="of:=SUBSTITUTE(['RAW Linphone'.D497];&quot;line:&quot;;&quot;&quot;)" office:value-type="string" office:string-value="1371">
            <text:p>1371</text:p>
          </table:table-cell>
          <table:table-cell table:style-name="Default" table:formula="of:=SUBSTITUTE(['RAW Linphone'.F497];&quot;returntype:&quot;;&quot;&quot;)">
            <text:p/>
          </table:table-cell>
          <table:table-cell table:style-name="Default" table:formula="of:=['RAW Linphone'.A497]" office:value-type="string" office:string-value="video_rtcp_func_data">
            <text:p>video_rtcp_func_data</text:p>
          </table:table-cell>
          <table:table-cell table:style-name="Default" table:formula="of:=['RAW Linphone'.E49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8]" office:value-type="string" office:string-value="coreapi/linphonecore.h">
            <text:p>coreapi/linphonecore.h</text:p>
          </table:table-cell>
          <table:table-cell table:style-name="Default" table:formula="of:=SUBSTITUTE(['RAW Linphone'.D498];&quot;line:&quot;;&quot;&quot;)" office:value-type="string" office:string-value="1368">
            <text:p>1368</text:p>
          </table:table-cell>
          <table:table-cell table:style-name="Default" table:formula="of:=SUBSTITUTE(['RAW Linphone'.F498];&quot;returntype:&quot;;&quot;&quot;)">
            <text:p/>
          </table:table-cell>
          <table:table-cell table:style-name="Default" table:formula="of:=['RAW Linphone'.A498]" office:value-type="string" office:string-value="video_rtp_func">
            <text:p>video_rtp_func</text:p>
          </table:table-cell>
          <table:table-cell table:style-name="Default" table:formula="of:=['RAW Linphone'.E49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9]" office:value-type="string" office:string-value="coreapi/linphonecore.h">
            <text:p>coreapi/linphonecore.h</text:p>
          </table:table-cell>
          <table:table-cell table:style-name="Default" table:formula="of:=SUBSTITUTE(['RAW Linphone'.D499];&quot;line:&quot;;&quot;&quot;)" office:value-type="string" office:string-value="1369">
            <text:p>1369</text:p>
          </table:table-cell>
          <table:table-cell table:style-name="Default" table:formula="of:=SUBSTITUTE(['RAW Linphone'.F499];&quot;returntype:&quot;;&quot;&quot;)">
            <text:p/>
          </table:table-cell>
          <table:table-cell table:style-name="Default" table:formula="of:=['RAW Linphone'.A499]" office:value-type="string" office:string-value="video_rtp_func_data">
            <text:p>video_rtp_func_data</text:p>
          </table:table-cell>
          <table:table-cell table:style-name="Default" table:formula="of:=['RAW Linphone'.E49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00]" office:value-type="string" office:string-value="coreapi/linphonecore.h">
            <text:p>coreapi/linphonecore.h</text:p>
          </table:table-cell>
          <table:table-cell table:style-name="Default" table:formula="of:=SUBSTITUTE(['RAW Linphone'.D500];&quot;line:&quot;;&quot;&quot;)" office:value-type="string" office:string-value="1264">
            <text:p>1264</text:p>
          </table:table-cell>
          <table:table-cell table:style-name="Default" table:formula="of:=SUBSTITUTE(['RAW Linphone'.F500];&quot;returntype:&quot;;&quot;&quot;)">
            <text:p/>
          </table:table-cell>
          <table:table-cell table:style-name="Default" table:formula="of:=['RAW Linphone'.A500]" office:value-type="string" office:string-value="vsize">
            <text:p>vsize</text:p>
          </table:table-cell>
          <table:table-cell table:style-name="Default" table:formula="of:=['RAW Linphone'.E5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5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1];&quot;line:&quot;;&quot;&quot;)" office:value-type="string" office:string-value="58">
            <text:p>58</text:p>
          </table:table-cell>
          <table:table-cell table:style-name="Default" table:formula="of:=SUBSTITUTE(['RAW Linphone'.F501];&quot;returntype:&quot;;&quot;&quot;)">
            <text:p/>
          </table:table-cell>
          <table:table-cell table:style-name="Default" table:formula="of:=['RAW Linphone'.A501]" office:value-type="string" office:string-value="zero_pattern">
            <text:p>zero_pattern</text:p>
          </table:table-cell>
          <table:table-cell table:style-name="Default" table:formula="of:=['RAW Linphone'.E50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 table:number-rows-repeated="10">
          <table:table-cell table:style-name="Default" table:number-columns-repeated="5"/>
          <table:table-cell table:number-columns-repeated="1018"/>
        </table:table-row>
        <table:table-row table:style-name="ro1" table:number-rows-repeated="10480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office:forms form:automatic-focus="false" form:apply-design-mode="false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8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884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36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36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36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36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8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4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42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8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8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id</text:p>
          </table:table-cell>
          <table:table-cell office:value-type="string">
            <text:p>coreapi/linphonecore.h</text:p>
          </table:table-cell>
          <table:table-cell office:value-type="string">
            <text:p>/^ const char* call_id; \/**unique id of a call*\/$/;"</text:p>
          </table:table-cell>
          <table:table-cell office:value-type="string">
            <text:p>line:15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8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8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8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8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8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8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8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5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ownload_bandwidth</text:p>
          </table:table-cell>
          <table:table-cell office:value-type="string">
            <text:p>coreapi/linphonecore.h</text:p>
          </table:table-cell>
          <table:table-cell office:value-type="string">
            <text:p>/^ float download_bandwidth; \/**&lt;Download bandwidth measurement of received stream, expressed in kbit\/s, including IP\/UDP\/RTP headers*\/$/;"</text:p>
          </table:table-cell>
          <table:table-cell office:value-type="string">
            <text:p>line:31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8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54</text:p>
          </table:table-cell>
          <table:table-cell office:value-type="string">
            <text:p>struct:_LinphoneAccountCreator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ORTP_PUBLIC bool_t fmtp_get_value(const char *fmtp, const char *param_name, char *result, size_t result_len);$/;"</text:p>
          </table:table-cell>
          <table:table-cell office:value-type="string">
            <text:p>line:93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ORTP_PUBLIC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854</text:p>
          </table:table-cell>
          <table:table-cell office:value-type="string">
            <text:p>struct:_LinphoneVTable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ice_state</text:p>
          </table:table-cell>
          <table:table-cell office:value-type="string">
            <text:p>coreapi/linphonecore.h</text:p>
          </table:table-cell>
          <table:table-cell office:value-type="string">
            <text:p>/^ LinphoneIceState ice_state; \/**&lt; State of ICE processing. *\/$/;"</text:p>
          </table:table-cell>
          <table:table-cell office:value-type="string">
            <text:p>line:316</text:p>
          </table:table-cell>
          <table:table-cell office:value-type="string">
            <text:p>struct:_LinphoneCallStats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312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48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7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6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6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59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62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64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61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63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65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60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6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6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7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612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60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60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607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601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613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603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605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604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63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78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416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4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77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410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4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32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86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87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8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7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6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7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8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6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7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8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8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8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7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6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6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76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81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7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6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9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90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32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7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all_is_in_conference(const LinphoneCall *call);$/;"</text:p>
          </table:table-cell>
          <table:table-cell office:value-type="string">
            <text:p>line:4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9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80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8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4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6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2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8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20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low_bandwidt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w_bandwidth_enabled(const LinphoneCallParams *cp);$/;"</text:p>
          </table:table-cell>
          <table:table-cell office:value-type="string">
            <text:p>line:21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5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68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8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88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92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91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59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79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6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394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clon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message_clone(const LinphoneChatMessage* message);$/;"</text:p>
          </table:table-cell>
          <table:table-cell office:value-type="string">
            <text:p>line:68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*</text:p>
          </table:table-cell>
        </table:table-row>
        <table:table-row table:style-name="ro5">
          <table:table-cell office:value-type="string">
            <text:p>linphone_chat_messag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* linphone_chat_message_get_chat_room(LinphoneChatMessage *msg);$/;"</text:p>
          </table:table-cell>
          <table:table-cell office:value-type="string">
            <text:p>line:747</text:p>
          </table:table-cell>
          <table:table-cell office:value-type="string">
            <text:p>signature:(LinphoneChatMessage *msg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hat_message_get_external_body_url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get_external_body_url(const LinphoneChatMessage* message);$/;"</text:p>
          </table:table-cell>
          <table:table-cell office:value-type="string">
            <text:p>line:70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message_get_from</text:p>
          </table:table-cell>
          <table:table-cell office:value-type="string">
            <text:p>coreapi/linphonecore.h</text:p>
          </table:table-cell>
          <table:table-cell office:value-type="string">
            <text:p>/^LinphoneAddress* linphone_chat_message_get_from(const LinphoneChatMessage* message);$/;"</text:p>
          </table:table-cell>
          <table:table-cell office:value-type="string">
            <text:p>line:69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hat_message_get_message</text:p>
          </table:table-cell>
          <table:table-cell office:value-type="string">
            <text:p>coreapi/linphonecore.h</text:p>
          </table:table-cell>
          <table:table-cell office:value-type="string">
            <text:p>/^char* linphone_chat_message_get_message(LinphoneChatMessage *msg);$/;"</text:p>
          </table:table-cell>
          <table:table-cell office:value-type="string">
            <text:p>line:748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hat_message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peer_address(LinphoneChatMessage *msg);$/;"</text:p>
          </table:table-cell>
          <table:table-cell office:value-type="string">
            <text:p>line:749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message_get_text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text(const LinphoneChatMessage* message); $/;"</text:p>
          </table:table-cell>
          <table:table-cell office:value-type="string">
            <text:p>line:720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message_get_user_data</text:p>
          </table:table-cell>
          <table:table-cell office:value-type="string">
            <text:p>coreapi/linphonecore.h</text:p>
          </table:table-cell>
          <table:table-cell office:value-type="string">
            <text:p>/^void* linphone_chat_message_get_user_data(const LinphoneChatMessage* message);$/;"</text:p>
          </table:table-cell>
          <table:table-cell office:value-type="string">
            <text:p>line:725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message_set_external_body_url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external_body_url(LinphoneChatMessage* message,const char* url);$/;"</text:p>
          </table:table-cell>
          <table:table-cell office:value-type="string">
            <text:p>line:714</text:p>
          </table:table-cell>
          <table:table-cell office:value-type="string">
            <text:p>signature:(LinphoneChatMessage* message,const char* 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et_from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from(LinphoneChatMessage* message, const LinphoneAddress* from);$/;"</text:p>
          </table:table-cell>
          <table:table-cell office:value-type="string">
            <text:p>line:692</text:p>
          </table:table-cell>
          <table:table-cell office:value-type="string">
            <text:p>signature:(LinphoneChatMessage* message, const LinphoneAddress* fro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user_data(LinphoneChatMessage* message,void*);$/;"</text:p>
          </table:table-cell>
          <table:table-cell office:value-type="string">
            <text:p>line:729</text:p>
          </table:table-cell>
          <table:table-cell office:value-type="string">
            <text:p>signature:(LinphoneChatMessage* message,void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state_to_string(const LinphoneChatMessageState state);$/;"</text:p>
          </table:table-cell>
          <table:table-cell office:value-type="string">
            <text:p>line:679</text:p>
          </table:table-cell>
          <table:table-cell office:value-type="string">
            <text:p>signature:(const LinphoneChatMessageState stat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room_create_messag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room_create_message(const LinphoneChatRoom *cr,const char* message);$/;"</text:p>
          </table:table-cell>
          <table:table-cell office:value-type="string">
            <text:p>line:650</text:p>
          </table:table-cell>
          <table:table-cell office:value-type="string">
            <text:p>signature:(const LinphoneChatRoom *cr,const char* message)</text:p>
          </table:table-cell>
          <table:table-cell office:value-type="string">
            <text:p>returntype:LinphoneChatMessage*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64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lc</text:p>
          </table:table-cell>
          <table:table-cell office:value-type="string">
            <text:p>coreapi/linphonecore.h</text:p>
          </table:table-cell>
          <table:table-cell office:value-type="string">
            <text:p>/^LinphoneCore* linphone_chat_room_get_lc(LinphoneChatRoom *cr);$/;"</text:p>
          </table:table-cell>
          <table:table-cell office:value-type="string">
            <text:p>line:746</text:p>
          </table:table-cell>
          <table:table-cell office:value-type="string">
            <text:p>signature:(LinphoneChatRoom *cr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58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75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64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nd_message2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2(LinphoneChatRoom *cr, LinphoneChatMessage* msg,LinphoneChatMessageStateChangeCb status_cb,void* ud);$/;"</text:p>
          </table:table-cell>
          <table:table-cell office:value-type="string">
            <text:p>line:745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75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1100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96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98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96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101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39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1092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107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3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23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udi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udio_adaptive_jittcomp_enabled(LinphoneCore *lc);$/;"</text:p>
          </table:table-cell>
          <table:table-cell office:value-type="string">
            <text:p>line:110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106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110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25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108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640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98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create_proxy_config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core_create_proxy_config(LinphoneCore *lc);$/;"</text:p>
          </table:table-cell>
          <table:table-cell office:value-type="string">
            <text:p>line:1076</text:p>
          </table:table-cell>
          <table:table-cell office:value-type="string">
            <text:p>signature:(LinphoneCore *lc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core_declin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decline_call(LinphoneCore *lc, LinphoneCall * call, LinphoneReason reason);$/;"</text:p>
          </table:table-cell>
          <table:table-cell office:value-type="string">
            <text:p>line:968</text:p>
          </table:table-cell>
          <table:table-cell office:value-type="string">
            <text:p>signature:(LinphoneCore *lc, LinphoneCall * call, LinphoneReason reaso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98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35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908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2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22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101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23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udi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udio_adaptive_jittcomp(LinphoneCore *lc, bool_t enable);$/;"</text:p>
          </table:table-cell>
          <table:table-cell office:value-type="string">
            <text:p>line:1104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22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22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339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906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907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104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27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258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adaptive_jittcomp(LinphoneCore *lc, bool_t enable);$/;"</text:p>
          </table:table-cell>
          <table:table-cell office:value-type="string">
            <text:p>line:1112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27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4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1098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394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, int channels) ;$/;"</text:p>
          </table:table-cell>
          <table:table-cell office:value-type="string">
            <text:p>line:1062</text:p>
          </table:table-cell>
          <table:table-cell office:value-type="string">
            <text:p>signature:(LinphoneCore* lc, const char* type, 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103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dscp(const LinphoneCore *lc);$/;"</text:p>
          </table:table-cell>
          <table:table-cell office:value-type="string">
            <text:p>line:144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110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112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audio_port_range(const LinphoneCore *lc, int *min_port, int *max_port);$/;"</text:p>
          </table:table-cell>
          <table:table-cell office:value-type="string">
            <text:p>line:1122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10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25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381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_nb</text:p>
          </table:table-cell>
          <table:table-cell office:value-type="string">
            <text:p>coreapi/linphonecore.h</text:p>
          </table:table-cell>
          <table:table-cell office:value-type="string">
            <text:p>/^int linphone_core_get_calls_nb(const LinphoneCore *lc);$/;"</text:p>
          </table:table-cell>
          <table:table-cell office:value-type="string">
            <text:p>line:137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120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4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40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351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958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316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64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377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1090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302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100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10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1181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383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99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0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99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_call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_call_timeout(LinphoneCore *lc);$/;"</text:p>
          </table:table-cell>
          <table:table-cell office:value-type="string">
            <text:p>line:116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116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40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418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ic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mic_gain_db(LinphoneCore *lc);$/;"</text:p>
          </table:table-cell>
          <table:table-cell office:value-type="string">
            <text:p>line:1200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25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31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117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298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295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106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106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120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12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270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9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100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10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119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118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122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121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119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121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1205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oot_ca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oot_ca(LinphoneCore *lc);$/;"</text:p>
          </table:table-cell>
          <table:table-cell office:value-type="string">
            <text:p>line:121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24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dscp(const LinphoneCore *lc);$/;"</text:p>
          </table:table-cell>
          <table:table-cell office:value-type="string">
            <text:p>line:144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115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35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1161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1154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118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1211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static_picture(LinphoneCore *lc);$/;"</text:p>
          </table:table-cell>
          <table:table-cell office:value-type="string">
            <text:p>line:128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29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268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441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100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11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11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agent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name(void);$/;"</text:p>
          </table:table-cell>
          <table:table-cell office:value-type="string">
            <text:p>line:912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user_agen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version(void);$/;"</text:p>
          </table:table-cell>
          <table:table-cell office:value-type="string">
            <text:p>line:913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346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911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103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2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28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dscp(const LinphoneCore *lc);$/;"</text:p>
          </table:table-cell>
          <table:table-cell office:value-type="string">
            <text:p>line:145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jittcomp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261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112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video_port_range(const LinphoneCore *lc, int *min_port, int *max_port);$/;"</text:p>
          </table:table-cell>
          <table:table-cell office:value-type="string">
            <text:p>line:1126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get_zrtp_secrets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zrtp_secrets_file(LinphoneCore *lc);$/;"</text:p>
          </table:table-cell>
          <table:table-cell office:value-type="string">
            <text:p>line:13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956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954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430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940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94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948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946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99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2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39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42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24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(LinphoneCore* lc);$/;"</text:p>
          </table:table-cell>
          <table:table-cell office:value-type="string">
            <text:p>line:1333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24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92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344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40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412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23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915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9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103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313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122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966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388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119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28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10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254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398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1082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25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97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27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98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103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dscp(LinphoneCore *lc, int dscp);$/;"</text:p>
          </table:table-cell>
          <table:table-cell office:value-type="string">
            <text:p>line:1446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1110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11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_range(LinphoneCore *lc, int min_port, int max_port);$/;"</text:p>
          </table:table-cell>
          <table:table-cell office:value-type="string">
            <text:p>line:1132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121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1086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1088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303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100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101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1179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99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_call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_call_timeout(LinphoneCore *lc, int seconds);$/;"</text:p>
          </table:table-cell>
          <table:table-cell office:value-type="string">
            <text:p>line:1167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1163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408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417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425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ic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ic_gain_db(LinphoneCore *lc, float level);$/;"</text:p>
          </table:table-cell>
          <table:table-cell office:value-type="string">
            <text:p>line:1199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320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117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299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296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328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113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310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1197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120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1201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269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271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99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120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311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118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122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121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1196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121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1208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1216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24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375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dscp(LinphoneCore *lc, int dscp);$/;"</text:p>
          </table:table-cell>
          <table:table-cell office:value-type="string">
            <text:p>line:1443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114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1152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1212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28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291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1171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100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102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1140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1144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910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347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103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283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dscp(LinphoneCore *lc, int dscp);$/;"</text:p>
          </table:table-cell>
          <table:table-cell office:value-type="string">
            <text:p>line:1449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jittcomp(LinphoneCore *lc, int value);$/;"</text:p>
          </table:table-cell>
          <table:table-cell office:value-type="string">
            <text:p>line:111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260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1134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_range(LinphoneCore *lc, int min_port, int max_port);$/;"</text:p>
          </table:table-cell>
          <table:table-cell office:value-type="string">
            <text:p>line:1136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354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391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306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1191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1192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41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31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96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4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950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952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435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97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309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30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121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adaptive_jittcomp_enabled(LinphoneCore *lc);$/;"</text:p>
          </table:table-cell>
          <table:table-cell office:value-type="string">
            <text:p>line:111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25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27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25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77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52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9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9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50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9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83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51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51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5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52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52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50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523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51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51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50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52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528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50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41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50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79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533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51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515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5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517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502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503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81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82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80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527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537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35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77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essage_received</text:p>
          </table:table-cell>
          <table:table-cell office:value-type="string">
            <text:p>coreapi/linphonecore.h</text:p>
          </table:table-cell>
          <table:table-cell office:value-type="string">
            <text:p>/^ MessageReceived message_received; \/** a message is received, can be text or external body*\/$/;"</text:p>
          </table:table-cell>
          <table:table-cell office:value-type="string">
            <text:p>line:8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265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8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8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8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5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recv_fmtp(PayloadType *pt, const char *fmtp);$/;"</text:p>
          </table:table-cell>
          <table:table-cell office:value-type="string">
            <text:p>line:86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send_fmtp(PayloadType *pt, const char *fmtp);$/;"</text:p>
          </table:table-cell>
          <table:table-cell office:value-type="string">
            <text:p>line:87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clone(PayloadType *payload);$/;"</text:p>
          </table:table-cell>
          <table:table-cell office:value-type="string">
            <text:p>line:81</text:p>
          </table:table-cell>
          <table:table-cell office:value-type="string">
            <text:p>signature:(PayloadType *payload)</text:p>
          </table:table-cell>
          <table:table-cell office:value-type="string">
            <text:p>returntype:ORTP_PUBLIC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destroy(PayloadType *pt);$/;"</text:p>
          </table:table-cell>
          <table:table-cell office:value-type="string">
            <text:p>line:83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ORTP_PUBLIC char *payload_type_get_rtpmap(PayloadType *pt);$/;"</text:p>
          </table:table-cell>
          <table:table-cell office:value-type="string">
            <text:p>line:82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new(void);$/;"</text:p>
          </table:table-cell>
          <table:table-cell office:value-type="string">
            <text:p>line:80</text:p>
          </table:table-cell>
          <table:table-cell office:value-type="string">
            <text:p>signature:(void)</text:p>
          </table:table-cell>
          <table:table-cell office:value-type="string">
            <text:p>returntype:ORTP_PUBLIC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recv_fmtp(PayloadType *pt, const char *fmtp);$/;"</text:p>
          </table:table-cell>
          <table:table-cell office:value-type="string">
            <text:p>line:84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send_fmtp(PayloadType *pt, const char *fmtp);$/;"</text:p>
          </table:table-cell>
          <table:table-cell office:value-type="string">
            <text:p>line:85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31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8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8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31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5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31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87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4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5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5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 @deprecated, use #message_received instead &lt;br&gt; A text message has been received *\/$/;"</text:p>
          </table:table-cell>
          <table:table-cell office:value-type="string">
            <text:p>line:8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8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31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4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pload_bandwidth</text:p>
          </table:table-cell>
          <table:table-cell office:value-type="string">
            <text:p>coreapi/linphonecore.h</text:p>
          </table:table-cell>
          <table:table-cell office:value-type="string">
            <text:p>/^ float upload_bandwidth; \/**&lt;Download bandwidth measurement of sent stream, expressed in kbit\/s, including IP\/UDP\/RTP headers*\/$/;"</text:p>
          </table:table-cell>
          <table:table-cell office:value-type="string">
            <text:p>line:318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5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37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37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36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36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264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0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sync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Get(const FB::BrowserHostPtr&amp; host, const FB::URI&amp; uri, const HttpCallback&amp; callback,$/;"</text:p>
          </table:table-cell>
          <table:table-cell office:value-type="string">
            <text:p>line:43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sync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Post(const FB::BrowserHostPtr&amp; host, const FB::URI&amp; uri, const std::string&amp; postdata, const HttpCallback&amp; callback,$/;"</text:p>
          </table:table-cell>
          <table:table-cell office:value-type="string">
            <text:p>line:46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LinphoneAuthInfo *authInfo);$/;"</text:p>
          </table:table-cell>
          <table:table-cell office:value-type="string">
            <text:p>line:14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91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BrowserHost);$/;"</text:p>
          </table:table-cell>
          <table:table-cell office:value-type="string">
            <text:p>line:8</text:p>
          </table:table-cell>
          <table:table-cell office:value-type="string">
            <text:p>namespace:FB</text:p>
          </table:table-cell>
          <table:table-cell office:value-type="string">
            <text:p>signature:(Browser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SimpleStreamHelper);$/;"</text:p>
          </table:table-cell>
          <table:table-cell office:value-type="string">
            <text:p>line:9</text:p>
          </table:table-cell>
          <table:table-cell office:value-type="string">
            <text:p>namespace:FB</text:p>
          </table:table-cell>
          <table:table-cell office:value-type="string">
            <text:p>signature:(SimpleStreamHelpe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307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305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310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309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312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311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304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308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306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313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ILE_TO_URI</text:p>
          </table:table-cell>
          <table:table-cell office:value-type="string">
            <text:p>utils.h</text:p>
          </table:table-cell>
          <table:table-cell office:value-type="string">
            <text:p>/^FB::URI FILE_TO_URI(const std::string &amp;file);$/;"</text:p>
          </table:table-cell>
          <table:table-cell office:value-type="string">
            <text:p>line:95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FB::URI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impleStreamHelper</text:p>
          </table:table-cell>
          <table:table-cell office:value-type="string">
            <text:p>SimpleStreamHelper.h</text:p>
          </table:table-cell>
          <table:table-cell office:value-type="string">
            <text:p>/^ <text:s text:c="7"/>SimpleStreamHelper( const BrowserHostPtr&amp; host, const HttpCallback&amp; callback, const HttpProgressCallback&amp; progressCallback = HttpProgressCallback(), const size_t blockSize = 128*1024 );$/;"</text:p>
          </table:table-cell>
          <table:table-cell office:value-type="string">
            <text:p>line:56</text:p>
          </table:table-cell>
          <table:table-cell office:value-type="string">
            <text:p>class:FB::SimpleStreamHelper</text:p>
          </table:table-cell>
          <table:table-cell office:value-type="string">
            <text:p>signature:( const BrowserHostPtr&amp; host, const HttpCallback&amp; callback, const HttpProgressCallback&amp; progressCallback = HttpProgressCallback(), const size_t blockSize = 128*1024 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ynchronous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Get(const FB::BrowserHostPtr&amp; host, const FB::URI&amp; uri,$/;"</text:p>
          </table:table-cell>
          <table:table-cell office:value-type="string">
            <text:p>line:49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1">
          <table:table-cell office:value-type="string">
            <text:p>Synchronous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Post(const FB::BrowserHostPtr&amp; host, const FB::URI&amp; uri, const std::string&amp; postdata, const bool cache = true, const size_t bufferSize = 128*1024);$/;"</text:p>
          </table:table-cell>
          <table:table-cell office:value-type="string">
            <text:p>line:52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5">
          <table:table-cell office:value-type="string">
            <text:p>URI_IS_FILE</text:p>
          </table:table-cell>
          <table:table-cell office:value-type="string">
            <text:p>utils.h</text:p>
          </table:table-cell>
          <table:table-cell office:value-type="string">
            <text:p>/^bool URI_IS_FILE(const FB::URI &amp;uri);$/;"</text:p>
          </table:table-cell>
          <table:table-cell office:value-type="string">
            <text:p>line:92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URI_IS_HTTP</text:p>
          </table:table-cell>
          <table:table-cell office:value-type="string">
            <text:p>utils.h</text:p>
          </table:table-cell>
          <table:table-cell office:value-type="string">
            <text:p>/^bool URI_IS_HTTP(const FB::URI &amp;uri);$/;"</text:p>
          </table:table-cell>
          <table:table-cell office:value-type="string">
            <text:p>line:93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URI_TO_FILE</text:p>
          </table:table-cell>
          <table:table-cell office:value-type="string">
            <text:p>utils.h</text:p>
          </table:table-cell>
          <table:table-cell office:value-type="string">
            <text:p>/^std::string URI_TO_FILE(const FB::URI &amp;uri);$/;"</text:p>
          </table:table-cell>
          <table:table-cell office:value-type="string">
            <text:p>line:94</text:p>
          </table:table-cell>
          <table:table-cell office:value-type="string">
            <text:p>signature:(const FB::URI &amp;uri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bortAuthentication</text:p>
          </table:table-cell>
          <table:table-cell office:value-type="string">
            <text:p>coreapi.h</text:p>
          </table:table-cell>
          <table:table-cell office:value-type="string">
            <text:p>/^ void abortAuthentication(const AuthInfoAPIPtr &amp;authInfo)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aptiveRateControlEnabled</text:p>
          </table:table-cell>
          <table:table-cell office:value-type="string">
            <text:p>coreapi.h</text:p>
          </table:table-cell>
          <table:table-cell office:value-type="string">
            <text:p>/^ bool adaptiveRateControlEnabled() const;$/;"</text:p>
          </table:table-cell>
          <table:table-cell office:value-type="string">
            <text:p>line:2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ddAllToConference</text:p>
          </table:table-cell>
          <table:table-cell office:value-type="string">
            <text:p>coreapi.h</text:p>
          </table:table-cell>
          <table:table-cell office:value-type="string">
            <text:p>/^ int addAllToConference(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ToConference</text:p>
          </table:table-cell>
          <table:table-cell office:value-type="string">
            <text:p>coreapi.h</text:p>
          </table:table-cell>
          <table:table-cell office:value-type="string">
            <text:p>/^ int addToConference(const CallAPIPtr &amp;call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udioAdaptiveJittcompEnabled</text:p>
          </table:table-cell>
          <table:table-cell office:value-type="string">
            <text:p>coreapi.h</text:p>
          </table:table-cell>
          <table:table-cell office:value-type="string">
            <text:p>/^ bool audioAdaptiveJittcompEnabled() const;$/;"</text:p>
          </table:table-cell>
          <table:table-cell office:value-type="string">
            <text:p>line:24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AllAuthInfo</text:p>
          </table:table-cell>
          <table:table-cell office:value-type="string">
            <text:p>coreapi.h</text:p>
          </table:table-cell>
          <table:table-cell office:value-type="string">
            <text:p>/^ void clearAllAuthInfo()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FB::JSObjectPtr&amp; callback);$/;"</text:p>
          </table:table-cell>
          <table:table-cell office:value-type="string">
            <text:p>line:296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FB::URI&amp; url, bool success, const FB::HeaderMap&amp; headers,$/;"</text:p>
          </table:table-cell>
          <table:table-cell office:value-type="string">
            <text:p>line:298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ProgressCallback</text:p>
          </table:table-cell>
          <table:table-cell office:value-type="string">
            <text:p>coreapi.h</text:p>
          </table:table-cell>
          <table:table-cell office:value-type="string">
            <text:p>/^ void downloadProgressCallback(const FB::URI&amp; url, const size_t received, const size_t total, const FB::JSObjectPtr&amp; callback);$/;"</text:p>
          </table:table-cell>
          <table:table-cell office:value-type="string">
            <text:p>line:300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const size_t received, const size_t tota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daptiveRateControl</text:p>
          </table:table-cell>
          <table:table-cell office:value-type="string">
            <text:p>coreapi.h</text:p>
          </table:table-cell>
          <table:table-cell office:value-type="string">
            <text:p>/^ void enableAdaptiveRateControl(bool enable);$/;"</text:p>
          </table:table-cell>
          <table:table-cell office:value-type="string">
            <text:p>line:24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udioAdaptiveJittcomp</text:p>
          </table:table-cell>
          <table:table-cell office:value-type="string">
            <text:p>coreapi.h</text:p>
          </table:table-cell>
          <table:table-cell office:value-type="string">
            <text:p>/^ void enableAudioAdaptiveJittcomp(bool enable);$/;"</text:p>
          </table:table-cell>
          <table:table-cell office:value-type="string">
            <text:p>line:24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SelfView</text:p>
          </table:table-cell>
          <table:table-cell office:value-type="string">
            <text:p>coreapi.h</text:p>
          </table:table-cell>
          <table:table-cell office:value-type="string">
            <text:p>/^ void enableSelfView(bool enable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AdaptiveJittcomp</text:p>
          </table:table-cell>
          <table:table-cell office:value-type="string">
            <text:p>coreapi.h</text:p>
          </table:table-cell>
          <table:table-cell office:value-type="string">
            <text:p>/^ void enableVideoAdaptiveJittcomp(bool enable);$/;"</text:p>
          </table:table-cell>
          <table:table-cell office:value-type="string">
            <text:p>line:25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terConference</text:p>
          </table:table-cell>
          <table:table-cell office:value-type="string">
            <text:p>coreapi.h</text:p>
          </table:table-cell>
          <table:table-cell office:value-type="string">
            <text:p>/^ int enterConferen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findAuthInfo</text:p>
          </table:table-cell>
          <table:table-cell office:value-type="string">
            <text:p>coreapi.h</text:p>
          </table:table-cell>
          <table:table-cell office:value-type="string">
            <text:p>/^ AuthInfoAPIPtr findAuthInfo(const std::string &amp;realm, const std::string &amp;username)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ealm, const std::string &amp;username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5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const LinphoneAuthInfo *authInfo);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319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Dscp</text:p>
          </table:table-cell>
          <table:table-cell office:value-type="string">
            <text:p>coreapi.h</text:p>
          </table:table-cell>
          <table:table-cell office:value-type="string">
            <text:p>/^ int getAudioDscp() const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Jittcomp</text:p>
          </table:table-cell>
          <table:table-cell office:value-type="string">
            <text:p>coreapi.h</text:p>
          </table:table-cell>
          <table:table-cell office:value-type="string">
            <text:p>/^ int getAudioJittcomp() const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</text:p>
          </table:table-cell>
          <table:table-cell office:value-type="string">
            <text:p>coreapi.h</text:p>
          </table:table-cell>
          <table:table-cell office:value-type="string">
            <text:p>/^ int getAudioPort() const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InfoList</text:p>
          </table:table-cell>
          <table:table-cell office:value-type="string">
            <text:p>coreapi.h</text:p>
          </table:table-cell>
          <table:table-cell office:value-type="string">
            <text:p>/^ FB::VariantList getAuthInfoList() const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ferenceSize</text:p>
          </table:table-cell>
          <table:table-cell office:value-type="string">
            <text:p>coreapi.h</text:p>
          </table:table-cell>
          <table:table-cell office:value-type="string">
            <text:p>/^ int getConferenceSize() const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tactParameters</text:p>
          </table:table-cell>
          <table:table-cell office:value-type="string">
            <text:p>proxyconfigapi.h</text:p>
          </table:table-cell>
          <table:table-cell office:value-type="string">
            <text:p>/^ std::string getContactParameter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wnloadBandwidth</text:p>
          </table:table-cell>
          <table:table-cell office:value-type="string">
            <text:p>coreapi.h</text:p>
          </table:table-cell>
          <table:table-cell office:value-type="string">
            <text:p>/^ int getDownloadBandwidth() const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ownloadPtime</text:p>
          </table:table-cell>
          <table:table-cell office:value-type="string">
            <text:p>coreapi.h</text:p>
          </table:table-cell>
          <table:table-cell office:value-type="string">
            <text:p>/^ int getDownloadPtime() const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GuessHostname</text:p>
          </table:table-cell>
          <table:table-cell office:value-type="string">
            <text:p>coreapi.h</text:p>
          </table:table-cell>
          <table:table-cell office:value-type="string">
            <text:p>/^ bool getGuessHostname() const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nCallTimeout</text:p>
          </table:table-cell>
          <table:table-cell office:value-type="string">
            <text:p>coreapi.h</text:p>
          </table:table-cell>
          <table:table-cell office:value-type="string">
            <text:p>/^ int getInCallTimeout() const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ncTimeout</text:p>
          </table:table-cell>
          <table:table-cell office:value-type="string">
            <text:p>coreapi.h</text:p>
          </table:table-cell>
          <table:table-cell office:value-type="string">
            <text:p>/^ int getIncTimeout() const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2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xCalls</text:p>
          </table:table-cell>
          <table:table-cell office:value-type="string">
            <text:p>coreapi.h</text:p>
          </table:table-cell>
          <table:table-cell office:value-type="string">
            <text:p>/^ int getMaxCalls() const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icGainDb</text:p>
          </table:table-cell>
          <table:table-cell office:value-type="string">
            <text:p>coreapi.h</text:p>
          </table:table-cell>
          <table:table-cell office:value-type="string">
            <text:p>/^ float getMicGainDb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tu</text:p>
          </table:table-cell>
          <table:table-cell office:value-type="string">
            <text:p>coreapi.h</text:p>
          </table:table-cell>
          <table:table-cell office:value-type="string">
            <text:p>/^ int getMtu() const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NatAddress</text:p>
          </table:table-cell>
          <table:table-cell office:value-type="string">
            <text:p>coreapi.h</text:p>
          </table:table-cell>
          <table:table-cell office:value-type="string">
            <text:p>/^ std::string getNatAddress() const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7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backGainDb</text:p>
          </table:table-cell>
          <table:table-cell office:value-type="string">
            <text:p>coreapi.h</text:p>
          </table:table-cell>
          <table:table-cell office:value-type="string">
            <text:p>/^ float getPlaybackGainDb(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imaryContact</text:p>
          </table:table-cell>
          <table:table-cell office:value-type="string">
            <text:p>coreapi.h</text:p>
          </table:table-cell>
          <table:table-cell office:value-type="string">
            <text:p>/^ std::string getPrimaryContact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layAddr</text:p>
          </table:table-cell>
          <table:table-cell office:value-type="string">
            <text:p>coreapi.h</text:p>
          </table:table-cell>
          <table:table-cell office:value-type="string">
            <text:p>/^ std::string getRelayAddr() const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Dscp</text:p>
          </table:table-cell>
          <table:table-cell office:value-type="string">
            <text:p>coreapi.h</text:p>
          </table:table-cell>
          <table:table-cell office:value-type="string">
            <text:p>/^ int getSipDscp() const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icPictureFps</text:p>
          </table:table-cell>
          <table:table-cell office:value-type="string">
            <text:p>coreapi.h</text:p>
          </table:table-cell>
          <table:table-cell office:value-type="string">
            <text:p>/^ float getStaticPictureFps() const;$/;"</text:p>
          </table:table-cell>
          <table:table-cell office:value-type="string">
            <text:p>line:2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StunServer</text:p>
          </table:table-cell>
          <table:table-cell office:value-type="string">
            <text:p>coreapi.h</text:p>
          </table:table-cell>
          <table:table-cell office:value-type="string">
            <text:p>/^ std::string getStunServer() const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Bandwidth</text:p>
          </table:table-cell>
          <table:table-cell office:value-type="string">
            <text:p>coreapi.h</text:p>
          </table:table-cell>
          <table:table-cell office:value-type="string">
            <text:p>/^ int getUploadBandwidth() const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Ptime</text:p>
          </table:table-cell>
          <table:table-cell office:value-type="string">
            <text:p>coreapi.h</text:p>
          </table:table-cell>
          <table:table-cell office:value-type="string">
            <text:p>/^ int getUploadPtime() const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21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4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scp</text:p>
          </table:table-cell>
          <table:table-cell office:value-type="string">
            <text:p>coreapi.h</text:p>
          </table:table-cell>
          <table:table-cell office:value-type="string">
            <text:p>/^ int getVideoDscp() const;$/;"</text:p>
          </table:table-cell>
          <table:table-cell office:value-type="string">
            <text:p>line:24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Jittcomp</text:p>
          </table:table-cell>
          <table:table-cell office:value-type="string">
            <text:p>coreapi.h</text:p>
          </table:table-cell>
          <table:table-cell office:value-type="string">
            <text:p>/^ int getVideoJittcomp() const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</text:p>
          </table:table-cell>
          <table:table-cell office:value-type="string">
            <text:p>coreapi.h</text:p>
          </table:table-cell>
          <table:table-cell office:value-type="string">
            <text:p>/^ int getVideoPort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9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Conference</text:p>
          </table:table-cell>
          <table:table-cell office:value-type="string">
            <text:p>callapi.h</text:p>
          </table:table-cell>
          <table:table-cell office:value-type="string">
            <text:p>/^ bool inConference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3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Conference</text:p>
          </table:table-cell>
          <table:table-cell office:value-type="string">
            <text:p>coreapi.h</text:p>
          </table:table-cell>
          <table:table-cell office:value-type="string">
            <text:p>/^ bool isInConference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NetworkReachable</text:p>
          </table:table-cell>
          <table:table-cell office:value-type="string">
            <text:p>coreapi.h</text:p>
          </table:table-cell>
          <table:table-cell office:value-type="string">
            <text:p>/^ bool isNetworkReachable() const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Reference</text:p>
          </table:table-cell>
          <table:table-cell office:value-type="string">
            <text:p>SimpleStreamHelper.h</text:p>
          </table:table-cell>
          <table:table-cell office:value-type="string">
            <text:p>/^ <text:s text:c="7"/>void keepReference(const SimpleStreamHelperPtr&amp; ptr);$/;"</text:p>
          </table:table-cell>
          <table:table-cell office:value-type="string">
            <text:p>line:74</text:p>
          </table:table-cell>
          <table:table-cell office:value-type="string">
            <text:p>class:FB::SimpleStreamHelper</text:p>
          </table:table-cell>
          <table:table-cell office:value-type="string">
            <text:p>signature:(const SimpleStreamHelperPtr&amp; pt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eaveConference</text:p>
          </table:table-cell>
          <table:table-cell office:value-type="string">
            <text:p>coreapi.h</text:p>
          </table:table-cell>
          <table:table-cell office:value-type="string">
            <text:p>/^ int leaveConference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26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26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StreamComplet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Completed(FB::StreamCompletedEvent *evt, FB::BrowserStream *);$/;"</text:p>
          </table:table-cell>
          <table:table-cell office:value-type="string">
            <text:p>line:60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Complet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DataArriv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DataArrived(FB::StreamDataArrivedEvent *evt, FB::BrowserStream *);$/;"</text:p>
          </table:table-cell>
          <table:table-cell office:value-type="string">
            <text:p>line:58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DataArriv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Open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Opened(FB::StreamOpenedEvent *evt, FB::BrowserStream *);$/;"</text:p>
          </table:table-cell>
          <table:table-cell office:value-type="string">
            <text:p>line:59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Open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rse_http_headers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HeaderMap parse_http_headers(const std::string&amp; headers );$/;"</text:p>
          </table:table-cell>
          <table:table-cell office:value-type="string">
            <text:p>line:61</text:p>
          </table:table-cell>
          <table:table-cell office:value-type="string">
            <text:p>class:FB::SimpleStreamHelper</text:p>
          </table:table-cell>
          <table:table-cell office:value-type="string">
            <text:p>signature:(const std::string&amp; headers )</text:p>
          </table:table-cell>
          <table:table-cell office:value-type="string">
            <text:p>returntype:FB::HeaderMap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freshRegisters</text:p>
          </table:table-cell>
          <table:table-cell office:value-type="string">
            <text:p>coreapi.h</text:p>
          </table:table-cell>
          <table:table-cell office:value-type="string">
            <text:p>/^ void refreshRegisters(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AuthInfo</text:p>
          </table:table-cell>
          <table:table-cell office:value-type="string">
            <text:p>coreapi.h</text:p>
          </table:table-cell>
          <table:table-cell office:value-type="string">
            <text:p>/^ void removeAuthInfo(const AuthInfoAPIPtr &amp;authInfo)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FromConference</text:p>
          </table:table-cell>
          <table:table-cell office:value-type="string">
            <text:p>coreapi.h</text:p>
          </table:table-cell>
          <table:table-cell office:value-type="string">
            <text:p>/^ int removeFromConference(const CallAPIPtr &amp;call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sumeCall</text:p>
          </table:table-cell>
          <table:table-cell office:value-type="string">
            <text:p>coreapi.h</text:p>
          </table:table-cell>
          <table:table-cell office:value-type="string">
            <text:p>/^ int resumeCall(const CallAPIPtr &amp;call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lfViewEnabled</text:p>
          </table:table-cell>
          <table:table-cell office:value-type="string">
            <text:p>coreapi.h</text:p>
          </table:table-cell>
          <table:table-cell office:value-type="string">
            <text:p>/^ bool selfViewEnabled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27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Dscp</text:p>
          </table:table-cell>
          <table:table-cell office:value-type="string">
            <text:p>coreapi.h</text:p>
          </table:table-cell>
          <table:table-cell office:value-type="string">
            <text:p>/^ void setAudioDscp(int port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Jittcomp</text:p>
          </table:table-cell>
          <table:table-cell office:value-type="string">
            <text:p>coreapi.h</text:p>
          </table:table-cell>
          <table:table-cell office:value-type="string">
            <text:p>/^ void setAudioJittcomp(int comp);$/;"</text:p>
          </table:table-cell>
          <table:table-cell office:value-type="string">
            <text:p>line:253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</text:p>
          </table:table-cell>
          <table:table-cell office:value-type="string">
            <text:p>coreapi.h</text:p>
          </table:table-cell>
          <table:table-cell office:value-type="string">
            <text:p>/^ void setAudioPort(int port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ontactParameters</text:p>
          </table:table-cell>
          <table:table-cell office:value-type="string">
            <text:p>proxyconfigapi.h</text:p>
          </table:table-cell>
          <table:table-cell office:value-type="string">
            <text:p>/^ void setContactParameters(const std::string &amp;parameter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arame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Bandwidth</text:p>
          </table:table-cell>
          <table:table-cell office:value-type="string">
            <text:p>coreapi.h</text:p>
          </table:table-cell>
          <table:table-cell office:value-type="string">
            <text:p>/^ void setDownloadBandwidth(int bandwidth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Ptime</text:p>
          </table:table-cell>
          <table:table-cell office:value-type="string">
            <text:p>coreapi.h</text:p>
          </table:table-cell>
          <table:table-cell office:value-type="string">
            <text:p>/^ void setDownloadPtime(int ptime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GuessHostname</text:p>
          </table:table-cell>
          <table:table-cell office:value-type="string">
            <text:p>coreapi.h</text:p>
          </table:table-cell>
          <table:table-cell office:value-type="string">
            <text:p>/^ void setGuessHostname(bool guess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bool gu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allTimeout</text:p>
          </table:table-cell>
          <table:table-cell office:value-type="string">
            <text:p>coreapi.h</text:p>
          </table:table-cell>
          <table:table-cell office:value-type="string">
            <text:p>/^ void setInCallTimeout(int timeout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Timeout</text:p>
          </table:table-cell>
          <table:table-cell office:value-type="string">
            <text:p>coreapi.h</text:p>
          </table:table-cell>
          <table:table-cell office:value-type="string">
            <text:p>/^ void setIncTimeout(int timeout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xCalls</text:p>
          </table:table-cell>
          <table:table-cell office:value-type="string">
            <text:p>coreapi.h</text:p>
          </table:table-cell>
          <table:table-cell office:value-type="string">
            <text:p>/^ void setMaxCalls(int max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cGainDb</text:p>
          </table:table-cell>
          <table:table-cell office:value-type="string">
            <text:p>coreapi.h</text:p>
          </table:table-cell>
          <table:table-cell office:value-type="string">
            <text:p>/^ void setMicGainDb(float gain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tu</text:p>
          </table:table-cell>
          <table:table-cell office:value-type="string">
            <text:p>coreapi.h</text:p>
          </table:table-cell>
          <table:table-cell office:value-type="string">
            <text:p>/^ void setMtu(int mtu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Address</text:p>
          </table:table-cell>
          <table:table-cell office:value-type="string">
            <text:p>coreapi.h</text:p>
          </table:table-cell>
          <table:table-cell office:value-type="string">
            <text:p>/^ void setNatAddress(const std::string &amp;address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67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etworkReachable</text:p>
          </table:table-cell>
          <table:table-cell office:value-type="string">
            <text:p>coreapi.h</text:p>
          </table:table-cell>
          <table:table-cell office:value-type="string">
            <text:p>/^ void setNetworkReachable(bool reachable);$/;"</text:p>
          </table:table-cell>
          <table:table-cell office:value-type="string">
            <text:p>line:247</text:p>
          </table:table-cell>
          <table:table-cell office:value-type="string">
            <text:p>class:CoreAPI</text:p>
          </table:table-cell>
          <table:table-cell office:value-type="string">
            <text:p>signature:(bool reach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8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GainDb</text:p>
          </table:table-cell>
          <table:table-cell office:value-type="string">
            <text:p>coreapi.h</text:p>
          </table:table-cell>
          <table:table-cell office:value-type="string">
            <text:p>/^ void setPlaybackGainDb(float gain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rimaryContact</text:p>
          </table:table-cell>
          <table:table-cell office:value-type="string">
            <text:p>coreapi.h</text:p>
          </table:table-cell>
          <table:table-cell office:value-type="string">
            <text:p>/^ void setPrimaryContact(const std::string &amp;contact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contac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layAddr</text:p>
          </table:table-cell>
          <table:table-cell office:value-type="string">
            <text:p>coreapi.h</text:p>
          </table:table-cell>
          <table:table-cell office:value-type="string">
            <text:p>/^ void setRelayAddr(const std::string &amp;addr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Dscp</text:p>
          </table:table-cell>
          <table:table-cell office:value-type="string">
            <text:p>coreapi.h</text:p>
          </table:table-cell>
          <table:table-cell office:value-type="string">
            <text:p>/^ void setSipDscp(int port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Port</text:p>
          </table:table-cell>
          <table:table-cell office:value-type="string">
            <text:p>coreapi.h</text:p>
          </table:table-cell>
          <table:table-cell office:value-type="string">
            <text:p>/^ void setSipPort(int port);$/;"</text:p>
          </table:table-cell>
          <table:table-cell office:value-type="string">
            <text:p>line:243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Fps</text:p>
          </table:table-cell>
          <table:table-cell office:value-type="string">
            <text:p>coreapi.h</text:p>
          </table:table-cell>
          <table:table-cell office:value-type="string">
            <text:p>/^ void setStaticPictureFps(float fps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float f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unServer</text:p>
          </table:table-cell>
          <table:table-cell office:value-type="string">
            <text:p>coreapi.h</text:p>
          </table:table-cell>
          <table:table-cell office:value-type="string">
            <text:p>/^ void setStunServer(const std::string &amp;server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Bandwidth</text:p>
          </table:table-cell>
          <table:table-cell office:value-type="string">
            <text:p>coreapi.h</text:p>
          </table:table-cell>
          <table:table-cell office:value-type="string">
            <text:p>/^ void setUploadBandwidth(int bandwidth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Ptime</text:p>
          </table:table-cell>
          <table:table-cell office:value-type="string">
            <text:p>coreapi.h</text:p>
          </table:table-cell>
          <table:table-cell office:value-type="string">
            <text:p>/^ void setUploadPtime(int ptime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scp</text:p>
          </table:table-cell>
          <table:table-cell office:value-type="string">
            <text:p>coreapi.h</text:p>
          </table:table-cell>
          <table:table-cell office:value-type="string">
            <text:p>/^ void setVideoDscp(int port)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Jittcomp</text:p>
          </table:table-cell>
          <table:table-cell office:value-type="string">
            <text:p>coreapi.h</text:p>
          </table:table-cell>
          <table:table-cell office:value-type="string">
            <text:p>/^ void setVideoJittcomp(int comp)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</text:p>
          </table:table-cell>
          <table:table-cell office:value-type="string">
            <text:p>coreapi.h</text:p>
          </table:table-cell>
          <table:table-cell office:value-type="string">
            <text:p>/^ void setVideoPort(int port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9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onference</text:p>
          </table:table-cell>
          <table:table-cell office:value-type="string">
            <text:p>coreapi.h</text:p>
          </table:table-cell>
          <table:table-cell office:value-type="string">
            <text:p>/^ int terminateConference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AdaptiveJittcompEnabled</text:p>
          </table:table-cell>
          <table:table-cell office:value-type="string">
            <text:p>coreapi.h</text:p>
          </table:table-cell>
          <table:table-cell office:value-type="string">
            <text:p>/^ bool videoAdaptiveJittcompEnabled() const;$/;"</text:p>
          </table:table-cell>
          <table:table-cell office:value-type="string">
            <text:p>line:25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34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35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36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34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34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35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35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35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35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35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34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34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34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35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35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34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35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35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1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34" table:default-cell-style-name="ce115"/>
        <table:table-column table:style-name="co44" table:default-cell-style-name="ce115"/>
        <table:table-column table:style-name="co35" table:default-cell-style-name="ce115"/>
        <table:table-column table:style-name="co36" table:number-columns-repeated="2" table:default-cell-style-name="ce115"/>
        <table:table-column table:style-name="co45" table:default-cell-style-name="ce115"/>
        <table:table-column table:style-name="co35" table:default-cell-style-name="ce115"/>
        <table:table-column table:style-name="co18" table:number-columns-repeated="1017" table:default-cell-style-name="ce115"/>
        <table:table-row table:style-name="ro6">
          <table:table-cell table:style-name="ce114" office:value-type="string">
            <text:p>File</text:p>
          </table:table-cell>
          <table:table-cell table:style-name="ce114" office:value-type="string">
            <text:p>Line</text:p>
          </table:table-cell>
          <table:table-cell table:style-name="ce114" office:value-type="string">
            <text:p>Class</text:p>
          </table:table-cell>
          <table:table-cell table:style-name="ce114" office:value-type="string">
            <text:p>Return type</text:p>
          </table:table-cell>
          <table:table-cell table:style-name="ce114" office:value-type="string">
            <text:p>Function</text:p>
          </table:table-cell>
          <table:table-cell table:style-name="ce114" office:value-type="string">
            <text:p>Parameters</text:p>
          </table:table-cell>
          <table:table-cell table:style-name="ce114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SimpleStreamHelper.h">
            <text:p>SimpleStreamHelper.h</text:p>
          </table:table-cell>
          <table:table-cell table:style-name="Default" table:formula="of:=SUBSTITUTE(['RAW Impl'.D5];&quot;line:&quot;;&quot;&quot;)" office:value-type="string" office:string-value="43">
            <text:p>43</text:p>
          </table:table-cell>
          <table:table-cell table:style-name="Default" table:formula="of:=SUBSTITUTE(['RAW Impl'.E5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5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5]" office:value-type="string" office:string-value="AsyncGet">
            <text:p>AsyncGet</text:p>
          </table:table-cell>
          <table:table-cell table:style-name="Default" table:formula="of:=['RAW Impl'.F5]" office:value-type="string" office:string-value="signature:(const FB::BrowserHostPtr&amp; host, const FB::URI&amp; uri, const HttpCallback&amp; callback, const HttpProgressCallback&amp; progressCallback = HttpProgressCallback(), bool cache = true, size_t bufferSize = 128*1024)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SimpleStreamHelper.h">
            <text:p>SimpleStreamHelper.h</text:p>
          </table:table-cell>
          <table:table-cell table:style-name="Default" table:formula="of:=SUBSTITUTE(['RAW Impl'.D6];&quot;line:&quot;;&quot;&quot;)" office:value-type="string" office:string-value="46">
            <text:p>46</text:p>
          </table:table-cell>
          <table:table-cell table:style-name="Default" table:formula="of:=SUBSTITUTE(['RAW Impl'.E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6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6]" office:value-type="string" office:string-value="AsyncPost">
            <text:p>AsyncPost</text:p>
          </table:table-cell>
          <table:table-cell table:style-name="Default" table:formula="of:=['RAW Impl'.F6]" office:value-type="string" office:string-value="signature:(const FB::BrowserHostPtr&amp; host, const FB::URI&amp; uri, const std::string&amp; postdata, const HttpCallback&amp; callback, const HttpProgressCallback&amp; progressCallback = HttpProgressCallback(), bool cache = true, size_t bufferSize = 128*1024)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authinfoapi.h">
            <text:p>authinfoapi.h</text:p>
          </table:table-cell>
          <table:table-cell table:style-name="Default" table:formula="of:=SUBSTITUTE(['RAW Impl'.D7];&quot;line:&quot;;&quot;&quot;)" office:value-type="string" office:string-value="13">
            <text:p>13</text:p>
          </table:table-cell>
          <table:table-cell table:style-name="Default" table:formula="of:=SUBSTITUTE(['RAW Impl'.E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AuthInfoAPI">
            <text:p>AuthInfoAPI</text:p>
          </table:table-cell>
          <table:table-cell table:style-name="Default" table:formula="of:=['RAW Impl'.F7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authinfoapi.h">
            <text:p>authinfoapi.h</text:p>
          </table:table-cell>
          <table:table-cell table:style-name="Default" table:formula="of:=SUBSTITUTE(['RAW Impl'.D8];&quot;line:&quot;;&quot;&quot;)" office:value-type="string" office:string-value="14">
            <text:p>14</text:p>
          </table:table-cell>
          <table:table-cell table:style-name="Default" table:formula="of:=SUBSTITUTE(['RAW Impl'.E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AuthInfoAPI">
            <text:p>AuthInfoAPI</text:p>
          </table:table-cell>
          <table:table-cell table:style-name="Default" table:formula="of:=['RAW Impl'.F8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authinfoapi.h">
            <text:p>authinfoapi.h</text:p>
          </table:table-cell>
          <table:table-cell table:style-name="Default" table:formula="of:=SUBSTITUTE(['RAW Impl'.D9];&quot;line:&quot;;&quot;&quot;)" office:value-type="string" office:string-value="17">
            <text:p>17</text:p>
          </table:table-cell>
          <table:table-cell table:style-name="Default" table:formula="of:=SUBSTITUTE(['RAW Impl'.E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AuthInfoAPI">
            <text:p>AuthInfoAPI</text:p>
          </table:table-cell>
          <table:table-cell table:style-name="Default" table:formula="of:=['RAW Impl'.F9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utils.h">
            <text:p>utils.h</text:p>
          </table:table-cell>
          <table:table-cell table:style-name="Default" table:formula="of:=SUBSTITUTE(['RAW Impl'.D10];&quot;line:&quot;;&quot;&quot;)" office:value-type="string" office:string-value="91">
            <text:p>91</text:p>
          </table:table-cell>
          <table:table-cell table:style-name="Default" table:formula="of:=SUBSTITUTE(['RAW Impl'.E10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HARPTR_TO_STRING">
            <text:p>CHARPTR_TO_STRING</text:p>
          </table:table-cell>
          <table:table-cell table:style-name="Default" table:formula="of:=['RAW Impl'.F10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api.h">
            <text:p>callapi.h</text:p>
          </table:table-cell>
          <table:table-cell table:style-name="Default" table:formula="of:=SUBSTITUTE(['RAW Impl'.D11];&quot;line:&quot;;&quot;&quot;)" office:value-type="string" office:string-value="17">
            <text:p>17</text:p>
          </table:table-cell>
          <table:table-cell table:style-name="Default" table:formula="of:=SUBSTITUTE(['RAW Impl'.E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API">
            <text:p>CallAPI</text:p>
          </table:table-cell>
          <table:table-cell table:style-name="Default" table:formula="of:=['RAW Impl'.F1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logapi.h">
            <text:p>calllogapi.h</text:p>
          </table:table-cell>
          <table:table-cell table:style-name="Default" table:formula="of:=SUBSTITUTE(['RAW Impl'.D12];&quot;line:&quot;;&quot;&quot;)" office:value-type="string" office:string-value="12">
            <text:p>12</text:p>
          </table:table-cell>
          <table:table-cell table:style-name="Default" table:formula="of:=SUBSTITUTE(['RAW Impl'.E1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LogAPI">
            <text:p>CallLogAPI</text:p>
          </table:table-cell>
          <table:table-cell table:style-name="Default" table:formula="of:=['RAW Impl'.F12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allparamsapi.h">
            <text:p>callparamsapi.h</text:p>
          </table:table-cell>
          <table:table-cell table:style-name="Default" table:formula="of:=SUBSTITUTE(['RAW Impl'.D13];&quot;line:&quot;;&quot;&quot;)" office:value-type="string" office:string-value="13">
            <text:p>13</text:p>
          </table:table-cell>
          <table:table-cell table:style-name="Default" table:formula="of:=SUBSTITUTE(['RAW Impl'.E1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allParamsAPI">
            <text:p>CallParamsAPI</text:p>
          </table:table-cell>
          <table:table-cell table:style-name="Default" table:formula="of:=['RAW Impl'.F13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allparamsapi.h">
            <text:p>callparamsapi.h</text:p>
          </table:table-cell>
          <table:table-cell table:style-name="Default" table:formula="of:=SUBSTITUTE(['RAW Impl'.D14];&quot;line:&quot;;&quot;&quot;)" office:value-type="string" office:string-value="14">
            <text:p>14</text:p>
          </table:table-cell>
          <table:table-cell table:style-name="Default" table:formula="of:=SUBSTITUTE(['RAW Impl'.E1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CallParamsAPI">
            <text:p>CallParamsAPI</text:p>
          </table:table-cell>
          <table:table-cell table:style-name="Default" table:formula="of:=['RAW Impl'.F14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allstatsapi.h">
            <text:p>callstatsapi.h</text:p>
          </table:table-cell>
          <table:table-cell table:style-name="Default" table:formula="of:=SUBSTITUTE(['RAW Impl'.D15];&quot;line:&quot;;&quot;&quot;)" office:value-type="string" office:string-value="13">
            <text:p>13</text:p>
          </table:table-cell>
          <table:table-cell table:style-name="Default" table:formula="of:=SUBSTITUTE(['RAW Impl'.E1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CallStatsAPI">
            <text:p>CallStatsAPI</text:p>
          </table:table-cell>
          <table:table-cell table:style-name="Default" table:formula="of:=['RAW Impl'.F15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92">
            <text:p>92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CoreAPI">
            <text:p>CoreAPI</text:p>
          </table:table-cell>
          <table:table-cell table:style-name="Default" table:formula="of:=['RAW Impl'.F16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SimpleStreamHelper.h">
            <text:p>SimpleStreamHelper.h</text:p>
          </table:table-cell>
          <table:table-cell table:style-name="Default" table:formula="of:=SUBSTITUTE(['RAW Impl'.D17];&quot;line:&quot;;&quot;&quot;)" office:value-type="string" office:string-value="8">
            <text:p>8</text:p>
          </table:table-cell>
          <table:table-cell table:style-name="Default" table:formula="of:=SUBSTITUTE(['RAW Impl'.E17];&quot;returntype:&quot;;&quot;&quot;)" office:value-type="string" office:string-value="namespace:FB">
            <text:p>namespace:FB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FORWARD_PTR">
            <text:p>FB_FORWARD_PTR</text:p>
          </table:table-cell>
          <table:table-cell table:style-name="Default" table:formula="of:=['RAW Impl'.F17]" office:value-type="string" office:string-value="signature:(BrowserHost)">
            <text:p>signature:(BrowserHost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SimpleStreamHelper.h">
            <text:p>SimpleStreamHelper.h</text:p>
          </table:table-cell>
          <table:table-cell table:style-name="Default" table:formula="of:=SUBSTITUTE(['RAW Impl'.D18];&quot;line:&quot;;&quot;&quot;)" office:value-type="string" office:string-value="9">
            <text:p>9</text:p>
          </table:table-cell>
          <table:table-cell table:style-name="Default" table:formula="of:=SUBSTITUTE(['RAW Impl'.E18];&quot;returntype:&quot;;&quot;&quot;)" office:value-type="string" office:string-value="namespace:FB">
            <text:p>namespace:FB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FORWARD_PTR">
            <text:p>FB_FORWARD_PTR</text:p>
          </table:table-cell>
          <table:table-cell table:style-name="Default" table:formula="of:=['RAW Impl'.F18]" office:value-type="string" office:string-value="signature:(SimpleStreamHelper)">
            <text:p>signature:(SimpleStreamHelper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307">
            <text:p>307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305">
            <text:p>305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310">
            <text:p>310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309">
            <text:p>309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312">
            <text:p>312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311">
            <text:p>311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coreapi.h">
            <text:p>coreapi.h</text:p>
          </table:table-cell>
          <table:table-cell table:style-name="Default" table:formula="of:=SUBSTITUTE(['RAW Impl'.D25];&quot;line:&quot;;&quot;&quot;)" office:value-type="string" office:string-value="304">
            <text:p>304</text:p>
          </table:table-cell>
          <table:table-cell table:style-name="Default" table:formula="of:=SUBSTITUTE(['RAW Impl'.E25];&quot;returntype:&quot;;&quot;&quot;)" office:value-type="string" office:string-value="class:CoreAPI">
            <text:p>class:Cor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FB_JSAPI_EVENT">
            <text:p>FB_JSAPI_EVENT</text:p>
          </table:table-cell>
          <table:table-cell table:style-name="Default" table:formula="of:=['RAW Impl'.F25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coreapi.h">
            <text:p>coreapi.h</text:p>
          </table:table-cell>
          <table:table-cell table:style-name="Default" table:formula="of:=SUBSTITUTE(['RAW Impl'.D26];&quot;line:&quot;;&quot;&quot;)" office:value-type="string" office:string-value="308">
            <text:p>308</text:p>
          </table:table-cell>
          <table:table-cell table:style-name="Default" table:formula="of:=SUBSTITUTE(['RAW Impl'.E26];&quot;returntype:&quot;;&quot;&quot;)" office:value-type="string" office:string-value="class:CoreAPI">
            <text:p>class:Core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FB_JSAPI_EVENT">
            <text:p>FB_JSAPI_EVENT</text:p>
          </table:table-cell>
          <table:table-cell table:style-name="Default" table:formula="of:=['RAW Impl'.F26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oreapi.h">
            <text:p>coreapi.h</text:p>
          </table:table-cell>
          <table:table-cell table:style-name="Default" table:formula="of:=SUBSTITUTE(['RAW Impl'.D27];&quot;line:&quot;;&quot;&quot;)" office:value-type="string" office:string-value="306">
            <text:p>306</text:p>
          </table:table-cell>
          <table:table-cell table:style-name="Default" table:formula="of:=SUBSTITUTE(['RAW Impl'.E27];&quot;returntype:&quot;;&quot;&quot;)" office:value-type="string" office:string-value="class:CoreAPI">
            <text:p>class:Core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FB_JSAPI_EVENT">
            <text:p>FB_JSAPI_EVENT</text:p>
          </table:table-cell>
          <table:table-cell table:style-name="Default" table:formula="of:=['RAW Impl'.F27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api.h">
            <text:p>coreapi.h</text:p>
          </table:table-cell>
          <table:table-cell table:style-name="Default" table:formula="of:=SUBSTITUTE(['RAW Impl'.D28];&quot;line:&quot;;&quot;&quot;)" office:value-type="string" office:string-value="313">
            <text:p>313</text:p>
          </table:table-cell>
          <table:table-cell table:style-name="Default" table:formula="of:=SUBSTITUTE(['RAW Impl'.E28];&quot;returntype:&quot;;&quot;&quot;)" office:value-type="string" office:string-value="class:CoreAPI">
            <text:p>class:CoreAPI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FB_JSAPI_EVENT">
            <text:p>FB_JSAPI_EVENT</text:p>
          </table:table-cell>
          <table:table-cell table:style-name="Default" table:formula="of:=['RAW Impl'.F28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utils.h">
            <text:p>utils.h</text:p>
          </table:table-cell>
          <table:table-cell table:style-name="Default" table:formula="of:=SUBSTITUTE(['RAW Impl'.D29];&quot;line:&quot;;&quot;&quot;)" office:value-type="string" office:string-value="95">
            <text:p>95</text:p>
          </table:table-cell>
          <table:table-cell table:style-name="Default" table:formula="of:=SUBSTITUTE(['RAW Impl'.E29];&quot;returntype:&quot;;&quot;&quot;)" office:value-type="string" office:string-value="signature:(const std::string &amp;file)">
            <text:p>signature:(const std::string &amp;file)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FILE_TO_URI">
            <text:p>FILE_TO_URI</text:p>
          </table:table-cell>
          <table:table-cell table:style-name="Default" table:formula="of:=['RAW Impl'.F29]" office:value-type="string" office:string-value="returntype:FB::URI">
            <text:p>returntype:FB::URI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payloadtypeapi.h">
            <text:p>payloadtypeapi.h</text:p>
          </table:table-cell>
          <table:table-cell table:style-name="Default" table:formula="of:=SUBSTITUTE(['RAW Impl'.D30];&quot;line:&quot;;&quot;&quot;)" office:value-type="string" office:string-value="14">
            <text:p>14</text:p>
          </table:table-cell>
          <table:table-cell table:style-name="Default" table:formula="of:=SUBSTITUTE(['RAW Impl'.E3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PayloadTypeAPI">
            <text:p>PayloadTypeAPI</text:p>
          </table:table-cell>
          <table:table-cell table:style-name="Default" table:formula="of:=['RAW Impl'.F30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payloadtypeapi.h">
            <text:p>payloadtypeapi.h</text:p>
          </table:table-cell>
          <table:table-cell table:style-name="Default" table:formula="of:=SUBSTITUTE(['RAW Impl'.D31];&quot;line:&quot;;&quot;&quot;)" office:value-type="string" office:string-value="15">
            <text:p>15</text:p>
          </table:table-cell>
          <table:table-cell table:style-name="Default" table:formula="of:=SUBSTITUTE(['RAW Impl'.E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PayloadTypeAPI">
            <text:p>PayloadTypeAPI</text:p>
          </table:table-cell>
          <table:table-cell table:style-name="Default" table:formula="of:=['RAW Impl'.F31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proxyconfigapi.h">
            <text:p>proxyconfigapi.h</text:p>
          </table:table-cell>
          <table:table-cell table:style-name="Default" table:formula="of:=SUBSTITUTE(['RAW Impl'.D32];&quot;line:&quot;;&quot;&quot;)" office:value-type="string" office:string-value="17">
            <text:p>17</text:p>
          </table:table-cell>
          <table:table-cell table:style-name="Default" table:formula="of:=SUBSTITUTE(['RAW Impl'.E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ProxyConfigAPI">
            <text:p>ProxyConfigAPI</text:p>
          </table:table-cell>
          <table:table-cell table:style-name="Default" table:formula="of:=['RAW Impl'.F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proxyconfigapi.h">
            <text:p>proxyconfigapi.h</text:p>
          </table:table-cell>
          <table:table-cell table:style-name="Default" table:formula="of:=SUBSTITUTE(['RAW Impl'.D33];&quot;line:&quot;;&quot;&quot;)" office:value-type="string" office:string-value="14">
            <text:p>14</text:p>
          </table:table-cell>
          <table:table-cell table:style-name="Default" table:formula="of:=SUBSTITUTE(['RAW Impl'.E3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ProxyConfigAPI">
            <text:p>ProxyConfigAPI</text:p>
          </table:table-cell>
          <table:table-cell table:style-name="Default" table:formula="of:=['RAW Impl'.F33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SimpleStreamHelper.h">
            <text:p>SimpleStreamHelper.h</text:p>
          </table:table-cell>
          <table:table-cell table:style-name="Default" table:formula="of:=SUBSTITUTE(['RAW Impl'.D34];&quot;line:&quot;;&quot;&quot;)" office:value-type="string" office:string-value="56">
            <text:p>56</text:p>
          </table:table-cell>
          <table:table-cell table:style-name="Default" table:formula="of:=SUBSTITUTE(['RAW Impl'.E34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SimpleStreamHelper">
            <text:p>SimpleStreamHelper</text:p>
          </table:table-cell>
          <table:table-cell table:style-name="Default" table:formula="of:=['RAW Impl'.F34]" office:value-type="string" office:string-value="signature:( const BrowserHostPtr&amp; host, const HttpCallback&amp; callback, const HttpProgressCallback&amp; progressCallback = HttpProgressCallback(), const size_t blockSize = 128*1024 )">
            <text:p>signature:( const BrowserHostPtr&amp; host, const HttpCallback&amp; callback, const HttpProgressCallback&amp; progressCallback = HttpProgressCallback(), const size_t blockSize = 128*1024 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plugin.h">
            <text:p>coreplugin.h</text:p>
          </table:table-cell>
          <table:table-cell table:style-name="Default" table:formula="of:=SUBSTITUTE(['RAW Impl'.D35];&quot;line:&quot;;&quot;&quot;)" office:value-type="string" office:string-value="15">
            <text:p>15</text:p>
          </table:table-cell>
          <table:table-cell table:style-name="Default" table:formula="of:=SUBSTITUTE(['RAW Impl'.E35];&quot;returntype:&quot;;&quot;&quot;)" office:value-type="string" office:string-value="class:core">
            <text:p>class:core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StaticDeinitialize">
            <text:p>StaticDeinitialize</text:p>
          </table:table-cell>
          <table:table-cell table:style-name="Default" table:formula="of:=['RAW Impl'.F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videoplugin.h">
            <text:p>videoplugin.h</text:p>
          </table:table-cell>
          <table:table-cell table:style-name="Default" table:formula="of:=SUBSTITUTE(['RAW Impl'.D36];&quot;line:&quot;;&quot;&quot;)" office:value-type="string" office:string-value="12">
            <text:p>12</text:p>
          </table:table-cell>
          <table:table-cell table:style-name="Default" table:formula="of:=SUBSTITUTE(['RAW Impl'.E36];&quot;returntype:&quot;;&quot;&quot;)" office:value-type="string" office:string-value="class:video">
            <text:p>class:video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StaticDeinitialize">
            <text:p>StaticDeinitialize</text:p>
          </table:table-cell>
          <table:table-cell table:style-name="Default" table:formula="of:=['RAW Impl'.F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plugin.h">
            <text:p>coreplugin.h</text:p>
          </table:table-cell>
          <table:table-cell table:style-name="Default" table:formula="of:=SUBSTITUTE(['RAW Impl'.D37];&quot;line:&quot;;&quot;&quot;)" office:value-type="string" office:string-value="14">
            <text:p>14</text:p>
          </table:table-cell>
          <table:table-cell table:style-name="Default" table:formula="of:=SUBSTITUTE(['RAW Impl'.E37];&quot;returntype:&quot;;&quot;&quot;)" office:value-type="string" office:string-value="class:core">
            <text:p>class:core</text:p>
          </table:table-cell>
          <table:table-cell table:style-name="Default" table:formula="of:=SUBSTITUTE(['RAW Impl'.G37];&quot;returntype:&quot;;&quot;&quot;)" office:value-type="string" office:string-value="void">
            <text:p>void</text:p>
          </table:table-cell>
          <table:table-cell table:style-name="Default" table:formula="of:=['RAW Impl'.A37]" office:value-type="string" office:string-value="StaticInitialize">
            <text:p>StaticInitialize</text:p>
          </table:table-cell>
          <table:table-cell table:style-name="Default" table:formula="of:=['RAW Impl'.F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videoplugin.h">
            <text:p>videoplugin.h</text:p>
          </table:table-cell>
          <table:table-cell table:style-name="Default" table:formula="of:=SUBSTITUTE(['RAW Impl'.D38];&quot;line:&quot;;&quot;&quot;)" office:value-type="string" office:string-value="11">
            <text:p>11</text:p>
          </table:table-cell>
          <table:table-cell table:style-name="Default" table:formula="of:=SUBSTITUTE(['RAW Impl'.E38];&quot;returntype:&quot;;&quot;&quot;)" office:value-type="string" office:string-value="class:video">
            <text:p>class:video</text:p>
          </table:table-cell>
          <table:table-cell table:style-name="Default" table:formula="of:=SUBSTITUTE(['RAW Impl'.G38];&quot;returntype:&quot;;&quot;&quot;)" office:value-type="string" office:string-value="void">
            <text:p>void</text:p>
          </table:table-cell>
          <table:table-cell table:style-name="Default" table:formula="of:=['RAW Impl'.A38]" office:value-type="string" office:string-value="StaticInitialize">
            <text:p>StaticInitialize</text:p>
          </table:table-cell>
          <table:table-cell table:style-name="Default" table:formula="of:=['RAW Impl'.F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SimpleStreamHelper.h">
            <text:p>SimpleStreamHelper.h</text:p>
          </table:table-cell>
          <table:table-cell table:style-name="Default" table:formula="of:=SUBSTITUTE(['RAW Impl'.D39];&quot;line:&quot;;&quot;&quot;)" office:value-type="string" office:string-value="49">
            <text:p>49</text:p>
          </table:table-cell>
          <table:table-cell table:style-name="Default" table:formula="of:=SUBSTITUTE(['RAW Impl'.E39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9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9]" office:value-type="string" office:string-value="SynchronousGet">
            <text:p>SynchronousGet</text:p>
          </table:table-cell>
          <table:table-cell table:style-name="Default" table:formula="of:=['RAW Impl'.F39]" office:value-type="string" office:string-value="signature:(const FB::BrowserHostPtr&amp; host, const FB::URI&amp; uri, const bool cache = true, const size_t bufferSize = 128*1024)">
            <text:p>signature:(const FB::BrowserHostPtr&amp; host, const FB::URI&amp; uri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SimpleStreamHelper.h">
            <text:p>SimpleStreamHelper.h</text:p>
          </table:table-cell>
          <table:table-cell table:style-name="Default" table:formula="of:=SUBSTITUTE(['RAW Impl'.D40];&quot;line:&quot;;&quot;&quot;)" office:value-type="string" office:string-value="52">
            <text:p>52</text:p>
          </table:table-cell>
          <table:table-cell table:style-name="Default" table:formula="of:=SUBSTITUTE(['RAW Impl'.E4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40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40]" office:value-type="string" office:string-value="SynchronousPost">
            <text:p>SynchronousPost</text:p>
          </table:table-cell>
          <table:table-cell table:style-name="Default" table:formula="of:=['RAW Impl'.F40]" office:value-type="string" office:string-value="signature:(const FB::BrowserHostPtr&amp; host, const FB::URI&amp; uri, const std::string&amp; postdata, const bool cache = true, const size_t bufferSize = 128*1024)">
            <text:p>signature:(const FB::BrowserHostPtr&amp; host, const FB::URI&amp; uri, const std::string&amp; postdata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utils.h">
            <text:p>utils.h</text:p>
          </table:table-cell>
          <table:table-cell table:style-name="Default" table:formula="of:=SUBSTITUTE(['RAW Impl'.D41];&quot;line:&quot;;&quot;&quot;)" office:value-type="string" office:string-value="92">
            <text:p>92</text:p>
          </table:table-cell>
          <table:table-cell table:style-name="Default" table:formula="of:=SUBSTITUTE(['RAW Impl'.E41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URI_IS_FILE">
            <text:p>URI_IS_FILE</text:p>
          </table:table-cell>
          <table:table-cell table:style-name="Default" table:formula="of:=['RAW Impl'.F41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utils.h">
            <text:p>utils.h</text:p>
          </table:table-cell>
          <table:table-cell table:style-name="Default" table:formula="of:=SUBSTITUTE(['RAW Impl'.D42];&quot;line:&quot;;&quot;&quot;)" office:value-type="string" office:string-value="93">
            <text:p>93</text:p>
          </table:table-cell>
          <table:table-cell table:style-name="Default" table:formula="of:=SUBSTITUTE(['RAW Impl'.E42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URI_IS_HTTP">
            <text:p>URI_IS_HTTP</text:p>
          </table:table-cell>
          <table:table-cell table:style-name="Default" table:formula="of:=['RAW Impl'.F42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utils.h">
            <text:p>utils.h</text:p>
          </table:table-cell>
          <table:table-cell table:style-name="Default" table:formula="of:=SUBSTITUTE(['RAW Impl'.D43];&quot;line:&quot;;&quot;&quot;)" office:value-type="string" office:string-value="94">
            <text:p>94</text:p>
          </table:table-cell>
          <table:table-cell table:style-name="Default" table:formula="of:=SUBSTITUTE(['RAW Impl'.E43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URI_TO_FILE">
            <text:p>URI_TO_FILE</text:p>
          </table:table-cell>
          <table:table-cell table:style-name="Default" table:formula="of:=['RAW Impl'.F43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videoapi.h">
            <text:p>videoapi.h</text:p>
          </table:table-cell>
          <table:table-cell table:style-name="Default" table:formula="of:=SUBSTITUTE(['RAW Impl'.D44];&quot;line:&quot;;&quot;&quot;)" office:value-type="string" office:string-value="9">
            <text:p>9</text:p>
          </table:table-cell>
          <table:table-cell table:style-name="Default" table:formula="of:=SUBSTITUTE(['RAW Impl'.E44];&quot;returntype:&quot;;&quot;&quot;)" office:value-type="string" office:string-value="class:VideoAPI">
            <text:p>class:VideoAPI</text:p>
          </table:table-cell>
          <table:table-cell table:style-name="Default" table:formula="of:=SUBSTITUTE(['RAW Impl'.G44];&quot;returntype:&quot;;&quot;&quot;)" office:value-type="string" office:string-value="int">
            <text:p>int</text:p>
          </table:table-cell>
          <table:table-cell table:style-name="Default" table:formula="of:=['RAW Impl'.A44]" office:value-type="string" office:string-value="VideoAPI">
            <text:p>VideoAPI</text:p>
          </table:table-cell>
          <table:table-cell table:style-name="Default" table:formula="of:=['RAW Impl'.F44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api.h">
            <text:p>coreapi.h</text:p>
          </table:table-cell>
          <table:table-cell table:style-name="Default" table:formula="of:=SUBSTITUTE(['RAW Impl'.D45];&quot;line:&quot;;&quot;&quot;)" office:value-type="string" office:string-value="259">
            <text:p>259</text:p>
          </table:table-cell>
          <table:table-cell table:style-name="Default" table:formula="of:=SUBSTITUTE(['RAW Impl'.E45];&quot;returntype:&quot;;&quot;&quot;)" office:value-type="string" office:string-value="class:CoreAPI">
            <text:p>class:CoreAPI</text:p>
          </table:table-cell>
          <table:table-cell table:style-name="Default" table:formula="of:=SUBSTITUTE(['RAW Impl'.G45];&quot;returntype:&quot;;&quot;&quot;)" office:value-type="string" office:string-value="void">
            <text:p>void</text:p>
          </table:table-cell>
          <table:table-cell table:style-name="Default" table:formula="of:=['RAW Impl'.A45]" office:value-type="string" office:string-value="abortAuthentication">
            <text:p>abortAuthentication</text:p>
          </table:table-cell>
          <table:table-cell table:style-name="Default" table:formula="of:=['RAW Impl'.F45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api.h">
            <text:p>coreapi.h</text:p>
          </table:table-cell>
          <table:table-cell table:style-name="Default" table:formula="of:=SUBSTITUTE(['RAW Impl'.D46];&quot;line:&quot;;&quot;&quot;)" office:value-type="string" office:string-value="110">
            <text:p>110</text:p>
          </table:table-cell>
          <table:table-cell table:style-name="Default" table:formula="of:=SUBSTITUTE(['RAW Impl'.E46];&quot;returntype:&quot;;&quot;&quot;)" office:value-type="string" office:string-value="class:CoreAPI">
            <text:p>class:Core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acceptCall">
            <text:p>acceptCall</text:p>
          </table:table-cell>
          <table:table-cell table:style-name="Default" table:formula="of:=['RAW Impl'.F46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api.h">
            <text:p>coreapi.h</text:p>
          </table:table-cell>
          <table:table-cell table:style-name="Default" table:formula="of:=SUBSTITUTE(['RAW Impl'.D47];&quot;line:&quot;;&quot;&quot;)" office:value-type="string" office:string-value="124">
            <text:p>124</text:p>
          </table:table-cell>
          <table:table-cell table:style-name="Default" table:formula="of:=SUBSTITUTE(['RAW Impl'.E47];&quot;returntype:&quot;;&quot;&quot;)" office:value-type="string" office:string-value="class:CoreAPI">
            <text:p>class:CoreAPI</text:p>
          </table:table-cell>
          <table:table-cell table:style-name="Default" table:formula="of:=SUBSTITUTE(['RAW Impl'.G47];&quot;returntype:&quot;;&quot;&quot;)" office:value-type="string" office:string-value="int">
            <text:p>int</text:p>
          </table:table-cell>
          <table:table-cell table:style-name="Default" table:formula="of:=['RAW Impl'.A47]" office:value-type="string" office:string-value="acceptCallUpdate">
            <text:p>acceptCallUpdate</text:p>
          </table:table-cell>
          <table:table-cell table:style-name="Default" table:formula="of:=['RAW Impl'.F47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api.h">
            <text:p>coreapi.h</text:p>
          </table:table-cell>
          <table:table-cell table:style-name="Default" table:formula="of:=SUBSTITUTE(['RAW Impl'.D48];&quot;line:&quot;;&quot;&quot;)" office:value-type="string" office:string-value="111">
            <text:p>111</text:p>
          </table:table-cell>
          <table:table-cell table:style-name="Default" table:formula="of:=SUBSTITUTE(['RAW Impl'.E48];&quot;returntype:&quot;;&quot;&quot;)" office:value-type="string" office:string-value="class:CoreAPI">
            <text:p>class:CoreAPI</text:p>
          </table:table-cell>
          <table:table-cell table:style-name="Default" table:formula="of:=SUBSTITUTE(['RAW Impl'.G48];&quot;returntype:&quot;;&quot;&quot;)" office:value-type="string" office:string-value="int">
            <text:p>int</text:p>
          </table:table-cell>
          <table:table-cell table:style-name="Default" table:formula="of:=['RAW Impl'.A48]" office:value-type="string" office:string-value="acceptCallWithParams">
            <text:p>acceptCallWithParams</text:p>
          </table:table-cell>
          <table:table-cell table:style-name="Default" table:formula="of:=['RAW Impl'.F48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244">
            <text:p>244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adaptiveRateControlEnabled">
            <text:p>adaptiveRateControlEnabled</text:p>
          </table:table-cell>
          <table:table-cell table:style-name="Default" table:formula="of:=['RAW Impl'.F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api.h">
            <text:p>coreapi.h</text:p>
          </table:table-cell>
          <table:table-cell table:style-name="Default" table:formula="of:=SUBSTITUTE(['RAW Impl'.D50];&quot;line:&quot;;&quot;&quot;)" office:value-type="string" office:string-value="134">
            <text:p>134</text:p>
          </table:table-cell>
          <table:table-cell table:style-name="Default" table:formula="of:=SUBSTITUTE(['RAW Impl'.E50];&quot;returntype:&quot;;&quot;&quot;)" office:value-type="string" office:string-value="class:CoreAPI">
            <text:p>class:Core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addAllToConference">
            <text:p>addAllToConference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oreapi.h">
            <text:p>coreapi.h</text:p>
          </table:table-cell>
          <table:table-cell table:style-name="Default" table:formula="of:=SUBSTITUTE(['RAW Impl'.D51];&quot;line:&quot;;&quot;&quot;)" office:value-type="string" office:string-value="258">
            <text:p>258</text:p>
          </table:table-cell>
          <table:table-cell table:style-name="Default" table:formula="of:=SUBSTITUTE(['RAW Impl'.E51];&quot;returntype:&quot;;&quot;&quot;)" office:value-type="string" office:string-value="class:CoreAPI">
            <text:p>class:Core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addAuthInfo">
            <text:p>addAuthInfo</text:p>
          </table:table-cell>
          <table:table-cell table:style-name="Default" table:formula="of:=['RAW Impl'.F51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99">
            <text:p>199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int">
            <text:p>int</text:p>
          </table:table-cell>
          <table:table-cell table:style-name="Default" table:formula="of:=['RAW Impl'.A52]" office:value-type="string" office:string-value="addProxyConfig">
            <text:p>addProxyConfig</text:p>
          </table:table-cell>
          <table:table-cell table:style-name="Default" table:formula="of:=['RAW Impl'.F5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oreapi.h">
            <text:p>coreapi.h</text:p>
          </table:table-cell>
          <table:table-cell table:style-name="Default" table:formula="of:=SUBSTITUTE(['RAW Impl'.D53];&quot;line:&quot;;&quot;&quot;)" office:value-type="string" office:string-value="135">
            <text:p>135</text:p>
          </table:table-cell>
          <table:table-cell table:style-name="Default" table:formula="of:=SUBSTITUTE(['RAW Impl'.E53];&quot;returntype:&quot;;&quot;&quot;)" office:value-type="string" office:string-value="class:CoreAPI">
            <text:p>class:CoreAPI</text:p>
          </table:table-cell>
          <table:table-cell table:style-name="Default" table:formula="of:=SUBSTITUTE(['RAW Impl'.G53];&quot;returntype:&quot;;&quot;&quot;)" office:value-type="string" office:string-value="int">
            <text:p>int</text:p>
          </table:table-cell>
          <table:table-cell table:style-name="Default" table:formula="of:=['RAW Impl'.A53]" office:value-type="string" office:string-value="addToConference">
            <text:p>addToConference</text:p>
          </table:table-cell>
          <table:table-cell table:style-name="Default" table:formula="of:=['RAW Impl'.F5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addressapi.h">
            <text:p>addressapi.h</text:p>
          </table:table-cell>
          <table:table-cell table:style-name="Default" table:formula="of:=SUBSTITUTE(['RAW Impl'.D54];&quot;line:&quot;;&quot;&quot;)" office:value-type="string" office:string-value="21">
            <text:p>21</text:p>
          </table:table-cell>
          <table:table-cell table:style-name="Default" table:formula="of:=SUBSTITUTE(['RAW Impl'.E5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4];&quot;returntype:&quot;;&quot;&quot;)" office:value-type="string" office:string-value="std::string">
            <text:p>std::string</text:p>
          </table:table-cell>
          <table:table-cell table:style-name="Default" table:formula="of:=['RAW Impl'.A54]" office:value-type="string" office:string-value="asString">
            <text:p>asString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addressapi.h">
            <text:p>addressapi.h</text:p>
          </table:table-cell>
          <table:table-cell table:style-name="Default" table:formula="of:=SUBSTITUTE(['RAW Impl'.D55];&quot;line:&quot;;&quot;&quot;)" office:value-type="string" office:string-value="22">
            <text:p>22</text:p>
          </table:table-cell>
          <table:table-cell table:style-name="Default" table:formula="of:=SUBSTITUTE(['RAW Impl'.E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5];&quot;returntype:&quot;;&quot;&quot;)" office:value-type="string" office:string-value="std::string">
            <text:p>std::string</text:p>
          </table:table-cell>
          <table:table-cell table:style-name="Default" table:formula="of:=['RAW Impl'.A55]" office:value-type="string" office:string-value="asStringUriOnly">
            <text:p>asStringUriOnly</text:p>
          </table:table-cell>
          <table:table-cell table:style-name="Default" table:formula="of:=['RAW Impl'.F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53">
            <text:p>53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bool">
            <text:p>bool</text:p>
          </table:table-cell>
          <table:table-cell table:style-name="Default" table:formula="of:=['RAW Impl'.A56]" office:value-type="string" office:string-value="askedToAutoanswer">
            <text:p>askedToAutoanswer</text:p>
          </table:table-cell>
          <table:table-cell table:style-name="Default" table:formula="of:=['RAW Impl'.F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oreapi.h">
            <text:p>coreapi.h</text:p>
          </table:table-cell>
          <table:table-cell table:style-name="Default" table:formula="of:=SUBSTITUTE(['RAW Impl'.D57];&quot;line:&quot;;&quot;&quot;)" office:value-type="string" office:string-value="248">
            <text:p>248</text:p>
          </table:table-cell>
          <table:table-cell table:style-name="Default" table:formula="of:=SUBSTITUTE(['RAW Impl'.E57];&quot;returntype:&quot;;&quot;&quot;)" office:value-type="string" office:string-value="class:CoreAPI">
            <text:p>class:Core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audioAdaptiveJittcompEnabled">
            <text:p>audioAdaptiveJittcompEnabled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46">
            <text:p>46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cameraEnabled">
            <text:p>cameraEnabled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addressapi.h">
            <text:p>addressapi.h</text:p>
          </table:table-cell>
          <table:table-cell table:style-name="Default" table:formula="of:=SUBSTITUTE(['RAW Impl'.D59];&quot;line:&quot;;&quot;&quot;)" office:value-type="string" office:string-value="23">
            <text:p>23</text:p>
          </table:table-cell>
          <table:table-cell table:style-name="Default" table:formula="of:=SUBSTITUTE(['RAW Impl'.E5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clean">
            <text:p>clean</text:p>
          </table:table-cell>
          <table:table-cell table:style-name="Default" table:formula="of:=['RAW Impl'.F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oreapi.h">
            <text:p>coreapi.h</text:p>
          </table:table-cell>
          <table:table-cell table:style-name="Default" table:formula="of:=SUBSTITUTE(['RAW Impl'.D60];&quot;line:&quot;;&quot;&quot;)" office:value-type="string" office:string-value="263">
            <text:p>263</text:p>
          </table:table-cell>
          <table:table-cell table:style-name="Default" table:formula="of:=SUBSTITUTE(['RAW Impl'.E60];&quot;returntype:&quot;;&quot;&quot;)" office:value-type="string" office:string-value="class:CoreAPI">
            <text:p>class:Core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clearAllAuthInfo">
            <text:p>clearAllAuthInfo</text:p>
          </table:table-cell>
          <table:table-cell table:style-name="Default" table:formula="of:=['RAW Impl'.F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200">
            <text:p>200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clearProxyConfig">
            <text:p>clearProxyConfig</text:p>
          </table:table-cell>
          <table:table-cell table:style-name="Default" table:formula="of:=['RAW Impl'.F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addressapi.h">
            <text:p>addressapi.h</text:p>
          </table:table-cell>
          <table:table-cell table:style-name="Default" table:formula="of:=SUBSTITUTE(['RAW Impl'.D62];&quot;line:&quot;;&quot;&quot;)" office:value-type="string" office:string-value="24">
            <text:p>24</text:p>
          </table:table-cell>
          <table:table-cell table:style-name="Default" table:formula="of:=SUBSTITUTE(['RAW Impl'.E6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2];&quot;returntype:&quot;;&quot;&quot;)" office:value-type="string" office:string-value="AddressAPIPtr">
            <text:p>AddressAPIPtr</text:p>
          </table:table-cell>
          <table:table-cell table:style-name="Default" table:formula="of:=['RAW Impl'.A62]" office:value-type="string" office:string-value="clone">
            <text:p>clone</text:p>
          </table:table-cell>
          <table:table-cell table:style-name="Default" table:formula="of:=['RAW Impl'.F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payloadtypeapi.h">
            <text:p>payloadtypeapi.h</text:p>
          </table:table-cell>
          <table:table-cell table:style-name="Default" table:formula="of:=SUBSTITUTE(['RAW Impl'.D63];&quot;line:&quot;;&quot;&quot;)" office:value-type="string" office:string-value="20">
            <text:p>20</text:p>
          </table:table-cell>
          <table:table-cell table:style-name="Default" table:formula="of:=SUBSTITUTE(['RAW Impl'.E6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63];&quot;returntype:&quot;;&quot;&quot;)" office:value-type="string" office:string-value="PayloadTypeAPIPtr">
            <text:p>PayloadTypeAPIPtr</text:p>
          </table:table-cell>
          <table:table-cell table:style-name="Default" table:formula="of:=['RAW Impl'.A63]" office:value-type="string" office:string-value="clone">
            <text:p>clone</text:p>
          </table:table-cell>
          <table:table-cell table:style-name="Default" table:formula="of:=['RAW Impl'.F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paramsapi.h">
            <text:p>callparamsapi.h</text:p>
          </table:table-cell>
          <table:table-cell table:style-name="Default" table:formula="of:=SUBSTITUTE(['RAW Impl'.D64];&quot;line:&quot;;&quot;&quot;)" office:value-type="string" office:string-value="30">
            <text:p>30</text:p>
          </table:table-cell>
          <table:table-cell table:style-name="Default" table:formula="of:=SUBSTITUTE(['RAW Impl'.E6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4];&quot;returntype:&quot;;&quot;&quot;)" office:value-type="string" office:string-value="CallParamsAPIPtr">
            <text:p>CallParamsAPIPtr</text:p>
          </table:table-cell>
          <table:table-cell table:style-name="Default" table:formula="of:=['RAW Impl'.A64]" office:value-type="string" office:string-value="copy">
            <text:p>copy</text:p>
          </table:table-cell>
          <table:table-cell table:style-name="Default" table:formula="of:=['RAW Impl'.F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oreplugin.h">
            <text:p>coreplugin.h</text:p>
          </table:table-cell>
          <table:table-cell table:style-name="Default" table:formula="of:=SUBSTITUTE(['RAW Impl'.D65];&quot;line:&quot;;&quot;&quot;)" office:value-type="string" office:string-value="18">
            <text:p>18</text:p>
          </table:table-cell>
          <table:table-cell table:style-name="Default" table:formula="of:=SUBSTITUTE(['RAW Impl'.E65];&quot;returntype:&quot;;&quot;&quot;)" office:value-type="string" office:string-value="class:core">
            <text:p>class:core</text:p>
          </table:table-cell>
          <table:table-cell table:style-name="Default" table:formula="of:=SUBSTITUTE(['RAW Impl'.G65];&quot;returntype:&quot;;&quot;&quot;)" office:value-type="string" office:string-value="VideoWindowPtr">
            <text:p>VideoWindowPtr</text:p>
          </table:table-cell>
          <table:table-cell table:style-name="Default" table:formula="of:=['RAW Impl'.A65]" office:value-type="string" office:string-value="core">
            <text:p>core</text:p>
          </table:table-cell>
          <table:table-cell table:style-name="Default" table:formula="of:=['RAW Impl'.F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videowindow.h">
            <text:p>videowindow.h</text:p>
          </table:table-cell>
          <table:table-cell table:style-name="Default" table:formula="of:=SUBSTITUTE(['RAW Impl'.D66];&quot;line:&quot;;&quot;&quot;)" office:value-type="string" office:string-value="9">
            <text:p>9</text:p>
          </table:table-cell>
          <table:table-cell table:style-name="Default" table:formula="of:=SUBSTITUTE(['RAW Impl'.E6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66];&quot;returntype:&quot;;&quot;&quot;)" office:value-type="string" office:string-value="VideoWindowPtr">
            <text:p>VideoWindowPtr</text:p>
          </table:table-cell>
          <table:table-cell table:style-name="Default" table:formula="of:=['RAW Impl'.A66]" office:value-type="string" office:string-value="create">
            <text:p>create</text:p>
          </table:table-cell>
          <table:table-cell table:style-name="Default" table:formula="of:=['RAW Impl'.F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api.h">
            <text:p>coreapi.h</text:p>
          </table:table-cell>
          <table:table-cell table:style-name="Default" table:formula="of:=SUBSTITUTE(['RAW Impl'.D67];&quot;line:&quot;;&quot;&quot;)" office:value-type="string" office:string-value="125">
            <text:p>125</text:p>
          </table:table-cell>
          <table:table-cell table:style-name="Default" table:formula="of:=SUBSTITUTE(['RAW Impl'.E67];&quot;returntype:&quot;;&quot;&quot;)" office:value-type="string" office:string-value="class:CoreAPI">
            <text:p>class:CoreAPI</text:p>
          </table:table-cell>
          <table:table-cell table:style-name="Default" table:formula="of:=SUBSTITUTE(['RAW Impl'.G67];&quot;returntype:&quot;;&quot;&quot;)" office:value-type="string" office:string-value="CallParamsAPIPtr">
            <text:p>CallParamsAPIPtr</text:p>
          </table:table-cell>
          <table:table-cell table:style-name="Default" table:formula="of:=['RAW Impl'.A67]" office:value-type="string" office:string-value="createDefaultCallParameters">
            <text:p>createDefaultCallParameters</text:p>
          </table:table-cell>
          <table:table-cell table:style-name="Default" table:formula="of:=['RAW Impl'.F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plugin.h">
            <text:p>coreplugin.h</text:p>
          </table:table-cell>
          <table:table-cell table:style-name="Default" table:formula="of:=SUBSTITUTE(['RAW Impl'.D68];&quot;line:&quot;;&quot;&quot;)" office:value-type="string" office:string-value="25">
            <text:p>25</text:p>
          </table:table-cell>
          <table:table-cell table:style-name="Default" table:formula="of:=SUBSTITUTE(['RAW Impl'.E68];&quot;returntype:&quot;;&quot;&quot;)" office:value-type="string" office:string-value="class:core">
            <text:p>class:core</text:p>
          </table:table-cell>
          <table:table-cell table:style-name="Default" table:formula="of:=SUBSTITUTE(['RAW Impl'.G68];&quot;returntype:&quot;;&quot;&quot;)" office:value-type="string" office:string-value="virtualFB::JSAPIPtr">
            <text:p>virtualFB::JSAPIPtr</text:p>
          </table:table-cell>
          <table:table-cell table:style-name="Default" table:formula="of:=['RAW Impl'.A68]" office:value-type="string" office:string-value="createJSAPI">
            <text:p>createJSAPI</text:p>
          </table:table-cell>
          <table:table-cell table:style-name="Default" table:formula="of:=['RAW Impl'.F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videoplugin.h">
            <text:p>videoplugin.h</text:p>
          </table:table-cell>
          <table:table-cell table:style-name="Default" table:formula="of:=SUBSTITUTE(['RAW Impl'.D69];&quot;line:&quot;;&quot;&quot;)" office:value-type="string" office:string-value="22">
            <text:p>22</text:p>
          </table:table-cell>
          <table:table-cell table:style-name="Default" table:formula="of:=SUBSTITUTE(['RAW Impl'.E69];&quot;returntype:&quot;;&quot;&quot;)" office:value-type="string" office:string-value="class:video">
            <text:p>class:video</text:p>
          </table:table-cell>
          <table:table-cell table:style-name="Default" table:formula="of:=SUBSTITUTE(['RAW Impl'.G69];&quot;returntype:&quot;;&quot;&quot;)" office:value-type="string" office:string-value="virtualFB::JSAPIPtr">
            <text:p>virtualFB::JSAPIPtr</text:p>
          </table:table-cell>
          <table:table-cell table:style-name="Default" table:formula="of:=['RAW Impl'.A69]" office:value-type="string" office:string-value="createJSAPI">
            <text:p>createJSAPI</text:p>
          </table:table-cell>
          <table:table-cell table:style-name="Default" table:formula="of:=['RAW Impl'.F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116">
            <text:p>116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int">
            <text:p>int</text:p>
          </table:table-cell>
          <table:table-cell table:style-name="Default" table:formula="of:=['RAW Impl'.A70]" office:value-type="string" office:string-value="declineCall">
            <text:p>declineCall</text:p>
          </table:table-cell>
          <table:table-cell table:style-name="Default" table:formula="of:=['RAW Impl'.F70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23">
            <text:p>123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int">
            <text:p>int</text:p>
          </table:table-cell>
          <table:table-cell table:style-name="Default" table:formula="of:=['RAW Impl'.A71]" office:value-type="string" office:string-value="deferCallUpdate">
            <text:p>deferCallUpdate</text:p>
          </table:table-cell>
          <table:table-cell table:style-name="Default" table:formula="of:=['RAW Impl'.F7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proxyconfigapi.h">
            <text:p>proxyconfigapi.h</text:p>
          </table:table-cell>
          <table:table-cell table:style-name="Default" table:formula="of:=SUBSTITUTE(['RAW Impl'.D72];&quot;line:&quot;;&quot;&quot;)" office:value-type="string" office:string-value="61">
            <text:p>61</text:p>
          </table:table-cell>
          <table:table-cell table:style-name="Default" table:formula="of:=SUBSTITUTE(['RAW Impl'.E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2];&quot;returntype:&quot;;&quot;&quot;)" office:value-type="string" office:string-value="int">
            <text:p>int</text:p>
          </table:table-cell>
          <table:table-cell table:style-name="Default" table:formula="of:=['RAW Impl'.A72]" office:value-type="string" office:string-value="done">
            <text:p>done</text:p>
          </table:table-cell>
          <table:table-cell table:style-name="Default" table:formula="of:=['RAW Impl'.F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oreapi.h">
            <text:p>coreapi.h</text:p>
          </table:table-cell>
          <table:table-cell table:style-name="Default" table:formula="of:=SUBSTITUTE(['RAW Impl'.D73];&quot;line:&quot;;&quot;&quot;)" office:value-type="string" office:string-value="296">
            <text:p>296</text:p>
          </table:table-cell>
          <table:table-cell table:style-name="Default" table:formula="of:=SUBSTITUTE(['RAW Impl'.E73];&quot;returntype:&quot;;&quot;&quot;)" office:value-type="string" office:string-value="class:CoreAPI">
            <text:p>class:Core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download">
            <text:p>download</text:p>
          </table:table-cell>
          <table:table-cell table:style-name="Default" table:formula="of:=['RAW Impl'.F73]" office:value-type="string" office:string-value="signature:(const std::string&amp; url, const FB::JSObjectPtr&amp; callback)">
            <text:p>signature:(const std::string&amp; 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oreapi.h">
            <text:p>coreapi.h</text:p>
          </table:table-cell>
          <table:table-cell table:style-name="Default" table:formula="of:=SUBSTITUTE(['RAW Impl'.D74];&quot;line:&quot;;&quot;&quot;)" office:value-type="string" office:string-value="298">
            <text:p>298</text:p>
          </table:table-cell>
          <table:table-cell table:style-name="Default" table:formula="of:=SUBSTITUTE(['RAW Impl'.E74];&quot;returntype:&quot;;&quot;&quot;)" office:value-type="string" office:string-value="class:CoreAPI">
            <text:p>class:Core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downloadCallback">
            <text:p>downloadCallback</text:p>
          </table:table-cell>
          <table:table-cell table:style-name="Default" table:formula="of:=['RAW Impl'.F74]" office:value-type="string" office:string-value="signature:(const FB::URI&amp; url, bool success, const FB::HeaderMap&amp; headers, const boost::shared_array&lt;uint8_t&gt;&amp; data, const size_t size, const FB::JSObjectPtr&amp; callback)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300">
            <text:p>300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downloadProgressCallback">
            <text:p>downloadProgressCallback</text:p>
          </table:table-cell>
          <table:table-cell table:style-name="Default" table:formula="of:=['RAW Impl'.F75]" office:value-type="string" office:string-value="signature:(const FB::URI&amp; url, const size_t received, const size_t total, const FB::JSObjectPtr&amp; callback)">
            <text:p>signature:(const FB::URI&amp; url, const size_t received, const size_t tota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paramsapi.h">
            <text:p>callparamsapi.h</text:p>
          </table:table-cell>
          <table:table-cell table:style-name="Default" table:formula="of:=SUBSTITUTE(['RAW Impl'.D76];&quot;line:&quot;;&quot;&quot;)" office:value-type="string" office:string-value="21">
            <text:p>21</text:p>
          </table:table-cell>
          <table:table-cell table:style-name="Default" table:formula="of:=SUBSTITUTE(['RAW Impl'.E7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6];&quot;returntype:&quot;;&quot;&quot;)" office:value-type="string" office:string-value="bool">
            <text:p>bool</text:p>
          </table:table-cell>
          <table:table-cell table:style-name="Default" table:formula="of:=['RAW Impl'.A76]" office:value-type="string" office:string-value="earlyMediaSendingEnabled">
            <text:p>earlyMediaSendingEnabled</text:p>
          </table:table-cell>
          <table:table-cell table:style-name="Default" table:formula="of:=['RAW Impl'.F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api.h">
            <text:p>callapi.h</text:p>
          </table:table-cell>
          <table:table-cell table:style-name="Default" table:formula="of:=SUBSTITUTE(['RAW Impl'.D77];&quot;line:&quot;;&quot;&quot;)" office:value-type="string" office:string-value="48">
            <text:p>48</text:p>
          </table:table-cell>
          <table:table-cell table:style-name="Default" table:formula="of:=SUBSTITUTE(['RAW Impl'.E77];&quot;returntype:&quot;;&quot;&quot;)" office:value-type="string" office:string-value="class:CallAPI">
            <text:p>class:CallAPI</text:p>
          </table:table-cell>
          <table:table-cell table:style-name="Default" table:formula="of:=SUBSTITUTE(['RAW Impl'.G77];&quot;returntype:&quot;;&quot;&quot;)" office:value-type="string" office:string-value="bool">
            <text:p>bool</text:p>
          </table:table-cell>
          <table:table-cell table:style-name="Default" table:formula="of:=['RAW Impl'.A77]" office:value-type="string" office:string-value="echoCancellationEnabled">
            <text:p>echoCancellationEnabled</text:p>
          </table:table-cell>
          <table:table-cell table:style-name="Default" table:formula="of:=['RAW Impl'.F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oreapi.h">
            <text:p>coreapi.h</text:p>
          </table:table-cell>
          <table:table-cell table:style-name="Default" table:formula="of:=SUBSTITUTE(['RAW Impl'.D78];&quot;line:&quot;;&quot;&quot;)" office:value-type="string" office:string-value="282">
            <text:p>282</text:p>
          </table:table-cell>
          <table:table-cell table:style-name="Default" table:formula="of:=SUBSTITUTE(['RAW Impl'.E78];&quot;returntype:&quot;;&quot;&quot;)" office:value-type="string" office:string-value="class:CoreAPI">
            <text:p>class:CoreAPI</text:p>
          </table:table-cell>
          <table:table-cell table:style-name="Default" table:formula="of:=SUBSTITUTE(['RAW Impl'.G78];&quot;returntype:&quot;;&quot;&quot;)" office:value-type="string" office:string-value="bool">
            <text:p>bool</text:p>
          </table:table-cell>
          <table:table-cell table:style-name="Default" table:formula="of:=['RAW Impl'.A78]" office:value-type="string" office:string-value="echoCancellationEnabled">
            <text:p>echoCancellationEnabled</text:p>
          </table:table-cell>
          <table:table-cell table:style-name="Default" table:formula="of:=['RAW Impl'.F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allapi.h">
            <text:p>callapi.h</text:p>
          </table:table-cell>
          <table:table-cell table:style-name="Default" table:formula="of:=SUBSTITUTE(['RAW Impl'.D79];&quot;line:&quot;;&quot;&quot;)" office:value-type="string" office:string-value="50">
            <text:p>50</text:p>
          </table:table-cell>
          <table:table-cell table:style-name="Default" table:formula="of:=SUBSTITUTE(['RAW Impl'.E79];&quot;returntype:&quot;;&quot;&quot;)" office:value-type="string" office:string-value="class:CallAPI">
            <text:p>class:CallAPI</text:p>
          </table:table-cell>
          <table:table-cell table:style-name="Default" table:formula="of:=SUBSTITUTE(['RAW Impl'.G79];&quot;returntype:&quot;;&quot;&quot;)" office:value-type="string" office:string-value="bool">
            <text:p>bool</text:p>
          </table:table-cell>
          <table:table-cell table:style-name="Default" table:formula="of:=['RAW Impl'.A79]" office:value-type="string" office:string-value="echoLimiterEnabled">
            <text:p>echoLimiterEnabled</text:p>
          </table:table-cell>
          <table:table-cell table:style-name="Default" table:formula="of:=['RAW Impl'.F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oreapi.h">
            <text:p>coreapi.h</text:p>
          </table:table-cell>
          <table:table-cell table:style-name="Default" table:formula="of:=SUBSTITUTE(['RAW Impl'.D80];&quot;line:&quot;;&quot;&quot;)" office:value-type="string" office:string-value="284">
            <text:p>284</text:p>
          </table:table-cell>
          <table:table-cell table:style-name="Default" table:formula="of:=SUBSTITUTE(['RAW Impl'.E80];&quot;returntype:&quot;;&quot;&quot;)" office:value-type="string" office:string-value="class:CoreAPI">
            <text:p>class:CoreAPI</text:p>
          </table:table-cell>
          <table:table-cell table:style-name="Default" table:formula="of:=SUBSTITUTE(['RAW Impl'.G80];&quot;returntype:&quot;;&quot;&quot;)" office:value-type="string" office:string-value="bool">
            <text:p>bool</text:p>
          </table:table-cell>
          <table:table-cell table:style-name="Default" table:formula="of:=['RAW Impl'.A80]" office:value-type="string" office:string-value="echoLimiterEnabled">
            <text:p>echoLimiterEnabled</text:p>
          </table:table-cell>
          <table:table-cell table:style-name="Default" table:formula="of:=['RAW Impl'.F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proxyconfigapi.h">
            <text:p>proxyconfigapi.h</text:p>
          </table:table-cell>
          <table:table-cell table:style-name="Default" table:formula="of:=SUBSTITUTE(['RAW Impl'.D81];&quot;line:&quot;;&quot;&quot;)" office:value-type="string" office:string-value="60">
            <text:p>60</text:p>
          </table:table-cell>
          <table:table-cell table:style-name="Default" table:formula="of:=SUBSTITUTE(['RAW Impl'.E8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1];&quot;returntype:&quot;;&quot;&quot;)" office:value-type="string" office:string-value="void">
            <text:p>void</text:p>
          </table:table-cell>
          <table:table-cell table:style-name="Default" table:formula="of:=['RAW Impl'.A81]" office:value-type="string" office:string-value="edit">
            <text:p>edit</text:p>
          </table:table-cell>
          <table:table-cell table:style-name="Default" table:formula="of:=['RAW Impl'.F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oreapi.h">
            <text:p>coreapi.h</text:p>
          </table:table-cell>
          <table:table-cell table:style-name="Default" table:formula="of:=SUBSTITUTE(['RAW Impl'.D82];&quot;line:&quot;;&quot;&quot;)" office:value-type="string" office:string-value="245">
            <text:p>245</text:p>
          </table:table-cell>
          <table:table-cell table:style-name="Default" table:formula="of:=SUBSTITUTE(['RAW Impl'.E82];&quot;returntype:&quot;;&quot;&quot;)" office:value-type="string" office:string-value="class:CoreAPI">
            <text:p>class:CoreAPI</text:p>
          </table:table-cell>
          <table:table-cell table:style-name="Default" table:formula="of:=SUBSTITUTE(['RAW Impl'.G82];&quot;returntype:&quot;;&quot;&quot;)" office:value-type="string" office:string-value="void">
            <text:p>void</text:p>
          </table:table-cell>
          <table:table-cell table:style-name="Default" table:formula="of:=['RAW Impl'.A82]" office:value-type="string" office:string-value="enableAdaptiveRateControl">
            <text:p>enableAdaptiveRateControl</text:p>
          </table:table-cell>
          <table:table-cell table:style-name="Default" table:formula="of:=['RAW Impl'.F8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oreapi.h">
            <text:p>coreapi.h</text:p>
          </table:table-cell>
          <table:table-cell table:style-name="Default" table:formula="of:=SUBSTITUTE(['RAW Impl'.D83];&quot;line:&quot;;&quot;&quot;)" office:value-type="string" office:string-value="249">
            <text:p>249</text:p>
          </table:table-cell>
          <table:table-cell table:style-name="Default" table:formula="of:=SUBSTITUTE(['RAW Impl'.E83];&quot;returntype:&quot;;&quot;&quot;)" office:value-type="string" office:string-value="class:CoreAPI">
            <text:p>class:CoreAPI</text:p>
          </table:table-cell>
          <table:table-cell table:style-name="Default" table:formula="of:=SUBSTITUTE(['RAW Impl'.G83];&quot;returntype:&quot;;&quot;&quot;)" office:value-type="string" office:string-value="void">
            <text:p>void</text:p>
          </table:table-cell>
          <table:table-cell table:style-name="Default" table:formula="of:=['RAW Impl'.A83]" office:value-type="string" office:string-value="enableAudioAdaptiveJittcomp">
            <text:p>enableAudioAdaptiveJittcomp</text:p>
          </table:table-cell>
          <table:table-cell table:style-name="Default" table:formula="of:=['RAW Impl'.F8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7">
            <text:p>47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void">
            <text:p>void</text:p>
          </table:table-cell>
          <table:table-cell table:style-name="Default" table:formula="of:=['RAW Impl'.A84]" office:value-type="string" office:string-value="enableCamera">
            <text:p>enableCamera</text:p>
          </table:table-cell>
          <table:table-cell table:style-name="Default" table:formula="of:=['RAW Impl'.F84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paramsapi.h">
            <text:p>callparamsapi.h</text:p>
          </table:table-cell>
          <table:table-cell table:style-name="Default" table:formula="of:=SUBSTITUTE(['RAW Impl'.D85];&quot;line:&quot;;&quot;&quot;)" office:value-type="string" office:string-value="22">
            <text:p>22</text:p>
          </table:table-cell>
          <table:table-cell table:style-name="Default" table:formula="of:=SUBSTITUTE(['RAW Impl'.E8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5];&quot;returntype:&quot;;&quot;&quot;)" office:value-type="string" office:string-value="void">
            <text:p>void</text:p>
          </table:table-cell>
          <table:table-cell table:style-name="Default" table:formula="of:=['RAW Impl'.A85]" office:value-type="string" office:string-value="enableEarlyMediaSending">
            <text:p>enableEarlyMediaSending</text:p>
          </table:table-cell>
          <table:table-cell table:style-name="Default" table:formula="of:=['RAW Impl'.F8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allapi.h">
            <text:p>callapi.h</text:p>
          </table:table-cell>
          <table:table-cell table:style-name="Default" table:formula="of:=SUBSTITUTE(['RAW Impl'.D86];&quot;line:&quot;;&quot;&quot;)" office:value-type="string" office:string-value="49">
            <text:p>49</text:p>
          </table:table-cell>
          <table:table-cell table:style-name="Default" table:formula="of:=SUBSTITUTE(['RAW Impl'.E86];&quot;returntype:&quot;;&quot;&quot;)" office:value-type="string" office:string-value="class:CallAPI">
            <text:p>class:CallAPI</text:p>
          </table:table-cell>
          <table:table-cell table:style-name="Default" table:formula="of:=SUBSTITUTE(['RAW Impl'.G86];&quot;returntype:&quot;;&quot;&quot;)" office:value-type="string" office:string-value="void">
            <text:p>void</text:p>
          </table:table-cell>
          <table:table-cell table:style-name="Default" table:formula="of:=['RAW Impl'.A86]" office:value-type="string" office:string-value="enableEchoCancellation">
            <text:p>enableEchoCancellation</text:p>
          </table:table-cell>
          <table:table-cell table:style-name="Default" table:formula="of:=['RAW Impl'.F8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oreapi.h">
            <text:p>coreapi.h</text:p>
          </table:table-cell>
          <table:table-cell table:style-name="Default" table:formula="of:=SUBSTITUTE(['RAW Impl'.D87];&quot;line:&quot;;&quot;&quot;)" office:value-type="string" office:string-value="281">
            <text:p>281</text:p>
          </table:table-cell>
          <table:table-cell table:style-name="Default" table:formula="of:=SUBSTITUTE(['RAW Impl'.E87];&quot;returntype:&quot;;&quot;&quot;)" office:value-type="string" office:string-value="class:CoreAPI">
            <text:p>class:CoreAPI</text:p>
          </table:table-cell>
          <table:table-cell table:style-name="Default" table:formula="of:=SUBSTITUTE(['RAW Impl'.G87];&quot;returntype:&quot;;&quot;&quot;)" office:value-type="string" office:string-value="void">
            <text:p>void</text:p>
          </table:table-cell>
          <table:table-cell table:style-name="Default" table:formula="of:=['RAW Impl'.A87]" office:value-type="string" office:string-value="enableEchoCancellation">
            <text:p>enableEchoCancellation</text:p>
          </table:table-cell>
          <table:table-cell table:style-name="Default" table:formula="of:=['RAW Impl'.F8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allapi.h">
            <text:p>callapi.h</text:p>
          </table:table-cell>
          <table:table-cell table:style-name="Default" table:formula="of:=SUBSTITUTE(['RAW Impl'.D88];&quot;line:&quot;;&quot;&quot;)" office:value-type="string" office:string-value="51">
            <text:p>51</text:p>
          </table:table-cell>
          <table:table-cell table:style-name="Default" table:formula="of:=SUBSTITUTE(['RAW Impl'.E88];&quot;returntype:&quot;;&quot;&quot;)" office:value-type="string" office:string-value="class:CallAPI">
            <text:p>class:CallAPI</text:p>
          </table:table-cell>
          <table:table-cell table:style-name="Default" table:formula="of:=SUBSTITUTE(['RAW Impl'.G88];&quot;returntype:&quot;;&quot;&quot;)" office:value-type="string" office:string-value="void">
            <text:p>void</text:p>
          </table:table-cell>
          <table:table-cell table:style-name="Default" table:formula="of:=['RAW Impl'.A88]" office:value-type="string" office:string-value="enableEchoLimiter">
            <text:p>enableEchoLimiter</text:p>
          </table:table-cell>
          <table:table-cell table:style-name="Default" table:formula="of:=['RAW Impl'.F88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283">
            <text:p>283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void">
            <text:p>void</text:p>
          </table:table-cell>
          <table:table-cell table:style-name="Default" table:formula="of:=['RAW Impl'.A89]" office:value-type="string" office:string-value="enableEchoLimiter">
            <text:p>enableEchoLimiter</text:p>
          </table:table-cell>
          <table:table-cell table:style-name="Default" table:formula="of:=['RAW Impl'.F8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oreapi.h">
            <text:p>coreapi.h</text:p>
          </table:table-cell>
          <table:table-cell table:style-name="Default" table:formula="of:=SUBSTITUTE(['RAW Impl'.D90];&quot;line:&quot;;&quot;&quot;)" office:value-type="string" office:string-value="232">
            <text:p>232</text:p>
          </table:table-cell>
          <table:table-cell table:style-name="Default" table:formula="of:=SUBSTITUTE(['RAW Impl'.E90];&quot;returntype:&quot;;&quot;&quot;)" office:value-type="string" office:string-value="class:CoreAPI">
            <text:p>class:CoreAPI</text:p>
          </table:table-cell>
          <table:table-cell table:style-name="Default" table:formula="of:=SUBSTITUTE(['RAW Impl'.G90];&quot;returntype:&quot;;&quot;&quot;)" office:value-type="string" office:string-value="void">
            <text:p>void</text:p>
          </table:table-cell>
          <table:table-cell table:style-name="Default" table:formula="of:=['RAW Impl'.A90]" office:value-type="string" office:string-value="enableIpv6">
            <text:p>enableIpv6</text:p>
          </table:table-cell>
          <table:table-cell table:style-name="Default" table:formula="of:=['RAW Impl'.F9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oreapi.h">
            <text:p>coreapi.h</text:p>
          </table:table-cell>
          <table:table-cell table:style-name="Default" table:formula="of:=SUBSTITUTE(['RAW Impl'.D91];&quot;line:&quot;;&quot;&quot;)" office:value-type="string" office:string-value="234">
            <text:p>234</text:p>
          </table:table-cell>
          <table:table-cell table:style-name="Default" table:formula="of:=SUBSTITUTE(['RAW Impl'.E91];&quot;returntype:&quot;;&quot;&quot;)" office:value-type="string" office:string-value="class:CoreAPI">
            <text:p>class:CoreAPI</text:p>
          </table:table-cell>
          <table:table-cell table:style-name="Default" table:formula="of:=SUBSTITUTE(['RAW Impl'.G91];&quot;returntype:&quot;;&quot;&quot;)" office:value-type="string" office:string-value="void">
            <text:p>void</text:p>
          </table:table-cell>
          <table:table-cell table:style-name="Default" table:formula="of:=['RAW Impl'.A91]" office:value-type="string" office:string-value="enableKeepAlive">
            <text:p>enableKeepAlive</text:p>
          </table:table-cell>
          <table:table-cell table:style-name="Default" table:formula="of:=['RAW Impl'.F9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oreapi.h">
            <text:p>coreapi.h</text:p>
          </table:table-cell>
          <table:table-cell table:style-name="Default" table:formula="of:=SUBSTITUTE(['RAW Impl'.D92];&quot;line:&quot;;&quot;&quot;)" office:value-type="string" office:string-value="196">
            <text:p>196</text:p>
          </table:table-cell>
          <table:table-cell table:style-name="Default" table:formula="of:=SUBSTITUTE(['RAW Impl'.E92];&quot;returntype:&quot;;&quot;&quot;)" office:value-type="string" office:string-value="class:CoreAPI">
            <text:p>class:CoreAPI</text:p>
          </table:table-cell>
          <table:table-cell table:style-name="Default" table:formula="of:=SUBSTITUTE(['RAW Impl'.G92];&quot;returntype:&quot;;&quot;&quot;)" office:value-type="string" office:string-value="void">
            <text:p>void</text:p>
          </table:table-cell>
          <table:table-cell table:style-name="Default" table:formula="of:=['RAW Impl'.A92]" office:value-type="string" office:string-value="enablePayloadType">
            <text:p>enablePayloadType</text:p>
          </table:table-cell>
          <table:table-cell table:style-name="Default" table:formula="of:=['RAW Impl'.F92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proxyconfigapi.h">
            <text:p>proxyconfigapi.h</text:p>
          </table:table-cell>
          <table:table-cell table:style-name="Default" table:formula="of:=SUBSTITUTE(['RAW Impl'.D93];&quot;line:&quot;;&quot;&quot;)" office:value-type="string" office:string-value="35">
            <text:p>35</text:p>
          </table:table-cell>
          <table:table-cell table:style-name="Default" table:formula="of:=SUBSTITUTE(['RAW Impl'.E9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3];&quot;returntype:&quot;;&quot;&quot;)" office:value-type="string" office:string-value="void">
            <text:p>void</text:p>
          </table:table-cell>
          <table:table-cell table:style-name="Default" table:formula="of:=['RAW Impl'.A93]" office:value-type="string" office:string-value="enablePublish">
            <text:p>enablePublish</text:p>
          </table:table-cell>
          <table:table-cell table:style-name="Default" table:formula="of:=['RAW Impl'.F9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roxyconfigapi.h">
            <text:p>proxyconfigapi.h</text:p>
          </table:table-cell>
          <table:table-cell table:style-name="Default" table:formula="of:=SUBSTITUTE(['RAW Impl'.D94];&quot;line:&quot;;&quot;&quot;)" office:value-type="string" office:string-value="55">
            <text:p>55</text:p>
          </table:table-cell>
          <table:table-cell table:style-name="Default" table:formula="of:=SUBSTITUTE(['RAW Impl'.E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4];&quot;returntype:&quot;;&quot;&quot;)" office:value-type="string" office:string-value="void">
            <text:p>void</text:p>
          </table:table-cell>
          <table:table-cell table:style-name="Default" table:formula="of:=['RAW Impl'.A94]" office:value-type="string" office:string-value="enableRegister">
            <text:p>enableRegister</text:p>
          </table:table-cell>
          <table:table-cell table:style-name="Default" table:formula="of:=['RAW Impl'.F94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oreapi.h">
            <text:p>coreapi.h</text:p>
          </table:table-cell>
          <table:table-cell table:style-name="Default" table:formula="of:=SUBSTITUTE(['RAW Impl'.D95];&quot;line:&quot;;&quot;&quot;)" office:value-type="string" office:string-value="163">
            <text:p>163</text:p>
          </table:table-cell>
          <table:table-cell table:style-name="Default" table:formula="of:=SUBSTITUTE(['RAW Impl'.E95];&quot;returntype:&quot;;&quot;&quot;)" office:value-type="string" office:string-value="class:CoreAPI">
            <text:p>class:CoreAPI</text:p>
          </table:table-cell>
          <table:table-cell table:style-name="Default" table:formula="of:=SUBSTITUTE(['RAW Impl'.G95];&quot;returntype:&quot;;&quot;&quot;)" office:value-type="string" office:string-value="void">
            <text:p>void</text:p>
          </table:table-cell>
          <table:table-cell table:style-name="Default" table:formula="of:=['RAW Impl'.A95]" office:value-type="string" office:string-value="enableSelfView">
            <text:p>enableSelfView</text:p>
          </table:table-cell>
          <table:table-cell table:style-name="Default" table:formula="of:=['RAW Impl'.F9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allparamsapi.h">
            <text:p>callparamsapi.h</text:p>
          </table:table-cell>
          <table:table-cell table:style-name="Default" table:formula="of:=SUBSTITUTE(['RAW Impl'.D96];&quot;line:&quot;;&quot;&quot;)" office:value-type="string" office:string-value="28">
            <text:p>28</text:p>
          </table:table-cell>
          <table:table-cell table:style-name="Default" table:formula="of:=SUBSTITUTE(['RAW Impl'.E9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6];&quot;returntype:&quot;;&quot;&quot;)" office:value-type="string" office:string-value="void">
            <text:p>void</text:p>
          </table:table-cell>
          <table:table-cell table:style-name="Default" table:formula="of:=['RAW Impl'.A96]" office:value-type="string" office:string-value="enableVideo">
            <text:p>enableVideo</text:p>
          </table:table-cell>
          <table:table-cell table:style-name="Default" table:formula="of:=['RAW Impl'.F9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oreapi.h">
            <text:p>coreapi.h</text:p>
          </table:table-cell>
          <table:table-cell table:style-name="Default" table:formula="of:=SUBSTITUTE(['RAW Impl'.D97];&quot;line:&quot;;&quot;&quot;)" office:value-type="string" office:string-value="159">
            <text:p>159</text:p>
          </table:table-cell>
          <table:table-cell table:style-name="Default" table:formula="of:=SUBSTITUTE(['RAW Impl'.E97];&quot;returntype:&quot;;&quot;&quot;)" office:value-type="string" office:string-value="class:CoreAPI">
            <text:p>class:CoreAPI</text:p>
          </table:table-cell>
          <table:table-cell table:style-name="Default" table:formula="of:=SUBSTITUTE(['RAW Impl'.G97];&quot;returntype:&quot;;&quot;&quot;)" office:value-type="string" office:string-value="void">
            <text:p>void</text:p>
          </table:table-cell>
          <table:table-cell table:style-name="Default" table:formula="of:=['RAW Impl'.A97]" office:value-type="string" office:string-value="enableVideo">
            <text:p>enableVideo</text:p>
          </table:table-cell>
          <table:table-cell table:style-name="Default" table:formula="of:=['RAW Impl'.F9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oreapi.h">
            <text:p>coreapi.h</text:p>
          </table:table-cell>
          <table:table-cell table:style-name="Default" table:formula="of:=SUBSTITUTE(['RAW Impl'.D98];&quot;line:&quot;;&quot;&quot;)" office:value-type="string" office:string-value="251">
            <text:p>251</text:p>
          </table:table-cell>
          <table:table-cell table:style-name="Default" table:formula="of:=SUBSTITUTE(['RAW Impl'.E98];&quot;returntype:&quot;;&quot;&quot;)" office:value-type="string" office:string-value="class:CoreAPI">
            <text:p>class:CoreAPI</text:p>
          </table:table-cell>
          <table:table-cell table:style-name="Default" table:formula="of:=SUBSTITUTE(['RAW Impl'.G98];&quot;returntype:&quot;;&quot;&quot;)" office:value-type="string" office:string-value="void">
            <text:p>void</text:p>
          </table:table-cell>
          <table:table-cell table:style-name="Default" table:formula="of:=['RAW Impl'.A98]" office:value-type="string" office:string-value="enableVideoAdaptiveJittcomp">
            <text:p>enableVideoAdaptiveJittcomp</text:p>
          </table:table-cell>
          <table:table-cell table:style-name="Default" table:formula="of:=['RAW Impl'.F9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oreapi.h">
            <text:p>coreapi.h</text:p>
          </table:table-cell>
          <table:table-cell table:style-name="Default" table:formula="of:=SUBSTITUTE(['RAW Impl'.D99];&quot;line:&quot;;&quot;&quot;)" office:value-type="string" office:string-value="161">
            <text:p>161</text:p>
          </table:table-cell>
          <table:table-cell table:style-name="Default" table:formula="of:=SUBSTITUTE(['RAW Impl'.E99];&quot;returntype:&quot;;&quot;&quot;)" office:value-type="string" office:string-value="class:CoreAPI">
            <text:p>class:CoreAPI</text:p>
          </table:table-cell>
          <table:table-cell table:style-name="Default" table:formula="of:=SUBSTITUTE(['RAW Impl'.G99];&quot;returntype:&quot;;&quot;&quot;)" office:value-type="string" office:string-value="void">
            <text:p>void</text:p>
          </table:table-cell>
          <table:table-cell table:style-name="Default" table:formula="of:=['RAW Impl'.A99]" office:value-type="string" office:string-value="enableVideoPreview">
            <text:p>enableVideoPreview</text:p>
          </table:table-cell>
          <table:table-cell table:style-name="Default" table:formula="of:=['RAW Impl'.F9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coreapi.h">
            <text:p>coreapi.h</text:p>
          </table:table-cell>
          <table:table-cell table:style-name="Default" table:formula="of:=SUBSTITUTE(['RAW Impl'.D100];&quot;line:&quot;;&quot;&quot;)" office:value-type="string" office:string-value="136">
            <text:p>136</text:p>
          </table:table-cell>
          <table:table-cell table:style-name="Default" table:formula="of:=SUBSTITUTE(['RAW Impl'.E100];&quot;returntype:&quot;;&quot;&quot;)" office:value-type="string" office:string-value="class:CoreAPI">
            <text:p>class:CoreAPI</text:p>
          </table:table-cell>
          <table:table-cell table:style-name="Default" table:formula="of:=SUBSTITUTE(['RAW Impl'.G100];&quot;returntype:&quot;;&quot;&quot;)" office:value-type="string" office:string-value="int">
            <text:p>int</text:p>
          </table:table-cell>
          <table:table-cell table:style-name="Default" table:formula="of:=['RAW Impl'.A100]" office:value-type="string" office:string-value="enterConference">
            <text:p>enterConference</text:p>
          </table:table-cell>
          <table:table-cell table:style-name="Default" table:formula="of:=['RAW Impl'.F1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261">
            <text:p>261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AuthInfoAPIPtr">
            <text:p>AuthInfoAPIPtr</text:p>
          </table:table-cell>
          <table:table-cell table:style-name="Default" table:formula="of:=['RAW Impl'.A101]" office:value-type="string" office:string-value="findAuthInfo">
            <text:p>findAuthInfo</text:p>
          </table:table-cell>
          <table:table-cell table:style-name="Default" table:formula="of:=['RAW Impl'.F101]" office:value-type="string" office:string-value="signature:(const std::string &amp;realm, const std::string &amp;username)">
            <text:p>signature:(const std::string &amp;realm, 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addressapi.h">
            <text:p>addressapi.h</text:p>
          </table:table-cell>
          <table:table-cell table:style-name="Default" table:formula="of:=SUBSTITUTE(['RAW Impl'.D102];&quot;line:&quot;;&quot;&quot;)" office:value-type="string" office:string-value="41">
            <text:p>41</text:p>
          </table:table-cell>
          <table:table-cell table:style-name="Default" table:formula="of:=SUBSTITUTE(['RAW Impl'.E10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2];&quot;returntype:&quot;;&quot;&quot;)" office:value-type="string" office:string-value="AddressAPIPtr">
            <text:p>AddressAPIPtr</text:p>
          </table:table-cell>
          <table:table-cell table:style-name="Default" table:formula="of:=['RAW Impl'.A102]" office:value-type="string" office:string-value="get">
            <text:p>get</text:p>
          </table:table-cell>
          <table:table-cell table:style-name="Default" table:formula="of:=['RAW Impl'.F10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addressapi.h">
            <text:p>addressapi.h</text:p>
          </table:table-cell>
          <table:table-cell table:style-name="Default" table:formula="of:=SUBSTITUTE(['RAW Impl'.D103];&quot;line:&quot;;&quot;&quot;)" office:value-type="string" office:string-value="42">
            <text:p>42</text:p>
          </table:table-cell>
          <table:table-cell table:style-name="Default" table:formula="of:=SUBSTITUTE(['RAW Impl'.E10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3];&quot;returntype:&quot;;&quot;&quot;)" office:value-type="string" office:string-value="AddressAPIPtr">
            <text:p>AddressAPIPtr</text:p>
          </table:table-cell>
          <table:table-cell table:style-name="Default" table:formula="of:=['RAW Impl'.A103]" office:value-type="string" office:string-value="get">
            <text:p>get</text:p>
          </table:table-cell>
          <table:table-cell table:style-name="Default" table:formula="of:=['RAW Impl'.F10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authinfoapi.h">
            <text:p>authinfoapi.h</text:p>
          </table:table-cell>
          <table:table-cell table:style-name="Default" table:formula="of:=SUBSTITUTE(['RAW Impl'.D104];&quot;line:&quot;;&quot;&quot;)" office:value-type="string" office:string-value="35">
            <text:p>35</text:p>
          </table:table-cell>
          <table:table-cell table:style-name="Default" table:formula="of:=SUBSTITUTE(['RAW Impl'.E10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4];&quot;returntype:&quot;;&quot;&quot;)" office:value-type="string" office:string-value="AuthInfoAPIPtr">
            <text:p>AuthInfoAPIPtr</text:p>
          </table:table-cell>
          <table:table-cell table:style-name="Default" table:formula="of:=['RAW Impl'.A104]" office:value-type="string" office:string-value="get">
            <text:p>get</text:p>
          </table:table-cell>
          <table:table-cell table:style-name="Default" table:formula="of:=['RAW Impl'.F104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authinfoapi.h">
            <text:p>authinfoapi.h</text:p>
          </table:table-cell>
          <table:table-cell table:style-name="Default" table:formula="of:=SUBSTITUTE(['RAW Impl'.D105];&quot;line:&quot;;&quot;&quot;)" office:value-type="string" office:string-value="36">
            <text:p>36</text:p>
          </table:table-cell>
          <table:table-cell table:style-name="Default" table:formula="of:=SUBSTITUTE(['RAW Impl'.E10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5];&quot;returntype:&quot;;&quot;&quot;)" office:value-type="string" office:string-value="AuthInfoAPIPtr">
            <text:p>AuthInfoAPIPtr</text:p>
          </table:table-cell>
          <table:table-cell table:style-name="Default" table:formula="of:=['RAW Impl'.A105]" office:value-type="string" office:string-value="get">
            <text:p>get</text:p>
          </table:table-cell>
          <table:table-cell table:style-name="Default" table:formula="of:=['RAW Impl'.F105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callapi.h">
            <text:p>callapi.h</text:p>
          </table:table-cell>
          <table:table-cell table:style-name="Default" table:formula="of:=SUBSTITUTE(['RAW Impl'.D106];&quot;line:&quot;;&quot;&quot;)" office:value-type="string" office:string-value="62">
            <text:p>62</text:p>
          </table:table-cell>
          <table:table-cell table:style-name="Default" table:formula="of:=SUBSTITUTE(['RAW Impl'.E106];&quot;returntype:&quot;;&quot;&quot;)" office:value-type="string" office:string-value="class:CallAPI">
            <text:p>class:CallAPI</text:p>
          </table:table-cell>
          <table:table-cell table:style-name="Default" table:formula="of:=SUBSTITUTE(['RAW Impl'.G106];&quot;returntype:&quot;;&quot;&quot;)" office:value-type="string" office:string-value="CallAPIPtr">
            <text:p>CallAPIPtr</text:p>
          </table:table-cell>
          <table:table-cell table:style-name="Default" table:formula="of:=['RAW Impl'.A106]" office:value-type="string" office:string-value="get">
            <text:p>get</text:p>
          </table:table-cell>
          <table:table-cell table:style-name="Default" table:formula="of:=['RAW Impl'.F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logapi.h">
            <text:p>calllogapi.h</text:p>
          </table:table-cell>
          <table:table-cell table:style-name="Default" table:formula="of:=SUBSTITUTE(['RAW Impl'.D107];&quot;line:&quot;;&quot;&quot;)" office:value-type="string" office:string-value="27">
            <text:p>27</text:p>
          </table:table-cell>
          <table:table-cell table:style-name="Default" table:formula="of:=SUBSTITUTE(['RAW Impl'.E10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07];&quot;returntype:&quot;;&quot;&quot;)" office:value-type="string" office:string-value="CallLogAPIPtr">
            <text:p>CallLogAPIPtr</text:p>
          </table:table-cell>
          <table:table-cell table:style-name="Default" table:formula="of:=['RAW Impl'.A107]" office:value-type="string" office:string-value="get">
            <text:p>get</text:p>
          </table:table-cell>
          <table:table-cell table:style-name="Default" table:formula="of:=['RAW Impl'.F107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allparamsapi.h">
            <text:p>callparamsapi.h</text:p>
          </table:table-cell>
          <table:table-cell table:style-name="Default" table:formula="of:=SUBSTITUTE(['RAW Impl'.D108];&quot;line:&quot;;&quot;&quot;)" office:value-type="string" office:string-value="37">
            <text:p>37</text:p>
          </table:table-cell>
          <table:table-cell table:style-name="Default" table:formula="of:=SUBSTITUTE(['RAW Impl'.E10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8];&quot;returntype:&quot;;&quot;&quot;)" office:value-type="string" office:string-value="CallParamsAPIPtr">
            <text:p>CallParamsAPIPtr</text:p>
          </table:table-cell>
          <table:table-cell table:style-name="Default" table:formula="of:=['RAW Impl'.A108]" office:value-type="string" office:string-value="get">
            <text:p>get</text:p>
          </table:table-cell>
          <table:table-cell table:style-name="Default" table:formula="of:=['RAW Impl'.F108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allparamsapi.h">
            <text:p>callparamsapi.h</text:p>
          </table:table-cell>
          <table:table-cell table:style-name="Default" table:formula="of:=SUBSTITUTE(['RAW Impl'.D109];&quot;line:&quot;;&quot;&quot;)" office:value-type="string" office:string-value="38">
            <text:p>38</text:p>
          </table:table-cell>
          <table:table-cell table:style-name="Default" table:formula="of:=SUBSTITUTE(['RAW Impl'.E10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9];&quot;returntype:&quot;;&quot;&quot;)" office:value-type="string" office:string-value="CallParamsAPIPtr">
            <text:p>CallParamsAPIPtr</text:p>
          </table:table-cell>
          <table:table-cell table:style-name="Default" table:formula="of:=['RAW Impl'.A109]" office:value-type="string" office:string-value="get">
            <text:p>get</text:p>
          </table:table-cell>
          <table:table-cell table:style-name="Default" table:formula="of:=['RAW Impl'.F109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allstatsapi.h">
            <text:p>callstatsapi.h</text:p>
          </table:table-cell>
          <table:table-cell table:style-name="Default" table:formula="of:=SUBSTITUTE(['RAW Impl'.D110];&quot;line:&quot;;&quot;&quot;)" office:value-type="string" office:string-value="29">
            <text:p>29</text:p>
          </table:table-cell>
          <table:table-cell table:style-name="Default" table:formula="of:=SUBSTITUTE(['RAW Impl'.E11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0];&quot;returntype:&quot;;&quot;&quot;)" office:value-type="string" office:string-value="CallStatsAPIPtr">
            <text:p>CallStatsAPIPtr</text:p>
          </table:table-cell>
          <table:table-cell table:style-name="Default" table:formula="of:=['RAW Impl'.A110]" office:value-type="string" office:string-value="get">
            <text:p>get</text:p>
          </table:table-cell>
          <table:table-cell table:style-name="Default" table:formula="of:=['RAW Impl'.F110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oreapi.h">
            <text:p>coreapi.h</text:p>
          </table:table-cell>
          <table:table-cell table:style-name="Default" table:formula="of:=SUBSTITUTE(['RAW Impl'.D111];&quot;line:&quot;;&quot;&quot;)" office:value-type="string" office:string-value="319">
            <text:p>319</text:p>
          </table:table-cell>
          <table:table-cell table:style-name="Default" table:formula="of:=SUBSTITUTE(['RAW Impl'.E111];&quot;returntype:&quot;;&quot;&quot;)" office:value-type="string" office:string-value="class:CoreAPI">
            <text:p>class:CoreAPI</text:p>
          </table:table-cell>
          <table:table-cell table:style-name="Default" table:formula="of:=SUBSTITUTE(['RAW Impl'.G111];&quot;returntype:&quot;;&quot;&quot;)" office:value-type="string" office:string-value="CoreAPIPtr">
            <text:p>CoreAPIPtr</text:p>
          </table:table-cell>
          <table:table-cell table:style-name="Default" table:formula="of:=['RAW Impl'.A111]" office:value-type="string" office:string-value="get">
            <text:p>get</text:p>
          </table:table-cell>
          <table:table-cell table:style-name="Default" table:formula="of:=['RAW Impl'.F111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ayloadtypeapi.h">
            <text:p>payloadtypeapi.h</text:p>
          </table:table-cell>
          <table:table-cell table:style-name="Default" table:formula="of:=SUBSTITUTE(['RAW Impl'.D112];&quot;line:&quot;;&quot;&quot;)" office:value-type="string" office:string-value="59">
            <text:p>59</text:p>
          </table:table-cell>
          <table:table-cell table:style-name="Default" table:formula="of:=SUBSTITUTE(['RAW Impl'.E1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2];&quot;returntype:&quot;;&quot;&quot;)" office:value-type="string" office:string-value="PayloadTypeAPIPtr">
            <text:p>PayloadTypeAPIPtr</text:p>
          </table:table-cell>
          <table:table-cell table:style-name="Default" table:formula="of:=['RAW Impl'.A112]" office:value-type="string" office:string-value="get">
            <text:p>get</text:p>
          </table:table-cell>
          <table:table-cell table:style-name="Default" table:formula="of:=['RAW Impl'.F112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payloadtypeapi.h">
            <text:p>payloadtypeapi.h</text:p>
          </table:table-cell>
          <table:table-cell table:style-name="Default" table:formula="of:=SUBSTITUTE(['RAW Impl'.D113];&quot;line:&quot;;&quot;&quot;)" office:value-type="string" office:string-value="60">
            <text:p>60</text:p>
          </table:table-cell>
          <table:table-cell table:style-name="Default" table:formula="of:=SUBSTITUTE(['RAW Impl'.E1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3];&quot;returntype:&quot;;&quot;&quot;)" office:value-type="string" office:string-value="PayloadTypeAPIPtr">
            <text:p>PayloadTypeAPIPtr</text:p>
          </table:table-cell>
          <table:table-cell table:style-name="Default" table:formula="of:=['RAW Impl'.A113]" office:value-type="string" office:string-value="get">
            <text:p>get</text:p>
          </table:table-cell>
          <table:table-cell table:style-name="Default" table:formula="of:=['RAW Impl'.F113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roxyconfigapi.h">
            <text:p>proxyconfigapi.h</text:p>
          </table:table-cell>
          <table:table-cell table:style-name="Default" table:formula="of:=SUBSTITUTE(['RAW Impl'.D114];&quot;line:&quot;;&quot;&quot;)" office:value-type="string" office:string-value="70">
            <text:p>70</text:p>
          </table:table-cell>
          <table:table-cell table:style-name="Default" table:formula="of:=SUBSTITUTE(['RAW Impl'.E11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4];&quot;returntype:&quot;;&quot;&quot;)" office:value-type="string" office:string-value="ProxyConfigAPIPtr">
            <text:p>ProxyConfigAPIPtr</text:p>
          </table:table-cell>
          <table:table-cell table:style-name="Default" table:formula="of:=['RAW Impl'.A114]" office:value-type="string" office:string-value="get">
            <text:p>get</text:p>
          </table:table-cell>
          <table:table-cell table:style-name="Default" table:formula="of:=['RAW Impl'.F114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oreapi.h">
            <text:p>coreapi.h</text:p>
          </table:table-cell>
          <table:table-cell table:style-name="Default" table:formula="of:=SUBSTITUTE(['RAW Impl'.D115];&quot;line:&quot;;&quot;&quot;)" office:value-type="string" office:string-value="191">
            <text:p>191</text:p>
          </table:table-cell>
          <table:table-cell table:style-name="Default" table:formula="of:=SUBSTITUTE(['RAW Impl'.E115];&quot;returntype:&quot;;&quot;&quot;)" office:value-type="string" office:string-value="class:CoreAPI">
            <text:p>class:CoreAPI</text:p>
          </table:table-cell>
          <table:table-cell table:style-name="Default" table:formula="of:=SUBSTITUTE(['RAW Impl'.G115];&quot;returntype:&quot;;&quot;&quot;)" office:value-type="string" office:string-value="FB::VariantList">
            <text:p>FB::VariantList</text:p>
          </table:table-cell>
          <table:table-cell table:style-name="Default" table:formula="of:=['RAW Impl'.A115]" office:value-type="string" office:string-value="getAudioCodecs">
            <text:p>getAudioCodecs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oreapi.h">
            <text:p>coreapi.h</text:p>
          </table:table-cell>
          <table:table-cell table:style-name="Default" table:formula="of:=SUBSTITUTE(['RAW Impl'.D116];&quot;line:&quot;;&quot;&quot;)" office:value-type="string" office:string-value="237">
            <text:p>237</text:p>
          </table:table-cell>
          <table:table-cell table:style-name="Default" table:formula="of:=SUBSTITUTE(['RAW Impl'.E116];&quot;returntype:&quot;;&quot;&quot;)" office:value-type="string" office:string-value="class:CoreAPI">
            <text:p>class:Core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AudioDscp">
            <text:p>getAudioDscp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252">
            <text:p>252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AudioJittcomp">
            <text:p>getAudioJittcomp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oreapi.h">
            <text:p>coreapi.h</text:p>
          </table:table-cell>
          <table:table-cell table:style-name="Default" table:formula="of:=SUBSTITUTE(['RAW Impl'.D118];&quot;line:&quot;;&quot;&quot;)" office:value-type="string" office:string-value="211">
            <text:p>211</text:p>
          </table:table-cell>
          <table:table-cell table:style-name="Default" table:formula="of:=SUBSTITUTE(['RAW Impl'.E118];&quot;returntype:&quot;;&quot;&quot;)" office:value-type="string" office:string-value="class:CoreAPI">
            <text:p>class:CoreAPI</text:p>
          </table:table-cell>
          <table:table-cell table:style-name="Default" table:formula="of:=SUBSTITUTE(['RAW Impl'.G118];&quot;returntype:&quot;;&quot;&quot;)" office:value-type="string" office:string-value="int">
            <text:p>int</text:p>
          </table:table-cell>
          <table:table-cell table:style-name="Default" table:formula="of:=['RAW Impl'.A118]" office:value-type="string" office:string-value="getAudioPort">
            <text:p>getAudioPort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allapi.h">
            <text:p>callapi.h</text:p>
          </table:table-cell>
          <table:table-cell table:style-name="Default" table:formula="of:=SUBSTITUTE(['RAW Impl'.D119];&quot;line:&quot;;&quot;&quot;)" office:value-type="string" office:string-value="22">
            <text:p>22</text:p>
          </table:table-cell>
          <table:table-cell table:style-name="Default" table:formula="of:=SUBSTITUTE(['RAW Impl'.E119];&quot;returntype:&quot;;&quot;&quot;)" office:value-type="string" office:string-value="class:CallAPI">
            <text:p>class:CallAPI</text:p>
          </table:table-cell>
          <table:table-cell table:style-name="Default" table:formula="of:=SUBSTITUTE(['RAW Impl'.G119];&quot;returntype:&quot;;&quot;&quot;)" office:value-type="string" office:string-value="CallStatsAPIPtr">
            <text:p>CallStatsAPIPtr</text:p>
          </table:table-cell>
          <table:table-cell table:style-name="Default" table:formula="of:=['RAW Impl'.A119]" office:value-type="string" office:string-value="getAudioStats">
            <text:p>getAudioStats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262">
            <text:p>262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FB::VariantList">
            <text:p>FB::VariantList</text:p>
          </table:table-cell>
          <table:table-cell table:style-name="Default" table:formula="of:=['RAW Impl'.A120]" office:value-type="string" office:string-value="getAuthInfoList">
            <text:p>getAuthInfoList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23">
            <text:p>23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std::string">
            <text:p>std::string</text:p>
          </table:table-cell>
          <table:table-cell table:style-name="Default" table:formula="of:=['RAW Impl'.A121]" office:value-type="string" office:string-value="getAuthenticationToken">
            <text:p>getAuthenticationToken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allapi.h">
            <text:p>callapi.h</text:p>
          </table:table-cell>
          <table:table-cell table:style-name="Default" table:formula="of:=SUBSTITUTE(['RAW Impl'.D122];&quot;line:&quot;;&quot;&quot;)" office:value-type="string" office:string-value="24">
            <text:p>24</text:p>
          </table:table-cell>
          <table:table-cell table:style-name="Default" table:formula="of:=SUBSTITUTE(['RAW Impl'.E122];&quot;returntype:&quot;;&quot;&quot;)" office:value-type="string" office:string-value="class:CallAPI">
            <text:p>class:CallAPI</text:p>
          </table:table-cell>
          <table:table-cell table:style-name="Default" table:formula="of:=SUBSTITUTE(['RAW Impl'.G122];&quot;returntype:&quot;;&quot;&quot;)" office:value-type="string" office:string-value="bool">
            <text:p>bool</text:p>
          </table:table-cell>
          <table:table-cell table:style-name="Default" table:formula="of:=['RAW Impl'.A122]" office:value-type="string" office:string-value="getAuthenticationTokenVerified">
            <text:p>getAuthenticationTokenVerified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allapi.h">
            <text:p>callapi.h</text:p>
          </table:table-cell>
          <table:table-cell table:style-name="Default" table:formula="of:=SUBSTITUTE(['RAW Impl'.D123];&quot;line:&quot;;&quot;&quot;)" office:value-type="string" office:string-value="25">
            <text:p>25</text:p>
          </table:table-cell>
          <table:table-cell table:style-name="Default" table:formula="of:=SUBSTITUTE(['RAW Impl'.E123];&quot;returntype:&quot;;&quot;&quot;)" office:value-type="string" office:string-value="class:CallAPI">
            <text:p>class:CallAPI</text:p>
          </table:table-cell>
          <table:table-cell table:style-name="Default" table:formula="of:=SUBSTITUTE(['RAW Impl'.G123];&quot;returntype:&quot;;&quot;&quot;)" office:value-type="string" office:string-value="float">
            <text:p>float</text:p>
          </table:table-cell>
          <table:table-cell table:style-name="Default" table:formula="of:=['RAW Impl'.A123]" office:value-type="string" office:string-value="getAverageQuality">
            <text:p>getAverageQuality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ayloadtypeapi.h">
            <text:p>payloadtypeapi.h</text:p>
          </table:table-cell>
          <table:table-cell table:style-name="Default" table:formula="of:=SUBSTITUTE(['RAW Impl'.D124];&quot;line:&quot;;&quot;&quot;)" office:value-type="string" office:string-value="29">
            <text:p>29</text:p>
          </table:table-cell>
          <table:table-cell table:style-name="Default" table:formula="of:=SUBSTITUTE(['RAW Impl'.E1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4];&quot;returntype:&quot;;&quot;&quot;)" office:value-type="string" office:string-value="int">
            <text:p>int</text:p>
          </table:table-cell>
          <table:table-cell table:style-name="Default" table:formula="of:=['RAW Impl'.A124]" office:value-type="string" office:string-value="getBitsPerSample">
            <text:p>getBitsPerSample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allapi.h">
            <text:p>callapi.h</text:p>
          </table:table-cell>
          <table:table-cell table:style-name="Default" table:formula="of:=SUBSTITUTE(['RAW Impl'.D125];&quot;line:&quot;;&quot;&quot;)" office:value-type="string" office:string-value="26">
            <text:p>26</text:p>
          </table:table-cell>
          <table:table-cell table:style-name="Default" table:formula="of:=SUBSTITUTE(['RAW Impl'.E125];&quot;returntype:&quot;;&quot;&quot;)" office:value-type="string" office:string-value="class:CallAPI">
            <text:p>class:CallAPI</text:p>
          </table:table-cell>
          <table:table-cell table:style-name="Default" table:formula="of:=SUBSTITUTE(['RAW Impl'.G125];&quot;returntype:&quot;;&quot;&quot;)" office:value-type="string" office:string-value="CallLogAPIPtr">
            <text:p>CallLogAPIPtr</text:p>
          </table:table-cell>
          <table:table-cell table:style-name="Default" table:formula="of:=['RAW Impl'.A125]" office:value-type="string" office:string-value="getCallLog">
            <text:p>getCallLog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182">
            <text:p>182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std::string">
            <text:p>std::string</text:p>
          </table:table-cell>
          <table:table-cell table:style-name="Default" table:formula="of:=['RAW Impl'.A126]" office:value-type="string" office:string-value="getCaptureDevice">
            <text:p>getCaptureDevice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payloadtypeapi.h">
            <text:p>payloadtypeapi.h</text:p>
          </table:table-cell>
          <table:table-cell table:style-name="Default" table:formula="of:=SUBSTITUTE(['RAW Impl'.D127];&quot;line:&quot;;&quot;&quot;)" office:value-type="string" office:string-value="44">
            <text:p>44</text:p>
          </table:table-cell>
          <table:table-cell table:style-name="Default" table:formula="of:=SUBSTITUTE(['RAW Impl'.E1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7];&quot;returntype:&quot;;&quot;&quot;)" office:value-type="string" office:string-value="int">
            <text:p>int</text:p>
          </table:table-cell>
          <table:table-cell table:style-name="Default" table:formula="of:=['RAW Impl'.A127]" office:value-type="string" office:string-value="getChannels">
            <text:p>getChannels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payloadtypeapi.h">
            <text:p>payloadtypeapi.h</text:p>
          </table:table-cell>
          <table:table-cell table:style-name="Default" table:formula="of:=SUBSTITUTE(['RAW Impl'.D128];&quot;line:&quot;;&quot;&quot;)" office:value-type="string" office:string-value="26">
            <text:p>26</text:p>
          </table:table-cell>
          <table:table-cell table:style-name="Default" table:formula="of:=SUBSTITUTE(['RAW Impl'.E1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8];&quot;returntype:&quot;;&quot;&quot;)" office:value-type="string" office:string-value="int">
            <text:p>int</text:p>
          </table:table-cell>
          <table:table-cell table:style-name="Default" table:formula="of:=['RAW Impl'.A128]" office:value-type="string" office:string-value="getClockRate">
            <text:p>getClockRate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oreapi.h">
            <text:p>coreapi.h</text:p>
          </table:table-cell>
          <table:table-cell table:style-name="Default" table:formula="of:=SUBSTITUTE(['RAW Impl'.D129];&quot;line:&quot;;&quot;&quot;)" office:value-type="string" office:string-value="137">
            <text:p>137</text:p>
          </table:table-cell>
          <table:table-cell table:style-name="Default" table:formula="of:=SUBSTITUTE(['RAW Impl'.E129];&quot;returntype:&quot;;&quot;&quot;)" office:value-type="string" office:string-value="class:CoreAPI">
            <text:p>class:CoreAPI</text:p>
          </table:table-cell>
          <table:table-cell table:style-name="Default" table:formula="of:=SUBSTITUTE(['RAW Impl'.G129];&quot;returntype:&quot;;&quot;&quot;)" office:value-type="string" office:string-value="int">
            <text:p>int</text:p>
          </table:table-cell>
          <table:table-cell table:style-name="Default" table:formula="of:=['RAW Impl'.A129]" office:value-type="string" office:string-value="getConferenceSize">
            <text:p>getConferenceSize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proxyconfigapi.h">
            <text:p>proxyconfigapi.h</text:p>
          </table:table-cell>
          <table:table-cell table:style-name="Default" table:formula="of:=SUBSTITUTE(['RAW Impl'.D130];&quot;line:&quot;;&quot;&quot;)" office:value-type="string" office:string-value="22">
            <text:p>22</text:p>
          </table:table-cell>
          <table:table-cell table:style-name="Default" table:formula="of:=SUBSTITUTE(['RAW Impl'.E13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ContactParameters">
            <text:p>getContactParameters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27">
            <text:p>27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CoreAPIPtr">
            <text:p>CoreAPIPtr</text:p>
          </table:table-cell>
          <table:table-cell table:style-name="Default" table:formula="of:=['RAW Impl'.A131]" office:value-type="string" office:string-value="getCore">
            <text:p>getCore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roxyconfigapi.h">
            <text:p>proxyconfigapi.h</text:p>
          </table:table-cell>
          <table:table-cell table:style-name="Default" table:formula="of:=SUBSTITUTE(['RAW Impl'.D132];&quot;line:&quot;;&quot;&quot;)" office:value-type="string" office:string-value="20">
            <text:p>20</text:p>
          </table:table-cell>
          <table:table-cell table:style-name="Default" table:formula="of:=SUBSTITUTE(['RAW Impl'.E1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2];&quot;returntype:&quot;;&quot;&quot;)" office:value-type="string" office:string-value="CoreAPIPtr">
            <text:p>CoreAPIPtr</text:p>
          </table:table-cell>
          <table:table-cell table:style-name="Default" table:formula="of:=['RAW Impl'.A132]" office:value-type="string" office:string-value="getCore">
            <text:p>getCore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112">
            <text:p>112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CallAPIPtr">
            <text:p>CallAPIPtr</text:p>
          </table:table-cell>
          <table:table-cell table:style-name="Default" table:formula="of:=['RAW Impl'.A133]" office:value-type="string" office:string-value="getCurrentCall">
            <text:p>getCurrentCall</text:p>
          </table:table-cell>
          <table:table-cell table:style-name="Default" table:formula="of:=['RAW Impl'.F1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28">
            <text:p>28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CallParamsAPIPtr">
            <text:p>CallParamsAPIPtr</text:p>
          </table:table-cell>
          <table:table-cell table:style-name="Default" table:formula="of:=['RAW Impl'.A134]" office:value-type="string" office:string-value="getCurrentParams">
            <text:p>getCurrentParams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allapi.h">
            <text:p>callapi.h</text:p>
          </table:table-cell>
          <table:table-cell table:style-name="Default" table:formula="of:=SUBSTITUTE(['RAW Impl'.D135];&quot;line:&quot;;&quot;&quot;)" office:value-type="string" office:string-value="29">
            <text:p>29</text:p>
          </table:table-cell>
          <table:table-cell table:style-name="Default" table:formula="of:=SUBSTITUTE(['RAW Impl'.E135];&quot;returntype:&quot;;&quot;&quot;)" office:value-type="string" office:string-value="class:CallAPI">
            <text:p>class:CallAPI</text:p>
          </table:table-cell>
          <table:table-cell table:style-name="Default" table:formula="of:=SUBSTITUTE(['RAW Impl'.G135];&quot;returntype:&quot;;&quot;&quot;)" office:value-type="string" office:string-value="float">
            <text:p>float</text:p>
          </table:table-cell>
          <table:table-cell table:style-name="Default" table:formula="of:=['RAW Impl'.A135]" office:value-type="string" office:string-value="getCurrentQuality">
            <text:p>getCurrentQuality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204">
            <text:p>204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ProxyConfigAPIPtr">
            <text:p>ProxyConfigAPIPtr</text:p>
          </table:table-cell>
          <table:table-cell table:style-name="Default" table:formula="of:=['RAW Impl'.A136]" office:value-type="string" office:string-value="getDefaultProxy">
            <text:p>getDefaultProxy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roxyconfigapi.h">
            <text:p>proxyconfigapi.h</text:p>
          </table:table-cell>
          <table:table-cell table:style-name="Default" table:formula="of:=SUBSTITUTE(['RAW Impl'.D137];&quot;line:&quot;;&quot;&quot;)" office:value-type="string" office:string-value="25">
            <text:p>25</text:p>
          </table:table-cell>
          <table:table-cell table:style-name="Default" table:formula="of:=SUBSTITUTE(['RAW Impl'.E1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7];&quot;returntype:&quot;;&quot;&quot;)" office:value-type="string" office:string-value="bool">
            <text:p>bool</text:p>
          </table:table-cell>
          <table:table-cell table:style-name="Default" table:formula="of:=['RAW Impl'.A137]" office:value-type="string" office:string-value="getDialEscapePlus">
            <text:p>getDialEscapePlus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proxyconfigapi.h">
            <text:p>proxyconfigapi.h</text:p>
          </table:table-cell>
          <table:table-cell table:style-name="Default" table:formula="of:=SUBSTITUTE(['RAW Impl'.D138];&quot;line:&quot;;&quot;&quot;)" office:value-type="string" office:string-value="28">
            <text:p>28</text:p>
          </table:table-cell>
          <table:table-cell table:style-name="Default" table:formula="of:=SUBSTITUTE(['RAW Impl'.E1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DialPrefix">
            <text:p>getDialPrefix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30">
            <text:p>30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int">
            <text:p>int</text:p>
          </table:table-cell>
          <table:table-cell table:style-name="Default" table:formula="of:=['RAW Impl'.A139]" office:value-type="string" office:string-value="getDir">
            <text:p>getDir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addressapi.h">
            <text:p>addressapi.h</text:p>
          </table:table-cell>
          <table:table-cell table:style-name="Default" table:formula="of:=SUBSTITUTE(['RAW Impl'.D140];&quot;line:&quot;;&quot;&quot;)" office:value-type="string" office:string-value="25">
            <text:p>25</text:p>
          </table:table-cell>
          <table:table-cell table:style-name="Default" table:formula="of:=SUBSTITUTE(['RAW Impl'.E1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0];&quot;returntype:&quot;;&quot;&quot;)" office:value-type="string" office:string-value="std::string">
            <text:p>std::string</text:p>
          </table:table-cell>
          <table:table-cell table:style-name="Default" table:formula="of:=['RAW Impl'.A140]" office:value-type="string" office:string-value="getDisplayName">
            <text:p>getDisplayName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addressapi.h">
            <text:p>addressapi.h</text:p>
          </table:table-cell>
          <table:table-cell table:style-name="Default" table:formula="of:=SUBSTITUTE(['RAW Impl'.D141];&quot;line:&quot;;&quot;&quot;)" office:value-type="string" office:string-value="26">
            <text:p>26</text:p>
          </table:table-cell>
          <table:table-cell table:style-name="Default" table:formula="of:=SUBSTITUTE(['RAW Impl'.E1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Domain">
            <text:p>getDomain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proxyconfigapi.h">
            <text:p>proxyconfigapi.h</text:p>
          </table:table-cell>
          <table:table-cell table:style-name="Default" table:formula="of:=SUBSTITUTE(['RAW Impl'.D142];&quot;line:&quot;;&quot;&quot;)" office:value-type="string" office:string-value="31">
            <text:p>31</text:p>
          </table:table-cell>
          <table:table-cell table:style-name="Default" table:formula="of:=SUBSTITUTE(['RAW Impl'.E14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Domain">
            <text:p>getDomain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oreapi.h">
            <text:p>coreapi.h</text:p>
          </table:table-cell>
          <table:table-cell table:style-name="Default" table:formula="of:=SUBSTITUTE(['RAW Impl'.D143];&quot;line:&quot;;&quot;&quot;)" office:value-type="string" office:string-value="215">
            <text:p>215</text:p>
          </table:table-cell>
          <table:table-cell table:style-name="Default" table:formula="of:=SUBSTITUTE(['RAW Impl'.E143];&quot;returntype:&quot;;&quot;&quot;)" office:value-type="string" office:string-value="class:CoreAPI">
            <text:p>class:CoreAPI</text:p>
          </table:table-cell>
          <table:table-cell table:style-name="Default" table:formula="of:=SUBSTITUTE(['RAW Impl'.G143];&quot;returntype:&quot;;&quot;&quot;)" office:value-type="string" office:string-value="int">
            <text:p>int</text:p>
          </table:table-cell>
          <table:table-cell table:style-name="Default" table:formula="of:=['RAW Impl'.A143]" office:value-type="string" office:string-value="getDownloadBandwidth">
            <text:p>getDownloadBandwidth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219">
            <text:p>219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int">
            <text:p>int</text:p>
          </table:table-cell>
          <table:table-cell table:style-name="Default" table:formula="of:=['RAW Impl'.A144]" office:value-type="string" office:string-value="getDownloadPtime">
            <text:p>getDownloadPtime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allapi.h">
            <text:p>callapi.h</text:p>
          </table:table-cell>
          <table:table-cell table:style-name="Default" table:formula="of:=SUBSTITUTE(['RAW Impl'.D145];&quot;line:&quot;;&quot;&quot;)" office:value-type="string" office:string-value="31">
            <text:p>31</text:p>
          </table:table-cell>
          <table:table-cell table:style-name="Default" table:formula="of:=SUBSTITUTE(['RAW Impl'.E145];&quot;returntype:&quot;;&quot;&quot;)" office:value-type="string" office:string-value="class:CallAPI">
            <text:p>class:CallAPI</text:p>
          </table:table-cell>
          <table:table-cell table:style-name="Default" table:formula="of:=SUBSTITUTE(['RAW Impl'.G145];&quot;returntype:&quot;;&quot;&quot;)" office:value-type="string" office:string-value="int">
            <text:p>int</text:p>
          </table:table-cell>
          <table:table-cell table:style-name="Default" table:formula="of:=['RAW Impl'.A145]" office:value-type="string" office:string-value="getDuration">
            <text:p>getDuration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proxyconfigapi.h">
            <text:p>proxyconfigapi.h</text:p>
          </table:table-cell>
          <table:table-cell table:style-name="Default" table:formula="of:=SUBSTITUTE(['RAW Impl'.D146];&quot;line:&quot;;&quot;&quot;)" office:value-type="string" office:string-value="32">
            <text:p>32</text:p>
          </table:table-cell>
          <table:table-cell table:style-name="Default" table:formula="of:=SUBSTITUTE(['RAW Impl'.E1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Error">
            <text:p>getError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proxyconfigapi.h">
            <text:p>proxyconfigapi.h</text:p>
          </table:table-cell>
          <table:table-cell table:style-name="Default" table:formula="of:=SUBSTITUTE(['RAW Impl'.D147];&quot;line:&quot;;&quot;&quot;)" office:value-type="string" office:string-value="53">
            <text:p>53</text:p>
          </table:table-cell>
          <table:table-cell table:style-name="Default" table:formula="of:=SUBSTITUTE(['RAW Impl'.E14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7];&quot;returntype:&quot;;&quot;&quot;)" office:value-type="string" office:string-value="int">
            <text:p>int</text:p>
          </table:table-cell>
          <table:table-cell table:style-name="Default" table:formula="of:=['RAW Impl'.A147]" office:value-type="string" office:string-value="getExpires">
            <text:p>getExpires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ayloadtypeapi.h">
            <text:p>payloadtypeapi.h</text:p>
          </table:table-cell>
          <table:table-cell table:style-name="Default" table:formula="of:=SUBSTITUTE(['RAW Impl'.D148];&quot;line:&quot;;&quot;&quot;)" office:value-type="string" office:string-value="53">
            <text:p>53</text:p>
          </table:table-cell>
          <table:table-cell table:style-name="Default" table:formula="of:=SUBSTITUTE(['RAW Impl'.E14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Flags">
            <text:p>getFlags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231">
            <text:p>231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bool">
            <text:p>bool</text:p>
          </table:table-cell>
          <table:table-cell table:style-name="Default" table:formula="of:=['RAW Impl'.A149]" office:value-type="string" office:string-value="getGuessHostname">
            <text:p>getGuessHostnam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videowindow.h">
            <text:p>videowindow.h</text:p>
          </table:table-cell>
          <table:table-cell table:style-name="Default" table:formula="of:=SUBSTITUTE(['RAW Impl'.D150];&quot;line:&quot;;&quot;&quot;)" office:value-type="string" office:string-value="13">
            <text:p>13</text:p>
          </table:table-cell>
          <table:table-cell table:style-name="Default" table:formula="of:=SUBSTITUTE(['RAW Impl'.E15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50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50]" office:value-type="string" office:string-value="getId">
            <text:p>getId</text:p>
          </table:table-cell>
          <table:table-cell table:style-name="Default" table:formula="of:=['RAW Impl'.F1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proxyconfigapi.h">
            <text:p>proxyconfigapi.h</text:p>
          </table:table-cell>
          <table:table-cell table:style-name="Default" table:formula="of:=SUBSTITUTE(['RAW Impl'.D151];&quot;line:&quot;;&quot;&quot;)" office:value-type="string" office:string-value="47">
            <text:p>47</text:p>
          </table:table-cell>
          <table:table-cell table:style-name="Default" table:formula="of:=SUBSTITUTE(['RAW Impl'.E15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Identity">
            <text:p>getIdentity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oreapi.h">
            <text:p>coreapi.h</text:p>
          </table:table-cell>
          <table:table-cell table:style-name="Default" table:formula="of:=SUBSTITUTE(['RAW Impl'.D152];&quot;line:&quot;;&quot;&quot;)" office:value-type="string" office:string-value="128">
            <text:p>128</text:p>
          </table:table-cell>
          <table:table-cell table:style-name="Default" table:formula="of:=SUBSTITUTE(['RAW Impl'.E152];&quot;returntype:&quot;;&quot;&quot;)" office:value-type="string" office:string-value="class:CoreAPI">
            <text:p>class:CoreAPI</text:p>
          </table:table-cell>
          <table:table-cell table:style-name="Default" table:formula="of:=SUBSTITUTE(['RAW Impl'.G152];&quot;returntype:&quot;;&quot;&quot;)" office:value-type="string" office:string-value="int">
            <text:p>int</text:p>
          </table:table-cell>
          <table:table-cell table:style-name="Default" table:formula="of:=['RAW Impl'.A152]" office:value-type="string" office:string-value="getInCallTimeout">
            <text:p>getInCallTimeout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coreapi.h">
            <text:p>coreapi.h</text:p>
          </table:table-cell>
          <table:table-cell table:style-name="Default" table:formula="of:=SUBSTITUTE(['RAW Impl'.D153];&quot;line:&quot;;&quot;&quot;)" office:value-type="string" office:string-value="126">
            <text:p>126</text:p>
          </table:table-cell>
          <table:table-cell table:style-name="Default" table:formula="of:=SUBSTITUTE(['RAW Impl'.E153];&quot;returntype:&quot;;&quot;&quot;)" office:value-type="string" office:string-value="class:CoreAPI">
            <text:p>class:CoreAPI</text:p>
          </table:table-cell>
          <table:table-cell table:style-name="Default" table:formula="of:=SUBSTITUTE(['RAW Impl'.G153];&quot;returntype:&quot;;&quot;&quot;)" office:value-type="string" office:string-value="int">
            <text:p>int</text:p>
          </table:table-cell>
          <table:table-cell table:style-name="Default" table:formula="of:=['RAW Impl'.A153]" office:value-type="string" office:string-value="getIncTimeout">
            <text:p>getIncTimeout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102">
            <text:p>102</text:p>
          </table:table-cell>
          <table:table-cell table:style-name="Default" table:formula="of:=SUBSTITUTE(['RAW Impl'.E154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54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54]" office:value-type="string" office:string-value="getMagic">
            <text:p>getMagic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videoapi.h">
            <text:p>videoapi.h</text:p>
          </table:table-cell>
          <table:table-cell table:style-name="Default" table:formula="of:=SUBSTITUTE(['RAW Impl'.D155];&quot;line:&quot;;&quot;&quot;)" office:value-type="string" office:string-value="16">
            <text:p>16</text:p>
          </table:table-cell>
          <table:table-cell table:style-name="Default" table:formula="of:=SUBSTITUTE(['RAW Impl'.E155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55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55]" office:value-type="string" office:string-value="getMagic">
            <text:p>getMagic</text:p>
          </table:table-cell>
          <table:table-cell table:style-name="Default" table:formula="of:=['RAW Impl'.F1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30">
            <text:p>130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int">
            <text:p>int</text:p>
          </table:table-cell>
          <table:table-cell table:style-name="Default" table:formula="of:=['RAW Impl'.A156]" office:value-type="string" office:string-value="getMaxCalls">
            <text:p>getMaxCalls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52">
            <text:p>152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float">
            <text:p>float</text:p>
          </table:table-cell>
          <table:table-cell table:style-name="Default" table:formula="of:=['RAW Impl'.A157]" office:value-type="string" office:string-value="getMicGainDb">
            <text:p>getMicGainDb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payloadtypeapi.h">
            <text:p>payloadtypeapi.h</text:p>
          </table:table-cell>
          <table:table-cell table:style-name="Default" table:formula="of:=SUBSTITUTE(['RAW Impl'.D158];&quot;line:&quot;;&quot;&quot;)" office:value-type="string" office:string-value="41">
            <text:p>41</text:p>
          </table:table-cell>
          <table:table-cell table:style-name="Default" table:formula="of:=SUBSTITUTE(['RAW Impl'.E15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8];&quot;returntype:&quot;;&quot;&quot;)" office:value-type="string" office:string-value="std::string">
            <text:p>std::string</text:p>
          </table:table-cell>
          <table:table-cell table:style-name="Default" table:formula="of:=['RAW Impl'.A158]" office:value-type="string" office:string-value="getMimeType">
            <text:p>getMimeType</text:p>
          </table:table-cell>
          <table:table-cell table:style-name="Default" table:formula="of:=['RAW Impl'.F1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oreapi.h">
            <text:p>coreapi.h</text:p>
          </table:table-cell>
          <table:table-cell table:style-name="Default" table:formula="of:=SUBSTITUTE(['RAW Impl'.D159];&quot;line:&quot;;&quot;&quot;)" office:value-type="string" office:string-value="223">
            <text:p>223</text:p>
          </table:table-cell>
          <table:table-cell table:style-name="Default" table:formula="of:=SUBSTITUTE(['RAW Impl'.E159];&quot;returntype:&quot;;&quot;&quot;)" office:value-type="string" office:string-value="class:CoreAPI">
            <text:p>class:CoreAPI</text:p>
          </table:table-cell>
          <table:table-cell table:style-name="Default" table:formula="of:=SUBSTITUTE(['RAW Impl'.G159];&quot;returntype:&quot;;&quot;&quot;)" office:value-type="string" office:string-value="int">
            <text:p>int</text:p>
          </table:table-cell>
          <table:table-cell table:style-name="Default" table:formula="of:=['RAW Impl'.A159]" office:value-type="string" office:string-value="getMtu">
            <text:p>getMtu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oreapi.h">
            <text:p>coreapi.h</text:p>
          </table:table-cell>
          <table:table-cell table:style-name="Default" table:formula="of:=SUBSTITUTE(['RAW Impl'.D160];&quot;line:&quot;;&quot;&quot;)" office:value-type="string" office:string-value="229">
            <text:p>229</text:p>
          </table:table-cell>
          <table:table-cell table:style-name="Default" table:formula="of:=SUBSTITUTE(['RAW Impl'.E160];&quot;returntype:&quot;;&quot;&quot;)" office:value-type="string" office:string-value="class:CoreAPI">
            <text:p>class:CoreAPI</text:p>
          </table:table-cell>
          <table:table-cell table:style-name="Default" table:formula="of:=SUBSTITUTE(['RAW Impl'.G160];&quot;returntype:&quot;;&quot;&quot;)" office:value-type="string" office:string-value="std::string">
            <text:p>std::string</text:p>
          </table:table-cell>
          <table:table-cell table:style-name="Default" table:formula="of:=['RAW Impl'.A160]" office:value-type="string" office:string-value="getNatAddress">
            <text:p>getNatAddress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oreapi.h">
            <text:p>coreapi.h</text:p>
          </table:table-cell>
          <table:table-cell table:style-name="Default" table:formula="of:=SUBSTITUTE(['RAW Impl'.D161];&quot;line:&quot;;&quot;&quot;)" office:value-type="string" office:string-value="168">
            <text:p>168</text:p>
          </table:table-cell>
          <table:table-cell table:style-name="Default" table:formula="of:=SUBSTITUTE(['RAW Impl'.E161];&quot;returntype:&quot;;&quot;&quot;)" office:value-type="string" office:string-value="class:CoreAPI">
            <text:p>class:CoreAPI</text:p>
          </table:table-cell>
          <table:table-cell table:style-name="Default" table:formula="of:=SUBSTITUTE(['RAW Impl'.G161];&quot;returntype:&quot;;&quot;&quot;)" office:value-type="string" office:string-value="unsigned long">
            <text:p>unsigned long</text:p>
          </table:table-cell>
          <table:table-cell table:style-name="Default" table:formula="of:=['RAW Impl'.A161]" office:value-type="string" office:string-value="getNativePreviewWindowId">
            <text:p>getNativePreviewWindowId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66">
            <text:p>166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unsigned long">
            <text:p>unsigned long</text:p>
          </table:table-cell>
          <table:table-cell table:style-name="Default" table:formula="of:=['RAW Impl'.A162]" office:value-type="string" office:string-value="getNativeVideoWindowId">
            <text:p>getNativeVideoWindowId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payloadtypeapi.h">
            <text:p>payloadtypeapi.h</text:p>
          </table:table-cell>
          <table:table-cell table:style-name="Default" table:formula="of:=SUBSTITUTE(['RAW Impl'.D163];&quot;line:&quot;;&quot;&quot;)" office:value-type="string" office:string-value="38">
            <text:p>38</text:p>
          </table:table-cell>
          <table:table-cell table:style-name="Default" table:formula="of:=SUBSTITUTE(['RAW Impl'.E16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3];&quot;returntype:&quot;;&quot;&quot;)" office:value-type="string" office:string-value="int">
            <text:p>int</text:p>
          </table:table-cell>
          <table:table-cell table:style-name="Default" table:formula="of:=['RAW Impl'.A163]" office:value-type="string" office:string-value="getNormalBitrate">
            <text:p>getNormalBitrate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authinfoapi.h">
            <text:p>authinfoapi.h</text:p>
          </table:table-cell>
          <table:table-cell table:style-name="Default" table:formula="of:=SUBSTITUTE(['RAW Impl'.D164];&quot;line:&quot;;&quot;&quot;)" office:value-type="string" office:string-value="27">
            <text:p>27</text:p>
          </table:table-cell>
          <table:table-cell table:style-name="Default" table:formula="of:=SUBSTITUTE(['RAW Impl'.E16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4];&quot;returntype:&quot;;&quot;&quot;)" office:value-type="string" office:string-value="std::string">
            <text:p>std::string</text:p>
          </table:table-cell>
          <table:table-cell table:style-name="Default" table:formula="of:=['RAW Impl'.A164]" office:value-type="string" office:string-value="getPasswd">
            <text:p>getPasswd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payloadtypeapi.h">
            <text:p>payloadtypeapi.h</text:p>
          </table:table-cell>
          <table:table-cell table:style-name="Default" table:formula="of:=SUBSTITUTE(['RAW Impl'.D165];&quot;line:&quot;;&quot;&quot;)" office:value-type="string" office:string-value="35">
            <text:p>35</text:p>
          </table:table-cell>
          <table:table-cell table:style-name="Default" table:formula="of:=SUBSTITUTE(['RAW Impl'.E16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5];&quot;returntype:&quot;;&quot;&quot;)" office:value-type="string" office:string-value="int">
            <text:p>int</text:p>
          </table:table-cell>
          <table:table-cell table:style-name="Default" table:formula="of:=['RAW Impl'.A165]" office:value-type="string" office:string-value="getPatternLength">
            <text:p>getPatternLength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oreapi.h">
            <text:p>coreapi.h</text:p>
          </table:table-cell>
          <table:table-cell table:style-name="Default" table:formula="of:=SUBSTITUTE(['RAW Impl'.D166];&quot;line:&quot;;&quot;&quot;)" office:value-type="string" office:string-value="145">
            <text:p>145</text:p>
          </table:table-cell>
          <table:table-cell table:style-name="Default" table:formula="of:=SUBSTITUTE(['RAW Impl'.E166];&quot;returntype:&quot;;&quot;&quot;)" office:value-type="string" office:string-value="class:CoreAPI">
            <text:p>class:CoreAPI</text:p>
          </table:table-cell>
          <table:table-cell table:style-name="Default" table:formula="of:=SUBSTITUTE(['RAW Impl'.G166];&quot;returntype:&quot;;&quot;&quot;)" office:value-type="string" office:string-value="int">
            <text:p>int</text:p>
          </table:table-cell>
          <table:table-cell table:style-name="Default" table:formula="of:=['RAW Impl'.A166]" office:value-type="string" office:string-value="getPlayLevel">
            <text:p>getPlayLevel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allapi.h">
            <text:p>callapi.h</text:p>
          </table:table-cell>
          <table:table-cell table:style-name="Default" table:formula="of:=SUBSTITUTE(['RAW Impl'.D167];&quot;line:&quot;;&quot;&quot;)" office:value-type="string" office:string-value="32">
            <text:p>32</text:p>
          </table:table-cell>
          <table:table-cell table:style-name="Default" table:formula="of:=SUBSTITUTE(['RAW Impl'.E167];&quot;returntype:&quot;;&quot;&quot;)" office:value-type="string" office:string-value="class:CallAPI">
            <text:p>class:CallAPI</text:p>
          </table:table-cell>
          <table:table-cell table:style-name="Default" table:formula="of:=SUBSTITUTE(['RAW Impl'.G167];&quot;returntype:&quot;;&quot;&quot;)" office:value-type="string" office:string-value="float">
            <text:p>float</text:p>
          </table:table-cell>
          <table:table-cell table:style-name="Default" table:formula="of:=['RAW Impl'.A167]" office:value-type="string" office:string-value="getPlayVolume">
            <text:p>getPlayVolume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181">
            <text:p>181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PlaybackDevice">
            <text:p>getPlaybackDevice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54">
            <text:p>154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float">
            <text:p>float</text:p>
          </table:table-cell>
          <table:table-cell table:style-name="Default" table:formula="of:=['RAW Impl'.A169]" office:value-type="string" office:string-value="getPlaybackGainDb">
            <text:p>getPlaybackGainDb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95">
            <text:p>95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corePtr">
            <text:p>corePtr</text:p>
          </table:table-cell>
          <table:table-cell table:style-name="Default" table:formula="of:=['RAW Impl'.A170]" office:value-type="string" office:string-value="getPlugin">
            <text:p>getPlugin</text:p>
          </table:table-cell>
          <table:table-cell table:style-name="Default" table:formula="of:=['RAW Impl'.F1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videoapi.h">
            <text:p>videoapi.h</text:p>
          </table:table-cell>
          <table:table-cell table:style-name="Default" table:formula="of:=SUBSTITUTE(['RAW Impl'.D171];&quot;line:&quot;;&quot;&quot;)" office:value-type="string" office:string-value="13">
            <text:p>13</text:p>
          </table:table-cell>
          <table:table-cell table:style-name="Default" table:formula="of:=SUBSTITUTE(['RAW Impl'.E171];&quot;returntype:&quot;;&quot;&quot;)" office:value-type="string" office:string-value="class:VideoAPI">
            <text:p>class:VideoAPI</text:p>
          </table:table-cell>
          <table:table-cell table:style-name="Default" table:formula="of:=SUBSTITUTE(['RAW Impl'.G171];&quot;returntype:&quot;;&quot;&quot;)" office:value-type="string" office:string-value="videoPtr">
            <text:p>videoPtr</text:p>
          </table:table-cell>
          <table:table-cell table:style-name="Default" table:formula="of:=['RAW Impl'.A171]" office:value-type="string" office:string-value="getPlugin">
            <text:p>getPlugin</text:p>
          </table:table-cell>
          <table:table-cell table:style-name="Default" table:formula="of:=['RAW Impl'.F1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oreapi.h">
            <text:p>coreapi.h</text:p>
          </table:table-cell>
          <table:table-cell table:style-name="Default" table:formula="of:=SUBSTITUTE(['RAW Impl'.D172];&quot;line:&quot;;&quot;&quot;)" office:value-type="string" office:string-value="99">
            <text:p>99</text:p>
          </table:table-cell>
          <table:table-cell table:style-name="Default" table:formula="of:=SUBSTITUTE(['RAW Impl'.E172];&quot;returntype:&quot;;&quot;&quot;)" office:value-type="string" office:string-value="class:CoreAPI">
            <text:p>class:CoreAPI</text:p>
          </table:table-cell>
          <table:table-cell table:style-name="Default" table:formula="of:=SUBSTITUTE(['RAW Impl'.G172];&quot;returntype:&quot;;&quot;&quot;)" office:value-type="string" office:string-value="std::string">
            <text:p>std::string</text:p>
          </table:table-cell>
          <table:table-cell table:style-name="Default" table:formula="of:=['RAW Impl'.A172]" office:value-type="string" office:string-value="getPluginVersion">
            <text:p>getPluginVersion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addressapi.h">
            <text:p>addressapi.h</text:p>
          </table:table-cell>
          <table:table-cell table:style-name="Default" table:formula="of:=SUBSTITUTE(['RAW Impl'.D173];&quot;line:&quot;;&quot;&quot;)" office:value-type="string" office:string-value="27">
            <text:p>27</text:p>
          </table:table-cell>
          <table:table-cell table:style-name="Default" table:formula="of:=SUBSTITUTE(['RAW Impl'.E17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3];&quot;returntype:&quot;;&quot;&quot;)" office:value-type="string" office:string-value="std::string">
            <text:p>std::string</text:p>
          </table:table-cell>
          <table:table-cell table:style-name="Default" table:formula="of:=['RAW Impl'.A173]" office:value-type="string" office:string-value="getPort">
            <text:p>getPort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addressapi.h">
            <text:p>addressapi.h</text:p>
          </table:table-cell>
          <table:table-cell table:style-name="Default" table:formula="of:=SUBSTITUTE(['RAW Impl'.D174];&quot;line:&quot;;&quot;&quot;)" office:value-type="string" office:string-value="28">
            <text:p>28</text:p>
          </table:table-cell>
          <table:table-cell table:style-name="Default" table:formula="of:=SUBSTITUTE(['RAW Impl'.E17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4];&quot;returntype:&quot;;&quot;&quot;)" office:value-type="string" office:string-value="int">
            <text:p>int</text:p>
          </table:table-cell>
          <table:table-cell table:style-name="Default" table:formula="of:=['RAW Impl'.A174]" office:value-type="string" office:string-value="getPortInt">
            <text:p>getPortInt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api.h">
            <text:p>coreapi.h</text:p>
          </table:table-cell>
          <table:table-cell table:style-name="Default" table:formula="of:=SUBSTITUTE(['RAW Impl'.D175];&quot;line:&quot;;&quot;&quot;)" office:value-type="string" office:string-value="206">
            <text:p>206</text:p>
          </table:table-cell>
          <table:table-cell table:style-name="Default" table:formula="of:=SUBSTITUTE(['RAW Impl'.E175];&quot;returntype:&quot;;&quot;&quot;)" office:value-type="string" office:string-value="class:CoreAPI">
            <text:p>class:CoreAPI</text:p>
          </table:table-cell>
          <table:table-cell table:style-name="Default" table:formula="of:=SUBSTITUTE(['RAW Impl'.G175];&quot;returntype:&quot;;&quot;&quot;)" office:value-type="string" office:string-value="std::string">
            <text:p>std::string</text:p>
          </table:table-cell>
          <table:table-cell table:style-name="Default" table:formula="of:=['RAW Impl'.A175]" office:value-type="string" office:string-value="getPrimaryContact">
            <text:p>getPrimaryContact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02">
            <text:p>202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FB::VariantList">
            <text:p>FB::VariantList</text:p>
          </table:table-cell>
          <table:table-cell table:style-name="Default" table:formula="of:=['RAW Impl'.A176]" office:value-type="string" office:string-value="getProxyConfigList">
            <text:p>getProxyConfigList</text:p>
          </table:table-cell>
          <table:table-cell table:style-name="Default" table:formula="of:=['RAW Impl'.F1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allapi.h">
            <text:p>callapi.h</text:p>
          </table:table-cell>
          <table:table-cell table:style-name="Default" table:formula="of:=SUBSTITUTE(['RAW Impl'.D177];&quot;line:&quot;;&quot;&quot;)" office:value-type="string" office:string-value="33">
            <text:p>33</text:p>
          </table:table-cell>
          <table:table-cell table:style-name="Default" table:formula="of:=SUBSTITUTE(['RAW Impl'.E177];&quot;returntype:&quot;;&quot;&quot;)" office:value-type="string" office:string-value="class:CallAPI">
            <text:p>class:CallAPI</text:p>
          </table:table-cell>
          <table:table-cell table:style-name="Default" table:formula="of:=SUBSTITUTE(['RAW Impl'.G177];&quot;returntype:&quot;;&quot;&quot;)" office:value-type="string" office:string-value="int">
            <text:p>int</text:p>
          </table:table-cell>
          <table:table-cell table:style-name="Default" table:formula="of:=['RAW Impl'.A177]" office:value-type="string" office:string-value="getReason">
            <text:p>getReason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coreapi.h">
            <text:p>coreapi.h</text:p>
          </table:table-cell>
          <table:table-cell table:style-name="Default" table:formula="of:=SUBSTITUTE(['RAW Impl'.D178];&quot;line:&quot;;&quot;&quot;)" office:value-type="string" office:string-value="147">
            <text:p>147</text:p>
          </table:table-cell>
          <table:table-cell table:style-name="Default" table:formula="of:=SUBSTITUTE(['RAW Impl'.E178];&quot;returntype:&quot;;&quot;&quot;)" office:value-type="string" office:string-value="class:CoreAPI">
            <text:p>class:CoreAPI</text:p>
          </table:table-cell>
          <table:table-cell table:style-name="Default" table:formula="of:=SUBSTITUTE(['RAW Impl'.G178];&quot;returntype:&quot;;&quot;&quot;)" office:value-type="string" office:string-value="int">
            <text:p>int</text:p>
          </table:table-cell>
          <table:table-cell table:style-name="Default" table:formula="of:=['RAW Impl'.A178]" office:value-type="string" office:string-value="getRecLevel">
            <text:p>getRecLevel</text:p>
          </table:table-cell>
          <table:table-cell table:style-name="Default" table:formula="of:=['RAW Impl'.F1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allapi.h">
            <text:p>callapi.h</text:p>
          </table:table-cell>
          <table:table-cell table:style-name="Default" table:formula="of:=SUBSTITUTE(['RAW Impl'.D179];&quot;line:&quot;;&quot;&quot;)" office:value-type="string" office:string-value="34">
            <text:p>34</text:p>
          </table:table-cell>
          <table:table-cell table:style-name="Default" table:formula="of:=SUBSTITUTE(['RAW Impl'.E179];&quot;returntype:&quot;;&quot;&quot;)" office:value-type="string" office:string-value="class:CallAPI">
            <text:p>class:CallAPI</text:p>
          </table:table-cell>
          <table:table-cell table:style-name="Default" table:formula="of:=SUBSTITUTE(['RAW Impl'.G179];&quot;returntype:&quot;;&quot;&quot;)" office:value-type="string" office:string-value="float">
            <text:p>float</text:p>
          </table:table-cell>
          <table:table-cell table:style-name="Default" table:formula="of:=['RAW Impl'.A179]" office:value-type="string" office:string-value="getRecordVolume">
            <text:p>getRecordVolume</text:p>
          </table:table-cell>
          <table:table-cell table:style-name="Default" table:formula="of:=['RAW Impl'.F1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payloadtypeapi.h">
            <text:p>payloadtypeapi.h</text:p>
          </table:table-cell>
          <table:table-cell table:style-name="Default" table:formula="of:=SUBSTITUTE(['RAW Impl'.D180];&quot;line:&quot;;&quot;&quot;)" office:value-type="string" office:string-value="47">
            <text:p>47</text:p>
          </table:table-cell>
          <table:table-cell table:style-name="Default" table:formula="of:=SUBSTITUTE(['RAW Impl'.E18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0];&quot;returntype:&quot;;&quot;&quot;)" office:value-type="string" office:string-value="std::string">
            <text:p>std::string</text:p>
          </table:table-cell>
          <table:table-cell table:style-name="Default" table:formula="of:=['RAW Impl'.A180]" office:value-type="string" office:string-value="getRecvFmtp">
            <text:p>getRecvFmtp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logapi.h">
            <text:p>calllogapi.h</text:p>
          </table:table-cell>
          <table:table-cell table:style-name="Default" table:formula="of:=SUBSTITUTE(['RAW Impl'.D181];&quot;line:&quot;;&quot;&quot;)" office:value-type="string" office:string-value="18">
            <text:p>18</text:p>
          </table:table-cell>
          <table:table-cell table:style-name="Default" table:formula="of:=SUBSTITUTE(['RAW Impl'.E1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1];&quot;returntype:&quot;;&quot;&quot;)" office:value-type="string" office:string-value="std::string">
            <text:p>std::string</text:p>
          </table:table-cell>
          <table:table-cell table:style-name="Default" table:formula="of:=['RAW Impl'.A181]" office:value-type="string" office:string-value="getRefKey">
            <text:p>getRefKey</text:p>
          </table:table-cell>
          <table:table-cell table:style-name="Default" table:formula="of:=['RAW Impl'.F1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allapi.h">
            <text:p>callapi.h</text:p>
          </table:table-cell>
          <table:table-cell table:style-name="Default" table:formula="of:=SUBSTITUTE(['RAW Impl'.D182];&quot;line:&quot;;&quot;&quot;)" office:value-type="string" office:string-value="35">
            <text:p>35</text:p>
          </table:table-cell>
          <table:table-cell table:style-name="Default" table:formula="of:=SUBSTITUTE(['RAW Impl'.E182];&quot;returntype:&quot;;&quot;&quot;)" office:value-type="string" office:string-value="class:CallAPI">
            <text:p>class:CallAPI</text:p>
          </table:table-cell>
          <table:table-cell table:style-name="Default" table:formula="of:=SUBSTITUTE(['RAW Impl'.G182];&quot;returntype:&quot;;&quot;&quot;)" office:value-type="string" office:string-value="std::string">
            <text:p>std::string</text:p>
          </table:table-cell>
          <table:table-cell table:style-name="Default" table:formula="of:=['RAW Impl'.A182]" office:value-type="string" office:string-value="getReferTo">
            <text:p>getReferTo</text:p>
          </table:table-cell>
          <table:table-cell table:style-name="Default" table:formula="of:=['RAW Impl'.F1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api.h">
            <text:p>coreapi.h</text:p>
          </table:table-cell>
          <table:table-cell table:style-name="Default" table:formula="of:=SUBSTITUTE(['RAW Impl'.D183];&quot;line:&quot;;&quot;&quot;)" office:value-type="string" office:string-value="227">
            <text:p>227</text:p>
          </table:table-cell>
          <table:table-cell table:style-name="Default" table:formula="of:=SUBSTITUTE(['RAW Impl'.E183];&quot;returntype:&quot;;&quot;&quot;)" office:value-type="string" office:string-value="class:CoreAPI">
            <text:p>class:CoreAPI</text:p>
          </table:table-cell>
          <table:table-cell table:style-name="Default" table:formula="of:=SUBSTITUTE(['RAW Impl'.G183];&quot;returntype:&quot;;&quot;&quot;)" office:value-type="string" office:string-value="std::string">
            <text:p>std::string</text:p>
          </table:table-cell>
          <table:table-cell table:style-name="Default" table:formula="of:=['RAW Impl'.A183]" office:value-type="string" office:string-value="getRelayAddr">
            <text:p>getRelayAddr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callapi.h">
            <text:p>callapi.h</text:p>
          </table:table-cell>
          <table:table-cell table:style-name="Default" table:formula="of:=SUBSTITUTE(['RAW Impl'.D184];&quot;line:&quot;;&quot;&quot;)" office:value-type="string" office:string-value="36">
            <text:p>36</text:p>
          </table:table-cell>
          <table:table-cell table:style-name="Default" table:formula="of:=SUBSTITUTE(['RAW Impl'.E184];&quot;returntype:&quot;;&quot;&quot;)" office:value-type="string" office:string-value="class:CallAPI">
            <text:p>class:CallAPI</text:p>
          </table:table-cell>
          <table:table-cell table:style-name="Default" table:formula="of:=SUBSTITUTE(['RAW Impl'.G184];&quot;returntype:&quot;;&quot;&quot;)" office:value-type="string" office:string-value="AddressAPIPtr">
            <text:p>AddressAPIPtr</text:p>
          </table:table-cell>
          <table:table-cell table:style-name="Default" table:formula="of:=['RAW Impl'.A184]" office:value-type="string" office:string-value="getRemoteAddress">
            <text:p>getRemoteAddress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allapi.h">
            <text:p>callapi.h</text:p>
          </table:table-cell>
          <table:table-cell table:style-name="Default" table:formula="of:=SUBSTITUTE(['RAW Impl'.D185];&quot;line:&quot;;&quot;&quot;)" office:value-type="string" office:string-value="37">
            <text:p>37</text:p>
          </table:table-cell>
          <table:table-cell table:style-name="Default" table:formula="of:=SUBSTITUTE(['RAW Impl'.E185];&quot;returntype:&quot;;&quot;&quot;)" office:value-type="string" office:string-value="class:CallAPI">
            <text:p>class:CallAPI</text:p>
          </table:table-cell>
          <table:table-cell table:style-name="Default" table:formula="of:=SUBSTITUTE(['RAW Impl'.G185];&quot;returntype:&quot;;&quot;&quot;)" office:value-type="string" office:string-value="std::string">
            <text:p>std::string</text:p>
          </table:table-cell>
          <table:table-cell table:style-name="Default" table:formula="of:=['RAW Impl'.A185]" office:value-type="string" office:string-value="getRemoteAddressAsString">
            <text:p>getRemoteAddressAsString</text:p>
          </table:table-cell>
          <table:table-cell table:style-name="Default" table:formula="of:=['RAW Impl'.F1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allapi.h">
            <text:p>callapi.h</text:p>
          </table:table-cell>
          <table:table-cell table:style-name="Default" table:formula="of:=SUBSTITUTE(['RAW Impl'.D186];&quot;line:&quot;;&quot;&quot;)" office:value-type="string" office:string-value="38">
            <text:p>38</text:p>
          </table:table-cell>
          <table:table-cell table:style-name="Default" table:formula="of:=SUBSTITUTE(['RAW Impl'.E186];&quot;returntype:&quot;;&quot;&quot;)" office:value-type="string" office:string-value="class:CallAPI">
            <text:p>class:CallAPI</text:p>
          </table:table-cell>
          <table:table-cell table:style-name="Default" table:formula="of:=SUBSTITUTE(['RAW Impl'.G186];&quot;returntype:&quot;;&quot;&quot;)" office:value-type="string" office:string-value="CallParamsAPIPtr">
            <text:p>CallParamsAPIPtr</text:p>
          </table:table-cell>
          <table:table-cell table:style-name="Default" table:formula="of:=['RAW Impl'.A186]" office:value-type="string" office:string-value="getRemoteParams">
            <text:p>getRemoteParams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allapi.h">
            <text:p>callapi.h</text:p>
          </table:table-cell>
          <table:table-cell table:style-name="Default" table:formula="of:=SUBSTITUTE(['RAW Impl'.D187];&quot;line:&quot;;&quot;&quot;)" office:value-type="string" office:string-value="39">
            <text:p>39</text:p>
          </table:table-cell>
          <table:table-cell table:style-name="Default" table:formula="of:=SUBSTITUTE(['RAW Impl'.E187];&quot;returntype:&quot;;&quot;&quot;)" office:value-type="string" office:string-value="class:CallAPI">
            <text:p>class:CallAPI</text:p>
          </table:table-cell>
          <table:table-cell table:style-name="Default" table:formula="of:=SUBSTITUTE(['RAW Impl'.G187];&quot;returntype:&quot;;&quot;&quot;)" office:value-type="string" office:string-value="std::string">
            <text:p>std::string</text:p>
          </table:table-cell>
          <table:table-cell table:style-name="Default" table:formula="of:=['RAW Impl'.A187]" office:value-type="string" office:string-value="getRemoteUserAgent">
            <text:p>getRemoteUserAgent</text:p>
          </table:table-cell>
          <table:table-cell table:style-name="Default" table:formula="of:=['RAW Impl'.F1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allapi.h">
            <text:p>callapi.h</text:p>
          </table:table-cell>
          <table:table-cell table:style-name="Default" table:formula="of:=SUBSTITUTE(['RAW Impl'.D188];&quot;line:&quot;;&quot;&quot;)" office:value-type="string" office:string-value="40">
            <text:p>40</text:p>
          </table:table-cell>
          <table:table-cell table:style-name="Default" table:formula="of:=SUBSTITUTE(['RAW Impl'.E188];&quot;returntype:&quot;;&quot;&quot;)" office:value-type="string" office:string-value="class:CallAPI">
            <text:p>class:CallAPI</text:p>
          </table:table-cell>
          <table:table-cell table:style-name="Default" table:formula="of:=SUBSTITUTE(['RAW Impl'.G188];&quot;returntype:&quot;;&quot;&quot;)" office:value-type="string" office:string-value="CallAPIPtr">
            <text:p>CallAPIPtr</text:p>
          </table:table-cell>
          <table:table-cell table:style-name="Default" table:formula="of:=['RAW Impl'.A188]" office:value-type="string" office:string-value="getReplacedCall">
            <text:p>getReplacedCall</text:p>
          </table:table-cell>
          <table:table-cell table:style-name="Default" table:formula="of:=['RAW Impl'.F1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289">
            <text:p>289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std::string">
            <text:p>std::string</text:p>
          </table:table-cell>
          <table:table-cell table:style-name="Default" table:formula="of:=['RAW Impl'.A189]" office:value-type="string" office:string-value="getRing">
            <text:p>getRing</text:p>
          </table:table-cell>
          <table:table-cell table:style-name="Default" table:formula="of:=['RAW Impl'.F1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149">
            <text:p>149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int">
            <text:p>int</text:p>
          </table:table-cell>
          <table:table-cell table:style-name="Default" table:formula="of:=['RAW Impl'.A190]" office:value-type="string" office:string-value="getRingLevel">
            <text:p>getRingLevel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290">
            <text:p>290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std::string">
            <text:p>std::string</text:p>
          </table:table-cell>
          <table:table-cell table:style-name="Default" table:formula="of:=['RAW Impl'.A191]" office:value-type="string" office:string-value="getRingback">
            <text:p>getRingback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coreapi.h">
            <text:p>coreapi.h</text:p>
          </table:table-cell>
          <table:table-cell table:style-name="Default" table:formula="of:=SUBSTITUTE(['RAW Impl'.D192];&quot;line:&quot;;&quot;&quot;)" office:value-type="string" office:string-value="180">
            <text:p>180</text:p>
          </table:table-cell>
          <table:table-cell table:style-name="Default" table:formula="of:=SUBSTITUTE(['RAW Impl'.E192];&quot;returntype:&quot;;&quot;&quot;)" office:value-type="string" office:string-value="class:CoreAPI">
            <text:p>class:CoreAPI</text:p>
          </table:table-cell>
          <table:table-cell table:style-name="Default" table:formula="of:=SUBSTITUTE(['RAW Impl'.G192];&quot;returntype:&quot;;&quot;&quot;)" office:value-type="string" office:string-value="std::string">
            <text:p>std::string</text:p>
          </table:table-cell>
          <table:table-cell table:style-name="Default" table:formula="of:=['RAW Impl'.A192]" office:value-type="string" office:string-value="getRingerDevice">
            <text:p>getRingerDevice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291">
            <text:p>291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std::string">
            <text:p>std::string</text:p>
          </table:table-cell>
          <table:table-cell table:style-name="Default" table:formula="of:=['RAW Impl'.A193]" office:value-type="string" office:string-value="getRootCa">
            <text:p>getRootCa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allstatsapi.h">
            <text:p>callstatsapi.h</text:p>
          </table:table-cell>
          <table:table-cell table:style-name="Default" table:formula="of:=SUBSTITUTE(['RAW Impl'.D194];&quot;line:&quot;;&quot;&quot;)" office:value-type="string" office:string-value="22">
            <text:p>22</text:p>
          </table:table-cell>
          <table:table-cell table:style-name="Default" table:formula="of:=SUBSTITUTE(['RAW Impl'.E19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94];&quot;returntype:&quot;;&quot;&quot;)" office:value-type="string" office:string-value="float">
            <text:p>float</text:p>
          </table:table-cell>
          <table:table-cell table:style-name="Default" table:formula="of:=['RAW Impl'.A194]" office:value-type="string" office:string-value="getRoundTripDelay">
            <text:p>getRoundTripDelay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proxyconfigapi.h">
            <text:p>proxyconfigapi.h</text:p>
          </table:table-cell>
          <table:table-cell table:style-name="Default" table:formula="of:=SUBSTITUTE(['RAW Impl'.D195];&quot;line:&quot;;&quot;&quot;)" office:value-type="string" office:string-value="50">
            <text:p>50</text:p>
          </table:table-cell>
          <table:table-cell table:style-name="Default" table:formula="of:=SUBSTITUTE(['RAW Impl'.E1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5];&quot;returntype:&quot;;&quot;&quot;)" office:value-type="string" office:string-value="std::string">
            <text:p>std::string</text:p>
          </table:table-cell>
          <table:table-cell table:style-name="Default" table:formula="of:=['RAW Impl'.A195]" office:value-type="string" office:string-value="getRoute">
            <text:p>getRoute</text:p>
          </table:table-cell>
          <table:table-cell table:style-name="Default" table:formula="of:=['RAW Impl'.F1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payloadtypeapi.h">
            <text:p>payloadtypeapi.h</text:p>
          </table:table-cell>
          <table:table-cell table:style-name="Default" table:formula="of:=SUBSTITUTE(['RAW Impl'.D196];&quot;line:&quot;;&quot;&quot;)" office:value-type="string" office:string-value="21">
            <text:p>21</text:p>
          </table:table-cell>
          <table:table-cell table:style-name="Default" table:formula="of:=SUBSTITUTE(['RAW Impl'.E19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6];&quot;returntype:&quot;;&quot;&quot;)" office:value-type="string" office:string-value="std::string">
            <text:p>std::string</text:p>
          </table:table-cell>
          <table:table-cell table:style-name="Default" table:formula="of:=['RAW Impl'.A196]" office:value-type="string" office:string-value="getRtpmap">
            <text:p>getRtpmap</text:p>
          </table:table-cell>
          <table:table-cell table:style-name="Default" table:formula="of:=['RAW Impl'.F1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addressapi.h">
            <text:p>addressapi.h</text:p>
          </table:table-cell>
          <table:table-cell table:style-name="Default" table:formula="of:=SUBSTITUTE(['RAW Impl'.D197];&quot;line:&quot;;&quot;&quot;)" office:value-type="string" office:string-value="29">
            <text:p>29</text:p>
          </table:table-cell>
          <table:table-cell table:style-name="Default" table:formula="of:=SUBSTITUTE(['RAW Impl'.E19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97];&quot;returntype:&quot;;&quot;&quot;)" office:value-type="string" office:string-value="std::string">
            <text:p>std::string</text:p>
          </table:table-cell>
          <table:table-cell table:style-name="Default" table:formula="of:=['RAW Impl'.A197]" office:value-type="string" office:string-value="getScheme">
            <text:p>getScheme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payloadtypeapi.h">
            <text:p>payloadtypeapi.h</text:p>
          </table:table-cell>
          <table:table-cell table:style-name="Default" table:formula="of:=SUBSTITUTE(['RAW Impl'.D198];&quot;line:&quot;;&quot;&quot;)" office:value-type="string" office:string-value="50">
            <text:p>50</text:p>
          </table:table-cell>
          <table:table-cell table:style-name="Default" table:formula="of:=SUBSTITUTE(['RAW Impl'.E1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8];&quot;returntype:&quot;;&quot;&quot;)" office:value-type="string" office:string-value="std::string">
            <text:p>std::string</text:p>
          </table:table-cell>
          <table:table-cell table:style-name="Default" table:formula="of:=['RAW Impl'.A198]" office:value-type="string" office:string-value="getSendFmtp">
            <text:p>getSendFmtp</text:p>
          </table:table-cell>
          <table:table-cell table:style-name="Default" table:formula="of:=['RAW Impl'.F1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44">
            <text:p>44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std::string">
            <text:p>std::string</text:p>
          </table:table-cell>
          <table:table-cell table:style-name="Default" table:formula="of:=['RAW Impl'.A199]" office:value-type="string" office:string-value="getServerAddr">
            <text:p>getServerAddr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coreapi.h">
            <text:p>coreapi.h</text:p>
          </table:table-cell>
          <table:table-cell table:style-name="Default" table:formula="of:=SUBSTITUTE(['RAW Impl'.D200];&quot;line:&quot;;&quot;&quot;)" office:value-type="string" office:string-value="239">
            <text:p>239</text:p>
          </table:table-cell>
          <table:table-cell table:style-name="Default" table:formula="of:=SUBSTITUTE(['RAW Impl'.E200];&quot;returntype:&quot;;&quot;&quot;)" office:value-type="string" office:string-value="class:CoreAPI">
            <text:p>class:CoreAPI</text:p>
          </table:table-cell>
          <table:table-cell table:style-name="Default" table:formula="of:=SUBSTITUTE(['RAW Impl'.G200];&quot;returntype:&quot;;&quot;&quot;)" office:value-type="string" office:string-value="int">
            <text:p>int</text:p>
          </table:table-cell>
          <table:table-cell table:style-name="Default" table:formula="of:=['RAW Impl'.A200]" office:value-type="string" office:string-value="getSipDscp">
            <text:p>getSipDscp</text:p>
          </table:table-cell>
          <table:table-cell table:style-name="Default" table:formula="of:=['RAW Impl'.F2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242">
            <text:p>242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int">
            <text:p>int</text:p>
          </table:table-cell>
          <table:table-cell table:style-name="Default" table:formula="of:=['RAW Impl'.A201]" office:value-type="string" office:string-value="getSipPort">
            <text:p>getSipPort</text:p>
          </table:table-cell>
          <table:table-cell table:style-name="Default" table:formula="of:=['RAW Impl'.F2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proxyconfigapi.h">
            <text:p>proxyconfigapi.h</text:p>
          </table:table-cell>
          <table:table-cell table:style-name="Default" table:formula="of:=SUBSTITUTE(['RAW Impl'.D202];&quot;line:&quot;;&quot;&quot;)" office:value-type="string" office:string-value="37">
            <text:p>37</text:p>
          </table:table-cell>
          <table:table-cell table:style-name="Default" table:formula="of:=SUBSTITUTE(['RAW Impl'.E20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2];&quot;returntype:&quot;;&quot;&quot;)" office:value-type="string" office:string-value="std::string">
            <text:p>std::string</text:p>
          </table:table-cell>
          <table:table-cell table:style-name="Default" table:formula="of:=['RAW Impl'.A202]" office:value-type="string" office:string-value="getSipSetup">
            <text:p>getSipSetup</text:p>
          </table:table-cell>
          <table:table-cell table:style-name="Default" table:formula="of:=['RAW Impl'.F2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174">
            <text:p>174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FB::VariantList">
            <text:p>FB::VariantList</text:p>
          </table:table-cell>
          <table:table-cell table:style-name="Default" table:formula="of:=['RAW Impl'.A203]" office:value-type="string" office:string-value="getSoundDevices">
            <text:p>getSoundDevices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allapi.h">
            <text:p>callapi.h</text:p>
          </table:table-cell>
          <table:table-cell table:style-name="Default" table:formula="of:=SUBSTITUTE(['RAW Impl'.D204];&quot;line:&quot;;&quot;&quot;)" office:value-type="string" office:string-value="41">
            <text:p>41</text:p>
          </table:table-cell>
          <table:table-cell table:style-name="Default" table:formula="of:=SUBSTITUTE(['RAW Impl'.E204];&quot;returntype:&quot;;&quot;&quot;)" office:value-type="string" office:string-value="class:CallAPI">
            <text:p>class:CallAPI</text:p>
          </table:table-cell>
          <table:table-cell table:style-name="Default" table:formula="of:=SUBSTITUTE(['RAW Impl'.G204];&quot;returntype:&quot;;&quot;&quot;)" office:value-type="string" office:string-value="int">
            <text:p>int</text:p>
          </table:table-cell>
          <table:table-cell table:style-name="Default" table:formula="of:=['RAW Impl'.A204]" office:value-type="string" office:string-value="getState">
            <text:p>getState</text:p>
          </table:table-cell>
          <table:table-cell table:style-name="Default" table:formula="of:=['RAW Impl'.F2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proxyconfigapi.h">
            <text:p>proxyconfigapi.h</text:p>
          </table:table-cell>
          <table:table-cell table:style-name="Default" table:formula="of:=SUBSTITUTE(['RAW Impl'.D205];&quot;line:&quot;;&quot;&quot;)" office:value-type="string" office:string-value="58">
            <text:p>58</text:p>
          </table:table-cell>
          <table:table-cell table:style-name="Default" table:formula="of:=SUBSTITUTE(['RAW Impl'.E2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5];&quot;returntype:&quot;;&quot;&quot;)" office:value-type="string" office:string-value="int">
            <text:p>int</text:p>
          </table:table-cell>
          <table:table-cell table:style-name="Default" table:formula="of:=['RAW Impl'.A205]" office:value-type="string" office:string-value="getState">
            <text:p>getState</text:p>
          </table:table-cell>
          <table:table-cell table:style-name="Default" table:formula="of:=['RAW Impl'.F20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292">
            <text:p>292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std::string">
            <text:p>std::string</text:p>
          </table:table-cell>
          <table:table-cell table:style-name="Default" table:formula="of:=['RAW Impl'.A206]" office:value-type="string" office:string-value="getStaticPicture">
            <text:p>getStaticPicture</text:p>
          </table:table-cell>
          <table:table-cell table:style-name="Default" table:formula="of:=['RAW Impl'.F2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286">
            <text:p>286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float">
            <text:p>float</text:p>
          </table:table-cell>
          <table:table-cell table:style-name="Default" table:formula="of:=['RAW Impl'.A207]" office:value-type="string" office:string-value="getStaticPictureFps">
            <text:p>getStaticPictureFps</text:p>
          </table:table-cell>
          <table:table-cell table:style-name="Default" table:formula="of:=['RAW Impl'.F2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225">
            <text:p>225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std::string">
            <text:p>std::string</text:p>
          </table:table-cell>
          <table:table-cell table:style-name="Default" table:formula="of:=['RAW Impl'.A208]" office:value-type="string" office:string-value="getStunServer">
            <text:p>getStunServer</text:p>
          </table:table-cell>
          <table:table-cell table:style-name="Default" table:formula="of:=['RAW Impl'.F2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allapi.h">
            <text:p>callapi.h</text:p>
          </table:table-cell>
          <table:table-cell table:style-name="Default" table:formula="of:=SUBSTITUTE(['RAW Impl'.D209];&quot;line:&quot;;&quot;&quot;)" office:value-type="string" office:string-value="42">
            <text:p>42</text:p>
          </table:table-cell>
          <table:table-cell table:style-name="Default" table:formula="of:=SUBSTITUTE(['RAW Impl'.E209];&quot;returntype:&quot;;&quot;&quot;)" office:value-type="string" office:string-value="class:CallAPI">
            <text:p>class:CallAPI</text:p>
          </table:table-cell>
          <table:table-cell table:style-name="Default" table:formula="of:=SUBSTITUTE(['RAW Impl'.G209];&quot;returntype:&quot;;&quot;&quot;)" office:value-type="string" office:string-value="int">
            <text:p>int</text:p>
          </table:table-cell>
          <table:table-cell table:style-name="Default" table:formula="of:=['RAW Impl'.A209]" office:value-type="string" office:string-value="getTransferState">
            <text:p>getTransferState</text:p>
          </table:table-cell>
          <table:table-cell table:style-name="Default" table:formula="of:=['RAW Impl'.F2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callstatsapi.h">
            <text:p>callstatsapi.h</text:p>
          </table:table-cell>
          <table:table-cell table:style-name="Default" table:formula="of:=SUBSTITUTE(['RAW Impl'.D210];&quot;line:&quot;;&quot;&quot;)" office:value-type="string" office:string-value="19">
            <text:p>19</text:p>
          </table:table-cell>
          <table:table-cell table:style-name="Default" table:formula="of:=SUBSTITUTE(['RAW Impl'.E21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10];&quot;returntype:&quot;;&quot;&quot;)" office:value-type="string" office:string-value="int">
            <text:p>int</text:p>
          </table:table-cell>
          <table:table-cell table:style-name="Default" table:formula="of:=['RAW Impl'.A210]" office:value-type="string" office:string-value="getType">
            <text:p>getType</text:p>
          </table:table-cell>
          <table:table-cell table:style-name="Default" table:formula="of:=['RAW Impl'.F2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payloadtypeapi.h">
            <text:p>payloadtypeapi.h</text:p>
          </table:table-cell>
          <table:table-cell table:style-name="Default" table:formula="of:=SUBSTITUTE(['RAW Impl'.D211];&quot;line:&quot;;&quot;&quot;)" office:value-type="string" office:string-value="23">
            <text:p>23</text:p>
          </table:table-cell>
          <table:table-cell table:style-name="Default" table:formula="of:=SUBSTITUTE(['RAW Impl'.E2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1];&quot;returntype:&quot;;&quot;&quot;)" office:value-type="string" office:string-value="int">
            <text:p>int</text:p>
          </table:table-cell>
          <table:table-cell table:style-name="Default" table:formula="of:=['RAW Impl'.A211]" office:value-type="string" office:string-value="getType">
            <text:p>getType</text:p>
          </table:table-cell>
          <table:table-cell table:style-name="Default" table:formula="of:=['RAW Impl'.F2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217">
            <text:p>217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int">
            <text:p>int</text:p>
          </table:table-cell>
          <table:table-cell table:style-name="Default" table:formula="of:=['RAW Impl'.A212]" office:value-type="string" office:string-value="getUploadBandwidth">
            <text:p>getUploadBandwidth</text:p>
          </table:table-cell>
          <table:table-cell table:style-name="Default" table:formula="of:=['RAW Impl'.F2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oreapi.h">
            <text:p>coreapi.h</text:p>
          </table:table-cell>
          <table:table-cell table:style-name="Default" table:formula="of:=SUBSTITUTE(['RAW Impl'.D213];&quot;line:&quot;;&quot;&quot;)" office:value-type="string" office:string-value="221">
            <text:p>221</text:p>
          </table:table-cell>
          <table:table-cell table:style-name="Default" table:formula="of:=SUBSTITUTE(['RAW Impl'.E213];&quot;returntype:&quot;;&quot;&quot;)" office:value-type="string" office:string-value="class:CoreAPI">
            <text:p>class:CoreAPI</text:p>
          </table:table-cell>
          <table:table-cell table:style-name="Default" table:formula="of:=SUBSTITUTE(['RAW Impl'.G213];&quot;returntype:&quot;;&quot;&quot;)" office:value-type="string" office:string-value="int">
            <text:p>int</text:p>
          </table:table-cell>
          <table:table-cell table:style-name="Default" table:formula="of:=['RAW Impl'.A213]" office:value-type="string" office:string-value="getUploadPtime">
            <text:p>getUploadPtime</text:p>
          </table:table-cell>
          <table:table-cell table:style-name="Default" table:formula="of:=['RAW Impl'.F2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274">
            <text:p>274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bool">
            <text:p>bool</text:p>
          </table:table-cell>
          <table:table-cell table:style-name="Default" table:formula="of:=['RAW Impl'.A214]" office:value-type="string" office:string-value="getUseInfoForDtmf">
            <text:p>getUseInfoForDtmf</text:p>
          </table:table-cell>
          <table:table-cell table:style-name="Default" table:formula="of:=['RAW Impl'.F2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169">
            <text:p>169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bool">
            <text:p>bool</text:p>
          </table:table-cell>
          <table:table-cell table:style-name="Default" table:formula="of:=['RAW Impl'.A215]" office:value-type="string" office:string-value="getUsePreviewWindow">
            <text:p>getUsePreviewWindow</text:p>
          </table:table-cell>
          <table:table-cell table:style-name="Default" table:formula="of:=['RAW Impl'.F2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276">
            <text:p>276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bool">
            <text:p>bool</text:p>
          </table:table-cell>
          <table:table-cell table:style-name="Default" table:formula="of:=['RAW Impl'.A216]" office:value-type="string" office:string-value="getUseRfc2833ForDtmf">
            <text:p>getUseRfc2833ForDtmf</text:p>
          </table:table-cell>
          <table:table-cell table:style-name="Default" table:formula="of:=['RAW Impl'.F2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authinfoapi.h">
            <text:p>authinfoapi.h</text:p>
          </table:table-cell>
          <table:table-cell table:style-name="Default" table:formula="of:=SUBSTITUTE(['RAW Impl'.D217];&quot;line:&quot;;&quot;&quot;)" office:value-type="string" office:string-value="21">
            <text:p>21</text:p>
          </table:table-cell>
          <table:table-cell table:style-name="Default" table:formula="of:=SUBSTITUTE(['RAW Impl'.E21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7];&quot;returntype:&quot;;&quot;&quot;)" office:value-type="string" office:string-value="std::string">
            <text:p>std::string</text:p>
          </table:table-cell>
          <table:table-cell table:style-name="Default" table:formula="of:=['RAW Impl'.A217]" office:value-type="string" office:string-value="getUserid">
            <text:p>getUserid</text:p>
          </table:table-cell>
          <table:table-cell table:style-name="Default" table:formula="of:=['RAW Impl'.F2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addressapi.h">
            <text:p>addressapi.h</text:p>
          </table:table-cell>
          <table:table-cell table:style-name="Default" table:formula="of:=SUBSTITUTE(['RAW Impl'.D218];&quot;line:&quot;;&quot;&quot;)" office:value-type="string" office:string-value="30">
            <text:p>30</text:p>
          </table:table-cell>
          <table:table-cell table:style-name="Default" table:formula="of:=SUBSTITUTE(['RAW Impl'.E21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8];&quot;returntype:&quot;;&quot;&quot;)" office:value-type="string" office:string-value="std::string">
            <text:p>std::string</text:p>
          </table:table-cell>
          <table:table-cell table:style-name="Default" table:formula="of:=['RAW Impl'.A218]" office:value-type="string" office:string-value="getUsername">
            <text:p>getUsername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authinfoapi.h">
            <text:p>authinfoapi.h</text:p>
          </table:table-cell>
          <table:table-cell table:style-name="Default" table:formula="of:=SUBSTITUTE(['RAW Impl'.D219];&quot;line:&quot;;&quot;&quot;)" office:value-type="string" office:string-value="24">
            <text:p>24</text:p>
          </table:table-cell>
          <table:table-cell table:style-name="Default" table:formula="of:=SUBSTITUTE(['RAW Impl'.E21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9];&quot;returntype:&quot;;&quot;&quot;)" office:value-type="string" office:string-value="std::string">
            <text:p>std::string</text:p>
          </table:table-cell>
          <table:table-cell table:style-name="Default" table:formula="of:=['RAW Impl'.A219]" office:value-type="string" office:string-value="getUsername">
            <text:p>getUsername</text:p>
          </table:table-cell>
          <table:table-cell table:style-name="Default" table:formula="of:=['RAW Impl'.F2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98">
            <text:p>98</text:p>
          </table:table-cell>
          <table:table-cell table:style-name="Default" table:formula="of:=SUBSTITUTE(['RAW Impl'.E220];&quot;returntype:&quot;;&quot;&quot;)" office:value-type="string" office:string-value="class:CoreAPI">
            <text:p>class:CoreAPI</text:p>
          </table:table-cell>
          <table:table-cell table:style-name="Default" table:formula="of:=SUBSTITUTE(['RAW Impl'.G220];&quot;returntype:&quot;;&quot;&quot;)" office:value-type="string" office:string-value="std::string">
            <text:p>std::string</text:p>
          </table:table-cell>
          <table:table-cell table:style-name="Default" table:formula="of:=['RAW Impl'.A220]" office:value-type="string" office:string-value="getVersion">
            <text:p>getVersion</text:p>
          </table:table-cell>
          <table:table-cell table:style-name="Default" table:formula="of:=['RAW Impl'.F2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api.h">
            <text:p>coreapi.h</text:p>
          </table:table-cell>
          <table:table-cell table:style-name="Default" table:formula="of:=SUBSTITUTE(['RAW Impl'.D221];&quot;line:&quot;;&quot;&quot;)" office:value-type="string" office:string-value="192">
            <text:p>192</text:p>
          </table:table-cell>
          <table:table-cell table:style-name="Default" table:formula="of:=SUBSTITUTE(['RAW Impl'.E221];&quot;returntype:&quot;;&quot;&quot;)" office:value-type="string" office:string-value="class:CoreAPI">
            <text:p>class:CoreAPI</text:p>
          </table:table-cell>
          <table:table-cell table:style-name="Default" table:formula="of:=SUBSTITUTE(['RAW Impl'.G221];&quot;returntype:&quot;;&quot;&quot;)" office:value-type="string" office:string-value="FB::VariantList">
            <text:p>FB::VariantList</text:p>
          </table:table-cell>
          <table:table-cell table:style-name="Default" table:formula="of:=['RAW Impl'.A221]" office:value-type="string" office:string-value="getVideoCodecs">
            <text:p>getVideoCodecs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88">
            <text:p>188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std::string">
            <text:p>std::string</text:p>
          </table:table-cell>
          <table:table-cell table:style-name="Default" table:formula="of:=['RAW Impl'.A222]" office:value-type="string" office:string-value="getVideoDevice">
            <text:p>getVideoDevice</text:p>
          </table:table-cell>
          <table:table-cell table:style-name="Default" table:formula="of:=['RAW Impl'.F2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86">
            <text:p>186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FB::VariantList">
            <text:p>FB::VariantList</text:p>
          </table:table-cell>
          <table:table-cell table:style-name="Default" table:formula="of:=['RAW Impl'.A223]" office:value-type="string" office:string-value="getVideoDevices">
            <text:p>getVideoDevices</text:p>
          </table:table-cell>
          <table:table-cell table:style-name="Default" table:formula="of:=['RAW Impl'.F2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241">
            <text:p>241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int">
            <text:p>int</text:p>
          </table:table-cell>
          <table:table-cell table:style-name="Default" table:formula="of:=['RAW Impl'.A224]" office:value-type="string" office:string-value="getVideoDscp">
            <text:p>getVideoDscp</text:p>
          </table:table-cell>
          <table:table-cell table:style-name="Default" table:formula="of:=['RAW Impl'.F2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254">
            <text:p>254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int">
            <text:p>int</text:p>
          </table:table-cell>
          <table:table-cell table:style-name="Default" table:formula="of:=['RAW Impl'.A225]" office:value-type="string" office:string-value="getVideoJittcomp">
            <text:p>getVideoJittcomp</text:p>
          </table:table-cell>
          <table:table-cell table:style-name="Default" table:formula="of:=['RAW Impl'.F2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oreapi.h">
            <text:p>coreapi.h</text:p>
          </table:table-cell>
          <table:table-cell table:style-name="Default" table:formula="of:=SUBSTITUTE(['RAW Impl'.D226];&quot;line:&quot;;&quot;&quot;)" office:value-type="string" office:string-value="213">
            <text:p>213</text:p>
          </table:table-cell>
          <table:table-cell table:style-name="Default" table:formula="of:=SUBSTITUTE(['RAW Impl'.E226];&quot;returntype:&quot;;&quot;&quot;)" office:value-type="string" office:string-value="class:CoreAPI">
            <text:p>class:CoreAPI</text:p>
          </table:table-cell>
          <table:table-cell table:style-name="Default" table:formula="of:=SUBSTITUTE(['RAW Impl'.G226];&quot;returntype:&quot;;&quot;&quot;)" office:value-type="string" office:string-value="int">
            <text:p>int</text:p>
          </table:table-cell>
          <table:table-cell table:style-name="Default" table:formula="of:=['RAW Impl'.A226]" office:value-type="string" office:string-value="getVideoPort">
            <text:p>getVideoPort</text:p>
          </table:table-cell>
          <table:table-cell table:style-name="Default" table:formula="of:=['RAW Impl'.F2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allapi.h">
            <text:p>callapi.h</text:p>
          </table:table-cell>
          <table:table-cell table:style-name="Default" table:formula="of:=SUBSTITUTE(['RAW Impl'.D227];&quot;line:&quot;;&quot;&quot;)" office:value-type="string" office:string-value="43">
            <text:p>43</text:p>
          </table:table-cell>
          <table:table-cell table:style-name="Default" table:formula="of:=SUBSTITUTE(['RAW Impl'.E227];&quot;returntype:&quot;;&quot;&quot;)" office:value-type="string" office:string-value="class:CallAPI">
            <text:p>class:CallAPI</text:p>
          </table:table-cell>
          <table:table-cell table:style-name="Default" table:formula="of:=SUBSTITUTE(['RAW Impl'.G227];&quot;returntype:&quot;;&quot;&quot;)" office:value-type="string" office:string-value="CallStatsAPIPtr">
            <text:p>CallStatsAPIPtr</text:p>
          </table:table-cell>
          <table:table-cell table:style-name="Default" table:formula="of:=['RAW Impl'.A227]" office:value-type="string" office:string-value="getVideoStats">
            <text:p>getVideoStats</text:p>
          </table:table-cell>
          <table:table-cell table:style-name="Default" table:formula="of:=['RAW Impl'.F2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videoapi.h">
            <text:p>videoapi.h</text:p>
          </table:table-cell>
          <table:table-cell table:style-name="Default" table:formula="of:=SUBSTITUTE(['RAW Impl'.D228];&quot;line:&quot;;&quot;&quot;)" office:value-type="string" office:string-value="18">
            <text:p>18</text:p>
          </table:table-cell>
          <table:table-cell table:style-name="Default" table:formula="of:=SUBSTITUTE(['RAW Impl'.E22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28];&quot;returntype:&quot;;&quot;&quot;)" office:value-type="string" office:string-value="unsigned long">
            <text:p>unsigned long</text:p>
          </table:table-cell>
          <table:table-cell table:style-name="Default" table:formula="of:=['RAW Impl'.A228]" office:value-type="string" office:string-value="getWindow">
            <text:p>getWindow</text:p>
          </table:table-cell>
          <table:table-cell table:style-name="Default" table:formula="of:=['RAW Impl'.F2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ayloadtypeapi.h">
            <text:p>payloadtypeapi.h</text:p>
          </table:table-cell>
          <table:table-cell table:style-name="Default" table:formula="of:=SUBSTITUTE(['RAW Impl'.D229];&quot;line:&quot;;&quot;&quot;)" office:value-type="string" office:string-value="32">
            <text:p>32</text:p>
          </table:table-cell>
          <table:table-cell table:style-name="Default" table:formula="of:=SUBSTITUTE(['RAW Impl'.E2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9];&quot;returntype:&quot;;&quot;&quot;)" office:value-type="string" office:string-value="std::string">
            <text:p>std::string</text:p>
          </table:table-cell>
          <table:table-cell table:style-name="Default" table:formula="of:=['RAW Impl'.A229]" office:value-type="string" office:string-value="getZeroPattern">
            <text:p>getZeroPattern</text:p>
          </table:table-cell>
          <table:table-cell table:style-name="Default" table:formula="of:=['RAW Impl'.F2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oreapi.h">
            <text:p>coreapi.h</text:p>
          </table:table-cell>
          <table:table-cell table:style-name="Default" table:formula="of:=SUBSTITUTE(['RAW Impl'.D230];&quot;line:&quot;;&quot;&quot;)" office:value-type="string" office:string-value="293">
            <text:p>293</text:p>
          </table:table-cell>
          <table:table-cell table:style-name="Default" table:formula="of:=SUBSTITUTE(['RAW Impl'.E230];&quot;returntype:&quot;;&quot;&quot;)" office:value-type="string" office:string-value="class:CoreAPI">
            <text:p>class:CoreAPI</text:p>
          </table:table-cell>
          <table:table-cell table:style-name="Default" table:formula="of:=SUBSTITUTE(['RAW Impl'.G230];&quot;returntype:&quot;;&quot;&quot;)" office:value-type="string" office:string-value="std::string">
            <text:p>std::string</text:p>
          </table:table-cell>
          <table:table-cell table:style-name="Default" table:formula="of:=['RAW Impl'.A230]" office:value-type="string" office:string-value="getZrtpSecretsFile">
            <text:p>getZrtpSecretsFile</text:p>
          </table:table-cell>
          <table:table-cell table:style-name="Default" table:formula="of:=['RAW Impl'.F2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allapi.h">
            <text:p>callapi.h</text:p>
          </table:table-cell>
          <table:table-cell table:style-name="Default" table:formula="of:=SUBSTITUTE(['RAW Impl'.D231];&quot;line:&quot;;&quot;&quot;)" office:value-type="string" office:string-value="54">
            <text:p>54</text:p>
          </table:table-cell>
          <table:table-cell table:style-name="Default" table:formula="of:=SUBSTITUTE(['RAW Impl'.E231];&quot;returntype:&quot;;&quot;&quot;)" office:value-type="string" office:string-value="class:CallAPI">
            <text:p>class:CallAPI</text:p>
          </table:table-cell>
          <table:table-cell table:style-name="Default" table:formula="of:=SUBSTITUTE(['RAW Impl'.G231];&quot;returntype:&quot;;&quot;&quot;)" office:value-type="string" office:string-value="bool">
            <text:p>bool</text:p>
          </table:table-cell>
          <table:table-cell table:style-name="Default" table:formula="of:=['RAW Impl'.A231]" office:value-type="string" office:string-value="hasTransferPending">
            <text:p>hasTransferPending</text:p>
          </table:table-cell>
          <table:table-cell table:style-name="Default" table:formula="of:=['RAW Impl'.F2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allapi.h">
            <text:p>callapi.h</text:p>
          </table:table-cell>
          <table:table-cell table:style-name="Default" table:formula="of:=SUBSTITUTE(['RAW Impl'.D232];&quot;line:&quot;;&quot;&quot;)" office:value-type="string" office:string-value="44">
            <text:p>44</text:p>
          </table:table-cell>
          <table:table-cell table:style-name="Default" table:formula="of:=SUBSTITUTE(['RAW Impl'.E232];&quot;returntype:&quot;;&quot;&quot;)" office:value-type="string" office:string-value="class:CallAPI">
            <text:p>class:CallAPI</text:p>
          </table:table-cell>
          <table:table-cell table:style-name="Default" table:formula="of:=SUBSTITUTE(['RAW Impl'.G232];&quot;returntype:&quot;;&quot;&quot;)" office:value-type="string" office:string-value="bool">
            <text:p>bool</text:p>
          </table:table-cell>
          <table:table-cell table:style-name="Default" table:formula="of:=['RAW Impl'.A232]" office:value-type="string" office:string-value="inConference">
            <text:p>inConference</text:p>
          </table:table-cell>
          <table:table-cell table:style-name="Default" table:formula="of:=['RAW Impl'.F2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280">
            <text:p>280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int">
            <text:p>int</text:p>
          </table:table-cell>
          <table:table-cell table:style-name="Default" table:formula="of:=['RAW Impl'.A233]" office:value-type="string" office:string-value="init">
            <text:p>init</text:p>
          </table:table-cell>
          <table:table-cell table:style-name="Default" table:formula="of:=['RAW Impl'.F2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addressapi.h">
            <text:p>addressapi.h</text:p>
          </table:table-cell>
          <table:table-cell table:style-name="Default" table:formula="of:=SUBSTITUTE(['RAW Impl'.D234];&quot;line:&quot;;&quot;&quot;)" office:value-type="string" office:string-value="17">
            <text:p>17</text:p>
          </table:table-cell>
          <table:table-cell table:style-name="Default" table:formula="of:=SUBSTITUTE(['RAW Impl'.E23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initProxy">
            <text:p>initProxy</text:p>
          </table:table-cell>
          <table:table-cell table:style-name="Default" table:formula="of:=['RAW Impl'.F2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authinfoapi.h">
            <text:p>authinfoapi.h</text:p>
          </table:table-cell>
          <table:table-cell table:style-name="Default" table:formula="of:=SUBSTITUTE(['RAW Impl'.D235];&quot;line:&quot;;&quot;&quot;)" office:value-type="string" office:string-value="15">
            <text:p>15</text:p>
          </table:table-cell>
          <table:table-cell table:style-name="Default" table:formula="of:=SUBSTITUTE(['RAW Impl'.E23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initProxy">
            <text:p>initProxy</text:p>
          </table:table-cell>
          <table:table-cell table:style-name="Default" table:formula="of:=['RAW Impl'.F2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allapi.h">
            <text:p>callapi.h</text:p>
          </table:table-cell>
          <table:table-cell table:style-name="Default" table:formula="of:=SUBSTITUTE(['RAW Impl'.D236];&quot;line:&quot;;&quot;&quot;)" office:value-type="string" office:string-value="18">
            <text:p>18</text:p>
          </table:table-cell>
          <table:table-cell table:style-name="Default" table:formula="of:=SUBSTITUTE(['RAW Impl'.E236];&quot;returntype:&quot;;&quot;&quot;)" office:value-type="string" office:string-value="class:CallAPI">
            <text:p>class:Call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initProxy">
            <text:p>initProxy</text:p>
          </table:table-cell>
          <table:table-cell table:style-name="Default" table:formula="of:=['RAW Impl'.F2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alllogapi.h">
            <text:p>calllogapi.h</text:p>
          </table:table-cell>
          <table:table-cell table:style-name="Default" table:formula="of:=SUBSTITUTE(['RAW Impl'.D237];&quot;line:&quot;;&quot;&quot;)" office:value-type="string" office:string-value="14">
            <text:p>14</text:p>
          </table:table-cell>
          <table:table-cell table:style-name="Default" table:formula="of:=SUBSTITUTE(['RAW Impl'.E23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initProxy">
            <text:p>initProxy</text:p>
          </table:table-cell>
          <table:table-cell table:style-name="Default" table:formula="of:=['RAW Impl'.F2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allparamsapi.h">
            <text:p>callparamsapi.h</text:p>
          </table:table-cell>
          <table:table-cell table:style-name="Default" table:formula="of:=SUBSTITUTE(['RAW Impl'.D238];&quot;line:&quot;;&quot;&quot;)" office:value-type="string" office:string-value="16">
            <text:p>16</text:p>
          </table:table-cell>
          <table:table-cell table:style-name="Default" table:formula="of:=SUBSTITUTE(['RAW Impl'.E23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initProxy">
            <text:p>initProxy</text:p>
          </table:table-cell>
          <table:table-cell table:style-name="Default" table:formula="of:=['RAW Impl'.F2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allstatsapi.h">
            <text:p>callstatsapi.h</text:p>
          </table:table-cell>
          <table:table-cell table:style-name="Default" table:formula="of:=SUBSTITUTE(['RAW Impl'.D239];&quot;line:&quot;;&quot;&quot;)" office:value-type="string" office:string-value="15">
            <text:p>15</text:p>
          </table:table-cell>
          <table:table-cell table:style-name="Default" table:formula="of:=SUBSTITUTE(['RAW Impl'.E23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initProxy">
            <text:p>initProxy</text:p>
          </table:table-cell>
          <table:table-cell table:style-name="Default" table:formula="of:=['RAW Impl'.F2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oreapi.h">
            <text:p>coreapi.h</text:p>
          </table:table-cell>
          <table:table-cell table:style-name="Default" table:formula="of:=SUBSTITUTE(['RAW Impl'.D240];&quot;line:&quot;;&quot;&quot;)" office:value-type="string" office:string-value="336">
            <text:p>336</text:p>
          </table:table-cell>
          <table:table-cell table:style-name="Default" table:formula="of:=SUBSTITUTE(['RAW Impl'.E240];&quot;returntype:&quot;;&quot;&quot;)" office:value-type="string" office:string-value="class:CoreAPI">
            <text:p>class:Core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initProxy">
            <text:p>initProxy</text:p>
          </table:table-cell>
          <table:table-cell table:style-name="Default" table:formula="of:=['RAW Impl'.F2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payloadtypeapi.h">
            <text:p>payloadtypeapi.h</text:p>
          </table:table-cell>
          <table:table-cell table:style-name="Default" table:formula="of:=SUBSTITUTE(['RAW Impl'.D241];&quot;line:&quot;;&quot;&quot;)" office:value-type="string" office:string-value="16">
            <text:p>16</text:p>
          </table:table-cell>
          <table:table-cell table:style-name="Default" table:formula="of:=SUBSTITUTE(['RAW Impl'.E24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initProxy">
            <text:p>initProxy</text:p>
          </table:table-cell>
          <table:table-cell table:style-name="Default" table:formula="of:=['RAW Impl'.F2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proxyconfigapi.h">
            <text:p>proxyconfigapi.h</text:p>
          </table:table-cell>
          <table:table-cell table:style-name="Default" table:formula="of:=SUBSTITUTE(['RAW Impl'.D242];&quot;line:&quot;;&quot;&quot;)" office:value-type="string" office:string-value="15">
            <text:p>15</text:p>
          </table:table-cell>
          <table:table-cell table:style-name="Default" table:formula="of:=SUBSTITUTE(['RAW Impl'.E24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2];&quot;returntype:&quot;;&quot;&quot;)" office:value-type="string" office:string-value="void">
            <text:p>void</text:p>
          </table:table-cell>
          <table:table-cell table:style-name="Default" table:formula="of:=['RAW Impl'.A242]" office:value-type="string" office:string-value="initProxy">
            <text:p>initProxy</text:p>
          </table:table-cell>
          <table:table-cell table:style-name="Default" table:formula="of:=['RAW Impl'.F2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oreapi.h">
            <text:p>coreapi.h</text:p>
          </table:table-cell>
          <table:table-cell table:style-name="Default" table:formula="of:=SUBSTITUTE(['RAW Impl'.D243];&quot;line:&quot;;&quot;&quot;)" office:value-type="string" office:string-value="106">
            <text:p>106</text:p>
          </table:table-cell>
          <table:table-cell table:style-name="Default" table:formula="of:=SUBSTITUTE(['RAW Impl'.E243];&quot;returntype:&quot;;&quot;&quot;)" office:value-type="string" office:string-value="class:CoreAPI">
            <text:p>class:CoreAPI</text:p>
          </table:table-cell>
          <table:table-cell table:style-name="Default" table:formula="of:=SUBSTITUTE(['RAW Impl'.G243];&quot;returntype:&quot;;&quot;&quot;)" office:value-type="string" office:string-value="CallAPIPtr">
            <text:p>CallAPIPtr</text:p>
          </table:table-cell>
          <table:table-cell table:style-name="Default" table:formula="of:=['RAW Impl'.A243]" office:value-type="string" office:string-value="invite">
            <text:p>invite</text:p>
          </table:table-cell>
          <table:table-cell table:style-name="Default" table:formula="of:=['RAW Impl'.F243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api.h">
            <text:p>coreapi.h</text:p>
          </table:table-cell>
          <table:table-cell table:style-name="Default" table:formula="of:=SUBSTITUTE(['RAW Impl'.D244];&quot;line:&quot;;&quot;&quot;)" office:value-type="string" office:string-value="107">
            <text:p>107</text:p>
          </table:table-cell>
          <table:table-cell table:style-name="Default" table:formula="of:=SUBSTITUTE(['RAW Impl'.E244];&quot;returntype:&quot;;&quot;&quot;)" office:value-type="string" office:string-value="class:CoreAPI">
            <text:p>class:CoreAPI</text:p>
          </table:table-cell>
          <table:table-cell table:style-name="Default" table:formula="of:=SUBSTITUTE(['RAW Impl'.G244];&quot;returntype:&quot;;&quot;&quot;)" office:value-type="string" office:string-value="CallAPIPtr">
            <text:p>CallAPIPtr</text:p>
          </table:table-cell>
          <table:table-cell table:style-name="Default" table:formula="of:=['RAW Impl'.A244]" office:value-type="string" office:string-value="inviteAddress">
            <text:p>inviteAddress</text:p>
          </table:table-cell>
          <table:table-cell table:style-name="Default" table:formula="of:=['RAW Impl'.F244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109">
            <text:p>109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CallAPIPtr">
            <text:p>CallAPIPtr</text:p>
          </table:table-cell>
          <table:table-cell table:style-name="Default" table:formula="of:=['RAW Impl'.A245]" office:value-type="string" office:string-value="inviteAddressWithParams">
            <text:p>inviteAddressWithParams</text:p>
          </table:table-cell>
          <table:table-cell table:style-name="Default" table:formula="of:=['RAW Impl'.F245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oreapi.h">
            <text:p>coreapi.h</text:p>
          </table:table-cell>
          <table:table-cell table:style-name="Default" table:formula="of:=SUBSTITUTE(['RAW Impl'.D246];&quot;line:&quot;;&quot;&quot;)" office:value-type="string" office:string-value="108">
            <text:p>108</text:p>
          </table:table-cell>
          <table:table-cell table:style-name="Default" table:formula="of:=SUBSTITUTE(['RAW Impl'.E246];&quot;returntype:&quot;;&quot;&quot;)" office:value-type="string" office:string-value="class:CoreAPI">
            <text:p>class:CoreAPI</text:p>
          </table:table-cell>
          <table:table-cell table:style-name="Default" table:formula="of:=SUBSTITUTE(['RAW Impl'.G246];&quot;returntype:&quot;;&quot;&quot;)" office:value-type="string" office:string-value="CallAPIPtr">
            <text:p>CallAPIPtr</text:p>
          </table:table-cell>
          <table:table-cell table:style-name="Default" table:formula="of:=['RAW Impl'.A246]" office:value-type="string" office:string-value="inviteWithParams">
            <text:p>inviteWithParams</text:p>
          </table:table-cell>
          <table:table-cell table:style-name="Default" table:formula="of:=['RAW Impl'.F246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oreapi.h">
            <text:p>coreapi.h</text:p>
          </table:table-cell>
          <table:table-cell table:style-name="Default" table:formula="of:=SUBSTITUTE(['RAW Impl'.D247];&quot;line:&quot;;&quot;&quot;)" office:value-type="string" office:string-value="233">
            <text:p>233</text:p>
          </table:table-cell>
          <table:table-cell table:style-name="Default" table:formula="of:=SUBSTITUTE(['RAW Impl'.E247];&quot;returntype:&quot;;&quot;&quot;)" office:value-type="string" office:string-value="class:CoreAPI">
            <text:p>class:CoreAPI</text:p>
          </table:table-cell>
          <table:table-cell table:style-name="Default" table:formula="of:=SUBSTITUTE(['RAW Impl'.G247];&quot;returntype:&quot;;&quot;&quot;)" office:value-type="string" office:string-value="bool">
            <text:p>bool</text:p>
          </table:table-cell>
          <table:table-cell table:style-name="Default" table:formula="of:=['RAW Impl'.A247]" office:value-type="string" office:string-value="ipv6Enabled">
            <text:p>ipv6Enabled</text:p>
          </table:table-cell>
          <table:table-cell table:style-name="Default" table:formula="of:=['RAW Impl'.F2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38">
            <text:p>138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bool">
            <text:p>bool</text:p>
          </table:table-cell>
          <table:table-cell table:style-name="Default" table:formula="of:=['RAW Impl'.A248]" office:value-type="string" office:string-value="isInConference">
            <text:p>isInConference</text:p>
          </table:table-cell>
          <table:table-cell table:style-name="Default" table:formula="of:=['RAW Impl'.F2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51">
            <text:p>151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bool">
            <text:p>bool</text:p>
          </table:table-cell>
          <table:table-cell table:style-name="Default" table:formula="of:=['RAW Impl'.A249]" office:value-type="string" office:string-value="isMicMuted">
            <text:p>isMicMuted</text:p>
          </table:table-cell>
          <table:table-cell table:style-name="Default" table:formula="of:=['RAW Impl'.F2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oreapi.h">
            <text:p>coreapi.h</text:p>
          </table:table-cell>
          <table:table-cell table:style-name="Default" table:formula="of:=SUBSTITUTE(['RAW Impl'.D250];&quot;line:&quot;;&quot;&quot;)" office:value-type="string" office:string-value="246">
            <text:p>246</text:p>
          </table:table-cell>
          <table:table-cell table:style-name="Default" table:formula="of:=SUBSTITUTE(['RAW Impl'.E250];&quot;returntype:&quot;;&quot;&quot;)" office:value-type="string" office:string-value="class:CoreAPI">
            <text:p>class:CoreAPI</text:p>
          </table:table-cell>
          <table:table-cell table:style-name="Default" table:formula="of:=SUBSTITUTE(['RAW Impl'.G250];&quot;returntype:&quot;;&quot;&quot;)" office:value-type="string" office:string-value="bool">
            <text:p>bool</text:p>
          </table:table-cell>
          <table:table-cell table:style-name="Default" table:formula="of:=['RAW Impl'.A250]" office:value-type="string" office:string-value="isNetworkReachable">
            <text:p>isNetworkReachable</text:p>
          </table:table-cell>
          <table:table-cell table:style-name="Default" table:formula="of:=['RAW Impl'.F2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proxyconfigapi.h">
            <text:p>proxyconfigapi.h</text:p>
          </table:table-cell>
          <table:table-cell table:style-name="Default" table:formula="of:=SUBSTITUTE(['RAW Impl'.D251];&quot;line:&quot;;&quot;&quot;)" office:value-type="string" office:string-value="40">
            <text:p>40</text:p>
          </table:table-cell>
          <table:table-cell table:style-name="Default" table:formula="of:=SUBSTITUTE(['RAW Impl'.E25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1];&quot;returntype:&quot;;&quot;&quot;)" office:value-type="string" office:string-value="bool">
            <text:p>bool</text:p>
          </table:table-cell>
          <table:table-cell table:style-name="Default" table:formula="of:=['RAW Impl'.A251]" office:value-type="string" office:string-value="isRegistered">
            <text:p>isRegistered</text:p>
          </table:table-cell>
          <table:table-cell table:style-name="Default" table:formula="of:=['RAW Impl'.F2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oreapi.h">
            <text:p>coreapi.h</text:p>
          </table:table-cell>
          <table:table-cell table:style-name="Default" table:formula="of:=SUBSTITUTE(['RAW Impl'.D252];&quot;line:&quot;;&quot;&quot;)" office:value-type="string" office:string-value="235">
            <text:p>235</text:p>
          </table:table-cell>
          <table:table-cell table:style-name="Default" table:formula="of:=SUBSTITUTE(['RAW Impl'.E252];&quot;returntype:&quot;;&quot;&quot;)" office:value-type="string" office:string-value="class:CoreAPI">
            <text:p>class:CoreAPI</text:p>
          </table:table-cell>
          <table:table-cell table:style-name="Default" table:formula="of:=SUBSTITUTE(['RAW Impl'.G252];&quot;returntype:&quot;;&quot;&quot;)" office:value-type="string" office:string-value="bool">
            <text:p>bool</text:p>
          </table:table-cell>
          <table:table-cell table:style-name="Default" table:formula="of:=['RAW Impl'.A252]" office:value-type="string" office:string-value="keepAliveEnabled">
            <text:p>keepAliveEnabled</text:p>
          </table:table-cell>
          <table:table-cell table:style-name="Default" table:formula="of:=['RAW Impl'.F2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SimpleStreamHelper.h">
            <text:p>SimpleStreamHelper.h</text:p>
          </table:table-cell>
          <table:table-cell table:style-name="Default" table:formula="of:=SUBSTITUTE(['RAW Impl'.D253];&quot;line:&quot;;&quot;&quot;)" office:value-type="string" office:string-value="74">
            <text:p>74</text:p>
          </table:table-cell>
          <table:table-cell table:style-name="Default" table:formula="of:=SUBSTITUTE(['RAW Impl'.E253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keepReference">
            <text:p>keepReference</text:p>
          </table:table-cell>
          <table:table-cell table:style-name="Default" table:formula="of:=['RAW Impl'.F253]" office:value-type="string" office:string-value="signature:(const SimpleStreamHelperPtr&amp; ptr)">
            <text:p>signature:(const SimpleStreamHelperPtr&amp; ptr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39">
            <text:p>139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int">
            <text:p>int</text:p>
          </table:table-cell>
          <table:table-cell table:style-name="Default" table:formula="of:=['RAW Impl'.A254]" office:value-type="string" office:string-value="leaveConference">
            <text:p>leaveConference</text:p>
          </table:table-cell>
          <table:table-cell table:style-name="Default" table:formula="of:=['RAW Impl'.F2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callparamsapi.h">
            <text:p>callparamsapi.h</text:p>
          </table:table-cell>
          <table:table-cell table:style-name="Default" table:formula="of:=SUBSTITUTE(['RAW Impl'.D255];&quot;line:&quot;;&quot;&quot;)" office:value-type="string" office:string-value="23">
            <text:p>23</text:p>
          </table:table-cell>
          <table:table-cell table:style-name="Default" table:formula="of:=SUBSTITUTE(['RAW Impl'.E25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55];&quot;returntype:&quot;;&quot;&quot;)" office:value-type="string" office:string-value="bool">
            <text:p>bool</text:p>
          </table:table-cell>
          <table:table-cell table:style-name="Default" table:formula="of:=['RAW Impl'.A255]" office:value-type="string" office:string-value="localConferenceMode">
            <text:p>localConferenceMode</text:p>
          </table:table-cell>
          <table:table-cell table:style-name="Default" table:formula="of:=['RAW Impl'.F2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coreapi.h">
            <text:p>coreapi.h</text:p>
          </table:table-cell>
          <table:table-cell table:style-name="Default" table:formula="of:=SUBSTITUTE(['RAW Impl'.D256];&quot;line:&quot;;&quot;&quot;)" office:value-type="string" office:string-value="150">
            <text:p>150</text:p>
          </table:table-cell>
          <table:table-cell table:style-name="Default" table:formula="of:=SUBSTITUTE(['RAW Impl'.E256];&quot;returntype:&quot;;&quot;&quot;)" office:value-type="string" office:string-value="class:CoreAPI">
            <text:p>class:Core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muteMic">
            <text:p>muteMic</text:p>
          </table:table-cell>
          <table:table-cell table:style-name="Default" table:formula="of:=['RAW Impl'.F256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utils.h">
            <text:p>utils.h</text:p>
          </table:table-cell>
          <table:table-cell table:style-name="Default" table:formula="of:=SUBSTITUTE(['RAW Impl'.D257];&quot;line:&quot;;&quot;&quot;)" office:value-type="string" office:string-value="8">
            <text:p>8</text:p>
          </table:table-cell>
          <table:table-cell table:style-name="Default" table:formula="of:=SUBSTITUTE(['RAW Impl'.E257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57];&quot;returntype:&quot;;&quot;&quot;)" office:value-type="string" office:string-value="AuthInfoAPIPtr">
            <text:p>AuthInfoAPIPtr</text:p>
          </table:table-cell>
          <table:table-cell table:style-name="Default" table:formula="of:=['RAW Impl'.A257]" office:value-type="string" office:string-value="mythread_group">
            <text:p>mythread_group</text:p>
          </table:table-cell>
          <table:table-cell table:style-name="Default" table:formula="of:=['RAW Impl'.F257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api.h">
            <text:p>coreapi.h</text:p>
          </table:table-cell>
          <table:table-cell table:style-name="Default" table:formula="of:=SUBSTITUTE(['RAW Impl'.D258];&quot;line:&quot;;&quot;&quot;)" office:value-type="string" office:string-value="267">
            <text:p>267</text:p>
          </table:table-cell>
          <table:table-cell table:style-name="Default" table:formula="of:=SUBSTITUTE(['RAW Impl'.E258];&quot;returntype:&quot;;&quot;&quot;)" office:value-type="string" office:string-value="class:CoreAPI">
            <text:p>class:CoreAPI</text:p>
          </table:table-cell>
          <table:table-cell table:style-name="Default" table:formula="of:=SUBSTITUTE(['RAW Impl'.G258];&quot;returntype:&quot;;&quot;&quot;)" office:value-type="string" office:string-value="AuthInfoAPIPtr">
            <text:p>AuthInfoAPIPtr</text:p>
          </table:table-cell>
          <table:table-cell table:style-name="Default" table:formula="of:=['RAW Impl'.A258]" office:value-type="string" office:string-value="newAuthInfo">
            <text:p>newAuthInfo</text:p>
          </table:table-cell>
          <table:table-cell table:style-name="Default" table:formula="of:=['RAW Impl'.F258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266">
            <text:p>266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ProxyConfigAPIPtr">
            <text:p>ProxyConfigAPIPtr</text:p>
          </table:table-cell>
          <table:table-cell table:style-name="Default" table:formula="of:=['RAW Impl'.A259]" office:value-type="string" office:string-value="newProxyConfig">
            <text:p>newProxyConfig</text:p>
          </table:table-cell>
          <table:table-cell table:style-name="Default" table:formula="of:=['RAW Impl'.F2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proxyconfigapi.h">
            <text:p>proxyconfigapi.h</text:p>
          </table:table-cell>
          <table:table-cell table:style-name="Default" table:formula="of:=SUBSTITUTE(['RAW Impl'.D260];&quot;line:&quot;;&quot;&quot;)" office:value-type="string" office:string-value="63">
            <text:p>63</text:p>
          </table:table-cell>
          <table:table-cell table:style-name="Default" table:formula="of:=SUBSTITUTE(['RAW Impl'.E26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0];&quot;returntype:&quot;;&quot;&quot;)" office:value-type="string" office:string-value="std::string">
            <text:p>std::string</text:p>
          </table:table-cell>
          <table:table-cell table:style-name="Default" table:formula="of:=['RAW Impl'.A260]" office:value-type="string" office:string-value="normalizeNumber">
            <text:p>normalizeNumber</text:p>
          </table:table-cell>
          <table:table-cell table:style-name="Default" table:formula="of:=['RAW Impl'.F260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videoplugin.h">
            <text:p>videoplugin.h</text:p>
          </table:table-cell>
          <table:table-cell table:style-name="Default" table:formula="of:=SUBSTITUTE(['RAW Impl'.D261];&quot;line:&quot;;&quot;&quot;)" office:value-type="string" office:string-value="47">
            <text:p>47</text:p>
          </table:table-cell>
          <table:table-cell table:style-name="Default" table:formula="of:=SUBSTITUTE(['RAW Impl'.E261];&quot;returntype:&quot;;&quot;&quot;)" office:value-type="string" office:string-value="class:video">
            <text:p>class:video</text:p>
          </table:table-cell>
          <table:table-cell table:style-name="Default" table:formula="of:=SUBSTITUTE(['RAW Impl'.G261];&quot;returntype:&quot;;&quot;&quot;)" office:value-type="string" office:string-value="virtualbool">
            <text:p>virtualbool</text:p>
          </table:table-cell>
          <table:table-cell table:style-name="Default" table:formula="of:=['RAW Impl'.A261]" office:value-type="string" office:string-value="onDraw">
            <text:p>onDraw</text:p>
          </table:table-cell>
          <table:table-cell table:style-name="Default" table:formula="of:=['RAW Impl'.F261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plugin.h">
            <text:p>coreplugin.h</text:p>
          </table:table-cell>
          <table:table-cell table:style-name="Default" table:formula="of:=SUBSTITUTE(['RAW Impl'.D262];&quot;line:&quot;;&quot;&quot;)" office:value-type="string" office:string-value="45">
            <text:p>45</text:p>
          </table:table-cell>
          <table:table-cell table:style-name="Default" table:formula="of:=SUBSTITUTE(['RAW Impl'.E262];&quot;returntype:&quot;;&quot;&quot;)" office:value-type="string" office:string-value="class:core">
            <text:p>class:core</text:p>
          </table:table-cell>
          <table:table-cell table:style-name="Default" table:formula="of:=SUBSTITUTE(['RAW Impl'.G262];&quot;returntype:&quot;;&quot;&quot;)" office:value-type="string" office:string-value="virtualbool">
            <text:p>virtualbool</text:p>
          </table:table-cell>
          <table:table-cell table:style-name="Default" table:formula="of:=['RAW Impl'.A262]" office:value-type="string" office:string-value="onMouseDown">
            <text:p>onMouseDown</text:p>
          </table:table-cell>
          <table:table-cell table:style-name="Default" table:formula="of:=['RAW Impl'.F26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videoplugin.h">
            <text:p>videoplugin.h</text:p>
          </table:table-cell>
          <table:table-cell table:style-name="Default" table:formula="of:=SUBSTITUTE(['RAW Impl'.D263];&quot;line:&quot;;&quot;&quot;)" office:value-type="string" office:string-value="42">
            <text:p>42</text:p>
          </table:table-cell>
          <table:table-cell table:style-name="Default" table:formula="of:=SUBSTITUTE(['RAW Impl'.E263];&quot;returntype:&quot;;&quot;&quot;)" office:value-type="string" office:string-value="class:video">
            <text:p>class:video</text:p>
          </table:table-cell>
          <table:table-cell table:style-name="Default" table:formula="of:=SUBSTITUTE(['RAW Impl'.G263];&quot;returntype:&quot;;&quot;&quot;)" office:value-type="string" office:string-value="virtualbool">
            <text:p>virtualbool</text:p>
          </table:table-cell>
          <table:table-cell table:style-name="Default" table:formula="of:=['RAW Impl'.A263]" office:value-type="string" office:string-value="onMouseDown">
            <text:p>onMouseDown</text:p>
          </table:table-cell>
          <table:table-cell table:style-name="Default" table:formula="of:=['RAW Impl'.F263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plugin.h">
            <text:p>coreplugin.h</text:p>
          </table:table-cell>
          <table:table-cell table:style-name="Default" table:formula="of:=SUBSTITUTE(['RAW Impl'.D264];&quot;line:&quot;;&quot;&quot;)" office:value-type="string" office:string-value="47">
            <text:p>47</text:p>
          </table:table-cell>
          <table:table-cell table:style-name="Default" table:formula="of:=SUBSTITUTE(['RAW Impl'.E264];&quot;returntype:&quot;;&quot;&quot;)" office:value-type="string" office:string-value="class:core">
            <text:p>class:core</text:p>
          </table:table-cell>
          <table:table-cell table:style-name="Default" table:formula="of:=SUBSTITUTE(['RAW Impl'.G264];&quot;returntype:&quot;;&quot;&quot;)" office:value-type="string" office:string-value="virtualbool">
            <text:p>virtualbool</text:p>
          </table:table-cell>
          <table:table-cell table:style-name="Default" table:formula="of:=['RAW Impl'.A264]" office:value-type="string" office:string-value="onMouseMove">
            <text:p>onMouseMove</text:p>
          </table:table-cell>
          <table:table-cell table:style-name="Default" table:formula="of:=['RAW Impl'.F26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videoplugin.h">
            <text:p>videoplugin.h</text:p>
          </table:table-cell>
          <table:table-cell table:style-name="Default" table:formula="of:=SUBSTITUTE(['RAW Impl'.D265];&quot;line:&quot;;&quot;&quot;)" office:value-type="string" office:string-value="44">
            <text:p>44</text:p>
          </table:table-cell>
          <table:table-cell table:style-name="Default" table:formula="of:=SUBSTITUTE(['RAW Impl'.E265];&quot;returntype:&quot;;&quot;&quot;)" office:value-type="string" office:string-value="class:video">
            <text:p>class:video</text:p>
          </table:table-cell>
          <table:table-cell table:style-name="Default" table:formula="of:=SUBSTITUTE(['RAW Impl'.G265];&quot;returntype:&quot;;&quot;&quot;)" office:value-type="string" office:string-value="virtualbool">
            <text:p>virtualbool</text:p>
          </table:table-cell>
          <table:table-cell table:style-name="Default" table:formula="of:=['RAW Impl'.A265]" office:value-type="string" office:string-value="onMouseMove">
            <text:p>onMouseMove</text:p>
          </table:table-cell>
          <table:table-cell table:style-name="Default" table:formula="of:=['RAW Impl'.F265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plugin.h">
            <text:p>coreplugin.h</text:p>
          </table:table-cell>
          <table:table-cell table:style-name="Default" table:formula="of:=SUBSTITUTE(['RAW Impl'.D266];&quot;line:&quot;;&quot;&quot;)" office:value-type="string" office:string-value="46">
            <text:p>46</text:p>
          </table:table-cell>
          <table:table-cell table:style-name="Default" table:formula="of:=SUBSTITUTE(['RAW Impl'.E266];&quot;returntype:&quot;;&quot;&quot;)" office:value-type="string" office:string-value="class:core">
            <text:p>class:core</text:p>
          </table:table-cell>
          <table:table-cell table:style-name="Default" table:formula="of:=SUBSTITUTE(['RAW Impl'.G266];&quot;returntype:&quot;;&quot;&quot;)" office:value-type="string" office:string-value="virtualbool">
            <text:p>virtualbool</text:p>
          </table:table-cell>
          <table:table-cell table:style-name="Default" table:formula="of:=['RAW Impl'.A266]" office:value-type="string" office:string-value="onMouseUp">
            <text:p>onMouseUp</text:p>
          </table:table-cell>
          <table:table-cell table:style-name="Default" table:formula="of:=['RAW Impl'.F26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videoplugin.h">
            <text:p>videoplugin.h</text:p>
          </table:table-cell>
          <table:table-cell table:style-name="Default" table:formula="of:=SUBSTITUTE(['RAW Impl'.D267];&quot;line:&quot;;&quot;&quot;)" office:value-type="string" office:string-value="43">
            <text:p>43</text:p>
          </table:table-cell>
          <table:table-cell table:style-name="Default" table:formula="of:=SUBSTITUTE(['RAW Impl'.E267];&quot;returntype:&quot;;&quot;&quot;)" office:value-type="string" office:string-value="class:video">
            <text:p>class:video</text:p>
          </table:table-cell>
          <table:table-cell table:style-name="Default" table:formula="of:=SUBSTITUTE(['RAW Impl'.G267];&quot;returntype:&quot;;&quot;&quot;)" office:value-type="string" office:string-value="virtualbool">
            <text:p>virtualbool</text:p>
          </table:table-cell>
          <table:table-cell table:style-name="Default" table:formula="of:=['RAW Impl'.A267]" office:value-type="string" office:string-value="onMouseUp">
            <text:p>onMouseUp</text:p>
          </table:table-cell>
          <table:table-cell table:style-name="Default" table:formula="of:=['RAW Impl'.F267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plugin.h">
            <text:p>coreplugin.h</text:p>
          </table:table-cell>
          <table:table-cell table:style-name="Default" table:formula="of:=SUBSTITUTE(['RAW Impl'.D268];&quot;line:&quot;;&quot;&quot;)" office:value-type="string" office:string-value="22">
            <text:p>22</text:p>
          </table:table-cell>
          <table:table-cell table:style-name="Default" table:formula="of:=SUBSTITUTE(['RAW Impl'.E268];&quot;returntype:&quot;;&quot;&quot;)" office:value-type="string" office:string-value="class:core">
            <text:p>class:core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onPluginReady">
            <text:p>onPluginReady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videoplugin.h">
            <text:p>videoplugin.h</text:p>
          </table:table-cell>
          <table:table-cell table:style-name="Default" table:formula="of:=SUBSTITUTE(['RAW Impl'.D269];&quot;line:&quot;;&quot;&quot;)" office:value-type="string" office:string-value="19">
            <text:p>19</text:p>
          </table:table-cell>
          <table:table-cell table:style-name="Default" table:formula="of:=SUBSTITUTE(['RAW Impl'.E269];&quot;returntype:&quot;;&quot;&quot;)" office:value-type="string" office:string-value="class:video">
            <text:p>class:video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onPluginReady">
            <text:p>onPluginReady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SimpleStreamHelper.h">
            <text:p>SimpleStreamHelper.h</text:p>
          </table:table-cell>
          <table:table-cell table:style-name="Default" table:formula="of:=SUBSTITUTE(['RAW Impl'.D270];&quot;line:&quot;;&quot;&quot;)" office:value-type="string" office:string-value="60">
            <text:p>60</text:p>
          </table:table-cell>
          <table:table-cell table:style-name="Default" table:formula="of:=SUBSTITUTE(['RAW Impl'.E27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0];&quot;returntype:&quot;;&quot;&quot;)" office:value-type="string" office:string-value="virtualbool">
            <text:p>virtualbool</text:p>
          </table:table-cell>
          <table:table-cell table:style-name="Default" table:formula="of:=['RAW Impl'.A270]" office:value-type="string" office:string-value="onStreamCompleted">
            <text:p>onStreamCompleted</text:p>
          </table:table-cell>
          <table:table-cell table:style-name="Default" table:formula="of:=['RAW Impl'.F270]" office:value-type="string" office:string-value="signature:(FB::StreamCompletedEvent *evt, FB::BrowserStream *)">
            <text:p>signature:(FB::StreamComplet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SimpleStreamHelper.h">
            <text:p>SimpleStreamHelper.h</text:p>
          </table:table-cell>
          <table:table-cell table:style-name="Default" table:formula="of:=SUBSTITUTE(['RAW Impl'.D271];&quot;line:&quot;;&quot;&quot;)" office:value-type="string" office:string-value="58">
            <text:p>58</text:p>
          </table:table-cell>
          <table:table-cell table:style-name="Default" table:formula="of:=SUBSTITUTE(['RAW Impl'.E271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1];&quot;returntype:&quot;;&quot;&quot;)" office:value-type="string" office:string-value="virtualbool">
            <text:p>virtualbool</text:p>
          </table:table-cell>
          <table:table-cell table:style-name="Default" table:formula="of:=['RAW Impl'.A271]" office:value-type="string" office:string-value="onStreamDataArrived">
            <text:p>onStreamDataArrived</text:p>
          </table:table-cell>
          <table:table-cell table:style-name="Default" table:formula="of:=['RAW Impl'.F271]" office:value-type="string" office:string-value="signature:(FB::StreamDataArrivedEvent *evt, FB::BrowserStream *)">
            <text:p>signature:(FB::StreamDataArriv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SimpleStreamHelper.h">
            <text:p>SimpleStreamHelper.h</text:p>
          </table:table-cell>
          <table:table-cell table:style-name="Default" table:formula="of:=SUBSTITUTE(['RAW Impl'.D272];&quot;line:&quot;;&quot;&quot;)" office:value-type="string" office:string-value="59">
            <text:p>59</text:p>
          </table:table-cell>
          <table:table-cell table:style-name="Default" table:formula="of:=SUBSTITUTE(['RAW Impl'.E272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2];&quot;returntype:&quot;;&quot;&quot;)" office:value-type="string" office:string-value="virtualbool">
            <text:p>virtualbool</text:p>
          </table:table-cell>
          <table:table-cell table:style-name="Default" table:formula="of:=['RAW Impl'.A272]" office:value-type="string" office:string-value="onStreamOpened">
            <text:p>onStreamOpened</text:p>
          </table:table-cell>
          <table:table-cell table:style-name="Default" table:formula="of:=['RAW Impl'.F272]" office:value-type="string" office:string-value="signature:(FB::StreamOpenedEvent *evt, FB::BrowserStream *)">
            <text:p>signature:(FB::StreamOpen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plugin.h">
            <text:p>coreplugin.h</text:p>
          </table:table-cell>
          <table:table-cell table:style-name="Default" table:formula="of:=SUBSTITUTE(['RAW Impl'.D273];&quot;line:&quot;;&quot;&quot;)" office:value-type="string" office:string-value="48">
            <text:p>48</text:p>
          </table:table-cell>
          <table:table-cell table:style-name="Default" table:formula="of:=SUBSTITUTE(['RAW Impl'.E273];&quot;returntype:&quot;;&quot;&quot;)" office:value-type="string" office:string-value="class:core">
            <text:p>class:core</text:p>
          </table:table-cell>
          <table:table-cell table:style-name="Default" table:formula="of:=SUBSTITUTE(['RAW Impl'.G273];&quot;returntype:&quot;;&quot;&quot;)" office:value-type="string" office:string-value="virtualbool">
            <text:p>virtualbool</text:p>
          </table:table-cell>
          <table:table-cell table:style-name="Default" table:formula="of:=['RAW Impl'.A273]" office:value-type="string" office:string-value="onWindowAttached">
            <text:p>onWindowAttached</text:p>
          </table:table-cell>
          <table:table-cell table:style-name="Default" table:formula="of:=['RAW Impl'.F273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videoplugin.h">
            <text:p>videoplugin.h</text:p>
          </table:table-cell>
          <table:table-cell table:style-name="Default" table:formula="of:=SUBSTITUTE(['RAW Impl'.D274];&quot;line:&quot;;&quot;&quot;)" office:value-type="string" office:string-value="45">
            <text:p>45</text:p>
          </table:table-cell>
          <table:table-cell table:style-name="Default" table:formula="of:=SUBSTITUTE(['RAW Impl'.E274];&quot;returntype:&quot;;&quot;&quot;)" office:value-type="string" office:string-value="class:video">
            <text:p>class:video</text:p>
          </table:table-cell>
          <table:table-cell table:style-name="Default" table:formula="of:=SUBSTITUTE(['RAW Impl'.G274];&quot;returntype:&quot;;&quot;&quot;)" office:value-type="string" office:string-value="virtualbool">
            <text:p>virtualbool</text:p>
          </table:table-cell>
          <table:table-cell table:style-name="Default" table:formula="of:=['RAW Impl'.A274]" office:value-type="string" office:string-value="onWindowAttached">
            <text:p>onWindowAttached</text:p>
          </table:table-cell>
          <table:table-cell table:style-name="Default" table:formula="of:=['RAW Impl'.F274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plugin.h">
            <text:p>coreplugin.h</text:p>
          </table:table-cell>
          <table:table-cell table:style-name="Default" table:formula="of:=SUBSTITUTE(['RAW Impl'.D275];&quot;line:&quot;;&quot;&quot;)" office:value-type="string" office:string-value="49">
            <text:p>49</text:p>
          </table:table-cell>
          <table:table-cell table:style-name="Default" table:formula="of:=SUBSTITUTE(['RAW Impl'.E275];&quot;returntype:&quot;;&quot;&quot;)" office:value-type="string" office:string-value="class:core">
            <text:p>class:core</text:p>
          </table:table-cell>
          <table:table-cell table:style-name="Default" table:formula="of:=SUBSTITUTE(['RAW Impl'.G275];&quot;returntype:&quot;;&quot;&quot;)" office:value-type="string" office:string-value="virtualbool">
            <text:p>virtualbool</text:p>
          </table:table-cell>
          <table:table-cell table:style-name="Default" table:formula="of:=['RAW Impl'.A275]" office:value-type="string" office:string-value="onWindowDetached">
            <text:p>onWindowDetached</text:p>
          </table:table-cell>
          <table:table-cell table:style-name="Default" table:formula="of:=['RAW Impl'.F275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videoplugin.h">
            <text:p>videoplugin.h</text:p>
          </table:table-cell>
          <table:table-cell table:style-name="Default" table:formula="of:=SUBSTITUTE(['RAW Impl'.D276];&quot;line:&quot;;&quot;&quot;)" office:value-type="string" office:string-value="46">
            <text:p>46</text:p>
          </table:table-cell>
          <table:table-cell table:style-name="Default" table:formula="of:=SUBSTITUTE(['RAW Impl'.E276];&quot;returntype:&quot;;&quot;&quot;)" office:value-type="string" office:string-value="class:video">
            <text:p>class:video</text:p>
          </table:table-cell>
          <table:table-cell table:style-name="Default" table:formula="of:=SUBSTITUTE(['RAW Impl'.G276];&quot;returntype:&quot;;&quot;&quot;)" office:value-type="string" office:string-value="virtualbool">
            <text:p>virtualbool</text:p>
          </table:table-cell>
          <table:table-cell table:style-name="Default" table:formula="of:=['RAW Impl'.A276]" office:value-type="string" office:string-value="onWindowDetached">
            <text:p>onWindowDetached</text:p>
          </table:table-cell>
          <table:table-cell table:style-name="Default" table:formula="of:=['RAW Impl'.F276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utils.h">
            <text:p>utils.h</text:p>
          </table:table-cell>
          <table:table-cell table:style-name="Default" table:formula="of:=SUBSTITUTE(['RAW Impl'.D277];&quot;line:&quot;;&quot;&quot;)" office:value-type="string" office:string-value="9">
            <text:p>9</text:p>
          </table:table-cell>
          <table:table-cell table:style-name="Default" table:formula="of:=SUBSTITUTE(['RAW Impl'.E277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77];&quot;returntype:&quot;;&quot;&quot;)" office:value-type="string" office:string-value="mythread_group&amp;">
            <text:p>mythread_group&amp;</text:p>
          </table:table-cell>
          <table:table-cell table:style-name="Default" table:formula="of:=['RAW Impl'.A277]" office:value-type="string" office:string-value="operator =">
            <text:p>operator =</text:p>
          </table:table-cell>
          <table:table-cell table:style-name="Default" table:formula="of:=['RAW Impl'.F277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SimpleStreamHelper.h">
            <text:p>SimpleStreamHelper.h</text:p>
          </table:table-cell>
          <table:table-cell table:style-name="Default" table:formula="of:=SUBSTITUTE(['RAW Impl'.D278];&quot;line:&quot;;&quot;&quot;)" office:value-type="string" office:string-value="61">
            <text:p>61</text:p>
          </table:table-cell>
          <table:table-cell table:style-name="Default" table:formula="of:=SUBSTITUTE(['RAW Impl'.E278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8];&quot;returntype:&quot;;&quot;&quot;)" office:value-type="string" office:string-value="FB::HeaderMap">
            <text:p>FB::HeaderMap</text:p>
          </table:table-cell>
          <table:table-cell table:style-name="Default" table:formula="of:=['RAW Impl'.A278]" office:value-type="string" office:string-value="parse_http_headers">
            <text:p>parse_http_headers</text:p>
          </table:table-cell>
          <table:table-cell table:style-name="Default" table:formula="of:=['RAW Impl'.F278]" office:value-type="string" office:string-value="signature:(const std::string&amp; headers )">
            <text:p>signature:(const std::string&amp; headers 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121">
            <text:p>121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int">
            <text:p>int</text:p>
          </table:table-cell>
          <table:table-cell table:style-name="Default" table:formula="of:=['RAW Impl'.A279]" office:value-type="string" office:string-value="pauseAllCalls">
            <text:p>pauseAllCalls</text:p>
          </table:table-cell>
          <table:table-cell table:style-name="Default" table:formula="of:=['RAW Impl'.F2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20">
            <text:p>120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int">
            <text:p>int</text:p>
          </table:table-cell>
          <table:table-cell table:style-name="Default" table:formula="of:=['RAW Impl'.A280]" office:value-type="string" office:string-value="pauseCall">
            <text:p>pauseCall</text:p>
          </table:table-cell>
          <table:table-cell table:style-name="Default" table:formula="of:=['RAW Impl'.F280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195">
            <text:p>195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bool">
            <text:p>bool</text:p>
          </table:table-cell>
          <table:table-cell table:style-name="Default" table:formula="of:=['RAW Impl'.A281]" office:value-type="string" office:string-value="payloadTypeEnabled">
            <text:p>payloadTypeEnabled</text:p>
          </table:table-cell>
          <table:table-cell table:style-name="Default" table:formula="of:=['RAW Impl'.F281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73">
            <text:p>273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playDtmf">
            <text:p>playDtmf</text:p>
          </table:table-cell>
          <table:table-cell table:style-name="Default" table:formula="of:=['RAW Impl'.F282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proxyconfigapi.h">
            <text:p>proxyconfigapi.h</text:p>
          </table:table-cell>
          <table:table-cell table:style-name="Default" table:formula="of:=SUBSTITUTE(['RAW Impl'.D283];&quot;line:&quot;;&quot;&quot;)" office:value-type="string" office:string-value="34">
            <text:p>34</text:p>
          </table:table-cell>
          <table:table-cell table:style-name="Default" table:formula="of:=SUBSTITUTE(['RAW Impl'.E28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3];&quot;returntype:&quot;;&quot;&quot;)" office:value-type="string" office:string-value="bool">
            <text:p>bool</text:p>
          </table:table-cell>
          <table:table-cell table:style-name="Default" table:formula="of:=['RAW Impl'.A283]" office:value-type="string" office:string-value="publishEnabled">
            <text:p>publishEnabled</text:p>
          </table:table-cell>
          <table:table-cell table:style-name="Default" table:formula="of:=['RAW Impl'.F2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115">
            <text:p>115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int">
            <text:p>int</text:p>
          </table:table-cell>
          <table:table-cell table:style-name="Default" table:formula="of:=['RAW Impl'.A284]" office:value-type="string" office:string-value="redirectCall">
            <text:p>redirectCall</text:p>
          </table:table-cell>
          <table:table-cell table:style-name="Default" table:formula="of:=['RAW Impl'.F284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proxyconfigapi.h">
            <text:p>proxyconfigapi.h</text:p>
          </table:table-cell>
          <table:table-cell table:style-name="Default" table:formula="of:=SUBSTITUTE(['RAW Impl'.D285];&quot;line:&quot;;&quot;&quot;)" office:value-type="string" office:string-value="64">
            <text:p>64</text:p>
          </table:table-cell>
          <table:table-cell table:style-name="Default" table:formula="of:=SUBSTITUTE(['RAW Impl'.E2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refreshRegister">
            <text:p>refreshRegister</text:p>
          </table:table-cell>
          <table:table-cell table:style-name="Default" table:formula="of:=['RAW Impl'.F2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07">
            <text:p>207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refreshRegisters">
            <text:p>refreshRegisters</text:p>
          </table:table-cell>
          <table:table-cell table:style-name="Default" table:formula="of:=['RAW Impl'.F2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proxyconfigapi.h">
            <text:p>proxyconfigapi.h</text:p>
          </table:table-cell>
          <table:table-cell table:style-name="Default" table:formula="of:=SUBSTITUTE(['RAW Impl'.D287];&quot;line:&quot;;&quot;&quot;)" office:value-type="string" office:string-value="56">
            <text:p>56</text:p>
          </table:table-cell>
          <table:table-cell table:style-name="Default" table:formula="of:=SUBSTITUTE(['RAW Impl'.E28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7];&quot;returntype:&quot;;&quot;&quot;)" office:value-type="string" office:string-value="bool">
            <text:p>bool</text:p>
          </table:table-cell>
          <table:table-cell table:style-name="Default" table:formula="of:=['RAW Impl'.A287]" office:value-type="string" office:string-value="registerEnabled">
            <text:p>registerEnabled</text:p>
          </table:table-cell>
          <table:table-cell table:style-name="Default" table:formula="of:=['RAW Impl'.F2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173">
            <text:p>173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reloadSoundDevices">
            <text:p>reloadSoundDevices</text:p>
          </table:table-cell>
          <table:table-cell table:style-name="Default" table:formula="of:=['RAW Impl'.F2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185">
            <text:p>185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reloadVideoDevices">
            <text:p>reloadVideoDevices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260">
            <text:p>260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void">
            <text:p>void</text:p>
          </table:table-cell>
          <table:table-cell table:style-name="Default" table:formula="of:=['RAW Impl'.A290]" office:value-type="string" office:string-value="removeAuthInfo">
            <text:p>removeAuthInfo</text:p>
          </table:table-cell>
          <table:table-cell table:style-name="Default" table:formula="of:=['RAW Impl'.F290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140">
            <text:p>140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int">
            <text:p>int</text:p>
          </table:table-cell>
          <table:table-cell table:style-name="Default" table:formula="of:=['RAW Impl'.A291]" office:value-type="string" office:string-value="removeFromConference">
            <text:p>removeFromConference</text:p>
          </table:table-cell>
          <table:table-cell table:style-name="Default" table:formula="of:=['RAW Impl'.F29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oreapi.h">
            <text:p>coreapi.h</text:p>
          </table:table-cell>
          <table:table-cell table:style-name="Default" table:formula="of:=SUBSTITUTE(['RAW Impl'.D292];&quot;line:&quot;;&quot;&quot;)" office:value-type="string" office:string-value="201">
            <text:p>201</text:p>
          </table:table-cell>
          <table:table-cell table:style-name="Default" table:formula="of:=SUBSTITUTE(['RAW Impl'.E292];&quot;returntype:&quot;;&quot;&quot;)" office:value-type="string" office:string-value="class:CoreAPI">
            <text:p>class:CoreAPI</text:p>
          </table:table-cell>
          <table:table-cell table:style-name="Default" table:formula="of:=SUBSTITUTE(['RAW Impl'.G292];&quot;returntype:&quot;;&quot;&quot;)" office:value-type="string" office:string-value="void">
            <text:p>void</text:p>
          </table:table-cell>
          <table:table-cell table:style-name="Default" table:formula="of:=['RAW Impl'.A292]" office:value-type="string" office:string-value="removeProxyConfig">
            <text:p>removeProxyConfig</text:p>
          </table:table-cell>
          <table:table-cell table:style-name="Default" table:formula="of:=['RAW Impl'.F29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119">
            <text:p>119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int">
            <text:p>int</text:p>
          </table:table-cell>
          <table:table-cell table:style-name="Default" table:formula="of:=['RAW Impl'.A293]" office:value-type="string" office:string-value="resumeCall">
            <text:p>resumeCall</text:p>
          </table:table-cell>
          <table:table-cell table:style-name="Default" table:formula="of:=['RAW Impl'.F29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164">
            <text:p>164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bool">
            <text:p>bool</text:p>
          </table:table-cell>
          <table:table-cell table:style-name="Default" table:formula="of:=['RAW Impl'.A294]" office:value-type="string" office:string-value="selfViewEnabled">
            <text:p>selfViewEnabled</text:p>
          </table:table-cell>
          <table:table-cell table:style-name="Default" table:formula="of:=['RAW Impl'.F2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271">
            <text:p>271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void">
            <text:p>void</text:p>
          </table:table-cell>
          <table:table-cell table:style-name="Default" table:formula="of:=['RAW Impl'.A295]" office:value-type="string" office:string-value="sendDtmf">
            <text:p>sendDtmf</text:p>
          </table:table-cell>
          <table:table-cell table:style-name="Default" table:formula="of:=['RAW Impl'.F295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callapi.h">
            <text:p>callapi.h</text:p>
          </table:table-cell>
          <table:table-cell table:style-name="Default" table:formula="of:=SUBSTITUTE(['RAW Impl'.D296];&quot;line:&quot;;&quot;&quot;)" office:value-type="string" office:string-value="55">
            <text:p>55</text:p>
          </table:table-cell>
          <table:table-cell table:style-name="Default" table:formula="of:=SUBSTITUTE(['RAW Impl'.E296];&quot;returntype:&quot;;&quot;&quot;)" office:value-type="string" office:string-value="class:CallAPI">
            <text:p>class:CallAPI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sendVfuRequest">
            <text:p>sendVfuRequest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allparamsapi.h">
            <text:p>callparamsapi.h</text:p>
          </table:table-cell>
          <table:table-cell table:style-name="Default" table:formula="of:=SUBSTITUTE(['RAW Impl'.D297];&quot;line:&quot;;&quot;&quot;)" office:value-type="string" office:string-value="20">
            <text:p>20</text:p>
          </table:table-cell>
          <table:table-cell table:style-name="Default" table:formula="of:=SUBSTITUTE(['RAW Impl'.E2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7];&quot;returntype:&quot;;&quot;&quot;)" office:value-type="string" office:string-value="void">
            <text:p>void</text:p>
          </table:table-cell>
          <table:table-cell table:style-name="Default" table:formula="of:=['RAW Impl'.A297]" office:value-type="string" office:string-value="setAudioBandwidthLimit">
            <text:p>setAudioBandwidthLimit</text:p>
          </table:table-cell>
          <table:table-cell table:style-name="Default" table:formula="of:=['RAW Impl'.F297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93">
            <text:p>193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void">
            <text:p>void</text:p>
          </table:table-cell>
          <table:table-cell table:style-name="Default" table:formula="of:=['RAW Impl'.A298]" office:value-type="string" office:string-value="setAudioCodecs">
            <text:p>setAudioCodecs</text:p>
          </table:table-cell>
          <table:table-cell table:style-name="Default" table:formula="of:=['RAW Impl'.F298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236">
            <text:p>236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void">
            <text:p>void</text:p>
          </table:table-cell>
          <table:table-cell table:style-name="Default" table:formula="of:=['RAW Impl'.A299]" office:value-type="string" office:string-value="setAudioDscp">
            <text:p>setAudioDscp</text:p>
          </table:table-cell>
          <table:table-cell table:style-name="Default" table:formula="of:=['RAW Impl'.F29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253">
            <text:p>253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void">
            <text:p>void</text:p>
          </table:table-cell>
          <table:table-cell table:style-name="Default" table:formula="of:=['RAW Impl'.A300]" office:value-type="string" office:string-value="setAudioJittcomp">
            <text:p>setAudioJittcomp</text:p>
          </table:table-cell>
          <table:table-cell table:style-name="Default" table:formula="of:=['RAW Impl'.F300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10">
            <text:p>210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setAudioPort">
            <text:p>setAudioPort</text:p>
          </table:table-cell>
          <table:table-cell table:style-name="Default" table:formula="of:=['RAW Impl'.F30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allapi.h">
            <text:p>callapi.h</text:p>
          </table:table-cell>
          <table:table-cell table:style-name="Default" table:formula="of:=SUBSTITUTE(['RAW Impl'.D302];&quot;line:&quot;;&quot;&quot;)" office:value-type="string" office:string-value="56">
            <text:p>56</text:p>
          </table:table-cell>
          <table:table-cell table:style-name="Default" table:formula="of:=SUBSTITUTE(['RAW Impl'.E302];&quot;returntype:&quot;;&quot;&quot;)" office:value-type="string" office:string-value="class:CallAPI">
            <text:p>class:Call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setAuthenticationTokenVerified">
            <text:p>setAuthenticationTokenVerified</text:p>
          </table:table-cell>
          <table:table-cell table:style-name="Default" table:formula="of:=['RAW Impl'.F302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videoapi.h">
            <text:p>videoapi.h</text:p>
          </table:table-cell>
          <table:table-cell table:style-name="Default" table:formula="of:=SUBSTITUTE(['RAW Impl'.D303];&quot;line:&quot;;&quot;&quot;)" office:value-type="string" office:string-value="20">
            <text:p>20</text:p>
          </table:table-cell>
          <table:table-cell table:style-name="Default" table:formula="of:=SUBSTITUTE(['RAW Impl'.E303];&quot;returntype:&quot;;&quot;&quot;)" office:value-type="string" office:string-value="class:VideoAPI">
            <text:p>class:Video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setBackgroundColor">
            <text:p>setBackgroundColor</text:p>
          </table:table-cell>
          <table:table-cell table:style-name="Default" table:formula="of:=['RAW Impl'.F303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videowindow.h">
            <text:p>videowindow.h</text:p>
          </table:table-cell>
          <table:table-cell table:style-name="Default" table:formula="of:=SUBSTITUTE(['RAW Impl'.D304];&quot;line:&quot;;&quot;&quot;)" office:value-type="string" office:string-value="14">
            <text:p>14</text:p>
          </table:table-cell>
          <table:table-cell table:style-name="Default" table:formula="of:=SUBSTITUTE(['RAW Impl'.E304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04];&quot;returntype:&quot;;&quot;&quot;)" office:value-type="string" office:string-value="virtual void">
            <text:p>virtual void</text:p>
          </table:table-cell>
          <table:table-cell table:style-name="Default" table:formula="of:=['RAW Impl'.A304]" office:value-type="string" office:string-value="setBackgroundColor">
            <text:p>setBackgroundColor</text:p>
          </table:table-cell>
          <table:table-cell table:style-name="Default" table:formula="of:=['RAW Impl'.F304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payloadtypeapi.h">
            <text:p>payloadtypeapi.h</text:p>
          </table:table-cell>
          <table:table-cell table:style-name="Default" table:formula="of:=SUBSTITUTE(['RAW Impl'.D305];&quot;line:&quot;;&quot;&quot;)" office:value-type="string" office:string-value="30">
            <text:p>30</text:p>
          </table:table-cell>
          <table:table-cell table:style-name="Default" table:formula="of:=SUBSTITUTE(['RAW Impl'.E30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setBitsPerSample">
            <text:p>setBitsPerSample</text:p>
          </table:table-cell>
          <table:table-cell table:style-name="Default" table:formula="of:=['RAW Impl'.F305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179">
            <text:p>179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setCaptureDevice">
            <text:p>setCaptureDevice</text:p>
          </table:table-cell>
          <table:table-cell table:style-name="Default" table:formula="of:=['RAW Impl'.F30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payloadtypeapi.h">
            <text:p>payloadtypeapi.h</text:p>
          </table:table-cell>
          <table:table-cell table:style-name="Default" table:formula="of:=SUBSTITUTE(['RAW Impl'.D307];&quot;line:&quot;;&quot;&quot;)" office:value-type="string" office:string-value="45">
            <text:p>45</text:p>
          </table:table-cell>
          <table:table-cell table:style-name="Default" table:formula="of:=SUBSTITUTE(['RAW Impl'.E30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setChannels">
            <text:p>setChannels</text:p>
          </table:table-cell>
          <table:table-cell table:style-name="Default" table:formula="of:=['RAW Impl'.F307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payloadtypeapi.h">
            <text:p>payloadtypeapi.h</text:p>
          </table:table-cell>
          <table:table-cell table:style-name="Default" table:formula="of:=SUBSTITUTE(['RAW Impl'.D308];&quot;line:&quot;;&quot;&quot;)" office:value-type="string" office:string-value="27">
            <text:p>27</text:p>
          </table:table-cell>
          <table:table-cell table:style-name="Default" table:formula="of:=SUBSTITUTE(['RAW Impl'.E30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setClockRate">
            <text:p>setClockRate</text:p>
          </table:table-cell>
          <table:table-cell table:style-name="Default" table:formula="of:=['RAW Impl'.F308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proxyconfigapi.h">
            <text:p>proxyconfigapi.h</text:p>
          </table:table-cell>
          <table:table-cell table:style-name="Default" table:formula="of:=SUBSTITUTE(['RAW Impl'.D309];&quot;line:&quot;;&quot;&quot;)" office:value-type="string" office:string-value="23">
            <text:p>23</text:p>
          </table:table-cell>
          <table:table-cell table:style-name="Default" table:formula="of:=SUBSTITUTE(['RAW Impl'.E30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setContactParameters">
            <text:p>setContactParameters</text:p>
          </table:table-cell>
          <table:table-cell table:style-name="Default" table:formula="of:=['RAW Impl'.F309]" office:value-type="string" office:string-value="signature:(const std::string &amp;parameter)">
            <text:p>signature:(const std::string &amp;parameter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203">
            <text:p>203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setDefaultProxy">
            <text:p>setDefaultProxy</text:p>
          </table:table-cell>
          <table:table-cell table:style-name="Default" table:formula="of:=['RAW Impl'.F310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proxyconfigapi.h">
            <text:p>proxyconfigapi.h</text:p>
          </table:table-cell>
          <table:table-cell table:style-name="Default" table:formula="of:=SUBSTITUTE(['RAW Impl'.D311];&quot;line:&quot;;&quot;&quot;)" office:value-type="string" office:string-value="26">
            <text:p>26</text:p>
          </table:table-cell>
          <table:table-cell table:style-name="Default" table:formula="of:=SUBSTITUTE(['RAW Impl'.E31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setDialEscapePlus">
            <text:p>setDialEscapePlus</text:p>
          </table:table-cell>
          <table:table-cell table:style-name="Default" table:formula="of:=['RAW Impl'.F311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proxyconfigapi.h">
            <text:p>proxyconfigapi.h</text:p>
          </table:table-cell>
          <table:table-cell table:style-name="Default" table:formula="of:=SUBSTITUTE(['RAW Impl'.D312];&quot;line:&quot;;&quot;&quot;)" office:value-type="string" office:string-value="29">
            <text:p>29</text:p>
          </table:table-cell>
          <table:table-cell table:style-name="Default" table:formula="of:=SUBSTITUTE(['RAW Impl'.E31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setDialPrefix">
            <text:p>setDialPrefix</text:p>
          </table:table-cell>
          <table:table-cell table:style-name="Default" table:formula="of:=['RAW Impl'.F312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addressapi.h">
            <text:p>addressapi.h</text:p>
          </table:table-cell>
          <table:table-cell table:style-name="Default" table:formula="of:=SUBSTITUTE(['RAW Impl'.D313];&quot;line:&quot;;&quot;&quot;)" office:value-type="string" office:string-value="31">
            <text:p>31</text:p>
          </table:table-cell>
          <table:table-cell table:style-name="Default" table:formula="of:=SUBSTITUTE(['RAW Impl'.E31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setDisplayName">
            <text:p>setDisplayName</text:p>
          </table:table-cell>
          <table:table-cell table:style-name="Default" table:formula="of:=['RAW Impl'.F313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addressapi.h">
            <text:p>addressapi.h</text:p>
          </table:table-cell>
          <table:table-cell table:style-name="Default" table:formula="of:=SUBSTITUTE(['RAW Impl'.D314];&quot;line:&quot;;&quot;&quot;)" office:value-type="string" office:string-value="32">
            <text:p>32</text:p>
          </table:table-cell>
          <table:table-cell table:style-name="Default" table:formula="of:=SUBSTITUTE(['RAW Impl'.E31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setDomain">
            <text:p>setDomain</text:p>
          </table:table-cell>
          <table:table-cell table:style-name="Default" table:formula="of:=['RAW Impl'.F314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214">
            <text:p>214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setDownloadBandwidth">
            <text:p>setDownloadBandwidth</text:p>
          </table:table-cell>
          <table:table-cell table:style-name="Default" table:formula="of:=['RAW Impl'.F315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218">
            <text:p>218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setDownloadPtime">
            <text:p>setDownloadPtime</text:p>
          </table:table-cell>
          <table:table-cell table:style-name="Default" table:formula="of:=['RAW Impl'.F316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proxyconfigapi.h">
            <text:p>proxyconfigapi.h</text:p>
          </table:table-cell>
          <table:table-cell table:style-name="Default" table:formula="of:=SUBSTITUTE(['RAW Impl'.D317];&quot;line:&quot;;&quot;&quot;)" office:value-type="string" office:string-value="52">
            <text:p>52</text:p>
          </table:table-cell>
          <table:table-cell table:style-name="Default" table:formula="of:=SUBSTITUTE(['RAW Impl'.E31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setExpires">
            <text:p>setExpires</text:p>
          </table:table-cell>
          <table:table-cell table:style-name="Default" table:formula="of:=['RAW Impl'.F317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plugin.h">
            <text:p>coreplugin.h</text:p>
          </table:table-cell>
          <table:table-cell table:style-name="Default" table:formula="of:=SUBSTITUTE(['RAW Impl'.D318];&quot;line:&quot;;&quot;&quot;)" office:value-type="string" office:string-value="33">
            <text:p>33</text:p>
          </table:table-cell>
          <table:table-cell table:style-name="Default" table:formula="of:=SUBSTITUTE(['RAW Impl'.E318];&quot;returntype:&quot;;&quot;&quot;)" office:value-type="string" office:string-value="class:core">
            <text:p>class:core</text:p>
          </table:table-cell>
          <table:table-cell table:style-name="Default" table:formula="of:=SUBSTITUTE(['RAW Impl'.G318];&quot;returntype:&quot;;&quot;&quot;)" office:value-type="string" office:string-value="virtual void">
            <text:p>virtual void</text:p>
          </table:table-cell>
          <table:table-cell table:style-name="Default" table:formula="of:=['RAW Impl'.A318]" office:value-type="string" office:string-value="setFSPath">
            <text:p>setFSPath</text:p>
          </table:table-cell>
          <table:table-cell table:style-name="Default" table:formula="of:=['RAW Impl'.F318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payloadtypeapi.h">
            <text:p>payloadtypeapi.h</text:p>
          </table:table-cell>
          <table:table-cell table:style-name="Default" table:formula="of:=SUBSTITUTE(['RAW Impl'.D319];&quot;line:&quot;;&quot;&quot;)" office:value-type="string" office:string-value="54">
            <text:p>54</text:p>
          </table:table-cell>
          <table:table-cell table:style-name="Default" table:formula="of:=SUBSTITUTE(['RAW Impl'.E3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setFlags">
            <text:p>setFlags</text:p>
          </table:table-cell>
          <table:table-cell table:style-name="Default" table:formula="of:=['RAW Impl'.F319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coreapi.h">
            <text:p>coreapi.h</text:p>
          </table:table-cell>
          <table:table-cell table:style-name="Default" table:formula="of:=SUBSTITUTE(['RAW Impl'.D320];&quot;line:&quot;;&quot;&quot;)" office:value-type="string" office:string-value="230">
            <text:p>230</text:p>
          </table:table-cell>
          <table:table-cell table:style-name="Default" table:formula="of:=SUBSTITUTE(['RAW Impl'.E320];&quot;returntype:&quot;;&quot;&quot;)" office:value-type="string" office:string-value="class:CoreAPI">
            <text:p>class:CoreAPI</text:p>
          </table:table-cell>
          <table:table-cell table:style-name="Default" table:formula="of:=SUBSTITUTE(['RAW Impl'.G320];&quot;returntype:&quot;;&quot;&quot;)" office:value-type="string" office:string-value="void">
            <text:p>void</text:p>
          </table:table-cell>
          <table:table-cell table:style-name="Default" table:formula="of:=['RAW Impl'.A320]" office:value-type="string" office:string-value="setGuessHostname">
            <text:p>setGuessHostname</text:p>
          </table:table-cell>
          <table:table-cell table:style-name="Default" table:formula="of:=['RAW Impl'.F320]" office:value-type="string" office:string-value="signature:(bool guess)">
            <text:p>signature:(bool guess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proxyconfigapi.h">
            <text:p>proxyconfigapi.h</text:p>
          </table:table-cell>
          <table:table-cell table:style-name="Default" table:formula="of:=SUBSTITUTE(['RAW Impl'.D321];&quot;line:&quot;;&quot;&quot;)" office:value-type="string" office:string-value="46">
            <text:p>46</text:p>
          </table:table-cell>
          <table:table-cell table:style-name="Default" table:formula="of:=SUBSTITUTE(['RAW Impl'.E3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1];&quot;returntype:&quot;;&quot;&quot;)" office:value-type="string" office:string-value="void">
            <text:p>void</text:p>
          </table:table-cell>
          <table:table-cell table:style-name="Default" table:formula="of:=['RAW Impl'.A321]" office:value-type="string" office:string-value="setIdentity">
            <text:p>setIdentity</text:p>
          </table:table-cell>
          <table:table-cell table:style-name="Default" table:formula="of:=['RAW Impl'.F321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oreapi.h">
            <text:p>coreapi.h</text:p>
          </table:table-cell>
          <table:table-cell table:style-name="Default" table:formula="of:=SUBSTITUTE(['RAW Impl'.D322];&quot;line:&quot;;&quot;&quot;)" office:value-type="string" office:string-value="129">
            <text:p>129</text:p>
          </table:table-cell>
          <table:table-cell table:style-name="Default" table:formula="of:=SUBSTITUTE(['RAW Impl'.E322];&quot;returntype:&quot;;&quot;&quot;)" office:value-type="string" office:string-value="class:CoreAPI">
            <text:p>class:CoreAPI</text:p>
          </table:table-cell>
          <table:table-cell table:style-name="Default" table:formula="of:=SUBSTITUTE(['RAW Impl'.G322];&quot;returntype:&quot;;&quot;&quot;)" office:value-type="string" office:string-value="void">
            <text:p>void</text:p>
          </table:table-cell>
          <table:table-cell table:style-name="Default" table:formula="of:=['RAW Impl'.A322]" office:value-type="string" office:string-value="setInCallTimeout">
            <text:p>setInCallTimeout</text:p>
          </table:table-cell>
          <table:table-cell table:style-name="Default" table:formula="of:=['RAW Impl'.F322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oreapi.h">
            <text:p>coreapi.h</text:p>
          </table:table-cell>
          <table:table-cell table:style-name="Default" table:formula="of:=SUBSTITUTE(['RAW Impl'.D323];&quot;line:&quot;;&quot;&quot;)" office:value-type="string" office:string-value="127">
            <text:p>127</text:p>
          </table:table-cell>
          <table:table-cell table:style-name="Default" table:formula="of:=SUBSTITUTE(['RAW Impl'.E323];&quot;returntype:&quot;;&quot;&quot;)" office:value-type="string" office:string-value="class:CoreAPI">
            <text:p>class:CoreAPI</text:p>
          </table:table-cell>
          <table:table-cell table:style-name="Default" table:formula="of:=SUBSTITUTE(['RAW Impl'.G323];&quot;returntype:&quot;;&quot;&quot;)" office:value-type="string" office:string-value="void">
            <text:p>void</text:p>
          </table:table-cell>
          <table:table-cell table:style-name="Default" table:formula="of:=['RAW Impl'.A323]" office:value-type="string" office:string-value="setIncTimeout">
            <text:p>setIncTimeout</text:p>
          </table:table-cell>
          <table:table-cell table:style-name="Default" table:formula="of:=['RAW Impl'.F323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oreapi.h">
            <text:p>coreapi.h</text:p>
          </table:table-cell>
          <table:table-cell table:style-name="Default" table:formula="of:=SUBSTITUTE(['RAW Impl'.D324];&quot;line:&quot;;&quot;&quot;)" office:value-type="string" office:string-value="103">
            <text:p>103</text:p>
          </table:table-cell>
          <table:table-cell table:style-name="Default" table:formula="of:=SUBSTITUTE(['RAW Impl'.E324];&quot;returntype:&quot;;&quot;&quot;)" office:value-type="string" office:string-value="class:CoreAPI">
            <text:p>class:CoreAPI</text:p>
          </table:table-cell>
          <table:table-cell table:style-name="Default" table:formula="of:=SUBSTITUTE(['RAW Impl'.G324];&quot;returntype:&quot;;&quot;&quot;)" office:value-type="string" office:string-value="void">
            <text:p>void</text:p>
          </table:table-cell>
          <table:table-cell table:style-name="Default" table:formula="of:=['RAW Impl'.A324]" office:value-type="string" office:string-value="setMagic">
            <text:p>setMagic</text:p>
          </table:table-cell>
          <table:table-cell table:style-name="Default" table:formula="of:=['RAW Impl'.F32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videoapi.h">
            <text:p>videoapi.h</text:p>
          </table:table-cell>
          <table:table-cell table:style-name="Default" table:formula="of:=SUBSTITUTE(['RAW Impl'.D325];&quot;line:&quot;;&quot;&quot;)" office:value-type="string" office:string-value="17">
            <text:p>17</text:p>
          </table:table-cell>
          <table:table-cell table:style-name="Default" table:formula="of:=SUBSTITUTE(['RAW Impl'.E325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5];&quot;returntype:&quot;;&quot;&quot;)" office:value-type="string" office:string-value="void">
            <text:p>void</text:p>
          </table:table-cell>
          <table:table-cell table:style-name="Default" table:formula="of:=['RAW Impl'.A325]" office:value-type="string" office:string-value="setMagic">
            <text:p>setMagic</text:p>
          </table:table-cell>
          <table:table-cell table:style-name="Default" table:formula="of:=['RAW Impl'.F32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oreapi.h">
            <text:p>coreapi.h</text:p>
          </table:table-cell>
          <table:table-cell table:style-name="Default" table:formula="of:=SUBSTITUTE(['RAW Impl'.D326];&quot;line:&quot;;&quot;&quot;)" office:value-type="string" office:string-value="131">
            <text:p>131</text:p>
          </table:table-cell>
          <table:table-cell table:style-name="Default" table:formula="of:=SUBSTITUTE(['RAW Impl'.E326];&quot;returntype:&quot;;&quot;&quot;)" office:value-type="string" office:string-value="class:CoreAPI">
            <text:p>class:CoreAPI</text:p>
          </table:table-cell>
          <table:table-cell table:style-name="Default" table:formula="of:=SUBSTITUTE(['RAW Impl'.G326];&quot;returntype:&quot;;&quot;&quot;)" office:value-type="string" office:string-value="void">
            <text:p>void</text:p>
          </table:table-cell>
          <table:table-cell table:style-name="Default" table:formula="of:=['RAW Impl'.A326]" office:value-type="string" office:string-value="setMaxCalls">
            <text:p>setMaxCalls</text:p>
          </table:table-cell>
          <table:table-cell table:style-name="Default" table:formula="of:=['RAW Impl'.F326]" office:value-type="string" office:string-value="signature:(int max)">
            <text:p>signature:(int max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coreapi.h">
            <text:p>coreapi.h</text:p>
          </table:table-cell>
          <table:table-cell table:style-name="Default" table:formula="of:=SUBSTITUTE(['RAW Impl'.D327];&quot;line:&quot;;&quot;&quot;)" office:value-type="string" office:string-value="153">
            <text:p>153</text:p>
          </table:table-cell>
          <table:table-cell table:style-name="Default" table:formula="of:=SUBSTITUTE(['RAW Impl'.E327];&quot;returntype:&quot;;&quot;&quot;)" office:value-type="string" office:string-value="class:CoreAPI">
            <text:p>class:CoreAPI</text:p>
          </table:table-cell>
          <table:table-cell table:style-name="Default" table:formula="of:=SUBSTITUTE(['RAW Impl'.G327];&quot;returntype:&quot;;&quot;&quot;)" office:value-type="string" office:string-value="void">
            <text:p>void</text:p>
          </table:table-cell>
          <table:table-cell table:style-name="Default" table:formula="of:=['RAW Impl'.A327]" office:value-type="string" office:string-value="setMicGainDb">
            <text:p>setMicGainDb</text:p>
          </table:table-cell>
          <table:table-cell table:style-name="Default" table:formula="of:=['RAW Impl'.F327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payloadtypeapi.h">
            <text:p>payloadtypeapi.h</text:p>
          </table:table-cell>
          <table:table-cell table:style-name="Default" table:formula="of:=SUBSTITUTE(['RAW Impl'.D328];&quot;line:&quot;;&quot;&quot;)" office:value-type="string" office:string-value="42">
            <text:p>42</text:p>
          </table:table-cell>
          <table:table-cell table:style-name="Default" table:formula="of:=SUBSTITUTE(['RAW Impl'.E3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8];&quot;returntype:&quot;;&quot;&quot;)" office:value-type="string" office:string-value="void">
            <text:p>void</text:p>
          </table:table-cell>
          <table:table-cell table:style-name="Default" table:formula="of:=['RAW Impl'.A328]" office:value-type="string" office:string-value="setMimeType">
            <text:p>setMimeType</text:p>
          </table:table-cell>
          <table:table-cell table:style-name="Default" table:formula="of:=['RAW Impl'.F328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coreapi.h">
            <text:p>coreapi.h</text:p>
          </table:table-cell>
          <table:table-cell table:style-name="Default" table:formula="of:=SUBSTITUTE(['RAW Impl'.D329];&quot;line:&quot;;&quot;&quot;)" office:value-type="string" office:string-value="222">
            <text:p>222</text:p>
          </table:table-cell>
          <table:table-cell table:style-name="Default" table:formula="of:=SUBSTITUTE(['RAW Impl'.E329];&quot;returntype:&quot;;&quot;&quot;)" office:value-type="string" office:string-value="class:CoreAPI">
            <text:p>class:CoreAPI</text:p>
          </table:table-cell>
          <table:table-cell table:style-name="Default" table:formula="of:=SUBSTITUTE(['RAW Impl'.G329];&quot;returntype:&quot;;&quot;&quot;)" office:value-type="string" office:string-value="void">
            <text:p>void</text:p>
          </table:table-cell>
          <table:table-cell table:style-name="Default" table:formula="of:=['RAW Impl'.A329]" office:value-type="string" office:string-value="setMtu">
            <text:p>setMtu</text:p>
          </table:table-cell>
          <table:table-cell table:style-name="Default" table:formula="of:=['RAW Impl'.F329]" office:value-type="string" office:string-value="signature:(int mtu)">
            <text:p>signature:(int mtu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api.h">
            <text:p>coreapi.h</text:p>
          </table:table-cell>
          <table:table-cell table:style-name="Default" table:formula="of:=SUBSTITUTE(['RAW Impl'.D330];&quot;line:&quot;;&quot;&quot;)" office:value-type="string" office:string-value="228">
            <text:p>228</text:p>
          </table:table-cell>
          <table:table-cell table:style-name="Default" table:formula="of:=SUBSTITUTE(['RAW Impl'.E330];&quot;returntype:&quot;;&quot;&quot;)" office:value-type="string" office:string-value="class:CoreAPI">
            <text:p>class:CoreAPI</text:p>
          </table:table-cell>
          <table:table-cell table:style-name="Default" table:formula="of:=SUBSTITUTE(['RAW Impl'.G330];&quot;returntype:&quot;;&quot;&quot;)" office:value-type="string" office:string-value="void">
            <text:p>void</text:p>
          </table:table-cell>
          <table:table-cell table:style-name="Default" table:formula="of:=['RAW Impl'.A330]" office:value-type="string" office:string-value="setNatAddress">
            <text:p>setNatAddress</text:p>
          </table:table-cell>
          <table:table-cell table:style-name="Default" table:formula="of:=['RAW Impl'.F330]" office:value-type="string" office:string-value="signature:(const std::string &amp;address)">
            <text:p>signature:(const std::string &amp;address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coreapi.h">
            <text:p>coreapi.h</text:p>
          </table:table-cell>
          <table:table-cell table:style-name="Default" table:formula="of:=SUBSTITUTE(['RAW Impl'.D331];&quot;line:&quot;;&quot;&quot;)" office:value-type="string" office:string-value="167">
            <text:p>167</text:p>
          </table:table-cell>
          <table:table-cell table:style-name="Default" table:formula="of:=SUBSTITUTE(['RAW Impl'.E331];&quot;returntype:&quot;;&quot;&quot;)" office:value-type="string" office:string-value="class:CoreAPI">
            <text:p>class:CoreAPI</text:p>
          </table:table-cell>
          <table:table-cell table:style-name="Default" table:formula="of:=SUBSTITUTE(['RAW Impl'.G331];&quot;returntype:&quot;;&quot;&quot;)" office:value-type="string" office:string-value="void">
            <text:p>void</text:p>
          </table:table-cell>
          <table:table-cell table:style-name="Default" table:formula="of:=['RAW Impl'.A331]" office:value-type="string" office:string-value="setNativePreviewWindowId">
            <text:p>setNativePreviewWindowId</text:p>
          </table:table-cell>
          <table:table-cell table:style-name="Default" table:formula="of:=['RAW Impl'.F331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32]" office:value-type="string" office:string-value="coreapi.h">
            <text:p>coreapi.h</text:p>
          </table:table-cell>
          <table:table-cell table:style-name="Default" table:formula="of:=SUBSTITUTE(['RAW Impl'.D332];&quot;line:&quot;;&quot;&quot;)" office:value-type="string" office:string-value="165">
            <text:p>165</text:p>
          </table:table-cell>
          <table:table-cell table:style-name="Default" table:formula="of:=SUBSTITUTE(['RAW Impl'.E332];&quot;returntype:&quot;;&quot;&quot;)" office:value-type="string" office:string-value="class:CoreAPI">
            <text:p>class:CoreAPI</text:p>
          </table:table-cell>
          <table:table-cell table:style-name="Default" table:formula="of:=SUBSTITUTE(['RAW Impl'.G332];&quot;returntype:&quot;;&quot;&quot;)" office:value-type="string" office:string-value="void">
            <text:p>void</text:p>
          </table:table-cell>
          <table:table-cell table:style-name="Default" table:formula="of:=['RAW Impl'.A332]" office:value-type="string" office:string-value="setNativeVideoWindowId">
            <text:p>setNativeVideoWindowId</text:p>
          </table:table-cell>
          <table:table-cell table:style-name="Default" table:formula="of:=['RAW Impl'.F332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33]" office:value-type="string" office:string-value="coreapi.h">
            <text:p>coreapi.h</text:p>
          </table:table-cell>
          <table:table-cell table:style-name="Default" table:formula="of:=SUBSTITUTE(['RAW Impl'.D333];&quot;line:&quot;;&quot;&quot;)" office:value-type="string" office:string-value="247">
            <text:p>247</text:p>
          </table:table-cell>
          <table:table-cell table:style-name="Default" table:formula="of:=SUBSTITUTE(['RAW Impl'.E3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3];&quot;returntype:&quot;;&quot;&quot;)" office:value-type="string" office:string-value="void">
            <text:p>void</text:p>
          </table:table-cell>
          <table:table-cell table:style-name="Default" table:formula="of:=['RAW Impl'.A333]" office:value-type="string" office:string-value="setNetworkReachable">
            <text:p>setNetworkReachable</text:p>
          </table:table-cell>
          <table:table-cell table:style-name="Default" table:formula="of:=['RAW Impl'.F333]" office:value-type="string" office:string-value="signature:(bool reachable)">
            <text:p>signature:(bool reachable)</text:p>
          </table:table-cell>
          <table:table-cell table:number-columns-repeated="1018"/>
        </table:table-row>
        <table:table-row table:style-name="ro1">
          <table:table-cell table:style-name="Default" table:formula="of:=['RAW Impl'.B334]" office:value-type="string" office:string-value="payloadtypeapi.h">
            <text:p>payloadtypeapi.h</text:p>
          </table:table-cell>
          <table:table-cell table:style-name="Default" table:formula="of:=SUBSTITUTE(['RAW Impl'.D334];&quot;line:&quot;;&quot;&quot;)" office:value-type="string" office:string-value="39">
            <text:p>39</text:p>
          </table:table-cell>
          <table:table-cell table:style-name="Default" table:formula="of:=SUBSTITUTE(['RAW Impl'.E33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4];&quot;returntype:&quot;;&quot;&quot;)" office:value-type="string" office:string-value="void">
            <text:p>void</text:p>
          </table:table-cell>
          <table:table-cell table:style-name="Default" table:formula="of:=['RAW Impl'.A334]" office:value-type="string" office:string-value="setNormalBitrate">
            <text:p>setNormalBitrate</text:p>
          </table:table-cell>
          <table:table-cell table:style-name="Default" table:formula="of:=['RAW Impl'.F334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335]" office:value-type="string" office:string-value="authinfoapi.h">
            <text:p>authinfoapi.h</text:p>
          </table:table-cell>
          <table:table-cell table:style-name="Default" table:formula="of:=SUBSTITUTE(['RAW Impl'.D335];&quot;line:&quot;;&quot;&quot;)" office:value-type="string" office:string-value="28">
            <text:p>28</text:p>
          </table:table-cell>
          <table:table-cell table:style-name="Default" table:formula="of:=SUBSTITUTE(['RAW Impl'.E33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35];&quot;returntype:&quot;;&quot;&quot;)" office:value-type="string" office:string-value="void">
            <text:p>void</text:p>
          </table:table-cell>
          <table:table-cell table:style-name="Default" table:formula="of:=['RAW Impl'.A335]" office:value-type="string" office:string-value="setPasswd">
            <text:p>setPasswd</text:p>
          </table:table-cell>
          <table:table-cell table:style-name="Default" table:formula="of:=['RAW Impl'.F335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336]" office:value-type="string" office:string-value="payloadtypeapi.h">
            <text:p>payloadtypeapi.h</text:p>
          </table:table-cell>
          <table:table-cell table:style-name="Default" table:formula="of:=SUBSTITUTE(['RAW Impl'.D336];&quot;line:&quot;;&quot;&quot;)" office:value-type="string" office:string-value="36">
            <text:p>36</text:p>
          </table:table-cell>
          <table:table-cell table:style-name="Default" table:formula="of:=SUBSTITUTE(['RAW Impl'.E33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6];&quot;returntype:&quot;;&quot;&quot;)" office:value-type="string" office:string-value="void">
            <text:p>void</text:p>
          </table:table-cell>
          <table:table-cell table:style-name="Default" table:formula="of:=['RAW Impl'.A336]" office:value-type="string" office:string-value="setPatternLength">
            <text:p>setPatternLength</text:p>
          </table:table-cell>
          <table:table-cell table:style-name="Default" table:formula="of:=['RAW Impl'.F336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337]" office:value-type="string" office:string-value="coreapi.h">
            <text:p>coreapi.h</text:p>
          </table:table-cell>
          <table:table-cell table:style-name="Default" table:formula="of:=SUBSTITUTE(['RAW Impl'.D337];&quot;line:&quot;;&quot;&quot;)" office:value-type="string" office:string-value="144">
            <text:p>144</text:p>
          </table:table-cell>
          <table:table-cell table:style-name="Default" table:formula="of:=SUBSTITUTE(['RAW Impl'.E337];&quot;returntype:&quot;;&quot;&quot;)" office:value-type="string" office:string-value="class:CoreAPI">
            <text:p>class:CoreAPI</text:p>
          </table:table-cell>
          <table:table-cell table:style-name="Default" table:formula="of:=SUBSTITUTE(['RAW Impl'.G337];&quot;returntype:&quot;;&quot;&quot;)" office:value-type="string" office:string-value="void">
            <text:p>void</text:p>
          </table:table-cell>
          <table:table-cell table:style-name="Default" table:formula="of:=['RAW Impl'.A337]" office:value-type="string" office:string-value="setPlayLevel">
            <text:p>setPlayLevel</text:p>
          </table:table-cell>
          <table:table-cell table:style-name="Default" table:formula="of:=['RAW Impl'.F337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38]" office:value-type="string" office:string-value="coreapi.h">
            <text:p>coreapi.h</text:p>
          </table:table-cell>
          <table:table-cell table:style-name="Default" table:formula="of:=SUBSTITUTE(['RAW Impl'.D338];&quot;line:&quot;;&quot;&quot;)" office:value-type="string" office:string-value="178">
            <text:p>178</text:p>
          </table:table-cell>
          <table:table-cell table:style-name="Default" table:formula="of:=SUBSTITUTE(['RAW Impl'.E338];&quot;returntype:&quot;;&quot;&quot;)" office:value-type="string" office:string-value="class:CoreAPI">
            <text:p>class:CoreAPI</text:p>
          </table:table-cell>
          <table:table-cell table:style-name="Default" table:formula="of:=SUBSTITUTE(['RAW Impl'.G338];&quot;returntype:&quot;;&quot;&quot;)" office:value-type="string" office:string-value="void">
            <text:p>void</text:p>
          </table:table-cell>
          <table:table-cell table:style-name="Default" table:formula="of:=['RAW Impl'.A338]" office:value-type="string" office:string-value="setPlaybackDevice">
            <text:p>setPlaybackDevice</text:p>
          </table:table-cell>
          <table:table-cell table:style-name="Default" table:formula="of:=['RAW Impl'.F338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39]" office:value-type="string" office:string-value="coreapi.h">
            <text:p>coreapi.h</text:p>
          </table:table-cell>
          <table:table-cell table:style-name="Default" table:formula="of:=SUBSTITUTE(['RAW Impl'.D339];&quot;line:&quot;;&quot;&quot;)" office:value-type="string" office:string-value="155">
            <text:p>155</text:p>
          </table:table-cell>
          <table:table-cell table:style-name="Default" table:formula="of:=SUBSTITUTE(['RAW Impl'.E339];&quot;returntype:&quot;;&quot;&quot;)" office:value-type="string" office:string-value="class:CoreAPI">
            <text:p>class:CoreAPI</text:p>
          </table:table-cell>
          <table:table-cell table:style-name="Default" table:formula="of:=SUBSTITUTE(['RAW Impl'.G339];&quot;returntype:&quot;;&quot;&quot;)" office:value-type="string" office:string-value="void">
            <text:p>void</text:p>
          </table:table-cell>
          <table:table-cell table:style-name="Default" table:formula="of:=['RAW Impl'.A339]" office:value-type="string" office:string-value="setPlaybackGainDb">
            <text:p>setPlaybackGainDb</text:p>
          </table:table-cell>
          <table:table-cell table:style-name="Default" table:formula="of:=['RAW Impl'.F339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40]" office:value-type="string" office:string-value="addressapi.h">
            <text:p>addressapi.h</text:p>
          </table:table-cell>
          <table:table-cell table:style-name="Default" table:formula="of:=SUBSTITUTE(['RAW Impl'.D340];&quot;line:&quot;;&quot;&quot;)" office:value-type="string" office:string-value="33">
            <text:p>33</text:p>
          </table:table-cell>
          <table:table-cell table:style-name="Default" table:formula="of:=SUBSTITUTE(['RAW Impl'.E3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40];&quot;returntype:&quot;;&quot;&quot;)" office:value-type="string" office:string-value="void">
            <text:p>void</text:p>
          </table:table-cell>
          <table:table-cell table:style-name="Default" table:formula="of:=['RAW Impl'.A340]" office:value-type="string" office:string-value="setPort">
            <text:p>setPort</text:p>
          </table:table-cell>
          <table:table-cell table:style-name="Default" table:formula="of:=['RAW Impl'.F340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341]" office:value-type="string" office:string-value="addressapi.h">
            <text:p>addressapi.h</text:p>
          </table:table-cell>
          <table:table-cell table:style-name="Default" table:formula="of:=SUBSTITUTE(['RAW Impl'.D341];&quot;line:&quot;;&quot;&quot;)" office:value-type="string" office:string-value="34">
            <text:p>34</text:p>
          </table:table-cell>
          <table:table-cell table:style-name="Default" table:formula="of:=SUBSTITUTE(['RAW Impl'.E3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41];&quot;returntype:&quot;;&quot;&quot;)" office:value-type="string" office:string-value="void">
            <text:p>void</text:p>
          </table:table-cell>
          <table:table-cell table:style-name="Default" table:formula="of:=['RAW Impl'.A341]" office:value-type="string" office:string-value="setPortInt">
            <text:p>setPortInt</text:p>
          </table:table-cell>
          <table:table-cell table:style-name="Default" table:formula="of:=['RAW Impl'.F34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42]" office:value-type="string" office:string-value="coreapi.h">
            <text:p>coreapi.h</text:p>
          </table:table-cell>
          <table:table-cell table:style-name="Default" table:formula="of:=SUBSTITUTE(['RAW Impl'.D342];&quot;line:&quot;;&quot;&quot;)" office:value-type="string" office:string-value="205">
            <text:p>205</text:p>
          </table:table-cell>
          <table:table-cell table:style-name="Default" table:formula="of:=SUBSTITUTE(['RAW Impl'.E342];&quot;returntype:&quot;;&quot;&quot;)" office:value-type="string" office:string-value="class:CoreAPI">
            <text:p>class:CoreAPI</text:p>
          </table:table-cell>
          <table:table-cell table:style-name="Default" table:formula="of:=SUBSTITUTE(['RAW Impl'.G342];&quot;returntype:&quot;;&quot;&quot;)" office:value-type="string" office:string-value="void">
            <text:p>void</text:p>
          </table:table-cell>
          <table:table-cell table:style-name="Default" table:formula="of:=['RAW Impl'.A342]" office:value-type="string" office:string-value="setPrimaryContact">
            <text:p>setPrimaryContact</text:p>
          </table:table-cell>
          <table:table-cell table:style-name="Default" table:formula="of:=['RAW Impl'.F342]" office:value-type="string" office:string-value="signature:(const std::string &amp;contact)">
            <text:p>signature:(const std::string &amp;contact)</text:p>
          </table:table-cell>
          <table:table-cell table:number-columns-repeated="1018"/>
        </table:table-row>
        <table:table-row table:style-name="ro1">
          <table:table-cell table:style-name="Default" table:formula="of:=['RAW Impl'.B343]" office:value-type="string" office:string-value="coreplugin.h">
            <text:p>coreplugin.h</text:p>
          </table:table-cell>
          <table:table-cell table:style-name="Default" table:formula="of:=SUBSTITUTE(['RAW Impl'.D343];&quot;line:&quot;;&quot;&quot;)" office:value-type="string" office:string-value="23">
            <text:p>23</text:p>
          </table:table-cell>
          <table:table-cell table:style-name="Default" table:formula="of:=SUBSTITUTE(['RAW Impl'.E343];&quot;returntype:&quot;;&quot;&quot;)" office:value-type="string" office:string-value="class:core">
            <text:p>class:core</text:p>
          </table:table-cell>
          <table:table-cell table:style-name="Default" table:formula="of:=SUBSTITUTE(['RAW Impl'.G343];&quot;returntype:&quot;;&quot;&quot;)" office:value-type="string" office:string-value="virtualbool">
            <text:p>virtualbool</text:p>
          </table:table-cell>
          <table:table-cell table:style-name="Default" table:formula="of:=['RAW Impl'.A343]" office:value-type="string" office:string-value="setReady">
            <text:p>setReady</text:p>
          </table:table-cell>
          <table:table-cell table:style-name="Default" table:formula="of:=['RAW Impl'.F3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4]" office:value-type="string" office:string-value="videoplugin.h">
            <text:p>videoplugin.h</text:p>
          </table:table-cell>
          <table:table-cell table:style-name="Default" table:formula="of:=SUBSTITUTE(['RAW Impl'.D344];&quot;line:&quot;;&quot;&quot;)" office:value-type="string" office:string-value="20">
            <text:p>20</text:p>
          </table:table-cell>
          <table:table-cell table:style-name="Default" table:formula="of:=SUBSTITUTE(['RAW Impl'.E344];&quot;returntype:&quot;;&quot;&quot;)" office:value-type="string" office:string-value="class:video">
            <text:p>class:video</text:p>
          </table:table-cell>
          <table:table-cell table:style-name="Default" table:formula="of:=SUBSTITUTE(['RAW Impl'.G344];&quot;returntype:&quot;;&quot;&quot;)" office:value-type="string" office:string-value="virtualbool">
            <text:p>virtualbool</text:p>
          </table:table-cell>
          <table:table-cell table:style-name="Default" table:formula="of:=['RAW Impl'.A344]" office:value-type="string" office:string-value="setReady">
            <text:p>setReady</text:p>
          </table:table-cell>
          <table:table-cell table:style-name="Default" table:formula="of:=['RAW Impl'.F3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5]" office:value-type="string" office:string-value="coreapi.h">
            <text:p>coreapi.h</text:p>
          </table:table-cell>
          <table:table-cell table:style-name="Default" table:formula="of:=SUBSTITUTE(['RAW Impl'.D345];&quot;line:&quot;;&quot;&quot;)" office:value-type="string" office:string-value="146">
            <text:p>146</text:p>
          </table:table-cell>
          <table:table-cell table:style-name="Default" table:formula="of:=SUBSTITUTE(['RAW Impl'.E345];&quot;returntype:&quot;;&quot;&quot;)" office:value-type="string" office:string-value="class:CoreAPI">
            <text:p>class:CoreAPI</text:p>
          </table:table-cell>
          <table:table-cell table:style-name="Default" table:formula="of:=SUBSTITUTE(['RAW Impl'.G345];&quot;returntype:&quot;;&quot;&quot;)" office:value-type="string" office:string-value="void">
            <text:p>void</text:p>
          </table:table-cell>
          <table:table-cell table:style-name="Default" table:formula="of:=['RAW Impl'.A345]" office:value-type="string" office:string-value="setRecLevel">
            <text:p>setRecLevel</text:p>
          </table:table-cell>
          <table:table-cell table:style-name="Default" table:formula="of:=['RAW Impl'.F345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46]" office:value-type="string" office:string-value="payloadtypeapi.h">
            <text:p>payloadtypeapi.h</text:p>
          </table:table-cell>
          <table:table-cell table:style-name="Default" table:formula="of:=SUBSTITUTE(['RAW Impl'.D346];&quot;line:&quot;;&quot;&quot;)" office:value-type="string" office:string-value="48">
            <text:p>48</text:p>
          </table:table-cell>
          <table:table-cell table:style-name="Default" table:formula="of:=SUBSTITUTE(['RAW Impl'.E34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46];&quot;returntype:&quot;;&quot;&quot;)" office:value-type="string" office:string-value="void">
            <text:p>void</text:p>
          </table:table-cell>
          <table:table-cell table:style-name="Default" table:formula="of:=['RAW Impl'.A346]" office:value-type="string" office:string-value="setRecvFmtp">
            <text:p>setRecvFmtp</text:p>
          </table:table-cell>
          <table:table-cell table:style-name="Default" table:formula="of:=['RAW Impl'.F346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347]" office:value-type="string" office:string-value="calllogapi.h">
            <text:p>calllogapi.h</text:p>
          </table:table-cell>
          <table:table-cell table:style-name="Default" table:formula="of:=SUBSTITUTE(['RAW Impl'.D347];&quot;line:&quot;;&quot;&quot;)" office:value-type="string" office:string-value="19">
            <text:p>19</text:p>
          </table:table-cell>
          <table:table-cell table:style-name="Default" table:formula="of:=SUBSTITUTE(['RAW Impl'.E34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47];&quot;returntype:&quot;;&quot;&quot;)" office:value-type="string" office:string-value="void">
            <text:p>void</text:p>
          </table:table-cell>
          <table:table-cell table:style-name="Default" table:formula="of:=['RAW Impl'.A347]" office:value-type="string" office:string-value="setRefKey">
            <text:p>setRefKey</text:p>
          </table:table-cell>
          <table:table-cell table:style-name="Default" table:formula="of:=['RAW Impl'.F347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348]" office:value-type="string" office:string-value="coreapi.h">
            <text:p>coreapi.h</text:p>
          </table:table-cell>
          <table:table-cell table:style-name="Default" table:formula="of:=SUBSTITUTE(['RAW Impl'.D348];&quot;line:&quot;;&quot;&quot;)" office:value-type="string" office:string-value="226">
            <text:p>226</text:p>
          </table:table-cell>
          <table:table-cell table:style-name="Default" table:formula="of:=SUBSTITUTE(['RAW Impl'.E348];&quot;returntype:&quot;;&quot;&quot;)" office:value-type="string" office:string-value="class:CoreAPI">
            <text:p>class:CoreAPI</text:p>
          </table:table-cell>
          <table:table-cell table:style-name="Default" table:formula="of:=SUBSTITUTE(['RAW Impl'.G348];&quot;returntype:&quot;;&quot;&quot;)" office:value-type="string" office:string-value="void">
            <text:p>void</text:p>
          </table:table-cell>
          <table:table-cell table:style-name="Default" table:formula="of:=['RAW Impl'.A348]" office:value-type="string" office:string-value="setRelayAddr">
            <text:p>setRelayAddr</text:p>
          </table:table-cell>
          <table:table-cell table:style-name="Default" table:formula="of:=['RAW Impl'.F348]" office:value-type="string" office:string-value="signature:(const std::string &amp;addr)">
            <text:p>signature:(const std::string &amp;addr)</text:p>
          </table:table-cell>
          <table:table-cell table:number-columns-repeated="1018"/>
        </table:table-row>
        <table:table-row table:style-name="ro1">
          <table:table-cell table:style-name="Default" table:formula="of:=['RAW Impl'.B349]" office:value-type="string" office:string-value="coreapi.h">
            <text:p>coreapi.h</text:p>
          </table:table-cell>
          <table:table-cell table:style-name="Default" table:formula="of:=SUBSTITUTE(['RAW Impl'.D349];&quot;line:&quot;;&quot;&quot;)" office:value-type="string" office:string-value="289">
            <text:p>289</text:p>
          </table:table-cell>
          <table:table-cell table:style-name="Default" table:formula="of:=SUBSTITUTE(['RAW Impl'.E349];&quot;returntype:&quot;;&quot;&quot;)" office:value-type="string" office:string-value="class:CoreAPI">
            <text:p>class:CoreAPI</text:p>
          </table:table-cell>
          <table:table-cell table:style-name="Default" table:formula="of:=SUBSTITUTE(['RAW Impl'.G349];&quot;returntype:&quot;;&quot;&quot;)" office:value-type="string" office:string-value="void">
            <text:p>void</text:p>
          </table:table-cell>
          <table:table-cell table:style-name="Default" table:formula="of:=['RAW Impl'.A349]" office:value-type="string" office:string-value="setRing">
            <text:p>setRing</text:p>
          </table:table-cell>
          <table:table-cell table:style-name="Default" table:formula="of:=['RAW Impl'.F349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0]" office:value-type="string" office:string-value="coreapi.h">
            <text:p>coreapi.h</text:p>
          </table:table-cell>
          <table:table-cell table:style-name="Default" table:formula="of:=SUBSTITUTE(['RAW Impl'.D350];&quot;line:&quot;;&quot;&quot;)" office:value-type="string" office:string-value="148">
            <text:p>148</text:p>
          </table:table-cell>
          <table:table-cell table:style-name="Default" table:formula="of:=SUBSTITUTE(['RAW Impl'.E350];&quot;returntype:&quot;;&quot;&quot;)" office:value-type="string" office:string-value="class:CoreAPI">
            <text:p>class:CoreAPI</text:p>
          </table:table-cell>
          <table:table-cell table:style-name="Default" table:formula="of:=SUBSTITUTE(['RAW Impl'.G350];&quot;returntype:&quot;;&quot;&quot;)" office:value-type="string" office:string-value="void">
            <text:p>void</text:p>
          </table:table-cell>
          <table:table-cell table:style-name="Default" table:formula="of:=['RAW Impl'.A350]" office:value-type="string" office:string-value="setRingLevel">
            <text:p>setRingLevel</text:p>
          </table:table-cell>
          <table:table-cell table:style-name="Default" table:formula="of:=['RAW Impl'.F350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51]" office:value-type="string" office:string-value="coreapi.h">
            <text:p>coreapi.h</text:p>
          </table:table-cell>
          <table:table-cell table:style-name="Default" table:formula="of:=SUBSTITUTE(['RAW Impl'.D351];&quot;line:&quot;;&quot;&quot;)" office:value-type="string" office:string-value="290">
            <text:p>290</text:p>
          </table:table-cell>
          <table:table-cell table:style-name="Default" table:formula="of:=SUBSTITUTE(['RAW Impl'.E351];&quot;returntype:&quot;;&quot;&quot;)" office:value-type="string" office:string-value="class:CoreAPI">
            <text:p>class:CoreAPI</text:p>
          </table:table-cell>
          <table:table-cell table:style-name="Default" table:formula="of:=SUBSTITUTE(['RAW Impl'.G351];&quot;returntype:&quot;;&quot;&quot;)" office:value-type="string" office:string-value="void">
            <text:p>void</text:p>
          </table:table-cell>
          <table:table-cell table:style-name="Default" table:formula="of:=['RAW Impl'.A351]" office:value-type="string" office:string-value="setRingback">
            <text:p>setRingback</text:p>
          </table:table-cell>
          <table:table-cell table:style-name="Default" table:formula="of:=['RAW Impl'.F35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2]" office:value-type="string" office:string-value="coreapi.h">
            <text:p>coreapi.h</text:p>
          </table:table-cell>
          <table:table-cell table:style-name="Default" table:formula="of:=SUBSTITUTE(['RAW Impl'.D352];&quot;line:&quot;;&quot;&quot;)" office:value-type="string" office:string-value="177">
            <text:p>177</text:p>
          </table:table-cell>
          <table:table-cell table:style-name="Default" table:formula="of:=SUBSTITUTE(['RAW Impl'.E352];&quot;returntype:&quot;;&quot;&quot;)" office:value-type="string" office:string-value="class:CoreAPI">
            <text:p>class:CoreAPI</text:p>
          </table:table-cell>
          <table:table-cell table:style-name="Default" table:formula="of:=SUBSTITUTE(['RAW Impl'.G352];&quot;returntype:&quot;;&quot;&quot;)" office:value-type="string" office:string-value="void">
            <text:p>void</text:p>
          </table:table-cell>
          <table:table-cell table:style-name="Default" table:formula="of:=['RAW Impl'.A352]" office:value-type="string" office:string-value="setRingerDevice">
            <text:p>setRingerDevice</text:p>
          </table:table-cell>
          <table:table-cell table:style-name="Default" table:formula="of:=['RAW Impl'.F35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53]" office:value-type="string" office:string-value="coreapi.h">
            <text:p>coreapi.h</text:p>
          </table:table-cell>
          <table:table-cell table:style-name="Default" table:formula="of:=SUBSTITUTE(['RAW Impl'.D353];&quot;line:&quot;;&quot;&quot;)" office:value-type="string" office:string-value="291">
            <text:p>291</text:p>
          </table:table-cell>
          <table:table-cell table:style-name="Default" table:formula="of:=SUBSTITUTE(['RAW Impl'.E353];&quot;returntype:&quot;;&quot;&quot;)" office:value-type="string" office:string-value="class:CoreAPI">
            <text:p>class:CoreAPI</text:p>
          </table:table-cell>
          <table:table-cell table:style-name="Default" table:formula="of:=SUBSTITUTE(['RAW Impl'.G353];&quot;returntype:&quot;;&quot;&quot;)" office:value-type="string" office:string-value="void">
            <text:p>void</text:p>
          </table:table-cell>
          <table:table-cell table:style-name="Default" table:formula="of:=['RAW Impl'.A353]" office:value-type="string" office:string-value="setRootCa">
            <text:p>setRootCa</text:p>
          </table:table-cell>
          <table:table-cell table:style-name="Default" table:formula="of:=['RAW Impl'.F353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4]" office:value-type="string" office:string-value="callstatsapi.h">
            <text:p>callstatsapi.h</text:p>
          </table:table-cell>
          <table:table-cell table:style-name="Default" table:formula="of:=SUBSTITUTE(['RAW Impl'.D354];&quot;line:&quot;;&quot;&quot;)" office:value-type="string" office:string-value="23">
            <text:p>23</text:p>
          </table:table-cell>
          <table:table-cell table:style-name="Default" table:formula="of:=SUBSTITUTE(['RAW Impl'.E35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54];&quot;returntype:&quot;;&quot;&quot;)" office:value-type="string" office:string-value="void">
            <text:p>void</text:p>
          </table:table-cell>
          <table:table-cell table:style-name="Default" table:formula="of:=['RAW Impl'.A354]" office:value-type="string" office:string-value="setRoundTripDelay">
            <text:p>setRoundTripDelay</text:p>
          </table:table-cell>
          <table:table-cell table:style-name="Default" table:formula="of:=['RAW Impl'.F354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355]" office:value-type="string" office:string-value="proxyconfigapi.h">
            <text:p>proxyconfigapi.h</text:p>
          </table:table-cell>
          <table:table-cell table:style-name="Default" table:formula="of:=SUBSTITUTE(['RAW Impl'.D355];&quot;line:&quot;;&quot;&quot;)" office:value-type="string" office:string-value="49">
            <text:p>49</text:p>
          </table:table-cell>
          <table:table-cell table:style-name="Default" table:formula="of:=SUBSTITUTE(['RAW Impl'.E3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5];&quot;returntype:&quot;;&quot;&quot;)" office:value-type="string" office:string-value="void">
            <text:p>void</text:p>
          </table:table-cell>
          <table:table-cell table:style-name="Default" table:formula="of:=['RAW Impl'.A355]" office:value-type="string" office:string-value="setRoute">
            <text:p>setRoute</text:p>
          </table:table-cell>
          <table:table-cell table:style-name="Default" table:formula="of:=['RAW Impl'.F355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356]" office:value-type="string" office:string-value="payloadtypeapi.h">
            <text:p>payloadtypeapi.h</text:p>
          </table:table-cell>
          <table:table-cell table:style-name="Default" table:formula="of:=SUBSTITUTE(['RAW Impl'.D356];&quot;line:&quot;;&quot;&quot;)" office:value-type="string" office:string-value="51">
            <text:p>51</text:p>
          </table:table-cell>
          <table:table-cell table:style-name="Default" table:formula="of:=SUBSTITUTE(['RAW Impl'.E3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56];&quot;returntype:&quot;;&quot;&quot;)" office:value-type="string" office:string-value="void">
            <text:p>void</text:p>
          </table:table-cell>
          <table:table-cell table:style-name="Default" table:formula="of:=['RAW Impl'.A356]" office:value-type="string" office:string-value="setSendFmtp">
            <text:p>setSendFmtp</text:p>
          </table:table-cell>
          <table:table-cell table:style-name="Default" table:formula="of:=['RAW Impl'.F356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357]" office:value-type="string" office:string-value="proxyconfigapi.h">
            <text:p>proxyconfigapi.h</text:p>
          </table:table-cell>
          <table:table-cell table:style-name="Default" table:formula="of:=SUBSTITUTE(['RAW Impl'.D357];&quot;line:&quot;;&quot;&quot;)" office:value-type="string" office:string-value="43">
            <text:p>43</text:p>
          </table:table-cell>
          <table:table-cell table:style-name="Default" table:formula="of:=SUBSTITUTE(['RAW Impl'.E35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7];&quot;returntype:&quot;;&quot;&quot;)" office:value-type="string" office:string-value="void">
            <text:p>void</text:p>
          </table:table-cell>
          <table:table-cell table:style-name="Default" table:formula="of:=['RAW Impl'.A357]" office:value-type="string" office:string-value="setServerAddr">
            <text:p>setServerAddr</text:p>
          </table:table-cell>
          <table:table-cell table:style-name="Default" table:formula="of:=['RAW Impl'.F357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358]" office:value-type="string" office:string-value="coreapi.h">
            <text:p>coreapi.h</text:p>
          </table:table-cell>
          <table:table-cell table:style-name="Default" table:formula="of:=SUBSTITUTE(['RAW Impl'.D358];&quot;line:&quot;;&quot;&quot;)" office:value-type="string" office:string-value="238">
            <text:p>238</text:p>
          </table:table-cell>
          <table:table-cell table:style-name="Default" table:formula="of:=SUBSTITUTE(['RAW Impl'.E358];&quot;returntype:&quot;;&quot;&quot;)" office:value-type="string" office:string-value="class:CoreAPI">
            <text:p>class:CoreAPI</text:p>
          </table:table-cell>
          <table:table-cell table:style-name="Default" table:formula="of:=SUBSTITUTE(['RAW Impl'.G358];&quot;returntype:&quot;;&quot;&quot;)" office:value-type="string" office:string-value="void">
            <text:p>void</text:p>
          </table:table-cell>
          <table:table-cell table:style-name="Default" table:formula="of:=['RAW Impl'.A358]" office:value-type="string" office:string-value="setSipDscp">
            <text:p>setSipDscp</text:p>
          </table:table-cell>
          <table:table-cell table:style-name="Default" table:formula="of:=['RAW Impl'.F35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59]" office:value-type="string" office:string-value="coreapi.h">
            <text:p>coreapi.h</text:p>
          </table:table-cell>
          <table:table-cell table:style-name="Default" table:formula="of:=SUBSTITUTE(['RAW Impl'.D359];&quot;line:&quot;;&quot;&quot;)" office:value-type="string" office:string-value="243">
            <text:p>243</text:p>
          </table:table-cell>
          <table:table-cell table:style-name="Default" table:formula="of:=SUBSTITUTE(['RAW Impl'.E359];&quot;returntype:&quot;;&quot;&quot;)" office:value-type="string" office:string-value="class:CoreAPI">
            <text:p>class:CoreAPI</text:p>
          </table:table-cell>
          <table:table-cell table:style-name="Default" table:formula="of:=SUBSTITUTE(['RAW Impl'.G359];&quot;returntype:&quot;;&quot;&quot;)" office:value-type="string" office:string-value="void">
            <text:p>void</text:p>
          </table:table-cell>
          <table:table-cell table:style-name="Default" table:formula="of:=['RAW Impl'.A359]" office:value-type="string" office:string-value="setSipPort">
            <text:p>setSipPort</text:p>
          </table:table-cell>
          <table:table-cell table:style-name="Default" table:formula="of:=['RAW Impl'.F35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60]" office:value-type="string" office:string-value="proxyconfigapi.h">
            <text:p>proxyconfigapi.h</text:p>
          </table:table-cell>
          <table:table-cell table:style-name="Default" table:formula="of:=SUBSTITUTE(['RAW Impl'.D360];&quot;line:&quot;;&quot;&quot;)" office:value-type="string" office:string-value="38">
            <text:p>38</text:p>
          </table:table-cell>
          <table:table-cell table:style-name="Default" table:formula="of:=SUBSTITUTE(['RAW Impl'.E36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60];&quot;returntype:&quot;;&quot;&quot;)" office:value-type="string" office:string-value="void">
            <text:p>void</text:p>
          </table:table-cell>
          <table:table-cell table:style-name="Default" table:formula="of:=['RAW Impl'.A360]" office:value-type="string" office:string-value="setSipSetup">
            <text:p>setSipSetup</text:p>
          </table:table-cell>
          <table:table-cell table:style-name="Default" table:formula="of:=['RAW Impl'.F360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361]" office:value-type="string" office:string-value="coreapi.h">
            <text:p>coreapi.h</text:p>
          </table:table-cell>
          <table:table-cell table:style-name="Default" table:formula="of:=SUBSTITUTE(['RAW Impl'.D361];&quot;line:&quot;;&quot;&quot;)" office:value-type="string" office:string-value="292">
            <text:p>292</text:p>
          </table:table-cell>
          <table:table-cell table:style-name="Default" table:formula="of:=SUBSTITUTE(['RAW Impl'.E361];&quot;returntype:&quot;;&quot;&quot;)" office:value-type="string" office:string-value="class:CoreAPI">
            <text:p>class:CoreAPI</text:p>
          </table:table-cell>
          <table:table-cell table:style-name="Default" table:formula="of:=SUBSTITUTE(['RAW Impl'.G361];&quot;returntype:&quot;;&quot;&quot;)" office:value-type="string" office:string-value="void">
            <text:p>void</text:p>
          </table:table-cell>
          <table:table-cell table:style-name="Default" table:formula="of:=['RAW Impl'.A361]" office:value-type="string" office:string-value="setStaticPicture">
            <text:p>setStaticPicture</text:p>
          </table:table-cell>
          <table:table-cell table:style-name="Default" table:formula="of:=['RAW Impl'.F36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62]" office:value-type="string" office:string-value="coreapi.h">
            <text:p>coreapi.h</text:p>
          </table:table-cell>
          <table:table-cell table:style-name="Default" table:formula="of:=SUBSTITUTE(['RAW Impl'.D362];&quot;line:&quot;;&quot;&quot;)" office:value-type="string" office:string-value="285">
            <text:p>285</text:p>
          </table:table-cell>
          <table:table-cell table:style-name="Default" table:formula="of:=SUBSTITUTE(['RAW Impl'.E362];&quot;returntype:&quot;;&quot;&quot;)" office:value-type="string" office:string-value="class:CoreAPI">
            <text:p>class:CoreAPI</text:p>
          </table:table-cell>
          <table:table-cell table:style-name="Default" table:formula="of:=SUBSTITUTE(['RAW Impl'.G362];&quot;returntype:&quot;;&quot;&quot;)" office:value-type="string" office:string-value="void">
            <text:p>void</text:p>
          </table:table-cell>
          <table:table-cell table:style-name="Default" table:formula="of:=['RAW Impl'.A362]" office:value-type="string" office:string-value="setStaticPictureFps">
            <text:p>setStaticPictureFps</text:p>
          </table:table-cell>
          <table:table-cell table:style-name="Default" table:formula="of:=['RAW Impl'.F362]" office:value-type="string" office:string-value="signature:(float fps)">
            <text:p>signature:(float fps)</text:p>
          </table:table-cell>
          <table:table-cell table:number-columns-repeated="1018"/>
        </table:table-row>
        <table:table-row table:style-name="ro1">
          <table:table-cell table:style-name="Default" table:formula="of:=['RAW Impl'.B363]" office:value-type="string" office:string-value="coreapi.h">
            <text:p>coreapi.h</text:p>
          </table:table-cell>
          <table:table-cell table:style-name="Default" table:formula="of:=SUBSTITUTE(['RAW Impl'.D363];&quot;line:&quot;;&quot;&quot;)" office:value-type="string" office:string-value="224">
            <text:p>224</text:p>
          </table:table-cell>
          <table:table-cell table:style-name="Default" table:formula="of:=SUBSTITUTE(['RAW Impl'.E363];&quot;returntype:&quot;;&quot;&quot;)" office:value-type="string" office:string-value="class:CoreAPI">
            <text:p>class:CoreAPI</text:p>
          </table:table-cell>
          <table:table-cell table:style-name="Default" table:formula="of:=SUBSTITUTE(['RAW Impl'.G363];&quot;returntype:&quot;;&quot;&quot;)" office:value-type="string" office:string-value="void">
            <text:p>void</text:p>
          </table:table-cell>
          <table:table-cell table:style-name="Default" table:formula="of:=['RAW Impl'.A363]" office:value-type="string" office:string-value="setStunServer">
            <text:p>setStunServer</text:p>
          </table:table-cell>
          <table:table-cell table:style-name="Default" table:formula="of:=['RAW Impl'.F363]" office:value-type="string" office:string-value="signature:(const std::string &amp;server)">
            <text:p>signature:(const std::string &amp;server)</text:p>
          </table:table-cell>
          <table:table-cell table:number-columns-repeated="1018"/>
        </table:table-row>
        <table:table-row table:style-name="ro1">
          <table:table-cell table:style-name="Default" table:formula="of:=['RAW Impl'.B364]" office:value-type="string" office:string-value="callstatsapi.h">
            <text:p>callstatsapi.h</text:p>
          </table:table-cell>
          <table:table-cell table:style-name="Default" table:formula="of:=SUBSTITUTE(['RAW Impl'.D364];&quot;line:&quot;;&quot;&quot;)" office:value-type="string" office:string-value="20">
            <text:p>20</text:p>
          </table:table-cell>
          <table:table-cell table:style-name="Default" table:formula="of:=SUBSTITUTE(['RAW Impl'.E36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64];&quot;returntype:&quot;;&quot;&quot;)" office:value-type="string" office:string-value="void">
            <text:p>void</text:p>
          </table:table-cell>
          <table:table-cell table:style-name="Default" table:formula="of:=['RAW Impl'.A364]" office:value-type="string" office:string-value="setType">
            <text:p>setType</text:p>
          </table:table-cell>
          <table:table-cell table:style-name="Default" table:formula="of:=['RAW Impl'.F364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65]" office:value-type="string" office:string-value="payloadtypeapi.h">
            <text:p>payloadtypeapi.h</text:p>
          </table:table-cell>
          <table:table-cell table:style-name="Default" table:formula="of:=SUBSTITUTE(['RAW Impl'.D365];&quot;line:&quot;;&quot;&quot;)" office:value-type="string" office:string-value="24">
            <text:p>24</text:p>
          </table:table-cell>
          <table:table-cell table:style-name="Default" table:formula="of:=SUBSTITUTE(['RAW Impl'.E36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65];&quot;returntype:&quot;;&quot;&quot;)" office:value-type="string" office:string-value="void">
            <text:p>void</text:p>
          </table:table-cell>
          <table:table-cell table:style-name="Default" table:formula="of:=['RAW Impl'.A365]" office:value-type="string" office:string-value="setType">
            <text:p>setType</text:p>
          </table:table-cell>
          <table:table-cell table:style-name="Default" table:formula="of:=['RAW Impl'.F365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66]" office:value-type="string" office:string-value="coreapi.h">
            <text:p>coreapi.h</text:p>
          </table:table-cell>
          <table:table-cell table:style-name="Default" table:formula="of:=SUBSTITUTE(['RAW Impl'.D366];&quot;line:&quot;;&quot;&quot;)" office:value-type="string" office:string-value="216">
            <text:p>216</text:p>
          </table:table-cell>
          <table:table-cell table:style-name="Default" table:formula="of:=SUBSTITUTE(['RAW Impl'.E366];&quot;returntype:&quot;;&quot;&quot;)" office:value-type="string" office:string-value="class:CoreAPI">
            <text:p>class:CoreAPI</text:p>
          </table:table-cell>
          <table:table-cell table:style-name="Default" table:formula="of:=SUBSTITUTE(['RAW Impl'.G366];&quot;returntype:&quot;;&quot;&quot;)" office:value-type="string" office:string-value="void">
            <text:p>void</text:p>
          </table:table-cell>
          <table:table-cell table:style-name="Default" table:formula="of:=['RAW Impl'.A366]" office:value-type="string" office:string-value="setUploadBandwidth">
            <text:p>setUploadBandwidth</text:p>
          </table:table-cell>
          <table:table-cell table:style-name="Default" table:formula="of:=['RAW Impl'.F366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67]" office:value-type="string" office:string-value="coreapi.h">
            <text:p>coreapi.h</text:p>
          </table:table-cell>
          <table:table-cell table:style-name="Default" table:formula="of:=SUBSTITUTE(['RAW Impl'.D367];&quot;line:&quot;;&quot;&quot;)" office:value-type="string" office:string-value="220">
            <text:p>220</text:p>
          </table:table-cell>
          <table:table-cell table:style-name="Default" table:formula="of:=SUBSTITUTE(['RAW Impl'.E367];&quot;returntype:&quot;;&quot;&quot;)" office:value-type="string" office:string-value="class:CoreAPI">
            <text:p>class:CoreAPI</text:p>
          </table:table-cell>
          <table:table-cell table:style-name="Default" table:formula="of:=SUBSTITUTE(['RAW Impl'.G367];&quot;returntype:&quot;;&quot;&quot;)" office:value-type="string" office:string-value="void">
            <text:p>void</text:p>
          </table:table-cell>
          <table:table-cell table:style-name="Default" table:formula="of:=['RAW Impl'.A367]" office:value-type="string" office:string-value="setUploadPtime">
            <text:p>setUploadPtime</text:p>
          </table:table-cell>
          <table:table-cell table:style-name="Default" table:formula="of:=['RAW Impl'.F367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68]" office:value-type="string" office:string-value="coreapi.h">
            <text:p>coreapi.h</text:p>
          </table:table-cell>
          <table:table-cell table:style-name="Default" table:formula="of:=SUBSTITUTE(['RAW Impl'.D368];&quot;line:&quot;;&quot;&quot;)" office:value-type="string" office:string-value="275">
            <text:p>275</text:p>
          </table:table-cell>
          <table:table-cell table:style-name="Default" table:formula="of:=SUBSTITUTE(['RAW Impl'.E368];&quot;returntype:&quot;;&quot;&quot;)" office:value-type="string" office:string-value="class:CoreAPI">
            <text:p>class:CoreAPI</text:p>
          </table:table-cell>
          <table:table-cell table:style-name="Default" table:formula="of:=SUBSTITUTE(['RAW Impl'.G368];&quot;returntype:&quot;;&quot;&quot;)" office:value-type="string" office:string-value="void">
            <text:p>void</text:p>
          </table:table-cell>
          <table:table-cell table:style-name="Default" table:formula="of:=['RAW Impl'.A368]" office:value-type="string" office:string-value="setUseInfoForDtmf">
            <text:p>setUseInfoForDtmf</text:p>
          </table:table-cell>
          <table:table-cell table:style-name="Default" table:formula="of:=['RAW Impl'.F3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69]" office:value-type="string" office:string-value="coreapi.h">
            <text:p>coreapi.h</text:p>
          </table:table-cell>
          <table:table-cell table:style-name="Default" table:formula="of:=SUBSTITUTE(['RAW Impl'.D369];&quot;line:&quot;;&quot;&quot;)" office:value-type="string" office:string-value="170">
            <text:p>170</text:p>
          </table:table-cell>
          <table:table-cell table:style-name="Default" table:formula="of:=SUBSTITUTE(['RAW Impl'.E369];&quot;returntype:&quot;;&quot;&quot;)" office:value-type="string" office:string-value="class:CoreAPI">
            <text:p>class:CoreAPI</text:p>
          </table:table-cell>
          <table:table-cell table:style-name="Default" table:formula="of:=SUBSTITUTE(['RAW Impl'.G369];&quot;returntype:&quot;;&quot;&quot;)" office:value-type="string" office:string-value="void">
            <text:p>void</text:p>
          </table:table-cell>
          <table:table-cell table:style-name="Default" table:formula="of:=['RAW Impl'.A369]" office:value-type="string" office:string-value="setUsePreviewWindow">
            <text:p>setUsePreviewWindow</text:p>
          </table:table-cell>
          <table:table-cell table:style-name="Default" table:formula="of:=['RAW Impl'.F3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70]" office:value-type="string" office:string-value="coreapi.h">
            <text:p>coreapi.h</text:p>
          </table:table-cell>
          <table:table-cell table:style-name="Default" table:formula="of:=SUBSTITUTE(['RAW Impl'.D370];&quot;line:&quot;;&quot;&quot;)" office:value-type="string" office:string-value="277">
            <text:p>277</text:p>
          </table:table-cell>
          <table:table-cell table:style-name="Default" table:formula="of:=SUBSTITUTE(['RAW Impl'.E370];&quot;returntype:&quot;;&quot;&quot;)" office:value-type="string" office:string-value="class:CoreAPI">
            <text:p>class:CoreAPI</text:p>
          </table:table-cell>
          <table:table-cell table:style-name="Default" table:formula="of:=SUBSTITUTE(['RAW Impl'.G370];&quot;returntype:&quot;;&quot;&quot;)" office:value-type="string" office:string-value="void">
            <text:p>void</text:p>
          </table:table-cell>
          <table:table-cell table:style-name="Default" table:formula="of:=['RAW Impl'.A370]" office:value-type="string" office:string-value="setUseRfc2833ForDtmf">
            <text:p>setUseRfc2833ForDtmf</text:p>
          </table:table-cell>
          <table:table-cell table:style-name="Default" table:formula="of:=['RAW Impl'.F3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71]" office:value-type="string" office:string-value="authinfoapi.h">
            <text:p>authinfoapi.h</text:p>
          </table:table-cell>
          <table:table-cell table:style-name="Default" table:formula="of:=SUBSTITUTE(['RAW Impl'.D371];&quot;line:&quot;;&quot;&quot;)" office:value-type="string" office:string-value="22">
            <text:p>22</text:p>
          </table:table-cell>
          <table:table-cell table:style-name="Default" table:formula="of:=SUBSTITUTE(['RAW Impl'.E37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71];&quot;returntype:&quot;;&quot;&quot;)" office:value-type="string" office:string-value="void">
            <text:p>void</text:p>
          </table:table-cell>
          <table:table-cell table:style-name="Default" table:formula="of:=['RAW Impl'.A371]" office:value-type="string" office:string-value="setUserid">
            <text:p>setUserid</text:p>
          </table:table-cell>
          <table:table-cell table:style-name="Default" table:formula="of:=['RAW Impl'.F371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372]" office:value-type="string" office:string-value="addressapi.h">
            <text:p>addressapi.h</text:p>
          </table:table-cell>
          <table:table-cell table:style-name="Default" table:formula="of:=SUBSTITUTE(['RAW Impl'.D372];&quot;line:&quot;;&quot;&quot;)" office:value-type="string" office:string-value="35">
            <text:p>35</text:p>
          </table:table-cell>
          <table:table-cell table:style-name="Default" table:formula="of:=SUBSTITUTE(['RAW Impl'.E37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2];&quot;returntype:&quot;;&quot;&quot;)" office:value-type="string" office:string-value="void">
            <text:p>void</text:p>
          </table:table-cell>
          <table:table-cell table:style-name="Default" table:formula="of:=['RAW Impl'.A372]" office:value-type="string" office:string-value="setUsername">
            <text:p>setUsername</text:p>
          </table:table-cell>
          <table:table-cell table:style-name="Default" table:formula="of:=['RAW Impl'.F37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3]" office:value-type="string" office:string-value="authinfoapi.h">
            <text:p>authinfoapi.h</text:p>
          </table:table-cell>
          <table:table-cell table:style-name="Default" table:formula="of:=SUBSTITUTE(['RAW Impl'.D373];&quot;line:&quot;;&quot;&quot;)" office:value-type="string" office:string-value="25">
            <text:p>25</text:p>
          </table:table-cell>
          <table:table-cell table:style-name="Default" table:formula="of:=SUBSTITUTE(['RAW Impl'.E37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73];&quot;returntype:&quot;;&quot;&quot;)" office:value-type="string" office:string-value="void">
            <text:p>void</text:p>
          </table:table-cell>
          <table:table-cell table:style-name="Default" table:formula="of:=['RAW Impl'.A373]" office:value-type="string" office:string-value="setUsername">
            <text:p>setUsername</text:p>
          </table:table-cell>
          <table:table-cell table:style-name="Default" table:formula="of:=['RAW Impl'.F373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4]" office:value-type="string" office:string-value="coreapi.h">
            <text:p>coreapi.h</text:p>
          </table:table-cell>
          <table:table-cell table:style-name="Default" table:formula="of:=SUBSTITUTE(['RAW Impl'.D374];&quot;line:&quot;;&quot;&quot;)" office:value-type="string" office:string-value="194">
            <text:p>194</text:p>
          </table:table-cell>
          <table:table-cell table:style-name="Default" table:formula="of:=SUBSTITUTE(['RAW Impl'.E374];&quot;returntype:&quot;;&quot;&quot;)" office:value-type="string" office:string-value="class:CoreAPI">
            <text:p>class:CoreAPI</text:p>
          </table:table-cell>
          <table:table-cell table:style-name="Default" table:formula="of:=SUBSTITUTE(['RAW Impl'.G374];&quot;returntype:&quot;;&quot;&quot;)" office:value-type="string" office:string-value="void">
            <text:p>void</text:p>
          </table:table-cell>
          <table:table-cell table:style-name="Default" table:formula="of:=['RAW Impl'.A374]" office:value-type="string" office:string-value="setVideoCodecs">
            <text:p>setVideoCodecs</text:p>
          </table:table-cell>
          <table:table-cell table:style-name="Default" table:formula="of:=['RAW Impl'.F374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375]" office:value-type="string" office:string-value="coreapi.h">
            <text:p>coreapi.h</text:p>
          </table:table-cell>
          <table:table-cell table:style-name="Default" table:formula="of:=SUBSTITUTE(['RAW Impl'.D375];&quot;line:&quot;;&quot;&quot;)" office:value-type="string" office:string-value="187">
            <text:p>187</text:p>
          </table:table-cell>
          <table:table-cell table:style-name="Default" table:formula="of:=SUBSTITUTE(['RAW Impl'.E375];&quot;returntype:&quot;;&quot;&quot;)" office:value-type="string" office:string-value="class:CoreAPI">
            <text:p>class:CoreAPI</text:p>
          </table:table-cell>
          <table:table-cell table:style-name="Default" table:formula="of:=SUBSTITUTE(['RAW Impl'.G375];&quot;returntype:&quot;;&quot;&quot;)" office:value-type="string" office:string-value="void">
            <text:p>void</text:p>
          </table:table-cell>
          <table:table-cell table:style-name="Default" table:formula="of:=['RAW Impl'.A375]" office:value-type="string" office:string-value="setVideoDevice">
            <text:p>setVideoDevice</text:p>
          </table:table-cell>
          <table:table-cell table:style-name="Default" table:formula="of:=['RAW Impl'.F375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76]" office:value-type="string" office:string-value="coreapi.h">
            <text:p>coreapi.h</text:p>
          </table:table-cell>
          <table:table-cell table:style-name="Default" table:formula="of:=SUBSTITUTE(['RAW Impl'.D376];&quot;line:&quot;;&quot;&quot;)" office:value-type="string" office:string-value="240">
            <text:p>240</text:p>
          </table:table-cell>
          <table:table-cell table:style-name="Default" table:formula="of:=SUBSTITUTE(['RAW Impl'.E376];&quot;returntype:&quot;;&quot;&quot;)" office:value-type="string" office:string-value="class:CoreAPI">
            <text:p>class:CoreAPI</text:p>
          </table:table-cell>
          <table:table-cell table:style-name="Default" table:formula="of:=SUBSTITUTE(['RAW Impl'.G376];&quot;returntype:&quot;;&quot;&quot;)" office:value-type="string" office:string-value="void">
            <text:p>void</text:p>
          </table:table-cell>
          <table:table-cell table:style-name="Default" table:formula="of:=['RAW Impl'.A376]" office:value-type="string" office:string-value="setVideoDscp">
            <text:p>setVideoDscp</text:p>
          </table:table-cell>
          <table:table-cell table:style-name="Default" table:formula="of:=['RAW Impl'.F37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77]" office:value-type="string" office:string-value="coreapi.h">
            <text:p>coreapi.h</text:p>
          </table:table-cell>
          <table:table-cell table:style-name="Default" table:formula="of:=SUBSTITUTE(['RAW Impl'.D377];&quot;line:&quot;;&quot;&quot;)" office:value-type="string" office:string-value="255">
            <text:p>255</text:p>
          </table:table-cell>
          <table:table-cell table:style-name="Default" table:formula="of:=SUBSTITUTE(['RAW Impl'.E377];&quot;returntype:&quot;;&quot;&quot;)" office:value-type="string" office:string-value="class:CoreAPI">
            <text:p>class:CoreAPI</text:p>
          </table:table-cell>
          <table:table-cell table:style-name="Default" table:formula="of:=SUBSTITUTE(['RAW Impl'.G377];&quot;returntype:&quot;;&quot;&quot;)" office:value-type="string" office:string-value="void">
            <text:p>void</text:p>
          </table:table-cell>
          <table:table-cell table:style-name="Default" table:formula="of:=['RAW Impl'.A377]" office:value-type="string" office:string-value="setVideoJittcomp">
            <text:p>setVideoJittcomp</text:p>
          </table:table-cell>
          <table:table-cell table:style-name="Default" table:formula="of:=['RAW Impl'.F377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378]" office:value-type="string" office:string-value="coreapi.h">
            <text:p>coreapi.h</text:p>
          </table:table-cell>
          <table:table-cell table:style-name="Default" table:formula="of:=SUBSTITUTE(['RAW Impl'.D378];&quot;line:&quot;;&quot;&quot;)" office:value-type="string" office:string-value="212">
            <text:p>212</text:p>
          </table:table-cell>
          <table:table-cell table:style-name="Default" table:formula="of:=SUBSTITUTE(['RAW Impl'.E378];&quot;returntype:&quot;;&quot;&quot;)" office:value-type="string" office:string-value="class:CoreAPI">
            <text:p>class:CoreAPI</text:p>
          </table:table-cell>
          <table:table-cell table:style-name="Default" table:formula="of:=SUBSTITUTE(['RAW Impl'.G378];&quot;returntype:&quot;;&quot;&quot;)" office:value-type="string" office:string-value="void">
            <text:p>void</text:p>
          </table:table-cell>
          <table:table-cell table:style-name="Default" table:formula="of:=['RAW Impl'.A378]" office:value-type="string" office:string-value="setVideoPort">
            <text:p>setVideoPort</text:p>
          </table:table-cell>
          <table:table-cell table:style-name="Default" table:formula="of:=['RAW Impl'.F37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79]" office:value-type="string" office:string-value="videoapi.h">
            <text:p>videoapi.h</text:p>
          </table:table-cell>
          <table:table-cell table:style-name="Default" table:formula="of:=SUBSTITUTE(['RAW Impl'.D379];&quot;line:&quot;;&quot;&quot;)" office:value-type="string" office:string-value="12">
            <text:p>12</text:p>
          </table:table-cell>
          <table:table-cell table:style-name="Default" table:formula="of:=SUBSTITUTE(['RAW Impl'.E37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79];&quot;returntype:&quot;;&quot;&quot;)" office:value-type="string" office:string-value="void">
            <text:p>void</text:p>
          </table:table-cell>
          <table:table-cell table:style-name="Default" table:formula="of:=['RAW Impl'.A379]" office:value-type="string" office:string-value="setWindow">
            <text:p>setWindow</text:p>
          </table:table-cell>
          <table:table-cell table:style-name="Default" table:formula="of:=['RAW Impl'.F379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80]" office:value-type="string" office:string-value="videowindow.h">
            <text:p>videowindow.h</text:p>
          </table:table-cell>
          <table:table-cell table:style-name="Default" table:formula="of:=SUBSTITUTE(['RAW Impl'.D380];&quot;line:&quot;;&quot;&quot;)" office:value-type="string" office:string-value="15">
            <text:p>15</text:p>
          </table:table-cell>
          <table:table-cell table:style-name="Default" table:formula="of:=SUBSTITUTE(['RAW Impl'.E38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80];&quot;returntype:&quot;;&quot;&quot;)" office:value-type="string" office:string-value="virtual void">
            <text:p>virtual void</text:p>
          </table:table-cell>
          <table:table-cell table:style-name="Default" table:formula="of:=['RAW Impl'.A380]" office:value-type="string" office:string-value="setWindow">
            <text:p>setWindow</text:p>
          </table:table-cell>
          <table:table-cell table:style-name="Default" table:formula="of:=['RAW Impl'.F380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81]" office:value-type="string" office:string-value="payloadtypeapi.h">
            <text:p>payloadtypeapi.h</text:p>
          </table:table-cell>
          <table:table-cell table:style-name="Default" table:formula="of:=SUBSTITUTE(['RAW Impl'.D381];&quot;line:&quot;;&quot;&quot;)" office:value-type="string" office:string-value="33">
            <text:p>33</text:p>
          </table:table-cell>
          <table:table-cell table:style-name="Default" table:formula="of:=SUBSTITUTE(['RAW Impl'.E38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81];&quot;returntype:&quot;;&quot;&quot;)" office:value-type="string" office:string-value="void">
            <text:p>void</text:p>
          </table:table-cell>
          <table:table-cell table:style-name="Default" table:formula="of:=['RAW Impl'.A381]" office:value-type="string" office:string-value="setZeroPattern">
            <text:p>setZeroPattern</text:p>
          </table:table-cell>
          <table:table-cell table:style-name="Default" table:formula="of:=['RAW Impl'.F381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382]" office:value-type="string" office:string-value="coreapi.h">
            <text:p>coreapi.h</text:p>
          </table:table-cell>
          <table:table-cell table:style-name="Default" table:formula="of:=SUBSTITUTE(['RAW Impl'.D382];&quot;line:&quot;;&quot;&quot;)" office:value-type="string" office:string-value="293">
            <text:p>293</text:p>
          </table:table-cell>
          <table:table-cell table:style-name="Default" table:formula="of:=SUBSTITUTE(['RAW Impl'.E382];&quot;returntype:&quot;;&quot;&quot;)" office:value-type="string" office:string-value="class:CoreAPI">
            <text:p>class:CoreAPI</text:p>
          </table:table-cell>
          <table:table-cell table:style-name="Default" table:formula="of:=SUBSTITUTE(['RAW Impl'.G382];&quot;returntype:&quot;;&quot;&quot;)" office:value-type="string" office:string-value="void">
            <text:p>void</text:p>
          </table:table-cell>
          <table:table-cell table:style-name="Default" table:formula="of:=['RAW Impl'.A382]" office:value-type="string" office:string-value="setZrtpSecretsFile">
            <text:p>setZrtpSecretsFile</text:p>
          </table:table-cell>
          <table:table-cell table:style-name="Default" table:formula="of:=['RAW Impl'.F38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83]" office:value-type="string" office:string-value="coreplugin.h">
            <text:p>coreplugin.h</text:p>
          </table:table-cell>
          <table:table-cell table:style-name="Default" table:formula="of:=SUBSTITUTE(['RAW Impl'.D383];&quot;line:&quot;;&quot;&quot;)" office:value-type="string" office:string-value="24">
            <text:p>24</text:p>
          </table:table-cell>
          <table:table-cell table:style-name="Default" table:formula="of:=SUBSTITUTE(['RAW Impl'.E383];&quot;returntype:&quot;;&quot;&quot;)" office:value-type="string" office:string-value="class:core">
            <text:p>class:core</text:p>
          </table:table-cell>
          <table:table-cell table:style-name="Default" table:formula="of:=SUBSTITUTE(['RAW Impl'.G383];&quot;returntype:&quot;;&quot;&quot;)" office:value-type="string" office:string-value="void">
            <text:p>void</text:p>
          </table:table-cell>
          <table:table-cell table:style-name="Default" table:formula="of:=['RAW Impl'.A383]" office:value-type="string" office:string-value="shutdown">
            <text:p>shutdown</text:p>
          </table:table-cell>
          <table:table-cell table:style-name="Default" table:formula="of:=['RAW Impl'.F3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4]" office:value-type="string" office:string-value="videoplugin.h">
            <text:p>videoplugin.h</text:p>
          </table:table-cell>
          <table:table-cell table:style-name="Default" table:formula="of:=SUBSTITUTE(['RAW Impl'.D384];&quot;line:&quot;;&quot;&quot;)" office:value-type="string" office:string-value="21">
            <text:p>21</text:p>
          </table:table-cell>
          <table:table-cell table:style-name="Default" table:formula="of:=SUBSTITUTE(['RAW Impl'.E384];&quot;returntype:&quot;;&quot;&quot;)" office:value-type="string" office:string-value="class:video">
            <text:p>class:video</text:p>
          </table:table-cell>
          <table:table-cell table:style-name="Default" table:formula="of:=SUBSTITUTE(['RAW Impl'.G384];&quot;returntype:&quot;;&quot;&quot;)" office:value-type="string" office:string-value="void">
            <text:p>void</text:p>
          </table:table-cell>
          <table:table-cell table:style-name="Default" table:formula="of:=['RAW Impl'.A384]" office:value-type="string" office:string-value="shutdown">
            <text:p>shutdown</text:p>
          </table:table-cell>
          <table:table-cell table:style-name="Default" table:formula="of:=['RAW Impl'.F3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5]" office:value-type="string" office:string-value="coreapi.h">
            <text:p>coreapi.h</text:p>
          </table:table-cell>
          <table:table-cell table:style-name="Default" table:formula="of:=SUBSTITUTE(['RAW Impl'.D385];&quot;line:&quot;;&quot;&quot;)" office:value-type="string" office:string-value="175">
            <text:p>175</text:p>
          </table:table-cell>
          <table:table-cell table:style-name="Default" table:formula="of:=SUBSTITUTE(['RAW Impl'.E385];&quot;returntype:&quot;;&quot;&quot;)" office:value-type="string" office:string-value="class:CoreAPI">
            <text:p>class:CoreAPI</text:p>
          </table:table-cell>
          <table:table-cell table:style-name="Default" table:formula="of:=SUBSTITUTE(['RAW Impl'.G385];&quot;returntype:&quot;;&quot;&quot;)" office:value-type="string" office:string-value="bool">
            <text:p>bool</text:p>
          </table:table-cell>
          <table:table-cell table:style-name="Default" table:formula="of:=['RAW Impl'.A385]" office:value-type="string" office:string-value="soundDeviceCanCapture">
            <text:p>soundDeviceCanCapture</text:p>
          </table:table-cell>
          <table:table-cell table:style-name="Default" table:formula="of:=['RAW Impl'.F385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86]" office:value-type="string" office:string-value="coreapi.h">
            <text:p>coreapi.h</text:p>
          </table:table-cell>
          <table:table-cell table:style-name="Default" table:formula="of:=SUBSTITUTE(['RAW Impl'.D386];&quot;line:&quot;;&quot;&quot;)" office:value-type="string" office:string-value="176">
            <text:p>176</text:p>
          </table:table-cell>
          <table:table-cell table:style-name="Default" table:formula="of:=SUBSTITUTE(['RAW Impl'.E386];&quot;returntype:&quot;;&quot;&quot;)" office:value-type="string" office:string-value="class:CoreAPI">
            <text:p>class:CoreAPI</text:p>
          </table:table-cell>
          <table:table-cell table:style-name="Default" table:formula="of:=SUBSTITUTE(['RAW Impl'.G386];&quot;returntype:&quot;;&quot;&quot;)" office:value-type="string" office:string-value="bool">
            <text:p>bool</text:p>
          </table:table-cell>
          <table:table-cell table:style-name="Default" table:formula="of:=['RAW Impl'.A386]" office:value-type="string" office:string-value="soundDeviceCanPlayback">
            <text:p>soundDeviceCanPlayback</text:p>
          </table:table-cell>
          <table:table-cell table:style-name="Default" table:formula="of:=['RAW Impl'.F386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87]" office:value-type="string" office:string-value="coreapi.h">
            <text:p>coreapi.h</text:p>
          </table:table-cell>
          <table:table-cell table:style-name="Default" table:formula="of:=SUBSTITUTE(['RAW Impl'.D387];&quot;line:&quot;;&quot;&quot;)" office:value-type="string" office:string-value="272">
            <text:p>272</text:p>
          </table:table-cell>
          <table:table-cell table:style-name="Default" table:formula="of:=SUBSTITUTE(['RAW Impl'.E387];&quot;returntype:&quot;;&quot;&quot;)" office:value-type="string" office:string-value="class:CoreAPI">
            <text:p>class:CoreAPI</text:p>
          </table:table-cell>
          <table:table-cell table:style-name="Default" table:formula="of:=SUBSTITUTE(['RAW Impl'.G387];&quot;returntype:&quot;;&quot;&quot;)" office:value-type="string" office:string-value="void">
            <text:p>void</text:p>
          </table:table-cell>
          <table:table-cell table:style-name="Default" table:formula="of:=['RAW Impl'.A387]" office:value-type="string" office:string-value="stopDtmf">
            <text:p>stopDtmf</text:p>
          </table:table-cell>
          <table:table-cell table:style-name="Default" table:formula="of:=['RAW Impl'.F38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8]" office:value-type="string" office:string-value="coreapi.h">
            <text:p>coreapi.h</text:p>
          </table:table-cell>
          <table:table-cell table:style-name="Default" table:formula="of:=SUBSTITUTE(['RAW Impl'.D388];&quot;line:&quot;;&quot;&quot;)" office:value-type="string" office:string-value="114">
            <text:p>114</text:p>
          </table:table-cell>
          <table:table-cell table:style-name="Default" table:formula="of:=SUBSTITUTE(['RAW Impl'.E388];&quot;returntype:&quot;;&quot;&quot;)" office:value-type="string" office:string-value="class:CoreAPI">
            <text:p>class:CoreAPI</text:p>
          </table:table-cell>
          <table:table-cell table:style-name="Default" table:formula="of:=SUBSTITUTE(['RAW Impl'.G388];&quot;returntype:&quot;;&quot;&quot;)" office:value-type="string" office:string-value="int">
            <text:p>int</text:p>
          </table:table-cell>
          <table:table-cell table:style-name="Default" table:formula="of:=['RAW Impl'.A388]" office:value-type="string" office:string-value="terminateAllCalls">
            <text:p>terminateAllCalls</text:p>
          </table:table-cell>
          <table:table-cell table:style-name="Default" table:formula="of:=['RAW Impl'.F3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9]" office:value-type="string" office:string-value="coreapi.h">
            <text:p>coreapi.h</text:p>
          </table:table-cell>
          <table:table-cell table:style-name="Default" table:formula="of:=SUBSTITUTE(['RAW Impl'.D389];&quot;line:&quot;;&quot;&quot;)" office:value-type="string" office:string-value="113">
            <text:p>113</text:p>
          </table:table-cell>
          <table:table-cell table:style-name="Default" table:formula="of:=SUBSTITUTE(['RAW Impl'.E389];&quot;returntype:&quot;;&quot;&quot;)" office:value-type="string" office:string-value="class:CoreAPI">
            <text:p>class:CoreAPI</text:p>
          </table:table-cell>
          <table:table-cell table:style-name="Default" table:formula="of:=SUBSTITUTE(['RAW Impl'.G389];&quot;returntype:&quot;;&quot;&quot;)" office:value-type="string" office:string-value="int">
            <text:p>int</text:p>
          </table:table-cell>
          <table:table-cell table:style-name="Default" table:formula="of:=['RAW Impl'.A389]" office:value-type="string" office:string-value="terminateCall">
            <text:p>terminateCall</text:p>
          </table:table-cell>
          <table:table-cell table:style-name="Default" table:formula="of:=['RAW Impl'.F389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90]" office:value-type="string" office:string-value="coreapi.h">
            <text:p>coreapi.h</text:p>
          </table:table-cell>
          <table:table-cell table:style-name="Default" table:formula="of:=SUBSTITUTE(['RAW Impl'.D390];&quot;line:&quot;;&quot;&quot;)" office:value-type="string" office:string-value="141">
            <text:p>141</text:p>
          </table:table-cell>
          <table:table-cell table:style-name="Default" table:formula="of:=SUBSTITUTE(['RAW Impl'.E390];&quot;returntype:&quot;;&quot;&quot;)" office:value-type="string" office:string-value="class:CoreAPI">
            <text:p>class:CoreAPI</text:p>
          </table:table-cell>
          <table:table-cell table:style-name="Default" table:formula="of:=SUBSTITUTE(['RAW Impl'.G390];&quot;returntype:&quot;;&quot;&quot;)" office:value-type="string" office:string-value="int">
            <text:p>int</text:p>
          </table:table-cell>
          <table:table-cell table:style-name="Default" table:formula="of:=['RAW Impl'.A390]" office:value-type="string" office:string-value="terminateConference">
            <text:p>terminateConference</text:p>
          </table:table-cell>
          <table:table-cell table:style-name="Default" table:formula="of:=['RAW Impl'.F3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1]" office:value-type="string" office:string-value="calllogapi.h">
            <text:p>calllogapi.h</text:p>
          </table:table-cell>
          <table:table-cell table:style-name="Default" table:formula="of:=SUBSTITUTE(['RAW Impl'.D391];&quot;line:&quot;;&quot;&quot;)" office:value-type="string" office:string-value="21">
            <text:p>21</text:p>
          </table:table-cell>
          <table:table-cell table:style-name="Default" table:formula="of:=SUBSTITUTE(['RAW Impl'.E39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91];&quot;returntype:&quot;;&quot;&quot;)" office:value-type="string" office:string-value="std::string">
            <text:p>std::string</text:p>
          </table:table-cell>
          <table:table-cell table:style-name="Default" table:formula="of:=['RAW Impl'.A391]" office:value-type="string" office:string-value="toStr">
            <text:p>toStr</text:p>
          </table:table-cell>
          <table:table-cell table:style-name="Default" table:formula="of:=['RAW Impl'.F3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2]" office:value-type="string" office:string-value="coreapi.h">
            <text:p>coreapi.h</text:p>
          </table:table-cell>
          <table:table-cell table:style-name="Default" table:formula="of:=SUBSTITUTE(['RAW Impl'.D392];&quot;line:&quot;;&quot;&quot;)" office:value-type="string" office:string-value="117">
            <text:p>117</text:p>
          </table:table-cell>
          <table:table-cell table:style-name="Default" table:formula="of:=SUBSTITUTE(['RAW Impl'.E392];&quot;returntype:&quot;;&quot;&quot;)" office:value-type="string" office:string-value="class:CoreAPI">
            <text:p>class:CoreAPI</text:p>
          </table:table-cell>
          <table:table-cell table:style-name="Default" table:formula="of:=SUBSTITUTE(['RAW Impl'.G392];&quot;returntype:&quot;;&quot;&quot;)" office:value-type="string" office:string-value="int">
            <text:p>int</text:p>
          </table:table-cell>
          <table:table-cell table:style-name="Default" table:formula="of:=['RAW Impl'.A392]" office:value-type="string" office:string-value="transferCall">
            <text:p>transferCall</text:p>
          </table:table-cell>
          <table:table-cell table:style-name="Default" table:formula="of:=['RAW Impl'.F392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93]" office:value-type="string" office:string-value="coreapi.h">
            <text:p>coreapi.h</text:p>
          </table:table-cell>
          <table:table-cell table:style-name="Default" table:formula="of:=SUBSTITUTE(['RAW Impl'.D393];&quot;line:&quot;;&quot;&quot;)" office:value-type="string" office:string-value="118">
            <text:p>118</text:p>
          </table:table-cell>
          <table:table-cell table:style-name="Default" table:formula="of:=SUBSTITUTE(['RAW Impl'.E393];&quot;returntype:&quot;;&quot;&quot;)" office:value-type="string" office:string-value="class:CoreAPI">
            <text:p>class:CoreAPI</text:p>
          </table:table-cell>
          <table:table-cell table:style-name="Default" table:formula="of:=SUBSTITUTE(['RAW Impl'.G393];&quot;returntype:&quot;;&quot;&quot;)" office:value-type="string" office:string-value="int">
            <text:p>int</text:p>
          </table:table-cell>
          <table:table-cell table:style-name="Default" table:formula="of:=['RAW Impl'.A393]" office:value-type="string" office:string-value="transferCallToAnother">
            <text:p>transferCallToAnother</text:p>
          </table:table-cell>
          <table:table-cell table:style-name="Default" table:formula="of:=['RAW Impl'.F393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394]" office:value-type="string" office:string-value="coreapi.h">
            <text:p>coreapi.h</text:p>
          </table:table-cell>
          <table:table-cell table:style-name="Default" table:formula="of:=SUBSTITUTE(['RAW Impl'.D394];&quot;line:&quot;;&quot;&quot;)" office:value-type="string" office:string-value="122">
            <text:p>122</text:p>
          </table:table-cell>
          <table:table-cell table:style-name="Default" table:formula="of:=SUBSTITUTE(['RAW Impl'.E394];&quot;returntype:&quot;;&quot;&quot;)" office:value-type="string" office:string-value="class:CoreAPI">
            <text:p>class:CoreAPI</text:p>
          </table:table-cell>
          <table:table-cell table:style-name="Default" table:formula="of:=SUBSTITUTE(['RAW Impl'.G394];&quot;returntype:&quot;;&quot;&quot;)" office:value-type="string" office:string-value="int">
            <text:p>int</text:p>
          </table:table-cell>
          <table:table-cell table:style-name="Default" table:formula="of:=['RAW Impl'.A394]" office:value-type="string" office:string-value="updateCall">
            <text:p>updateCall</text:p>
          </table:table-cell>
          <table:table-cell table:style-name="Default" table:formula="of:=['RAW Impl'.F39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95]" office:value-type="string" office:string-value="videoplugin.h">
            <text:p>videoplugin.h</text:p>
          </table:table-cell>
          <table:table-cell table:style-name="Default" table:formula="of:=SUBSTITUTE(['RAW Impl'.D395];&quot;line:&quot;;&quot;&quot;)" office:value-type="string" office:string-value="15">
            <text:p>15</text:p>
          </table:table-cell>
          <table:table-cell table:style-name="Default" table:formula="of:=SUBSTITUTE(['RAW Impl'.E395];&quot;returntype:&quot;;&quot;&quot;)" office:value-type="string" office:string-value="class:video">
            <text:p>class:video</text:p>
          </table:table-cell>
          <table:table-cell table:style-name="Default" table:formula="of:=SUBSTITUTE(['RAW Impl'.G395];&quot;returntype:&quot;;&quot;&quot;)" office:value-type="string" office:string-value="bool">
            <text:p>bool</text:p>
          </table:table-cell>
          <table:table-cell table:style-name="Default" table:formula="of:=['RAW Impl'.A395]" office:value-type="string" office:string-value="video">
            <text:p>video</text:p>
          </table:table-cell>
          <table:table-cell table:style-name="Default" table:formula="of:=['RAW Impl'.F3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6]" office:value-type="string" office:string-value="coreapi.h">
            <text:p>coreapi.h</text:p>
          </table:table-cell>
          <table:table-cell table:style-name="Default" table:formula="of:=SUBSTITUTE(['RAW Impl'.D396];&quot;line:&quot;;&quot;&quot;)" office:value-type="string" office:string-value="250">
            <text:p>250</text:p>
          </table:table-cell>
          <table:table-cell table:style-name="Default" table:formula="of:=SUBSTITUTE(['RAW Impl'.E396];&quot;returntype:&quot;;&quot;&quot;)" office:value-type="string" office:string-value="class:CoreAPI">
            <text:p>class:CoreAPI</text:p>
          </table:table-cell>
          <table:table-cell table:style-name="Default" table:formula="of:=SUBSTITUTE(['RAW Impl'.G396];&quot;returntype:&quot;;&quot;&quot;)" office:value-type="string" office:string-value="bool">
            <text:p>bool</text:p>
          </table:table-cell>
          <table:table-cell table:style-name="Default" table:formula="of:=['RAW Impl'.A396]" office:value-type="string" office:string-value="videoAdaptiveJittcompEnabled">
            <text:p>videoAdaptiveJittcompEnabled</text:p>
          </table:table-cell>
          <table:table-cell table:style-name="Default" table:formula="of:=['RAW Impl'.F3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7]" office:value-type="string" office:string-value="callparamsapi.h">
            <text:p>callparamsapi.h</text:p>
          </table:table-cell>
          <table:table-cell table:style-name="Default" table:formula="of:=SUBSTITUTE(['RAW Impl'.D397];&quot;line:&quot;;&quot;&quot;)" office:value-type="string" office:string-value="29">
            <text:p>29</text:p>
          </table:table-cell>
          <table:table-cell table:style-name="Default" table:formula="of:=SUBSTITUTE(['RAW Impl'.E3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97];&quot;returntype:&quot;;&quot;&quot;)" office:value-type="string" office:string-value="bool">
            <text:p>bool</text:p>
          </table:table-cell>
          <table:table-cell table:style-name="Default" table:formula="of:=['RAW Impl'.A397]" office:value-type="string" office:string-value="videoEnabled">
            <text:p>videoEnabled</text:p>
          </table:table-cell>
          <table:table-cell table:style-name="Default" table:formula="of:=['RAW Impl'.F3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8]" office:value-type="string" office:string-value="coreapi.h">
            <text:p>coreapi.h</text:p>
          </table:table-cell>
          <table:table-cell table:style-name="Default" table:formula="of:=SUBSTITUTE(['RAW Impl'.D398];&quot;line:&quot;;&quot;&quot;)" office:value-type="string" office:string-value="160">
            <text:p>160</text:p>
          </table:table-cell>
          <table:table-cell table:style-name="Default" table:formula="of:=SUBSTITUTE(['RAW Impl'.E398];&quot;returntype:&quot;;&quot;&quot;)" office:value-type="string" office:string-value="class:CoreAPI">
            <text:p>class:CoreAPI</text:p>
          </table:table-cell>
          <table:table-cell table:style-name="Default" table:formula="of:=SUBSTITUTE(['RAW Impl'.G398];&quot;returntype:&quot;;&quot;&quot;)" office:value-type="string" office:string-value="bool">
            <text:p>bool</text:p>
          </table:table-cell>
          <table:table-cell table:style-name="Default" table:formula="of:=['RAW Impl'.A398]" office:value-type="string" office:string-value="videoEnabled">
            <text:p>videoEnabled</text:p>
          </table:table-cell>
          <table:table-cell table:style-name="Default" table:formula="of:=['RAW Impl'.F3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9]" office:value-type="string" office:string-value="coreapi.h">
            <text:p>coreapi.h</text:p>
          </table:table-cell>
          <table:table-cell table:style-name="Default" table:formula="of:=SUBSTITUTE(['RAW Impl'.D399];&quot;line:&quot;;&quot;&quot;)" office:value-type="string" office:string-value="162">
            <text:p>162</text:p>
          </table:table-cell>
          <table:table-cell table:style-name="Default" table:formula="of:=SUBSTITUTE(['RAW Impl'.E399];&quot;returntype:&quot;;&quot;&quot;)" office:value-type="string" office:string-value="class:CoreAPI">
            <text:p>class:CoreAPI</text:p>
          </table:table-cell>
          <table:table-cell table:style-name="Default" table:formula="of:=SUBSTITUTE(['RAW Impl'.G399];&quot;returntype:&quot;;&quot;&quot;)" office:value-type="string" office:string-value="bool">
            <text:p>bool</text:p>
          </table:table-cell>
          <table:table-cell table:style-name="Default" table:formula="of:=['RAW Impl'.A399]" office:value-type="string" office:string-value="videoPreviewEnabled">
            <text:p>videoPreviewEnabled</text:p>
          </table:table-cell>
          <table:table-cell table:style-name="Default" table:formula="of:=['RAW Impl'.F3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0]" office:value-type="string" office:string-value="coreapi.h">
            <text:p>coreapi.h</text:p>
          </table:table-cell>
          <table:table-cell table:style-name="Default" table:formula="of:=SUBSTITUTE(['RAW Impl'.D400];&quot;line:&quot;;&quot;&quot;)" office:value-type="string" office:string-value="158">
            <text:p>158</text:p>
          </table:table-cell>
          <table:table-cell table:style-name="Default" table:formula="of:=SUBSTITUTE(['RAW Impl'.E400];&quot;returntype:&quot;;&quot;&quot;)" office:value-type="string" office:string-value="class:CoreAPI">
            <text:p>class:CoreAPI</text:p>
          </table:table-cell>
          <table:table-cell table:style-name="Default" table:formula="of:=SUBSTITUTE(['RAW Impl'.G400];&quot;returntype:&quot;;&quot;&quot;)" office:value-type="string" office:string-value="bool">
            <text:p>bool</text:p>
          </table:table-cell>
          <table:table-cell table:style-name="Default" table:formula="of:=['RAW Impl'.A400]" office:value-type="string" office:string-value="videoSupported">
            <text:p>videoSupported</text:p>
          </table:table-cell>
          <table:table-cell table:style-name="Default" table:formula="of:=['RAW Impl'.F4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1]" office:value-type="string" office:string-value="coreapi.h">
            <text:p>coreapi.h</text:p>
          </table:table-cell>
          <table:table-cell table:style-name="Default" table:formula="of:=SUBSTITUTE(['RAW Impl'.D401];&quot;line:&quot;;&quot;&quot;)" office:value-type="string" office:string-value="348">
            <text:p>348</text:p>
          </table:table-cell>
          <table:table-cell table:style-name="Default" table:formula="of:=SUBSTITUTE(['RAW Impl'.E401];&quot;returntype:&quot;;&quot;&quot;)" office:value-type="string" office:string-value="class:CoreAPI">
            <text:p>class:CoreAPI</text:p>
          </table:table-cell>
          <table:table-cell table:style-name="Default" table:formula="of:=SUBSTITUTE(['RAW Impl'.G401];&quot;returntype:&quot;;&quot;&quot;)" office:value-type="string" office:string-value="void">
            <text:p>void</text:p>
          </table:table-cell>
          <table:table-cell table:style-name="Default" table:formula="of:=['RAW Impl'.A401]" office:value-type="string" office:string-value="wrapper_auth_info_requested">
            <text:p>wrapper_auth_info_requested</text:p>
          </table:table-cell>
          <table:table-cell table:style-name="Default" table:formula="of:=['RAW Impl'.F401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402]" office:value-type="string" office:string-value="coreapi.h">
            <text:p>coreapi.h</text:p>
          </table:table-cell>
          <table:table-cell table:style-name="Default" table:formula="of:=SUBSTITUTE(['RAW Impl'.D402];&quot;line:&quot;;&quot;&quot;)" office:value-type="string" office:string-value="353">
            <text:p>353</text:p>
          </table:table-cell>
          <table:table-cell table:style-name="Default" table:formula="of:=SUBSTITUTE(['RAW Impl'.E402];&quot;returntype:&quot;;&quot;&quot;)" office:value-type="string" office:string-value="class:CoreAPI">
            <text:p>class:CoreAPI</text:p>
          </table:table-cell>
          <table:table-cell table:style-name="Default" table:formula="of:=SUBSTITUTE(['RAW Impl'.G402];&quot;returntype:&quot;;&quot;&quot;)" office:value-type="string" office:string-value="void">
            <text:p>void</text:p>
          </table:table-cell>
          <table:table-cell table:style-name="Default" table:formula="of:=['RAW Impl'.A402]" office:value-type="string" office:string-value="wrapper_buddy_info_updated">
            <text:p>wrapper_buddy_info_updated</text:p>
          </table:table-cell>
          <table:table-cell table:style-name="Default" table:formula="of:=['RAW Impl'.F402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403]" office:value-type="string" office:string-value="coreapi.h">
            <text:p>coreapi.h</text:p>
          </table:table-cell>
          <table:table-cell table:style-name="Default" table:formula="of:=SUBSTITUTE(['RAW Impl'.D403];&quot;line:&quot;;&quot;&quot;)" office:value-type="string" office:string-value="360">
            <text:p>360</text:p>
          </table:table-cell>
          <table:table-cell table:style-name="Default" table:formula="of:=SUBSTITUTE(['RAW Impl'.E403];&quot;returntype:&quot;;&quot;&quot;)" office:value-type="string" office:string-value="class:CoreAPI">
            <text:p>class:CoreAPI</text:p>
          </table:table-cell>
          <table:table-cell table:style-name="Default" table:formula="of:=SUBSTITUTE(['RAW Impl'.G403];&quot;returntype:&quot;;&quot;&quot;)" office:value-type="string" office:string-value="void">
            <text:p>void</text:p>
          </table:table-cell>
          <table:table-cell table:style-name="Default" table:formula="of:=['RAW Impl'.A403]" office:value-type="string" office:string-value="wrapper_call_encryption_changed">
            <text:p>wrapper_call_encryption_changed</text:p>
          </table:table-cell>
          <table:table-cell table:style-name="Default" table:formula="of:=['RAW Impl'.F403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404]" office:value-type="string" office:string-value="coreapi.h">
            <text:p>coreapi.h</text:p>
          </table:table-cell>
          <table:table-cell table:style-name="Default" table:formula="of:=SUBSTITUTE(['RAW Impl'.D404];&quot;line:&quot;;&quot;&quot;)" office:value-type="string" office:string-value="349">
            <text:p>349</text:p>
          </table:table-cell>
          <table:table-cell table:style-name="Default" table:formula="of:=SUBSTITUTE(['RAW Impl'.E404];&quot;returntype:&quot;;&quot;&quot;)" office:value-type="string" office:string-value="class:CoreAPI">
            <text:p>class:CoreAPI</text:p>
          </table:table-cell>
          <table:table-cell table:style-name="Default" table:formula="of:=SUBSTITUTE(['RAW Impl'.G404];&quot;returntype:&quot;;&quot;&quot;)" office:value-type="string" office:string-value="void">
            <text:p>void</text:p>
          </table:table-cell>
          <table:table-cell table:style-name="Default" table:formula="of:=['RAW Impl'.A404]" office:value-type="string" office:string-value="wrapper_call_log_updated">
            <text:p>wrapper_call_log_updated</text:p>
          </table:table-cell>
          <table:table-cell table:style-name="Default" table:formula="of:=['RAW Impl'.F404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405]" office:value-type="string" office:string-value="coreapi.h">
            <text:p>coreapi.h</text:p>
          </table:table-cell>
          <table:table-cell table:style-name="Default" table:formula="of:=SUBSTITUTE(['RAW Impl'.D405];&quot;line:&quot;;&quot;&quot;)" office:value-type="string" office:string-value="345">
            <text:p>345</text:p>
          </table:table-cell>
          <table:table-cell table:style-name="Default" table:formula="of:=SUBSTITUTE(['RAW Impl'.E405];&quot;returntype:&quot;;&quot;&quot;)" office:value-type="string" office:string-value="class:CoreAPI">
            <text:p>class:CoreAPI</text:p>
          </table:table-cell>
          <table:table-cell table:style-name="Default" table:formula="of:=SUBSTITUTE(['RAW Impl'.G405];&quot;returntype:&quot;;&quot;&quot;)" office:value-type="string" office:string-value="void">
            <text:p>void</text:p>
          </table:table-cell>
          <table:table-cell table:style-name="Default" table:formula="of:=['RAW Impl'.A405]" office:value-type="string" office:string-value="wrapper_call_state_changed">
            <text:p>wrapper_call_state_changed</text:p>
          </table:table-cell>
          <table:table-cell table:style-name="Default" table:formula="of:=['RAW Impl'.F405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6]" office:value-type="string" office:string-value="coreapi.h">
            <text:p>coreapi.h</text:p>
          </table:table-cell>
          <table:table-cell table:style-name="Default" table:formula="of:=SUBSTITUTE(['RAW Impl'.D406];&quot;line:&quot;;&quot;&quot;)" office:value-type="string" office:string-value="356">
            <text:p>356</text:p>
          </table:table-cell>
          <table:table-cell table:style-name="Default" table:formula="of:=SUBSTITUTE(['RAW Impl'.E406];&quot;returntype:&quot;;&quot;&quot;)" office:value-type="string" office:string-value="class:CoreAPI">
            <text:p>class:CoreAPI</text:p>
          </table:table-cell>
          <table:table-cell table:style-name="Default" table:formula="of:=SUBSTITUTE(['RAW Impl'.G406];&quot;returntype:&quot;;&quot;&quot;)" office:value-type="string" office:string-value="void">
            <text:p>void</text:p>
          </table:table-cell>
          <table:table-cell table:style-name="Default" table:formula="of:=['RAW Impl'.A406]" office:value-type="string" office:string-value="wrapper_display_message">
            <text:p>wrapper_display_message</text:p>
          </table:table-cell>
          <table:table-cell table:style-name="Default" table:formula="of:=['RAW Impl'.F40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7]" office:value-type="string" office:string-value="coreapi.h">
            <text:p>coreapi.h</text:p>
          </table:table-cell>
          <table:table-cell table:style-name="Default" table:formula="of:=SUBSTITUTE(['RAW Impl'.D407];&quot;line:&quot;;&quot;&quot;)" office:value-type="string" office:string-value="355">
            <text:p>355</text:p>
          </table:table-cell>
          <table:table-cell table:style-name="Default" table:formula="of:=SUBSTITUTE(['RAW Impl'.E407];&quot;returntype:&quot;;&quot;&quot;)" office:value-type="string" office:string-value="class:CoreAPI">
            <text:p>class:CoreAPI</text:p>
          </table:table-cell>
          <table:table-cell table:style-name="Default" table:formula="of:=SUBSTITUTE(['RAW Impl'.G407];&quot;returntype:&quot;;&quot;&quot;)" office:value-type="string" office:string-value="void">
            <text:p>void</text:p>
          </table:table-cell>
          <table:table-cell table:style-name="Default" table:formula="of:=['RAW Impl'.A407]" office:value-type="string" office:string-value="wrapper_display_status">
            <text:p>wrapper_display_status</text:p>
          </table:table-cell>
          <table:table-cell table:style-name="Default" table:formula="of:=['RAW Impl'.F40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8]" office:value-type="string" office:string-value="coreapi.h">
            <text:p>coreapi.h</text:p>
          </table:table-cell>
          <table:table-cell table:style-name="Default" table:formula="of:=SUBSTITUTE(['RAW Impl'.D408];&quot;line:&quot;;&quot;&quot;)" office:value-type="string" office:string-value="358">
            <text:p>358</text:p>
          </table:table-cell>
          <table:table-cell table:style-name="Default" table:formula="of:=SUBSTITUTE(['RAW Impl'.E408];&quot;returntype:&quot;;&quot;&quot;)" office:value-type="string" office:string-value="class:CoreAPI">
            <text:p>class:CoreAPI</text:p>
          </table:table-cell>
          <table:table-cell table:style-name="Default" table:formula="of:=SUBSTITUTE(['RAW Impl'.G408];&quot;returntype:&quot;;&quot;&quot;)" office:value-type="string" office:string-value="void">
            <text:p>void</text:p>
          </table:table-cell>
          <table:table-cell table:style-name="Default" table:formula="of:=['RAW Impl'.A408]" office:value-type="string" office:string-value="wrapper_display_url">
            <text:p>wrapper_display_url</text:p>
          </table:table-cell>
          <table:table-cell table:style-name="Default" table:formula="of:=['RAW Impl'.F408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409]" office:value-type="string" office:string-value="coreapi.h">
            <text:p>coreapi.h</text:p>
          </table:table-cell>
          <table:table-cell table:style-name="Default" table:formula="of:=SUBSTITUTE(['RAW Impl'.D409];&quot;line:&quot;;&quot;&quot;)" office:value-type="string" office:string-value="357">
            <text:p>357</text:p>
          </table:table-cell>
          <table:table-cell table:style-name="Default" table:formula="of:=SUBSTITUTE(['RAW Impl'.E409];&quot;returntype:&quot;;&quot;&quot;)" office:value-type="string" office:string-value="class:CoreAPI">
            <text:p>class:CoreAPI</text:p>
          </table:table-cell>
          <table:table-cell table:style-name="Default" table:formula="of:=SUBSTITUTE(['RAW Impl'.G409];&quot;returntype:&quot;;&quot;&quot;)" office:value-type="string" office:string-value="void">
            <text:p>void</text:p>
          </table:table-cell>
          <table:table-cell table:style-name="Default" table:formula="of:=['RAW Impl'.A409]" office:value-type="string" office:string-value="wrapper_display_warning">
            <text:p>wrapper_display_warning</text:p>
          </table:table-cell>
          <table:table-cell table:style-name="Default" table:formula="of:=['RAW Impl'.F40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0]" office:value-type="string" office:string-value="coreapi.h">
            <text:p>coreapi.h</text:p>
          </table:table-cell>
          <table:table-cell table:style-name="Default" table:formula="of:=SUBSTITUTE(['RAW Impl'.D410];&quot;line:&quot;;&quot;&quot;)" office:value-type="string" office:string-value="351">
            <text:p>351</text:p>
          </table:table-cell>
          <table:table-cell table:style-name="Default" table:formula="of:=SUBSTITUTE(['RAW Impl'.E410];&quot;returntype:&quot;;&quot;&quot;)" office:value-type="string" office:string-value="class:CoreAPI">
            <text:p>class:CoreAPI</text:p>
          </table:table-cell>
          <table:table-cell table:style-name="Default" table:formula="of:=SUBSTITUTE(['RAW Impl'.G410];&quot;returntype:&quot;;&quot;&quot;)" office:value-type="string" office:string-value="void">
            <text:p>void</text:p>
          </table:table-cell>
          <table:table-cell table:style-name="Default" table:formula="of:=['RAW Impl'.A410]" office:value-type="string" office:string-value="wrapper_dtmf_received">
            <text:p>wrapper_dtmf_received</text:p>
          </table:table-cell>
          <table:table-cell table:style-name="Default" table:formula="of:=['RAW Impl'.F410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411]" office:value-type="string" office:string-value="coreapi.h">
            <text:p>coreapi.h</text:p>
          </table:table-cell>
          <table:table-cell table:style-name="Default" table:formula="of:=SUBSTITUTE(['RAW Impl'.D411];&quot;line:&quot;;&quot;&quot;)" office:value-type="string" office:string-value="343">
            <text:p>343</text:p>
          </table:table-cell>
          <table:table-cell table:style-name="Default" table:formula="of:=SUBSTITUTE(['RAW Impl'.E411];&quot;returntype:&quot;;&quot;&quot;)" office:value-type="string" office:string-value="class:CoreAPI">
            <text:p>class:CoreAPI</text:p>
          </table:table-cell>
          <table:table-cell table:style-name="Default" table:formula="of:=SUBSTITUTE(['RAW Impl'.G411];&quot;returntype:&quot;;&quot;&quot;)" office:value-type="string" office:string-value="void">
            <text:p>void</text:p>
          </table:table-cell>
          <table:table-cell table:style-name="Default" table:formula="of:=['RAW Impl'.A411]" office:value-type="string" office:string-value="wrapper_global_state_changed">
            <text:p>wrapper_global_state_changed</text:p>
          </table:table-cell>
          <table:table-cell table:style-name="Default" table:formula="of:=['RAW Impl'.F411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2]" office:value-type="string" office:string-value="coreapi.h">
            <text:p>coreapi.h</text:p>
          </table:table-cell>
          <table:table-cell table:style-name="Default" table:formula="of:=SUBSTITUTE(['RAW Impl'.D412];&quot;line:&quot;;&quot;&quot;)" office:value-type="string" office:string-value="347">
            <text:p>347</text:p>
          </table:table-cell>
          <table:table-cell table:style-name="Default" table:formula="of:=SUBSTITUTE(['RAW Impl'.E412];&quot;returntype:&quot;;&quot;&quot;)" office:value-type="string" office:string-value="class:CoreAPI">
            <text:p>class:CoreAPI</text:p>
          </table:table-cell>
          <table:table-cell table:style-name="Default" table:formula="of:=SUBSTITUTE(['RAW Impl'.G412];&quot;returntype:&quot;;&quot;&quot;)" office:value-type="string" office:string-value="void">
            <text:p>void</text:p>
          </table:table-cell>
          <table:table-cell table:style-name="Default" table:formula="of:=['RAW Impl'.A412]" office:value-type="string" office:string-value="wrapper_new_subscription_request">
            <text:p>wrapper_new_subscription_request</text:p>
          </table:table-cell>
          <table:table-cell table:style-name="Default" table:formula="of:=['RAW Impl'.F412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413]" office:value-type="string" office:string-value="coreapi.h">
            <text:p>coreapi.h</text:p>
          </table:table-cell>
          <table:table-cell table:style-name="Default" table:formula="of:=SUBSTITUTE(['RAW Impl'.D413];&quot;line:&quot;;&quot;&quot;)" office:value-type="string" office:string-value="346">
            <text:p>346</text:p>
          </table:table-cell>
          <table:table-cell table:style-name="Default" table:formula="of:=SUBSTITUTE(['RAW Impl'.E413];&quot;returntype:&quot;;&quot;&quot;)" office:value-type="string" office:string-value="class:CoreAPI">
            <text:p>class:CoreAPI</text:p>
          </table:table-cell>
          <table:table-cell table:style-name="Default" table:formula="of:=SUBSTITUTE(['RAW Impl'.G413];&quot;returntype:&quot;;&quot;&quot;)" office:value-type="string" office:string-value="void">
            <text:p>void</text:p>
          </table:table-cell>
          <table:table-cell table:style-name="Default" table:formula="of:=['RAW Impl'.A413]" office:value-type="string" office:string-value="wrapper_notify_presence_recv">
            <text:p>wrapper_notify_presence_recv</text:p>
          </table:table-cell>
          <table:table-cell table:style-name="Default" table:formula="of:=['RAW Impl'.F413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414]" office:value-type="string" office:string-value="coreapi.h">
            <text:p>coreapi.h</text:p>
          </table:table-cell>
          <table:table-cell table:style-name="Default" table:formula="of:=SUBSTITUTE(['RAW Impl'.D414];&quot;line:&quot;;&quot;&quot;)" office:value-type="string" office:string-value="354">
            <text:p>354</text:p>
          </table:table-cell>
          <table:table-cell table:style-name="Default" table:formula="of:=SUBSTITUTE(['RAW Impl'.E414];&quot;returntype:&quot;;&quot;&quot;)" office:value-type="string" office:string-value="class:CoreAPI">
            <text:p>class:CoreAPI</text:p>
          </table:table-cell>
          <table:table-cell table:style-name="Default" table:formula="of:=SUBSTITUTE(['RAW Impl'.G414];&quot;returntype:&quot;;&quot;&quot;)" office:value-type="string" office:string-value="void">
            <text:p>void</text:p>
          </table:table-cell>
          <table:table-cell table:style-name="Default" table:formula="of:=['RAW Impl'.A414]" office:value-type="string" office:string-value="wrapper_notify_recv">
            <text:p>wrapper_notify_recv</text:p>
          </table:table-cell>
          <table:table-cell table:style-name="Default" table:formula="of:=['RAW Impl'.F414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415]" office:value-type="string" office:string-value="coreapi.h">
            <text:p>coreapi.h</text:p>
          </table:table-cell>
          <table:table-cell table:style-name="Default" table:formula="of:=SUBSTITUTE(['RAW Impl'.D415];&quot;line:&quot;;&quot;&quot;)" office:value-type="string" office:string-value="352">
            <text:p>352</text:p>
          </table:table-cell>
          <table:table-cell table:style-name="Default" table:formula="of:=SUBSTITUTE(['RAW Impl'.E415];&quot;returntype:&quot;;&quot;&quot;)" office:value-type="string" office:string-value="class:CoreAPI">
            <text:p>class:CoreAPI</text:p>
          </table:table-cell>
          <table:table-cell table:style-name="Default" table:formula="of:=SUBSTITUTE(['RAW Impl'.G415];&quot;returntype:&quot;;&quot;&quot;)" office:value-type="string" office:string-value="void">
            <text:p>void</text:p>
          </table:table-cell>
          <table:table-cell table:style-name="Default" table:formula="of:=['RAW Impl'.A415]" office:value-type="string" office:string-value="wrapper_refer_received">
            <text:p>wrapper_refer_received</text:p>
          </table:table-cell>
          <table:table-cell table:style-name="Default" table:formula="of:=['RAW Impl'.F415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416]" office:value-type="string" office:string-value="coreapi.h">
            <text:p>coreapi.h</text:p>
          </table:table-cell>
          <table:table-cell table:style-name="Default" table:formula="of:=SUBSTITUTE(['RAW Impl'.D416];&quot;line:&quot;;&quot;&quot;)" office:value-type="string" office:string-value="344">
            <text:p>344</text:p>
          </table:table-cell>
          <table:table-cell table:style-name="Default" table:formula="of:=SUBSTITUTE(['RAW Impl'.E416];&quot;returntype:&quot;;&quot;&quot;)" office:value-type="string" office:string-value="class:CoreAPI">
            <text:p>class:CoreAPI</text:p>
          </table:table-cell>
          <table:table-cell table:style-name="Default" table:formula="of:=SUBSTITUTE(['RAW Impl'.G416];&quot;returntype:&quot;;&quot;&quot;)" office:value-type="string" office:string-value="void">
            <text:p>void</text:p>
          </table:table-cell>
          <table:table-cell table:style-name="Default" table:formula="of:=['RAW Impl'.A416]" office:value-type="string" office:string-value="wrapper_registration_state_changed">
            <text:p>wrapper_registration_state_changed</text:p>
          </table:table-cell>
          <table:table-cell table:style-name="Default" table:formula="of:=['RAW Impl'.F416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7]" office:value-type="string" office:string-value="coreapi.h">
            <text:p>coreapi.h</text:p>
          </table:table-cell>
          <table:table-cell table:style-name="Default" table:formula="of:=SUBSTITUTE(['RAW Impl'.D417];&quot;line:&quot;;&quot;&quot;)" office:value-type="string" office:string-value="359">
            <text:p>359</text:p>
          </table:table-cell>
          <table:table-cell table:style-name="Default" table:formula="of:=SUBSTITUTE(['RAW Impl'.E417];&quot;returntype:&quot;;&quot;&quot;)" office:value-type="string" office:string-value="class:CoreAPI">
            <text:p>class:CoreAPI</text:p>
          </table:table-cell>
          <table:table-cell table:style-name="Default" table:formula="of:=SUBSTITUTE(['RAW Impl'.G417];&quot;returntype:&quot;;&quot;&quot;)" office:value-type="string" office:string-value="void">
            <text:p>void</text:p>
          </table:table-cell>
          <table:table-cell table:style-name="Default" table:formula="of:=['RAW Impl'.A417]" office:value-type="string" office:string-value="wrapper_show">
            <text:p>wrapper_show</text:p>
          </table:table-cell>
          <table:table-cell table:style-name="Default" table:formula="of:=['RAW Impl'.F4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418]" office:value-type="string" office:string-value="coreapi.h">
            <text:p>coreapi.h</text:p>
          </table:table-cell>
          <table:table-cell table:style-name="Default" table:formula="of:=SUBSTITUTE(['RAW Impl'.D418];&quot;line:&quot;;&quot;&quot;)" office:value-type="string" office:string-value="350">
            <text:p>350</text:p>
          </table:table-cell>
          <table:table-cell table:style-name="Default" table:formula="of:=SUBSTITUTE(['RAW Impl'.E418];&quot;returntype:&quot;;&quot;&quot;)" office:value-type="string" office:string-value="class:CoreAPI">
            <text:p>class:CoreAPI</text:p>
          </table:table-cell>
          <table:table-cell table:style-name="Default" table:formula="of:=SUBSTITUTE(['RAW Impl'.G418];&quot;returntype:&quot;;&quot;&quot;)" office:value-type="string" office:string-value="void">
            <text:p>void</text:p>
          </table:table-cell>
          <table:table-cell table:style-name="Default" table:formula="of:=['RAW Impl'.A418]" office:value-type="string" office:string-value="wrapper_text_received">
            <text:p>wrapper_text_received</text:p>
          </table:table-cell>
          <table:table-cell table:style-name="Default" table:formula="of:=['RAW Impl'.F418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9]" office:value-type="string" office:string-value="callapi.h">
            <text:p>callapi.h</text:p>
          </table:table-cell>
          <table:table-cell table:style-name="Default" table:formula="of:=SUBSTITUTE(['RAW Impl'.D419];&quot;line:&quot;;&quot;&quot;)" office:value-type="string" office:string-value="57">
            <text:p>57</text:p>
          </table:table-cell>
          <table:table-cell table:style-name="Default" table:formula="of:=SUBSTITUTE(['RAW Impl'.E419];&quot;returntype:&quot;;&quot;&quot;)" office:value-type="string" office:string-value="class:CallAPI">
            <text:p>class:CallAPI</text:p>
          </table:table-cell>
          <table:table-cell table:style-name="Default" table:formula="of:=SUBSTITUTE(['RAW Impl'.G419];&quot;returntype:&quot;;&quot;&quot;)" office:value-type="string" office:string-value="void">
            <text:p>void</text:p>
          </table:table-cell>
          <table:table-cell table:style-name="Default" table:formula="of:=['RAW Impl'.A419]" office:value-type="string" office:string-value="zoomVideo">
            <text:p>zoomVideo</text:p>
          </table:table-cell>
          <table:table-cell table:style-name="Default" table:formula="of:=['RAW Impl'.F419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420]" office:value-type="string" office:string-value="addressapi.h">
            <text:p>addressapi.h</text:p>
          </table:table-cell>
          <table:table-cell table:style-name="Default" table:formula="of:=SUBSTITUTE(['RAW Impl'.D420];&quot;line:&quot;;&quot;&quot;)" office:value-type="string" office:string-value="19">
            <text:p>19</text:p>
          </table:table-cell>
          <table:table-cell table:style-name="Default" table:formula="of:=SUBSTITUTE(['RAW Impl'.E42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0];&quot;returntype:&quot;;&quot;&quot;)" office:value-type="string" office:string-value="virtual">
            <text:p>virtual</text:p>
          </table:table-cell>
          <table:table-cell table:style-name="Default" table:formula="of:=['RAW Impl'.A420]" office:value-type="string" office:string-value="~AddressAPI">
            <text:p>~AddressAPI</text:p>
          </table:table-cell>
          <table:table-cell table:style-name="Default" table:formula="of:=['RAW Impl'.F4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1]" office:value-type="string" office:string-value="authinfoapi.h">
            <text:p>authinfoapi.h</text:p>
          </table:table-cell>
          <table:table-cell table:style-name="Default" table:formula="of:=SUBSTITUTE(['RAW Impl'.D421];&quot;line:&quot;;&quot;&quot;)" office:value-type="string" office:string-value="19">
            <text:p>19</text:p>
          </table:table-cell>
          <table:table-cell table:style-name="Default" table:formula="of:=SUBSTITUTE(['RAW Impl'.E42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21];&quot;returntype:&quot;;&quot;&quot;)">
            <text:p/>
          </table:table-cell>
          <table:table-cell table:style-name="Default" table:formula="of:=['RAW Impl'.A421]" office:value-type="string" office:string-value="~AuthInfoAPI">
            <text:p>~AuthInfoAPI</text:p>
          </table:table-cell>
          <table:table-cell table:style-name="Default" table:formula="of:=['RAW Impl'.F4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2]" office:value-type="string" office:string-value="callapi.h">
            <text:p>callapi.h</text:p>
          </table:table-cell>
          <table:table-cell table:style-name="Default" table:formula="of:=SUBSTITUTE(['RAW Impl'.D422];&quot;line:&quot;;&quot;&quot;)" office:value-type="string" office:string-value="21">
            <text:p>21</text:p>
          </table:table-cell>
          <table:table-cell table:style-name="Default" table:formula="of:=SUBSTITUTE(['RAW Impl'.E422];&quot;returntype:&quot;;&quot;&quot;)" office:value-type="string" office:string-value="class:CallAPI">
            <text:p>class:CallAPI</text:p>
          </table:table-cell>
          <table:table-cell table:style-name="Default" table:formula="of:=SUBSTITUTE(['RAW Impl'.G422];&quot;returntype:&quot;;&quot;&quot;)">
            <text:p/>
          </table:table-cell>
          <table:table-cell table:style-name="Default" table:formula="of:=['RAW Impl'.A422]" office:value-type="string" office:string-value="~CallAPI">
            <text:p>~CallAPI</text:p>
          </table:table-cell>
          <table:table-cell table:style-name="Default" table:formula="of:=['RAW Impl'.F4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3]" office:value-type="string" office:string-value="calllogapi.h">
            <text:p>calllogapi.h</text:p>
          </table:table-cell>
          <table:table-cell table:style-name="Default" table:formula="of:=SUBSTITUTE(['RAW Impl'.D423];&quot;line:&quot;;&quot;&quot;)" office:value-type="string" office:string-value="16">
            <text:p>16</text:p>
          </table:table-cell>
          <table:table-cell table:style-name="Default" table:formula="of:=SUBSTITUTE(['RAW Impl'.E42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423];&quot;returntype:&quot;;&quot;&quot;)">
            <text:p/>
          </table:table-cell>
          <table:table-cell table:style-name="Default" table:formula="of:=['RAW Impl'.A423]" office:value-type="string" office:string-value="~CallLogAPI">
            <text:p>~CallLogAPI</text:p>
          </table:table-cell>
          <table:table-cell table:style-name="Default" table:formula="of:=['RAW Impl'.F4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4]" office:value-type="string" office:string-value="callparamsapi.h">
            <text:p>callparamsapi.h</text:p>
          </table:table-cell>
          <table:table-cell table:style-name="Default" table:formula="of:=SUBSTITUTE(['RAW Impl'.D424];&quot;line:&quot;;&quot;&quot;)" office:value-type="string" office:string-value="18">
            <text:p>18</text:p>
          </table:table-cell>
          <table:table-cell table:style-name="Default" table:formula="of:=SUBSTITUTE(['RAW Impl'.E42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24];&quot;returntype:&quot;;&quot;&quot;)">
            <text:p/>
          </table:table-cell>
          <table:table-cell table:style-name="Default" table:formula="of:=['RAW Impl'.A424]" office:value-type="string" office:string-value="~CallParamsAPI">
            <text:p>~CallParamsAPI</text:p>
          </table:table-cell>
          <table:table-cell table:style-name="Default" table:formula="of:=['RAW Impl'.F4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5]" office:value-type="string" office:string-value="callstatsapi.h">
            <text:p>callstatsapi.h</text:p>
          </table:table-cell>
          <table:table-cell table:style-name="Default" table:formula="of:=SUBSTITUTE(['RAW Impl'.D425];&quot;line:&quot;;&quot;&quot;)" office:value-type="string" office:string-value="17">
            <text:p>17</text:p>
          </table:table-cell>
          <table:table-cell table:style-name="Default" table:formula="of:=SUBSTITUTE(['RAW Impl'.E42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425];&quot;returntype:&quot;;&quot;&quot;)">
            <text:p/>
          </table:table-cell>
          <table:table-cell table:style-name="Default" table:formula="of:=['RAW Impl'.A425]" office:value-type="string" office:string-value="~CallStatsAPI">
            <text:p>~CallStatsAPI</text:p>
          </table:table-cell>
          <table:table-cell table:style-name="Default" table:formula="of:=['RAW Impl'.F4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6]" office:value-type="string" office:string-value="coreapi.h">
            <text:p>coreapi.h</text:p>
          </table:table-cell>
          <table:table-cell table:style-name="Default" table:formula="of:=SUBSTITUTE(['RAW Impl'.D426];&quot;line:&quot;;&quot;&quot;)" office:value-type="string" office:string-value="93">
            <text:p>93</text:p>
          </table:table-cell>
          <table:table-cell table:style-name="Default" table:formula="of:=SUBSTITUTE(['RAW Impl'.E426];&quot;returntype:&quot;;&quot;&quot;)" office:value-type="string" office:string-value="class:CoreAPI">
            <text:p>class:CoreAPI</text:p>
          </table:table-cell>
          <table:table-cell table:style-name="Default" table:formula="of:=SUBSTITUTE(['RAW Impl'.G426];&quot;returntype:&quot;;&quot;&quot;)">
            <text:p/>
          </table:table-cell>
          <table:table-cell table:style-name="Default" table:formula="of:=['RAW Impl'.A426]" office:value-type="string" office:string-value="~CoreAPI">
            <text:p>~CoreAPI</text:p>
          </table:table-cell>
          <table:table-cell table:style-name="Default" table:formula="of:=['RAW Impl'.F4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7]" office:value-type="string" office:string-value="payloadtypeapi.h">
            <text:p>payloadtypeapi.h</text:p>
          </table:table-cell>
          <table:table-cell table:style-name="Default" table:formula="of:=SUBSTITUTE(['RAW Impl'.D427];&quot;line:&quot;;&quot;&quot;)" office:value-type="string" office:string-value="18">
            <text:p>18</text:p>
          </table:table-cell>
          <table:table-cell table:style-name="Default" table:formula="of:=SUBSTITUTE(['RAW Impl'.E4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27];&quot;returntype:&quot;;&quot;&quot;)" office:value-type="string" office:string-value="virtual">
            <text:p>virtual</text:p>
          </table:table-cell>
          <table:table-cell table:style-name="Default" table:formula="of:=['RAW Impl'.A427]" office:value-type="string" office:string-value="~PayloadTypeAPI">
            <text:p>~PayloadTypeAPI</text:p>
          </table:table-cell>
          <table:table-cell table:style-name="Default" table:formula="of:=['RAW Impl'.F4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8]" office:value-type="string" office:string-value="proxyconfigapi.h">
            <text:p>proxyconfigapi.h</text:p>
          </table:table-cell>
          <table:table-cell table:style-name="Default" table:formula="of:=SUBSTITUTE(['RAW Impl'.D428];&quot;line:&quot;;&quot;&quot;)" office:value-type="string" office:string-value="18">
            <text:p>18</text:p>
          </table:table-cell>
          <table:table-cell table:style-name="Default" table:formula="of:=SUBSTITUTE(['RAW Impl'.E4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8];&quot;returntype:&quot;;&quot;&quot;)" office:value-type="string" office:string-value="virtual">
            <text:p>virtual</text:p>
          </table:table-cell>
          <table:table-cell table:style-name="Default" table:formula="of:=['RAW Impl'.A428]" office:value-type="string" office:string-value="~ProxyConfigAPI">
            <text:p>~ProxyConfigAPI</text:p>
          </table:table-cell>
          <table:table-cell table:style-name="Default" table:formula="of:=['RAW Impl'.F4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9]" office:value-type="string" office:string-value="videoapi.h">
            <text:p>videoapi.h</text:p>
          </table:table-cell>
          <table:table-cell table:style-name="Default" table:formula="of:=SUBSTITUTE(['RAW Impl'.D429];&quot;line:&quot;;&quot;&quot;)" office:value-type="string" office:string-value="10">
            <text:p>10</text:p>
          </table:table-cell>
          <table:table-cell table:style-name="Default" table:formula="of:=SUBSTITUTE(['RAW Impl'.E4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429];&quot;returntype:&quot;;&quot;&quot;)" office:value-type="string" office:string-value="virtual">
            <text:p>virtual</text:p>
          </table:table-cell>
          <table:table-cell table:style-name="Default" table:formula="of:=['RAW Impl'.A429]" office:value-type="string" office:string-value="~VideoAPI">
            <text:p>~VideoAPI</text:p>
          </table:table-cell>
          <table:table-cell table:style-name="Default" table:formula="of:=['RAW Impl'.F4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0]" office:value-type="string" office:string-value="coreplugin.h">
            <text:p>coreplugin.h</text:p>
          </table:table-cell>
          <table:table-cell table:style-name="Default" table:formula="of:=SUBSTITUTE(['RAW Impl'.D430];&quot;line:&quot;;&quot;&quot;)" office:value-type="string" office:string-value="19">
            <text:p>19</text:p>
          </table:table-cell>
          <table:table-cell table:style-name="Default" table:formula="of:=SUBSTITUTE(['RAW Impl'.E430];&quot;returntype:&quot;;&quot;&quot;)" office:value-type="string" office:string-value="class:core">
            <text:p>class:core</text:p>
          </table:table-cell>
          <table:table-cell table:style-name="Default" table:formula="of:=SUBSTITUTE(['RAW Impl'.G430];&quot;returntype:&quot;;&quot;&quot;)" office:value-type="string" office:string-value="virtual">
            <text:p>virtual</text:p>
          </table:table-cell>
          <table:table-cell table:style-name="Default" table:formula="of:=['RAW Impl'.A430]" office:value-type="string" office:string-value="~core">
            <text:p>~core</text:p>
          </table:table-cell>
          <table:table-cell table:style-name="Default" table:formula="of:=['RAW Impl'.F4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1]" office:value-type="string" office:string-value="videoplugin.h">
            <text:p>videoplugin.h</text:p>
          </table:table-cell>
          <table:table-cell table:style-name="Default" table:formula="of:=SUBSTITUTE(['RAW Impl'.D431];&quot;line:&quot;;&quot;&quot;)" office:value-type="string" office:string-value="16">
            <text:p>16</text:p>
          </table:table-cell>
          <table:table-cell table:style-name="Default" table:formula="of:=SUBSTITUTE(['RAW Impl'.E431];&quot;returntype:&quot;;&quot;&quot;)" office:value-type="string" office:string-value="class:video">
            <text:p>class:video</text:p>
          </table:table-cell>
          <table:table-cell table:style-name="Default" table:formula="of:=SUBSTITUTE(['RAW Impl'.G431];&quot;returntype:&quot;;&quot;&quot;)" office:value-type="string" office:string-value="virtual">
            <text:p>virtual</text:p>
          </table:table-cell>
          <table:table-cell table:style-name="Default" table:formula="of:=['RAW Impl'.A431]" office:value-type="string" office:string-value="~video">
            <text:p>~video</text:p>
          </table:table-cell>
          <table:table-cell table:style-name="Default" table:formula="of:=['RAW Impl'.F4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16" table:number-columns-repeated="2"/>
          <table:table-cell/>
          <table:table-cell table:style-name="ce116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17" table:formula="of:=NOTATION(SUBSTITUTE([.E7];&quot;linphone_call_&quot;;&quot;&quot;))" office:value-type="string" office:string-value="cameraEnabled">
            <text:p>cameraEnabled</text:p>
          </table:table-cell>
          <table:table-cell table:style-name="ce118" office:value-type="string">
            <text:p>cameraEnabled</text:p>
          </table:table-cell>
          <table:table-cell table:style-name="ce118" office:value-type="string">
            <text:p>boolean</text:p>
          </table:table-cell>
          <table:table-cell table:style-name="ce119" table:formula="of:=SEEKIMPL(&quot;Impl&quot;;&quot;class:CallAPI&quot;;[.A7])" office:value-type="string" office:string-value="Yes">
            <text:p>Yes</text:p>
          </table:table-cell>
          <table:table-cell table:style-name="ce118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118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20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121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2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26T17:26:37</dc:date>
    <meta:editing-duration>P1DT2H3M34S</meta:editing-duration>
    <meta:editing-cycles>425</meta:editing-cycles>
    <meta:generator>LibreOffice/3.5$Linux_X86_64 LibreOffice_project/350m1$Build-2</meta:generator>
    <dc:creator>Yann Diorcet</dc:creator>
    <meta:document-statistic meta:table-count="15" meta:cell-count="1422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